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GGE7AFL_Project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OBJECTID</text:p>
          </table:table-cell>
          <table:table-cell office:value-type="string" table:style-name="ce2">
            <text:p>DHSID</text:p>
          </table:table-cell>
          <table:table-cell office:value-type="string" table:style-name="ce2">
            <text:p>DHSCLUST</text:p>
          </table:table-cell>
          <table:table-cell office:value-type="string" table:style-name="ce2">
            <text:p>URBAN_RURA</text:p>
          </table:table-cell>
          <table:table-cell office:value-type="string" table:style-name="ce2">
            <text:p>LATNUM</text:p>
          </table:table-cell>
          <table:table-cell office:value-type="string" table:style-name="ce2">
            <text:p>LONGNUM</text:p>
          </table:table-cell>
          <table:table-cell office:value-type="string" table:style-name="ce2">
            <text:p>ALT_DEM</text:p>
          </table:table-cell>
          <table:table-cell office:value-type="string" table:style-name="ce2">
            <text:p>NEAR_DIST</text:p>
          </table:table-cell>
          <table:table-cell office:value-type="string" table:style-name="ce2">
            <text:p>raster_travel_time_Lower_travel_time_V1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UG20160000000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</text:p>
          </table:table-cell>
          <table:table-cell office:value-type="float" office:value="0.32018763151099999" table:style-name="ce4">
            <text:p>0,320187632</text:p>
          </table:table-cell>
          <table:table-cell office:value-type="float" office:value="32.5682063677" table:style-name="ce4">
            <text:p>32,56820637</text:p>
          </table:table-cell>
          <table:table-cell office:value-type="float" office:value="1197" table:style-name="ce4">
            <text:p>1197</text:p>
          </table:table-cell>
          <table:table-cell office:value-type="float" office:value="497.1202785250465" table:style-name="ce4">
            <text:p>497,1202785</text:p>
          </table:table-cell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UG20160000000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U</text:p>
          </table:table-cell>
          <table:table-cell office:value-type="float" office:value="0.34065335000199998" table:style-name="ce4">
            <text:p>0,34065335</text:p>
          </table:table-cell>
          <table:table-cell office:value-type="float" office:value="32.5936271164" table:style-name="ce4">
            <text:p>32,59362712</text:p>
          </table:table-cell>
          <table:table-cell office:value-type="float" office:value="1179" table:style-name="ce4">
            <text:p>1179</text:p>
          </table:table-cell>
          <table:table-cell office:value-type="float" office:value="1053.8680529520666" table:style-name="ce4">
            <text:p>1053,868053</text:p>
          </table:table-cell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UG20160000000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U</text:p>
          </table:table-cell>
          <table:table-cell office:value-type="float" office:value="0.31310324418500002" table:style-name="ce4">
            <text:p>0,313103244</text:p>
          </table:table-cell>
          <table:table-cell office:value-type="float" office:value="32.566555965699997" table:style-name="ce4">
            <text:p>32,56655597</text:p>
          </table:table-cell>
          <table:table-cell office:value-type="float" office:value="1189" table:style-name="ce4">
            <text:p>1189</text:p>
          </table:table-cell>
          <table:table-cell office:value-type="float" office:value="433.8995408974663" table:style-name="ce4">
            <text:p>433,8995409</text:p>
          </table:table-cell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UG20160000000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U</text:p>
          </table:table-cell>
          <table:table-cell office:value-type="float" office:value="0.35336807133300002" table:style-name="ce4">
            <text:p>0,353368071</text:p>
          </table:table-cell>
          <table:table-cell office:value-type="float" office:value="32.558143963399999" table:style-name="ce4">
            <text:p>32,55814396</text:p>
          </table:table-cell>
          <table:table-cell office:value-type="float" office:value="1181" table:style-name="ce4">
            <text:p>1181</text:p>
          </table:table-cell>
          <table:table-cell office:value-type="float" office:value="476.11139150411151" table:style-name="ce4">
            <text:p>476,1113915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UG20160000000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U</text:p>
          </table:table-cell>
          <table:table-cell office:value-type="float" office:value="0.367387686213" table:style-name="ce4">
            <text:p>0,367387686</text:p>
          </table:table-cell>
          <table:table-cell office:value-type="float" office:value="32.594356629499998" table:style-name="ce4">
            <text:p>32,59435663</text:p>
          </table:table-cell>
          <table:table-cell office:value-type="float" office:value="1226" table:style-name="ce4">
            <text:p>1226</text:p>
          </table:table-cell>
          <table:table-cell office:value-type="float" office:value="1938.5014521153059" table:style-name="ce4">
            <text:p>1938,501452</text:p>
          </table:table-cell>
          <table:table-cell office:value-type="float" office:value="27" table:style-name="ce3">
            <text:p>27</text:p>
          </table:table-cell>
          <table:table-cell table:number-columns-repeated="16375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UG20160000000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U</text:p>
          </table:table-cell>
          <table:table-cell office:value-type="float" office:value="0.35863215121899999" table:style-name="ce4">
            <text:p>0,358632151</text:p>
          </table:table-cell>
          <table:table-cell office:value-type="float" office:value="32.565557888699999" table:style-name="ce4">
            <text:p>32,56555789</text:p>
          </table:table-cell>
          <table:table-cell office:value-type="float" office:value="1203" table:style-name="ce4">
            <text:p>1203</text:p>
          </table:table-cell>
          <table:table-cell office:value-type="float" office:value="43.832953511043549" table:style-name="ce4">
            <text:p>43,8329535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UG20160000000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U</text:p>
          </table:table-cell>
          <table:table-cell office:value-type="float" office:value="0.37985912301399999" table:style-name="ce4">
            <text:p>0,379859123</text:p>
          </table:table-cell>
          <table:table-cell office:value-type="float" office:value="32.567650415400003" table:style-name="ce4">
            <text:p>32,56765042</text:p>
          </table:table-cell>
          <table:table-cell office:value-type="float" office:value="1177" table:style-name="ce4">
            <text:p>1177</text:p>
          </table:table-cell>
          <table:table-cell office:value-type="float" office:value="1137.1948330893301" table:style-name="ce4">
            <text:p>1137,194833</text:p>
          </table:table-cell>
          <table:table-cell office:value-type="float" office:value="16" table:style-name="ce3">
            <text:p>16</text:p>
          </table:table-cell>
          <table:table-cell table:number-columns-repeated="16375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UG20160000000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U</text:p>
          </table:table-cell>
          <table:table-cell office:value-type="float" office:value="0.367843107211" table:style-name="ce4">
            <text:p>0,367843107</text:p>
          </table:table-cell>
          <table:table-cell office:value-type="float" office:value="32.555698725699997" table:style-name="ce4">
            <text:p>32,55569873</text:p>
          </table:table-cell>
          <table:table-cell office:value-type="float" office:value="1218" table:style-name="ce4">
            <text:p>1218</text:p>
          </table:table-cell>
          <table:table-cell office:value-type="float" office:value="1110.9540544216056" table:style-name="ce4">
            <text:p>1110,954054</text:p>
          </table:table-cell>
          <table:table-cell office:value-type="float" office:value="14" table:style-name="ce3">
            <text:p>14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UG20160000000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U</text:p>
          </table:table-cell>
          <table:table-cell office:value-type="float" office:value="0.37581221741199999" table:style-name="ce4">
            <text:p>0,375812217</text:p>
          </table:table-cell>
          <table:table-cell office:value-type="float" office:value="32.5909922795" table:style-name="ce4">
            <text:p>32,59099228</text:p>
          </table:table-cell>
          <table:table-cell office:value-type="float" office:value="1228" table:style-name="ce4">
            <text:p>1228</text:p>
          </table:table-cell>
          <table:table-cell office:value-type="float" office:value="1800.1526449689338" table:style-name="ce4">
            <text:p>1800,152645</text:p>
          </table:table-cell>
          <table:table-cell office:value-type="float" office:value="31" table:style-name="ce3">
            <text:p>31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4">
            <text:p>UG2016000000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U</text:p>
          </table:table-cell>
          <table:table-cell office:value-type="float" office:value="0.35415650262699999" table:style-name="ce4">
            <text:p>0,354156503</text:p>
          </table:table-cell>
          <table:table-cell office:value-type="float" office:value="32.585416302699997" table:style-name="ce4">
            <text:p>32,5854163</text:p>
          </table:table-cell>
          <table:table-cell office:value-type="float" office:value="1226" table:style-name="ce4">
            <text:p>1226</text:p>
          </table:table-cell>
          <table:table-cell office:value-type="float" office:value="378.03731159169763" table:style-name="ce4">
            <text:p>378,0373116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UG20160000001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U</text:p>
          </table:table-cell>
          <table:table-cell office:value-type="float" office:value="0.33493030299799997" table:style-name="ce4">
            <text:p>0,334930303</text:p>
          </table:table-cell>
          <table:table-cell office:value-type="float" office:value="32.560753862299997" table:style-name="ce4">
            <text:p>32,56075386</text:p>
          </table:table-cell>
          <table:table-cell office:value-type="float" office:value="1192" table:style-name="ce4">
            <text:p>1192</text:p>
          </table:table-cell>
          <table:table-cell office:value-type="float" office:value="248.88740914392443" table:style-name="ce4">
            <text:p>248,8874091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4">
            <text:p>UG2016000000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U</text:p>
          </table:table-cell>
          <table:table-cell office:value-type="float" office:value="0.33993541395900001" table:style-name="ce4">
            <text:p>0,339935414</text:p>
          </table:table-cell>
          <table:table-cell office:value-type="float" office:value="32.564596003299997" table:style-name="ce4">
            <text:p>32,564596</text:p>
          </table:table-cell>
          <table:table-cell office:value-type="float" office:value="1219" table:style-name="ce4">
            <text:p>1219</text:p>
          </table:table-cell>
          <table:table-cell office:value-type="float" office:value="423.50010282577711" table:style-name="ce4">
            <text:p>423,5001028</text:p>
          </table:table-cell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UG20160000001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U</text:p>
          </table:table-cell>
          <table:table-cell office:value-type="float" office:value="0.339649439532" table:style-name="ce4">
            <text:p>0,33964944</text:p>
          </table:table-cell>
          <table:table-cell office:value-type="float" office:value="32.573541892000001" table:style-name="ce4">
            <text:p>32,57354189</text:p>
          </table:table-cell>
          <table:table-cell office:value-type="float" office:value="1185" table:style-name="ce4">
            <text:p>1185</text:p>
          </table:table-cell>
          <table:table-cell office:value-type="float" office:value="837.52455187218902" table:style-name="ce4">
            <text:p>837,5245519</text:p>
          </table:table-cell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4">
            <text:p>UG2016000000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U</text:p>
          </table:table-cell>
          <table:table-cell office:value-type="float" office:value="0.32158634372400002" table:style-name="ce4">
            <text:p>0,321586344</text:p>
          </table:table-cell>
          <table:table-cell office:value-type="float" office:value="32.540637955400001" table:style-name="ce4">
            <text:p>32,54063796</text:p>
          </table:table-cell>
          <table:table-cell office:value-type="float" office:value="1188" table:style-name="ce4">
            <text:p>1188</text:p>
          </table:table-cell>
          <table:table-cell office:value-type="float" office:value="1284.6686522974749" table:style-name="ce4">
            <text:p>1284,668652</text:p>
          </table:table-cell>
          <table:table-cell office:value-type="float" office:value="20" table:style-name="ce3">
            <text:p>20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UG2016000000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U</text:p>
          </table:table-cell>
          <table:table-cell office:value-type="float" office:value="0.29732187213700001" table:style-name="ce4">
            <text:p>0,297321872</text:p>
          </table:table-cell>
          <table:table-cell office:value-type="float" office:value="32.5439370693" table:style-name="ce4">
            <text:p>32,54393707</text:p>
          </table:table-cell>
          <table:table-cell office:value-type="float" office:value="1170" table:style-name="ce4">
            <text:p>1170</text:p>
          </table:table-cell>
          <table:table-cell office:value-type="float" office:value="1315.9041511522194" table:style-name="ce4">
            <text:p>1315,904151</text:p>
          </table:table-cell>
          <table:table-cell office:value-type="float" office:value="16" table:style-name="ce3">
            <text:p>16</text:p>
          </table:table-cell>
          <table:table-cell table:number-columns-repeated="16375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4">
            <text:p>UG20160000001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U</text:p>
          </table:table-cell>
          <table:table-cell office:value-type="float" office:value="0.333287944956" table:style-name="ce4">
            <text:p>0,333287945</text:p>
          </table:table-cell>
          <table:table-cell office:value-type="float" office:value="32.548309618300003" table:style-name="ce4">
            <text:p>32,54830962</text:p>
          </table:table-cell>
          <table:table-cell office:value-type="float" office:value="1166" table:style-name="ce4">
            <text:p>1166</text:p>
          </table:table-cell>
          <table:table-cell office:value-type="float" office:value="314.01318224863758" table:style-name="ce4">
            <text:p>314,0131822</text:p>
          </table:table-cell>
          <table:table-cell office:value-type="float" office:value="4" table:style-name="ce3">
            <text:p>4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UG20160000001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U</text:p>
          </table:table-cell>
          <table:table-cell office:value-type="float" office:value="0.32924054349999998" table:style-name="ce4">
            <text:p>0,329240544</text:p>
          </table:table-cell>
          <table:table-cell office:value-type="float" office:value="32.559763771500002" table:style-name="ce4">
            <text:p>32,55976377</text:p>
          </table:table-cell>
          <table:table-cell office:value-type="float" office:value="1188" table:style-name="ce4">
            <text:p>1188</text:p>
          </table:table-cell>
          <table:table-cell office:value-type="float" office:value="750.35520950036687" table:style-name="ce4">
            <text:p>750,3552095</text:p>
          </table:table-cell>
          <table:table-cell office:value-type="float" office:value="10" table:style-name="ce3">
            <text:p>10</text:p>
          </table:table-cell>
          <table:table-cell table:number-columns-repeated="16375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4">
            <text:p>UG20160000001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U</text:p>
          </table:table-cell>
          <table:table-cell office:value-type="float" office:value="0.30548621476999999" table:style-name="ce4">
            <text:p>0,305486215</text:p>
          </table:table-cell>
          <table:table-cell office:value-type="float" office:value="32.542996951399999" table:style-name="ce4">
            <text:p>32,54299695</text:p>
          </table:table-cell>
          <table:table-cell office:value-type="float" office:value="1198" table:style-name="ce4">
            <text:p>1198</text:p>
          </table:table-cell>
          <table:table-cell office:value-type="float" office:value="845.67448205920084" table:style-name="ce4">
            <text:p>845,6744821</text:p>
          </table:table-cell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UG20160000001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U</text:p>
          </table:table-cell>
          <table:table-cell office:value-type="float" office:value="0.32012990158600002" table:style-name="ce4">
            <text:p>0,320129902</text:p>
          </table:table-cell>
          <table:table-cell office:value-type="float" office:value="32.538804211299997" table:style-name="ce4">
            <text:p>32,53880421</text:p>
          </table:table-cell>
          <table:table-cell office:value-type="float" office:value="1179" table:style-name="ce4">
            <text:p>1179</text:p>
          </table:table-cell>
          <table:table-cell office:value-type="float" office:value="1089.1748162092761" table:style-name="ce4">
            <text:p>1089,174816</text:p>
          </table:table-cell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4">
            <text:p>UG20160000002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U</text:p>
          </table:table-cell>
          <table:table-cell office:value-type="float" office:value="0.34263617267699997" table:style-name="ce4">
            <text:p>0,342636173</text:p>
          </table:table-cell>
          <table:table-cell office:value-type="float" office:value="32.544573220099998" table:style-name="ce4">
            <text:p>32,54457322</text:p>
          </table:table-cell>
          <table:table-cell office:value-type="float" office:value="1179" table:style-name="ce4">
            <text:p>1179</text:p>
          </table:table-cell>
          <table:table-cell office:value-type="float" office:value="1090.4182120465825" table:style-name="ce4">
            <text:p>1090,418212</text:p>
          </table:table-cell>
          <table:table-cell office:value-type="float" office:value="14" table:style-name="ce3">
            <text:p>14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UG20160000002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U</text:p>
          </table:table-cell>
          <table:table-cell office:value-type="float" office:value="0.31763599333999998" table:style-name="ce4">
            <text:p>0,317635993</text:p>
          </table:table-cell>
          <table:table-cell office:value-type="float" office:value="32.5400486825" table:style-name="ce4">
            <text:p>32,54004868</text:p>
          </table:table-cell>
          <table:table-cell office:value-type="float" office:value="1175" table:style-name="ce4">
            <text:p>1175</text:p>
          </table:table-cell>
          <table:table-cell office:value-type="float" office:value="895.50125099214426" table:style-name="ce4">
            <text:p>895,501251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4">
            <text:p>UG20160000002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U</text:p>
          </table:table-cell>
          <table:table-cell office:value-type="float" office:value="0.28540490683500003" table:style-name="ce4">
            <text:p>0,285404907</text:p>
          </table:table-cell>
          <table:table-cell office:value-type="float" office:value="32.5409752188" table:style-name="ce4">
            <text:p>32,54097522</text:p>
          </table:table-cell>
          <table:table-cell office:value-type="float" office:value="1173" table:style-name="ce4">
            <text:p>1173</text:p>
          </table:table-cell>
          <table:table-cell office:value-type="float" office:value="1318.180304971039" table:style-name="ce4">
            <text:p>1318,180305</text:p>
          </table:table-cell>
          <table:table-cell office:value-type="float" office:value="17" table:style-name="ce3">
            <text:p>17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UG2016000000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U</text:p>
          </table:table-cell>
          <table:table-cell office:value-type="float" office:value="0.30435760554000002" table:style-name="ce4">
            <text:p>0,304357606</text:p>
          </table:table-cell>
          <table:table-cell office:value-type="float" office:value="32.570912935000003" table:style-name="ce4">
            <text:p>32,57091294</text:p>
          </table:table-cell>
          <table:table-cell office:value-type="float" office:value="1235" table:style-name="ce4">
            <text:p>1235</text:p>
          </table:table-cell>
          <table:table-cell office:value-type="float" office:value="356.65400563594574" table:style-name="ce4">
            <text:p>356,6540056</text:p>
          </table:table-cell>
          <table:table-cell office:value-type="float" office:value="4" table:style-name="ce3">
            <text:p>4</text:p>
          </table:table-cell>
          <table:table-cell table:number-columns-repeated="16375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4">
            <text:p>UG201600000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U</text:p>
          </table:table-cell>
          <table:table-cell office:value-type="float" office:value="0.33032173900599998" table:style-name="ce4">
            <text:p>0,330321739</text:p>
          </table:table-cell>
          <table:table-cell office:value-type="float" office:value="32.558379703500002" table:style-name="ce4">
            <text:p>32,5583797</text:p>
          </table:table-cell>
          <table:table-cell office:value-type="float" office:value="1202" table:style-name="ce4">
            <text:p>1202</text:p>
          </table:table-cell>
          <table:table-cell office:value-type="float" office:value="760.88444824796227" table:style-name="ce4">
            <text:p>760,8844482</text:p>
          </table:table-cell>
          <table:table-cell office:value-type="float" office:value="10" table:style-name="ce3">
            <text:p>10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UG20160000002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U</text:p>
          </table:table-cell>
          <table:table-cell office:value-type="float" office:value="0.29229087494799999" table:style-name="ce4">
            <text:p>0,292290875</text:p>
          </table:table-cell>
          <table:table-cell office:value-type="float" office:value="32.559626338299999" table:style-name="ce4">
            <text:p>32,55962634</text:p>
          </table:table-cell>
          <table:table-cell office:value-type="float" office:value="1171" table:style-name="ce4">
            <text:p>1171</text:p>
          </table:table-cell>
          <table:table-cell office:value-type="float" office:value="1946.8781133107113" table:style-name="ce4">
            <text:p>1946,878113</text:p>
          </table:table-cell>
          <table:table-cell office:value-type="float" office:value="27" table:style-name="ce3">
            <text:p>27</text:p>
          </table:table-cell>
          <table:table-cell table:number-columns-repeated="16375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4">
            <text:p>UG201600000026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U</text:p>
          </table:table-cell>
          <table:table-cell office:value-type="float" office:value="0.28882564396400001" table:style-name="ce4">
            <text:p>0,288825644</text:p>
          </table:table-cell>
          <table:table-cell office:value-type="float" office:value="32.630967363099998" table:style-name="ce4">
            <text:p>32,63096736</text:p>
          </table:table-cell>
          <table:table-cell office:value-type="float" office:value="1179" table:style-name="ce4">
            <text:p>1179</text:p>
          </table:table-cell>
          <table:table-cell office:value-type="float" office:value="539.51690469528944" table:style-name="ce4">
            <text:p>539,5169047</text:p>
          </table:table-cell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UG201600000027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U</text:p>
          </table:table-cell>
          <table:table-cell office:value-type="float" office:value="0.25676984487499999" table:style-name="ce4">
            <text:p>0,256769845</text:p>
          </table:table-cell>
          <table:table-cell office:value-type="float" office:value="32.636616958399998" table:style-name="ce4">
            <text:p>32,63661696</text:p>
          </table:table-cell>
          <table:table-cell office:value-type="float" office:value="1155" table:style-name="ce4">
            <text:p>1155</text:p>
          </table:table-cell>
          <table:table-cell office:value-type="float" office:value="2864.3065134456733" table:style-name="ce4">
            <text:p>2864,306513</text:p>
          </table:table-cell>
          <table:table-cell office:value-type="float" office:value="42" table:style-name="ce3">
            <text:p>42</text:p>
          </table:table-cell>
          <table:table-cell table:number-columns-repeated="16375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4">
            <text:p>UG201600000028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U</text:p>
          </table:table-cell>
          <table:table-cell office:value-type="float" office:value="0.28212371734000002" table:style-name="ce4">
            <text:p>0,282123717</text:p>
          </table:table-cell>
          <table:table-cell office:value-type="float" office:value="32.595149305900001" table:style-name="ce4">
            <text:p>32,59514931</text:p>
          </table:table-cell>
          <table:table-cell office:value-type="float" office:value="1205" table:style-name="ce4">
            <text:p>1205</text:p>
          </table:table-cell>
          <table:table-cell office:value-type="float" office:value="503.44034358477296" table:style-name="ce4">
            <text:p>503,4403436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UG20160000002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U</text:p>
          </table:table-cell>
          <table:table-cell office:value-type="float" office:value="0.31548396299999998" table:style-name="ce4">
            <text:p>0,315483963</text:p>
          </table:table-cell>
          <table:table-cell office:value-type="float" office:value="32.591399445" table:style-name="ce4">
            <text:p>32,59139945</text:p>
          </table:table-cell>
          <table:table-cell office:value-type="float" office:value="1229" table:style-name="ce4">
            <text:p>1229</text:p>
          </table:table-cell>
          <table:table-cell office:value-type="float" office:value="650.11345642587708" table:style-name="ce4">
            <text:p>650,1134564</text:p>
          </table:table-cell>
          <table:table-cell office:value-type="float" office:value="11" table:style-name="ce3">
            <text:p>11</text:p>
          </table:table-cell>
          <table:table-cell table:number-columns-repeated="16375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4">
            <text:p>UG20160000003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U</text:p>
          </table:table-cell>
          <table:table-cell office:value-type="float" office:value="0.30305056759900001" table:style-name="ce4">
            <text:p>0,303050568</text:p>
          </table:table-cell>
          <table:table-cell office:value-type="float" office:value="32.596296913499998" table:style-name="ce4">
            <text:p>32,59629691</text:p>
          </table:table-cell>
          <table:table-cell office:value-type="float" office:value="1185" table:style-name="ce4">
            <text:p>1185</text:p>
          </table:table-cell>
          <table:table-cell office:value-type="float" office:value="731.02220264009622" table:style-name="ce4">
            <text:p>731,0222026</text:p>
          </table:table-cell>
          <table:table-cell office:value-type="float" office:value="11" table:style-name="ce3">
            <text:p>11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UG20160000003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U</text:p>
          </table:table-cell>
          <table:table-cell office:value-type="float" office:value="0.29313592510199998" table:style-name="ce4">
            <text:p>0,293135925</text:p>
          </table:table-cell>
          <table:table-cell office:value-type="float" office:value="32.572531487100001" table:style-name="ce4">
            <text:p>32,57253149</text:p>
          </table:table-cell>
          <table:table-cell office:value-type="float" office:value="1183" table:style-name="ce4">
            <text:p>1183</text:p>
          </table:table-cell>
          <table:table-cell office:value-type="float" office:value="1586.7893328106074" table:style-name="ce4">
            <text:p>1586,789333</text:p>
          </table:table-cell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4">
            <text:p>UG20160000003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U</text:p>
          </table:table-cell>
          <table:table-cell office:value-type="float" office:value="0.29036356640700001" table:style-name="ce4">
            <text:p>0,290363566</text:p>
          </table:table-cell>
          <table:table-cell office:value-type="float" office:value="32.5938227778" table:style-name="ce4">
            <text:p>32,59382278</text:p>
          </table:table-cell>
          <table:table-cell office:value-type="float" office:value="1165" table:style-name="ce4">
            <text:p>1165</text:p>
          </table:table-cell>
          <table:table-cell office:value-type="float" office:value="457.96941445135639" table:style-name="ce4">
            <text:p>457,9694145</text:p>
          </table:table-cell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UG20160000003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U</text:p>
          </table:table-cell>
          <table:table-cell office:value-type="float" office:value="0.27194368778700001" table:style-name="ce4">
            <text:p>0,271943688</text:p>
          </table:table-cell>
          <table:table-cell office:value-type="float" office:value="32.587842426100003" table:style-name="ce4">
            <text:p>32,58784243</text:p>
          </table:table-cell>
          <table:table-cell office:value-type="float" office:value="1165" table:style-name="ce4">
            <text:p>1165</text:p>
          </table:table-cell>
          <table:table-cell office:value-type="float" office:value="1167.7337327760588" table:style-name="ce4">
            <text:p>1167,733733</text:p>
          </table:table-cell>
          <table:table-cell office:value-type="float" office:value="18" table:style-name="ce3">
            <text:p>18</text:p>
          </table:table-cell>
          <table:table-cell table:number-columns-repeated="16375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4">
            <text:p>UG20160000003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U</text:p>
          </table:table-cell>
          <table:table-cell office:value-type="float" office:value="0.28618889560900002" table:style-name="ce4">
            <text:p>0,286188896</text:p>
          </table:table-cell>
          <table:table-cell office:value-type="float" office:value="32.577848979599999" table:style-name="ce4">
            <text:p>32,57784898</text:p>
          </table:table-cell>
          <table:table-cell office:value-type="float" office:value="1170" table:style-name="ce4">
            <text:p>1170</text:p>
          </table:table-cell>
          <table:table-cell office:value-type="float" office:value="679.71617651663746" table:style-name="ce4">
            <text:p>679,7161765</text:p>
          </table:table-cell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UG20160000003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U</text:p>
          </table:table-cell>
          <table:table-cell office:value-type="float" office:value="0.29694909800899999" table:style-name="ce4">
            <text:p>0,296949098</text:p>
          </table:table-cell>
          <table:table-cell office:value-type="float" office:value="32.583839158099998" table:style-name="ce4">
            <text:p>32,58383916</text:p>
          </table:table-cell>
          <table:table-cell office:value-type="float" office:value="1180" table:style-name="ce4">
            <text:p>1180</text:p>
          </table:table-cell>
          <table:table-cell office:value-type="float" office:value="1413.6954087282754" table:style-name="ce4">
            <text:p>1413,695409</text:p>
          </table:table-cell>
          <table:table-cell office:value-type="float" office:value="18" table:style-name="ce3">
            <text:p>18</text:p>
          </table:table-cell>
          <table:table-cell table:number-columns-repeated="16375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4">
            <text:p>UG20160000003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U</text:p>
          </table:table-cell>
          <table:table-cell office:value-type="float" office:value="0.26698409661599998" table:style-name="ce4">
            <text:p>0,266984097</text:p>
          </table:table-cell>
          <table:table-cell office:value-type="float" office:value="32.609104700499998" table:style-name="ce4">
            <text:p>32,6091047</text:p>
          </table:table-cell>
          <table:table-cell office:value-type="float" office:value="1252" table:style-name="ce4">
            <text:p>1252</text:p>
          </table:table-cell>
          <table:table-cell office:value-type="float" office:value="1733.5079628462054" table:style-name="ce4">
            <text:p>1733,507963</text:p>
          </table:table-cell>
          <table:table-cell office:value-type="float" office:value="21" table:style-name="ce3">
            <text:p>21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UG20160000003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U</text:p>
          </table:table-cell>
          <table:table-cell office:value-type="float" office:value="0.312314079882" table:style-name="ce4">
            <text:p>0,31231408</text:p>
          </table:table-cell>
          <table:table-cell office:value-type="float" office:value="32.597050816699998" table:style-name="ce4">
            <text:p>32,59705082</text:p>
          </table:table-cell>
          <table:table-cell office:value-type="float" office:value="1187" table:style-name="ce4">
            <text:p>1187</text:p>
          </table:table-cell>
          <table:table-cell office:value-type="float" office:value="398.60906874860422" table:style-name="ce4">
            <text:p>398,6090687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4">
            <text:p>UG2016000000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U</text:p>
          </table:table-cell>
          <table:table-cell office:value-type="float" office:value="0.34776919095600001" table:style-name="ce4">
            <text:p>0,347769191</text:p>
          </table:table-cell>
          <table:table-cell office:value-type="float" office:value="32.604885786399997" table:style-name="ce4">
            <text:p>32,60488579</text:p>
          </table:table-cell>
          <table:table-cell office:value-type="float" office:value="1228" table:style-name="ce4">
            <text:p>1228</text:p>
          </table:table-cell>
          <table:table-cell office:value-type="float" office:value="579.11493935347949" table:style-name="ce4">
            <text:p>579,1149394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UG20160000003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U</text:p>
          </table:table-cell>
          <table:table-cell office:value-type="float" office:value="0.370568722972" table:style-name="ce4">
            <text:p>0,370568723</text:p>
          </table:table-cell>
          <table:table-cell office:value-type="float" office:value="32.603878419399997" table:style-name="ce4">
            <text:p>32,60387842</text:p>
          </table:table-cell>
          <table:table-cell office:value-type="float" office:value="1198" table:style-name="ce4">
            <text:p>1198</text:p>
          </table:table-cell>
          <table:table-cell office:value-type="float" office:value="2128.269136697219" table:style-name="ce4">
            <text:p>2128,269137</text:p>
          </table:table-cell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4">
            <text:p>UG20160000004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U</text:p>
          </table:table-cell>
          <table:table-cell office:value-type="float" office:value="0.33204433495500002" table:style-name="ce4">
            <text:p>0,332044335</text:p>
          </table:table-cell>
          <table:table-cell office:value-type="float" office:value="32.638479775199997" table:style-name="ce4">
            <text:p>32,63847978</text:p>
          </table:table-cell>
          <table:table-cell office:value-type="float" office:value="1194" table:style-name="ce4">
            <text:p>1194</text:p>
          </table:table-cell>
          <table:table-cell office:value-type="float" office:value="589.3551652768607" table:style-name="ce4">
            <text:p>589,3551653</text:p>
          </table:table-cell>
          <table:table-cell office:value-type="float" office:value="21" table:style-name="ce3">
            <text:p>21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UG20160000004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U</text:p>
          </table:table-cell>
          <table:table-cell office:value-type="float" office:value="0.38895900627899999" table:style-name="ce4">
            <text:p>0,388959006</text:p>
          </table:table-cell>
          <table:table-cell office:value-type="float" office:value="32.597001741" table:style-name="ce4">
            <text:p>32,59700174</text:p>
          </table:table-cell>
          <table:table-cell office:value-type="float" office:value="1165" table:style-name="ce4">
            <text:p>1165</text:p>
          </table:table-cell>
          <table:table-cell office:value-type="float" office:value="1420.7042533762951" table:style-name="ce4">
            <text:p>1420,704253</text:p>
          </table:table-cell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4">
            <text:p>UG20160000004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U</text:p>
          </table:table-cell>
          <table:table-cell office:value-type="float" office:value="0.34480666648300001" table:style-name="ce4">
            <text:p>0,344806666</text:p>
          </table:table-cell>
          <table:table-cell office:value-type="float" office:value="32.627365441999999" table:style-name="ce4">
            <text:p>32,62736544</text:p>
          </table:table-cell>
          <table:table-cell office:value-type="float" office:value="1185" table:style-name="ce4">
            <text:p>1185</text:p>
          </table:table-cell>
          <table:table-cell office:value-type="float" office:value="1210.8142594451072" table:style-name="ce4">
            <text:p>1210,814259</text:p>
          </table:table-cell>
          <table:table-cell office:value-type="float" office:value="23" table:style-name="ce3">
            <text:p>23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UG20160000004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U</text:p>
          </table:table-cell>
          <table:table-cell office:value-type="float" office:value="0.307357110697" table:style-name="ce4">
            <text:p>0,307357111</text:p>
          </table:table-cell>
          <table:table-cell office:value-type="float" office:value="32.648625347500001" table:style-name="ce4">
            <text:p>32,64862535</text:p>
          </table:table-cell>
          <table:table-cell office:value-type="float" office:value="1157" table:style-name="ce4">
            <text:p>1157</text:p>
          </table:table-cell>
          <table:table-cell office:value-type="float" office:value="1719.5389989066814" table:style-name="ce4">
            <text:p>1719,538999</text:p>
          </table:table-cell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4">
            <text:p>UG20160000004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U</text:p>
          </table:table-cell>
          <table:table-cell office:value-type="float" office:value="0.30190951902500002" table:style-name="ce4">
            <text:p>0,301909519</text:p>
          </table:table-cell>
          <table:table-cell office:value-type="float" office:value="32.642829482000003" table:style-name="ce4">
            <text:p>32,64282948</text:p>
          </table:table-cell>
          <table:table-cell office:value-type="float" office:value="1189" table:style-name="ce4">
            <text:p>1189</text:p>
          </table:table-cell>
          <table:table-cell office:value-type="float" office:value="1883.2339847010098" table:style-name="ce4">
            <text:p>1883,233985</text:p>
          </table:table-cell>
          <table:table-cell office:value-type="float" office:value="37" table:style-name="ce3">
            <text:p>37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UG20160000004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U</text:p>
          </table:table-cell>
          <table:table-cell office:value-type="float" office:value="0.33481274431699998" table:style-name="ce4">
            <text:p>0,334812744</text:p>
          </table:table-cell>
          <table:table-cell office:value-type="float" office:value="32.606021681400001" table:style-name="ce4">
            <text:p>32,60602168</text:p>
          </table:table-cell>
          <table:table-cell office:value-type="float" office:value="1182" table:style-name="ce4">
            <text:p>1182</text:p>
          </table:table-cell>
          <table:table-cell office:value-type="float" office:value="624.80928870349794" table:style-name="ce4">
            <text:p>624,8092887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4">
            <text:p>UG20160000004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R</text:p>
          </table:table-cell>
          <table:table-cell office:value-type="float" office:value="-0.32285488570199999" table:style-name="ce4">
            <text:p>-0,322854886</text:p>
          </table:table-cell>
          <table:table-cell office:value-type="float" office:value="31.9867370089" table:style-name="ce4">
            <text:p>31,98673701</text:p>
          </table:table-cell>
          <table:table-cell office:value-type="float" office:value="1151" table:style-name="ce4">
            <text:p>1151</text:p>
          </table:table-cell>
          <table:table-cell office:value-type="float" office:value="1679.0464744743667" table:style-name="ce4">
            <text:p>1679,046474</text:p>
          </table:table-cell>
          <table:table-cell office:value-type="float" office:value="60" table:style-name="ce3">
            <text:p>60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UG20160000004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R</text:p>
          </table:table-cell>
          <table:table-cell office:value-type="float" office:value="-0.36611396931899998" table:style-name="ce4">
            <text:p>-0,366113969</text:p>
          </table:table-cell>
          <table:table-cell office:value-type="float" office:value="31.7184213279" table:style-name="ce4">
            <text:p>31,71842133</text:p>
          </table:table-cell>
          <table:table-cell office:value-type="float" office:value="1286" table:style-name="ce4">
            <text:p>1286</text:p>
          </table:table-cell>
          <table:table-cell office:value-type="float" office:value="2538.4459792714479" table:style-name="ce4">
            <text:p>2538,445979</text:p>
          </table:table-cell>
          <table:table-cell office:value-type="float" office:value="66" table:style-name="ce3">
            <text:p>66</text:p>
          </table:table-cell>
          <table:table-cell table:number-columns-repeated="16375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4">
            <text:p>UG20160000004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R</text:p>
          </table:table-cell>
          <table:table-cell office:value-type="float" office:value="-0.28471426220200002" table:style-name="ce4">
            <text:p>-0,284714262</text:p>
          </table:table-cell>
          <table:table-cell office:value-type="float" office:value="31.7590655154" table:style-name="ce4">
            <text:p>31,75906552</text:p>
          </table:table-cell>
          <table:table-cell office:value-type="float" office:value="1240" table:style-name="ce4">
            <text:p>1240</text:p>
          </table:table-cell>
          <table:table-cell office:value-type="float" office:value="3571.6183517837208" table:style-name="ce4">
            <text:p>3571,618352</text:p>
          </table:table-cell>
          <table:table-cell office:value-type="float" office:value="90" table:style-name="ce3">
            <text:p>90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UG20160000004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R</text:p>
          </table:table-cell>
          <table:table-cell office:value-type="float" office:value="-0.194976469028" table:style-name="ce4">
            <text:p>-0,194976469</text:p>
          </table:table-cell>
          <table:table-cell office:value-type="float" office:value="31.8123080284" table:style-name="ce4">
            <text:p>31,81230803</text:p>
          </table:table-cell>
          <table:table-cell office:value-type="float" office:value="1277" table:style-name="ce4">
            <text:p>1277</text:p>
          </table:table-cell>
          <table:table-cell office:value-type="float" office:value="133.05183345469609" table:style-name="ce4">
            <text:p>133,0518335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4">
            <text:p>UG20160000005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R</text:p>
          </table:table-cell>
          <table:table-cell office:value-type="float" office:value="-9.2233086271899994E-2" table:style-name="ce4">
            <text:p>-0,092233086</text:p>
          </table:table-cell>
          <table:table-cell office:value-type="float" office:value="31.726652908199998" table:style-name="ce4">
            <text:p>31,72665291</text:p>
          </table:table-cell>
          <table:table-cell office:value-type="float" office:value="1208" table:style-name="ce4">
            <text:p>1208</text:p>
          </table:table-cell>
          <table:table-cell office:value-type="float" office:value="3239.7459715560112" table:style-name="ce4">
            <text:p>3239,745972</text:p>
          </table:table-cell>
          <table:table-cell office:value-type="float" office:value="129" table:style-name="ce3">
            <text:p>129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UG201600000051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R</text:p>
          </table:table-cell>
          <table:table-cell office:value-type="float" office:value="-0.13591675327399999" table:style-name="ce4">
            <text:p>-0,135916753</text:p>
          </table:table-cell>
          <table:table-cell office:value-type="float" office:value="31.660242588799999" table:style-name="ce4">
            <text:p>31,66024259</text:p>
          </table:table-cell>
          <table:table-cell office:value-type="float" office:value="1276" table:style-name="ce4">
            <text:p>1276</text:p>
          </table:table-cell>
          <table:table-cell office:value-type="float" office:value="1253.2366941821399" table:style-name="ce4">
            <text:p>1253,236694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4">
            <text:p>UG20160000005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R</text:p>
          </table:table-cell>
          <table:table-cell office:value-type="float" office:value="-4.3885720296700001E-2" table:style-name="ce4">
            <text:p>-0,04388572</text:p>
          </table:table-cell>
          <table:table-cell office:value-type="float" office:value="31.585777670999999" table:style-name="ce4">
            <text:p>31,58577767</text:p>
          </table:table-cell>
          <table:table-cell office:value-type="float" office:value="1245" table:style-name="ce4">
            <text:p>1245</text:p>
          </table:table-cell>
          <table:table-cell office:value-type="float" office:value="1353.953484650699" table:style-name="ce4">
            <text:p>1353,953485</text:p>
          </table:table-cell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UG20160000005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R</text:p>
          </table:table-cell>
          <table:table-cell office:value-type="float" office:value="0.10364931914" table:style-name="ce4">
            <text:p>0,103649319</text:p>
          </table:table-cell>
          <table:table-cell office:value-type="float" office:value="31.5051106433" table:style-name="ce4">
            <text:p>31,50511064</text:p>
          </table:table-cell>
          <table:table-cell office:value-type="float" office:value="1220" table:style-name="ce4">
            <text:p>1220</text:p>
          </table:table-cell>
          <table:table-cell office:value-type="float" office:value="9091.2714622692747" table:style-name="ce4">
            <text:p>9091,271462</text:p>
          </table:table-cell>
          <table:table-cell office:value-type="float" office:value="322" table:style-name="ce3">
            <text:p>322</text:p>
          </table:table-cell>
          <table:table-cell table:number-columns-repeated="16375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4">
            <text:p>UG20160000005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R</text:p>
          </table:table-cell>
          <table:table-cell office:value-type="float" office:value="-0.296553866675" table:style-name="ce4">
            <text:p>-0,296553867</text:p>
          </table:table-cell>
          <table:table-cell office:value-type="float" office:value="31.393436662399999" table:style-name="ce4">
            <text:p>31,39343666</text:p>
          </table:table-cell>
          <table:table-cell office:value-type="float" office:value="1291" table:style-name="ce4">
            <text:p>1291</text:p>
          </table:table-cell>
          <table:table-cell office:value-type="float" office:value="1537.1637743429596" table:style-name="ce4">
            <text:p>1537,163774</text:p>
          </table:table-cell>
          <table:table-cell office:value-type="float" office:value="62" table:style-name="ce3">
            <text:p>62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UG20160000005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R</text:p>
          </table:table-cell>
          <table:table-cell office:value-type="float" office:value="-0.11079756630900001" table:style-name="ce4">
            <text:p>-0,110797566</text:p>
          </table:table-cell>
          <table:table-cell office:value-type="float" office:value="31.431955929000001" table:style-name="ce4">
            <text:p>31,43195593</text:p>
          </table:table-cell>
          <table:table-cell office:value-type="float" office:value="1251" table:style-name="ce4">
            <text:p>1251</text:p>
          </table:table-cell>
          <table:table-cell office:value-type="float" office:value="4021.9146403677587" table:style-name="ce4">
            <text:p>4021,91464</text:p>
          </table:table-cell>
          <table:table-cell office:value-type="float" office:value="154" table:style-name="ce3">
            <text:p>154</text:p>
          </table:table-cell>
          <table:table-cell table:number-columns-repeated="16375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4">
            <text:p>UG201600000056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R</text:p>
          </table:table-cell>
          <table:table-cell office:value-type="float" office:value="-0.241244752487" table:style-name="ce4">
            <text:p>-0,241244752</text:p>
          </table:table-cell>
          <table:table-cell office:value-type="float" office:value="31.224039935899999" table:style-name="ce4">
            <text:p>31,22403994</text:p>
          </table:table-cell>
          <table:table-cell office:value-type="float" office:value="1332" table:style-name="ce4">
            <text:p>1332</text:p>
          </table:table-cell>
          <table:table-cell office:value-type="float" office:value="3027.5200070939622" table:style-name="ce4">
            <text:p>3027,520007</text:p>
          </table:table-cell>
          <table:table-cell office:value-type="float" office:value="121" table:style-name="ce3">
            <text:p>121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UG201600000057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R</text:p>
          </table:table-cell>
          <table:table-cell office:value-type="float" office:value="-0.32545869841899999" table:style-name="ce4">
            <text:p>-0,325458698</text:p>
          </table:table-cell>
          <table:table-cell office:value-type="float" office:value="31.625158069299999" table:style-name="ce4">
            <text:p>31,62515807</text:p>
          </table:table-cell>
          <table:table-cell office:value-type="float" office:value="1269" table:style-name="ce4">
            <text:p>1269</text:p>
          </table:table-cell>
          <table:table-cell office:value-type="float" office:value="668.14047089735345" table:style-name="ce4">
            <text:p>668,1404709</text:p>
          </table:table-cell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4">
            <text:p>UG201600000058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R</text:p>
          </table:table-cell>
          <table:table-cell office:value-type="float" office:value="-0.41578937619" table:style-name="ce4">
            <text:p>-0,415789376</text:p>
          </table:table-cell>
          <table:table-cell office:value-type="float" office:value="31.4715521398" table:style-name="ce4">
            <text:p>31,47155214</text:p>
          </table:table-cell>
          <table:table-cell office:value-type="float" office:value="1305" table:style-name="ce4">
            <text:p>1305</text:p>
          </table:table-cell>
          <table:table-cell office:value-type="float" office:value="407.5641766851727" table:style-name="ce4">
            <text:p>407,5641767</text:p>
          </table:table-cell>
          <table:table-cell office:value-type="float" office:value="20" table:style-name="ce3">
            <text:p>20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UG201600000059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R</text:p>
          </table:table-cell>
          <table:table-cell office:value-type="float" office:value="-0.89748571912499997" table:style-name="ce4">
            <text:p>-0,897485719</text:p>
          </table:table-cell>
          <table:table-cell office:value-type="float" office:value="31.472397817800001" table:style-name="ce4">
            <text:p>31,47239782</text:p>
          </table:table-cell>
          <table:table-cell office:value-type="float" office:value="1189" table:style-name="ce4">
            <text:p>1189</text:p>
          </table:table-cell>
          <table:table-cell office:value-type="float" office:value="4108.4994732754931" table:style-name="ce4">
            <text:p>4108,499473</text:p>
          </table:table-cell>
          <table:table-cell office:value-type="float" office:value="146" table:style-name="ce3">
            <text:p>146</text:p>
          </table:table-cell>
          <table:table-cell table:number-columns-repeated="16375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4">
            <text:p>UG20160000006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R</text:p>
          </table:table-cell>
          <table:table-cell office:value-type="float" office:value="-0.898894981747" table:style-name="ce4">
            <text:p>-0,898894982</text:p>
          </table:table-cell>
          <table:table-cell office:value-type="float" office:value="31.2298488984" table:style-name="ce4">
            <text:p>31,2298489</text:p>
          </table:table-cell>
          <table:table-cell office:value-type="float" office:value="1355" table:style-name="ce4">
            <text:p>1355</text:p>
          </table:table-cell>
          <table:table-cell office:value-type="float" office:value="2194.555919278127" table:style-name="ce4">
            <text:p>2194,555919</text:p>
          </table:table-cell>
          <table:table-cell office:value-type="float" office:value="98" table:style-name="ce3">
            <text:p>98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UG201600000061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R</text:p>
          </table:table-cell>
          <table:table-cell office:value-type="float" office:value="-0.60595967007899998" table:style-name="ce4">
            <text:p>-0,60595967</text:p>
          </table:table-cell>
          <table:table-cell office:value-type="float" office:value="31.352052043899999" table:style-name="ce4">
            <text:p>31,35205204</text:p>
          </table:table-cell>
          <table:table-cell office:value-type="float" office:value="1280" table:style-name="ce4">
            <text:p>1280</text:p>
          </table:table-cell>
          <table:table-cell office:value-type="float" office:value="3983.2759257199764" table:style-name="ce4">
            <text:p>3983,275926</text:p>
          </table:table-cell>
          <table:table-cell office:value-type="float" office:value="110" table:style-name="ce3">
            <text:p>110</text:p>
          </table:table-cell>
          <table:table-cell table:number-columns-repeated="16375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4">
            <text:p>UG20160000006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R</text:p>
          </table:table-cell>
          <table:table-cell office:value-type="float" office:value="-0.75978894160800003" table:style-name="ce4">
            <text:p>-0,759788942</text:p>
          </table:table-cell>
          <table:table-cell office:value-type="float" office:value="31.217664991900001" table:style-name="ce4">
            <text:p>31,21766499</text:p>
          </table:table-cell>
          <table:table-cell office:value-type="float" office:value="1285" table:style-name="ce4">
            <text:p>1285</text:p>
          </table:table-cell>
          <table:table-cell office:value-type="float" office:value="2030.5117992706901" table:style-name="ce4">
            <text:p>2030,511799</text:p>
          </table:table-cell>
          <table:table-cell office:value-type="float" office:value="80" table:style-name="ce3">
            <text:p>80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UG201600000063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R</text:p>
          </table:table-cell>
          <table:table-cell office:value-type="float" office:value="-0.63778886864600004" table:style-name="ce4">
            <text:p>-0,637788869</text:p>
          </table:table-cell>
          <table:table-cell office:value-type="float" office:value="31.415422604900002" table:style-name="ce4">
            <text:p>31,4154226</text:p>
          </table:table-cell>
          <table:table-cell office:value-type="float" office:value="1298" table:style-name="ce4">
            <text:p>1298</text:p>
          </table:table-cell>
          <table:table-cell office:value-type="float" office:value="3499.4009587246337" table:style-name="ce4">
            <text:p>3499,400959</text:p>
          </table:table-cell>
          <table:table-cell office:value-type="float" office:value="63" table:style-name="ce3">
            <text:p>63</text:p>
          </table:table-cell>
          <table:table-cell table:number-columns-repeated="16375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4">
            <text:p>UG20160000006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R</text:p>
          </table:table-cell>
          <table:table-cell office:value-type="float" office:value="-0.63148821544599998" table:style-name="ce4">
            <text:p>-0,631488215</text:p>
          </table:table-cell>
          <table:table-cell office:value-type="float" office:value="31.569281254" table:style-name="ce4">
            <text:p>31,56928125</text:p>
          </table:table-cell>
          <table:table-cell office:value-type="float" office:value="1219" table:style-name="ce4">
            <text:p>1219</text:p>
          </table:table-cell>
          <table:table-cell office:value-type="float" office:value="744.58489272808617" table:style-name="ce4">
            <text:p>744,5848927</text:p>
          </table:table-cell>
          <table:table-cell office:value-type="float" office:value="26" table:style-name="ce3">
            <text:p>26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UG201600000065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R</text:p>
          </table:table-cell>
          <table:table-cell office:value-type="float" office:value="0.22187813686300001" table:style-name="ce4">
            <text:p>0,221878137</text:p>
          </table:table-cell>
          <table:table-cell office:value-type="float" office:value="31.770368026500002" table:style-name="ce4">
            <text:p>31,77036803</text:p>
          </table:table-cell>
          <table:table-cell office:value-type="float" office:value="1174" table:style-name="ce4">
            <text:p>1174</text:p>
          </table:table-cell>
          <table:table-cell office:value-type="float" office:value="2903.2634131754075" table:style-name="ce4">
            <text:p>2903,263413</text:p>
          </table:table-cell>
          <table:table-cell office:value-type="float" office:value="109" table:style-name="ce3">
            <text:p>109</text:p>
          </table:table-cell>
          <table:table-cell table:number-columns-repeated="16375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4">
            <text:p>UG201600000066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R</text:p>
          </table:table-cell>
          <table:table-cell office:value-type="float" office:value="0.28160411902100002" table:style-name="ce4">
            <text:p>0,281604119</text:p>
          </table:table-cell>
          <table:table-cell office:value-type="float" office:value="31.602175511900001" table:style-name="ce4">
            <text:p>31,60217551</text:p>
          </table:table-cell>
          <table:table-cell office:value-type="float" office:value="1252" table:style-name="ce4">
            <text:p>1252</text:p>
          </table:table-cell>
          <table:table-cell office:value-type="float" office:value="246.79937668777828" table:style-name="ce4">
            <text:p>246,7993767</text:p>
          </table:table-cell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UG201600000067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R</text:p>
          </table:table-cell>
          <table:table-cell office:value-type="float" office:value="0.116666027756" table:style-name="ce4">
            <text:p>0,116666028</text:p>
          </table:table-cell>
          <table:table-cell office:value-type="float" office:value="31.9905021639" table:style-name="ce4">
            <text:p>31,99050216</text:p>
          </table:table-cell>
          <table:table-cell office:value-type="float" office:value="1199" table:style-name="ce4">
            <text:p>1199</text:p>
          </table:table-cell>
          <table:table-cell office:value-type="float" office:value="2420.0981962234709" table:style-name="ce4">
            <text:p>2420,098196</text:p>
          </table:table-cell>
          <table:table-cell office:value-type="float" office:value="77" table:style-name="ce3">
            <text:p>77</text:p>
          </table:table-cell>
          <table:table-cell table:number-columns-repeated="16375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4">
            <text:p>UG201600000068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R</text:p>
          </table:table-cell>
          <table:table-cell office:value-type="float" office:value="-1.1447930426400001E-2" table:style-name="ce4">
            <text:p>-0,01144793</text:p>
          </table:table-cell>
          <table:table-cell office:value-type="float" office:value="32.0685599448" table:style-name="ce4">
            <text:p>32,06855994</text:p>
          </table:table-cell>
          <table:table-cell office:value-type="float" office:value="1160" table:style-name="ce4">
            <text:p>1160</text:p>
          </table:table-cell>
          <table:table-cell office:value-type="float" office:value="6850.1067884962367" table:style-name="ce4">
            <text:p>6850,106788</text:p>
          </table:table-cell>
          <table:table-cell office:value-type="float" office:value="162" table:style-name="ce3">
            <text:p>162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UG201600000070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R</text:p>
          </table:table-cell>
          <table:table-cell office:value-type="float" office:value="0.31522975768299999" table:style-name="ce4">
            <text:p>0,315229758</text:p>
          </table:table-cell>
          <table:table-cell office:value-type="float" office:value="32.296692956900003" table:style-name="ce4">
            <text:p>32,29669296</text:p>
          </table:table-cell>
          <table:table-cell office:value-type="float" office:value="1243" table:style-name="ce4">
            <text:p>1243</text:p>
          </table:table-cell>
          <table:table-cell office:value-type="float" office:value="3554.2515871137598" table:style-name="ce4">
            <text:p>3554,251587</text:p>
          </table:table-cell>
          <table:table-cell office:value-type="float" office:value="147" table:style-name="ce3">
            <text:p>147</text:p>
          </table:table-cell>
          <table:table-cell table:number-columns-repeated="16375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4">
            <text:p>UG201600000071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R</text:p>
          </table:table-cell>
          <table:table-cell office:value-type="float" office:value="0.439076921698" table:style-name="ce4">
            <text:p>0,439076922</text:p>
          </table:table-cell>
          <table:table-cell office:value-type="float" office:value="32.322468551699998" table:style-name="ce4">
            <text:p>32,32246855</text:p>
          </table:table-cell>
          <table:table-cell office:value-type="float" office:value="1183" table:style-name="ce4">
            <text:p>1183</text:p>
          </table:table-cell>
          <table:table-cell office:value-type="float" office:value="2097.7322087333787" table:style-name="ce4">
            <text:p>2097,732209</text:p>
          </table:table-cell>
          <table:table-cell office:value-type="float" office:value="82" table:style-name="ce3">
            <text:p>82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UG201600000072</text:p>
          </table:table-cell>
          <table:table-cell office:value-type="float" office:value="72" table:style-name="ce4">
            <text:p>72</text:p>
          </table:table-cell>
          <table:table-cell office:value-type="string" table:style-name="ce4">
            <text:p>R</text:p>
          </table:table-cell>
          <table:table-cell office:value-type="float" office:value="9.1883932982700006E-2" table:style-name="ce4">
            <text:p>0,091883933</text:p>
          </table:table-cell>
          <table:table-cell office:value-type="float" office:value="32.516856443800002" table:style-name="ce4">
            <text:p>32,51685644</text:p>
          </table:table-cell>
          <table:table-cell office:value-type="float" office:value="1167" table:style-name="ce4">
            <text:p>1167</text:p>
          </table:table-cell>
          <table:table-cell office:value-type="float" office:value="1355.1677107454989" table:style-name="ce4">
            <text:p>1355,167711</text:p>
          </table:table-cell>
          <table:table-cell office:value-type="float" office:value="21" table:style-name="ce3">
            <text:p>21</text:p>
          </table:table-cell>
          <table:table-cell table:number-columns-repeated="16375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4">
            <text:p>UG201600000073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R</text:p>
          </table:table-cell>
          <table:table-cell office:value-type="float" office:value="8.8866983937000002E-2" table:style-name="ce4">
            <text:p>0,088866984</text:p>
          </table:table-cell>
          <table:table-cell office:value-type="float" office:value="32.497916122100001" table:style-name="ce4">
            <text:p>32,49791612</text:p>
          </table:table-cell>
          <table:table-cell office:value-type="float" office:value="1157" table:style-name="ce4">
            <text:p>1157</text:p>
          </table:table-cell>
          <table:table-cell office:value-type="float" office:value="337.0476215451734" table:style-name="ce4">
            <text:p>337,0476215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UG201600000074</text:p>
          </table:table-cell>
          <table:table-cell office:value-type="float" office:value="74" table:style-name="ce4">
            <text:p>74</text:p>
          </table:table-cell>
          <table:table-cell office:value-type="string" table:style-name="ce4">
            <text:p>R</text:p>
          </table:table-cell>
          <table:table-cell office:value-type="float" office:value="0.275056412019" table:style-name="ce4">
            <text:p>0,275056412</text:p>
          </table:table-cell>
          <table:table-cell office:value-type="float" office:value="32.4582626877" table:style-name="ce4">
            <text:p>32,45826269</text:p>
          </table:table-cell>
          <table:table-cell office:value-type="float" office:value="1215" table:style-name="ce4">
            <text:p>1215</text:p>
          </table:table-cell>
          <table:table-cell office:value-type="float" office:value="1166.7368294698988" table:style-name="ce4">
            <text:p>1166,736829</text:p>
          </table:table-cell>
          <table:table-cell office:value-type="float" office:value="35" table:style-name="ce3">
            <text:p>35</text:p>
          </table:table-cell>
          <table:table-cell table:number-columns-repeated="16375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4">
            <text:p>UG201600000075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R</text:p>
          </table:table-cell>
          <table:table-cell office:value-type="float" office:value="0.24173171767099999" table:style-name="ce4">
            <text:p>0,241731718</text:p>
          </table:table-cell>
          <table:table-cell office:value-type="float" office:value="32.524134140400001" table:style-name="ce4">
            <text:p>32,52413414</text:p>
          </table:table-cell>
          <table:table-cell office:value-type="float" office:value="1222" table:style-name="ce4">
            <text:p>1222</text:p>
          </table:table-cell>
          <table:table-cell office:value-type="float" office:value="2784.3562503129774" table:style-name="ce4">
            <text:p>2784,35625</text:p>
          </table:table-cell>
          <table:table-cell office:value-type="float" office:value="49" table:style-name="ce3">
            <text:p>49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UG201600000076</text:p>
          </table:table-cell>
          <table:table-cell office:value-type="float" office:value="76" table:style-name="ce4">
            <text:p>76</text:p>
          </table:table-cell>
          <table:table-cell office:value-type="string" table:style-name="ce4">
            <text:p>R</text:p>
          </table:table-cell>
          <table:table-cell office:value-type="float" office:value="0.24949674893900001" table:style-name="ce4">
            <text:p>0,249496749</text:p>
          </table:table-cell>
          <table:table-cell office:value-type="float" office:value="32.4491053936" table:style-name="ce4">
            <text:p>32,44910539</text:p>
          </table:table-cell>
          <table:table-cell office:value-type="float" office:value="1208" table:style-name="ce4">
            <text:p>1208</text:p>
          </table:table-cell>
          <table:table-cell office:value-type="float" office:value="2701.8624075160592" table:style-name="ce4">
            <text:p>2701,862408</text:p>
          </table:table-cell>
          <table:table-cell office:value-type="float" office:value="90" table:style-name="ce3">
            <text:p>90</text:p>
          </table:table-cell>
          <table:table-cell table:number-columns-repeated="16375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4">
            <text:p>UG201600000077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R</text:p>
          </table:table-cell>
          <table:table-cell office:value-type="float" office:value="0.13013723686500001" table:style-name="ce4">
            <text:p>0,130137237</text:p>
          </table:table-cell>
          <table:table-cell office:value-type="float" office:value="32.499038047699997" table:style-name="ce4">
            <text:p>32,49903805</text:p>
          </table:table-cell>
          <table:table-cell office:value-type="float" office:value="1147" table:style-name="ce4">
            <text:p>1147</text:p>
          </table:table-cell>
          <table:table-cell office:value-type="float" office:value="2474.9018561197577" table:style-name="ce4">
            <text:p>2474,901856</text:p>
          </table:table-cell>
          <table:table-cell office:value-type="float" office:value="91" table:style-name="ce3">
            <text:p>91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UG201600000078</text:p>
          </table:table-cell>
          <table:table-cell office:value-type="float" office:value="78" table:style-name="ce4">
            <text:p>78</text:p>
          </table:table-cell>
          <table:table-cell office:value-type="string" table:style-name="ce4">
            <text:p>R</text:p>
          </table:table-cell>
          <table:table-cell office:value-type="float" office:value="0.36603804203700002" table:style-name="ce4">
            <text:p>0,366038042</text:p>
          </table:table-cell>
          <table:table-cell office:value-type="float" office:value="32.516623368700003" table:style-name="ce4">
            <text:p>32,51662337</text:p>
          </table:table-cell>
          <table:table-cell office:value-type="float" office:value="1241" table:style-name="ce4">
            <text:p>1241</text:p>
          </table:table-cell>
          <table:table-cell office:value-type="float" office:value="1174.3250320271552" table:style-name="ce4">
            <text:p>1174,325032</text:p>
          </table:table-cell>
          <table:table-cell office:value-type="float" office:value="23" table:style-name="ce3">
            <text:p>23</text:p>
          </table:table-cell>
          <table:table-cell table:number-columns-repeated="16375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4">
            <text:p>UG201600000079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R</text:p>
          </table:table-cell>
          <table:table-cell office:value-type="float" office:value="0.33469086943300003" table:style-name="ce4">
            <text:p>0,334690869</text:p>
          </table:table-cell>
          <table:table-cell office:value-type="float" office:value="32.509178690399999" table:style-name="ce4">
            <text:p>32,50917869</text:p>
          </table:table-cell>
          <table:table-cell office:value-type="float" office:value="1183" table:style-name="ce4">
            <text:p>1183</text:p>
          </table:table-cell>
          <table:table-cell office:value-type="float" office:value="2975.7559263932972" table:style-name="ce4">
            <text:p>2975,755926</text:p>
          </table:table-cell>
          <table:table-cell office:value-type="float" office:value="49" table:style-name="ce3">
            <text:p>49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UG201600000080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R</text:p>
          </table:table-cell>
          <table:table-cell office:value-type="float" office:value="0.44304934411199998" table:style-name="ce4">
            <text:p>0,443049344</text:p>
          </table:table-cell>
          <table:table-cell office:value-type="float" office:value="32.615236449800001" table:style-name="ce4">
            <text:p>32,61523645</text:p>
          </table:table-cell>
          <table:table-cell office:value-type="float" office:value="1178" table:style-name="ce4">
            <text:p>1178</text:p>
          </table:table-cell>
          <table:table-cell office:value-type="float" office:value="2458.5386902842361" table:style-name="ce4">
            <text:p>2458,53869</text:p>
          </table:table-cell>
          <table:table-cell office:value-type="float" office:value="51" table:style-name="ce3">
            <text:p>51</text:p>
          </table:table-cell>
          <table:table-cell table:number-columns-repeated="16375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4">
            <text:p>UG201600000081</text:p>
          </table:table-cell>
          <table:table-cell office:value-type="float" office:value="81" table:style-name="ce4">
            <text:p>81</text:p>
          </table:table-cell>
          <table:table-cell office:value-type="string" table:style-name="ce4">
            <text:p>R</text:p>
          </table:table-cell>
          <table:table-cell office:value-type="float" office:value="0.43873295215000002" table:style-name="ce4">
            <text:p>0,438732952</text:p>
          </table:table-cell>
          <table:table-cell office:value-type="float" office:value="32.543755964900001" table:style-name="ce4">
            <text:p>32,54375596</text:p>
          </table:table-cell>
          <table:table-cell office:value-type="float" office:value="1179" table:style-name="ce4">
            <text:p>1179</text:p>
          </table:table-cell>
          <table:table-cell office:value-type="float" office:value="371.14803294367459" table:style-name="ce4">
            <text:p>371,1480329</text:p>
          </table:table-cell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UG201600000082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U</text:p>
          </table:table-cell>
          <table:table-cell office:value-type="float" office:value="-0.318177293285" table:style-name="ce4">
            <text:p>-0,318177293</text:p>
          </table:table-cell>
          <table:table-cell office:value-type="float" office:value="31.741001559499999" table:style-name="ce4">
            <text:p>31,74100156</text:p>
          </table:table-cell>
          <table:table-cell office:value-type="float" office:value="1244" table:style-name="ce4">
            <text:p>1244</text:p>
          </table:table-cell>
          <table:table-cell office:value-type="float" office:value="1498.8061692397487" table:style-name="ce4">
            <text:p>1498,806169</text:p>
          </table:table-cell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4">
            <text:p>UG201600000083</text:p>
          </table:table-cell>
          <table:table-cell office:value-type="float" office:value="83" table:style-name="ce4">
            <text:p>83</text:p>
          </table:table-cell>
          <table:table-cell office:value-type="string" table:style-name="ce4">
            <text:p>U</text:p>
          </table:table-cell>
          <table:table-cell office:value-type="float" office:value="-0.32436554836100001" table:style-name="ce4">
            <text:p>-0,324365548</text:p>
          </table:table-cell>
          <table:table-cell office:value-type="float" office:value="31.7609565399" table:style-name="ce4">
            <text:p>31,76095654</text:p>
          </table:table-cell>
          <table:table-cell office:value-type="float" office:value="1225" table:style-name="ce4">
            <text:p>1225</text:p>
          </table:table-cell>
          <table:table-cell office:value-type="float" office:value="531.20733583891501" table:style-name="ce4">
            <text:p>531,2073358</text:p>
          </table:table-cell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UG201600000084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U</text:p>
          </table:table-cell>
          <table:table-cell office:value-type="float" office:value="-0.23497110735000001" table:style-name="ce4">
            <text:p>-0,234971107</text:p>
          </table:table-cell>
          <table:table-cell office:value-type="float" office:value="31.484803322299999" table:style-name="ce4">
            <text:p>31,48480332</text:p>
          </table:table-cell>
          <table:table-cell office:value-type="float" office:value="1216" table:style-name="ce4">
            <text:p>1216</text:p>
          </table:table-cell>
          <table:table-cell office:value-type="float" office:value="982.39674432330617" table:style-name="ce4">
            <text:p>982,3967443</text:p>
          </table:table-cell>
          <table:table-cell office:value-type="float" office:value="33" table:style-name="ce3">
            <text:p>33</text:p>
          </table:table-cell>
          <table:table-cell table:number-columns-repeated="16375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4">
            <text:p>UG201600000085</text:p>
          </table:table-cell>
          <table:table-cell office:value-type="float" office:value="85" table:style-name="ce4">
            <text:p>85</text:p>
          </table:table-cell>
          <table:table-cell office:value-type="string" table:style-name="ce4">
            <text:p>U</text:p>
          </table:table-cell>
          <table:table-cell office:value-type="float" office:value="-0.39496699137300001" table:style-name="ce4">
            <text:p>-0,394966991</text:p>
          </table:table-cell>
          <table:table-cell office:value-type="float" office:value="31.235831131200001" table:style-name="ce4">
            <text:p>31,23583113</text:p>
          </table:table-cell>
          <table:table-cell office:value-type="float" office:value="1424" table:style-name="ce4">
            <text:p>1424</text:p>
          </table:table-cell>
          <table:table-cell office:value-type="float" office:value="1531.2220534766625" table:style-name="ce4">
            <text:p>1531,222053</text:p>
          </table:table-cell>
          <table:table-cell office:value-type="float" office:value="59" table:style-name="ce3">
            <text:p>59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UG201600000086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U</text:p>
          </table:table-cell>
          <table:table-cell office:value-type="float" office:value="0.18581132816699999" table:style-name="ce4">
            <text:p>0,185811328</text:p>
          </table:table-cell>
          <table:table-cell office:value-type="float" office:value="32.315978207199997" table:style-name="ce4">
            <text:p>32,31597821</text:p>
          </table:table-cell>
          <table:table-cell office:value-type="float" office:value="1220" table:style-name="ce4">
            <text:p>1220</text:p>
          </table:table-cell>
          <table:table-cell office:value-type="float" office:value="2766.8228097809283" table:style-name="ce4">
            <text:p>2766,82281</text:p>
          </table:table-cell>
          <table:table-cell office:value-type="float" office:value="112" table:style-name="ce3">
            <text:p>112</text:p>
          </table:table-cell>
          <table:table-cell table:number-columns-repeated="16375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style-name="ce4">
            <text:p>UG201600000087</text:p>
          </table:table-cell>
          <table:table-cell office:value-type="float" office:value="87" table:style-name="ce4">
            <text:p>87</text:p>
          </table:table-cell>
          <table:table-cell office:value-type="string" table:style-name="ce4">
            <text:p>U</text:p>
          </table:table-cell>
          <table:table-cell office:value-type="float" office:value="0.53454635868699996" table:style-name="ce4">
            <text:p>0,534546359</text:p>
          </table:table-cell>
          <table:table-cell office:value-type="float" office:value="32.253770716699997" table:style-name="ce4">
            <text:p>32,25377072</text:p>
          </table:table-cell>
          <table:table-cell office:value-type="float" office:value="1133" table:style-name="ce4">
            <text:p>1133</text:p>
          </table:table-cell>
          <table:table-cell office:value-type="float" office:value="1089.1135651698089" table:style-name="ce4">
            <text:p>1089,113565</text:p>
          </table:table-cell>
          <table:table-cell office:value-type="float" office:value="41" table:style-name="ce3">
            <text:p>41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UG201600000088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U</text:p>
          </table:table-cell>
          <table:table-cell office:value-type="float" office:value="0.40100799373500001" table:style-name="ce4">
            <text:p>0,401007994</text:p>
          </table:table-cell>
          <table:table-cell office:value-type="float" office:value="32.467655928799999" table:style-name="ce4">
            <text:p>32,46765593</text:p>
          </table:table-cell>
          <table:table-cell office:value-type="float" office:value="1221" table:style-name="ce4">
            <text:p>1221</text:p>
          </table:table-cell>
          <table:table-cell office:value-type="float" office:value="593.93276507795451" table:style-name="ce4">
            <text:p>593,9327651</text:p>
          </table:table-cell>
          <table:table-cell office:value-type="float" office:value="23" table:style-name="ce3">
            <text:p>23</text:p>
          </table:table-cell>
          <table:table-cell table:number-columns-repeated="16375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4">
            <text:p>UG201600000090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U</text:p>
          </table:table-cell>
          <table:table-cell office:value-type="float" office:value="0.46003847837099998" table:style-name="ce4">
            <text:p>0,460038478</text:p>
          </table:table-cell>
          <table:table-cell office:value-type="float" office:value="32.528231108600004" table:style-name="ce4">
            <text:p>32,52823111</text:p>
          </table:table-cell>
          <table:table-cell office:value-type="float" office:value="1211" table:style-name="ce4">
            <text:p>1211</text:p>
          </table:table-cell>
          <table:table-cell office:value-type="float" office:value="980.09766561008701" table:style-name="ce4">
            <text:p>980,0976656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UG201600000091</text:p>
          </table:table-cell>
          <table:table-cell office:value-type="float" office:value="91" table:style-name="ce4">
            <text:p>91</text:p>
          </table:table-cell>
          <table:table-cell office:value-type="string" table:style-name="ce4">
            <text:p>U</text:p>
          </table:table-cell>
          <table:table-cell office:value-type="float" office:value="0.370627912374" table:style-name="ce4">
            <text:p>0,370627912</text:p>
          </table:table-cell>
          <table:table-cell office:value-type="float" office:value="32.681456522200001" table:style-name="ce4">
            <text:p>32,68145652</text:p>
          </table:table-cell>
          <table:table-cell office:value-type="float" office:value="1170" table:style-name="ce4">
            <text:p>1170</text:p>
          </table:table-cell>
          <table:table-cell office:value-type="float" office:value="3001.394325625995" table:style-name="ce4">
            <text:p>3001,394326</text:p>
          </table:table-cell>
          <table:table-cell office:value-type="float" office:value="46" table:style-name="ce3">
            <text:p>46</text:p>
          </table:table-cell>
          <table:table-cell table:number-columns-repeated="16375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4">
            <text:p>UG20160000009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U</text:p>
          </table:table-cell>
          <table:table-cell office:value-type="float" office:value="0.39260625575699998" table:style-name="ce4">
            <text:p>0,392606256</text:p>
          </table:table-cell>
          <table:table-cell office:value-type="float" office:value="32.631383583800002" table:style-name="ce4">
            <text:p>32,63138358</text:p>
          </table:table-cell>
          <table:table-cell office:value-type="float" office:value="1146" table:style-name="ce4">
            <text:p>1146</text:p>
          </table:table-cell>
          <table:table-cell office:value-type="float" office:value="661.89770615566647" table:style-name="ce4">
            <text:p>661,8977062</text:p>
          </table:table-cell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UG201600000093</text:p>
          </table:table-cell>
          <table:table-cell office:value-type="float" office:value="93" table:style-name="ce4">
            <text:p>93</text:p>
          </table:table-cell>
          <table:table-cell office:value-type="string" table:style-name="ce4">
            <text:p>U</text:p>
          </table:table-cell>
          <table:table-cell office:value-type="float" office:value="0.36239996744699998" table:style-name="ce4">
            <text:p>0,362399967</text:p>
          </table:table-cell>
          <table:table-cell office:value-type="float" office:value="32.657648408100002" table:style-name="ce4">
            <text:p>32,65764841</text:p>
          </table:table-cell>
          <table:table-cell office:value-type="float" office:value="1190" table:style-name="ce4">
            <text:p>1190</text:p>
          </table:table-cell>
          <table:table-cell office:value-type="float" office:value="687.67810076123499" table:style-name="ce4">
            <text:p>687,6781008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4">
            <text:p>UG201600000094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U</text:p>
          </table:table-cell>
          <table:table-cell office:value-type="float" office:value="0.36270332388600002" table:style-name="ce4">
            <text:p>0,362703324</text:p>
          </table:table-cell>
          <table:table-cell office:value-type="float" office:value="32.648601894499997" table:style-name="ce4">
            <text:p>32,64860189</text:p>
          </table:table-cell>
          <table:table-cell office:value-type="float" office:value="1183" table:style-name="ce4">
            <text:p>1183</text:p>
          </table:table-cell>
          <table:table-cell office:value-type="float" office:value="1122.7087349543035" table:style-name="ce4">
            <text:p>1122,708735</text:p>
          </table:table-cell>
          <table:table-cell office:value-type="float" office:value="16" table:style-name="ce3">
            <text:p>16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UG201600000095</text:p>
          </table:table-cell>
          <table:table-cell office:value-type="float" office:value="95" table:style-name="ce4">
            <text:p>95</text:p>
          </table:table-cell>
          <table:table-cell office:value-type="string" table:style-name="ce4">
            <text:p>U</text:p>
          </table:table-cell>
          <table:table-cell office:value-type="float" office:value="0.25103398236800001" table:style-name="ce4">
            <text:p>0,251033982</text:p>
          </table:table-cell>
          <table:table-cell office:value-type="float" office:value="32.556573759199999" table:style-name="ce4">
            <text:p>32,55657376</text:p>
          </table:table-cell>
          <table:table-cell office:value-type="float" office:value="1229" table:style-name="ce4">
            <text:p>1229</text:p>
          </table:table-cell>
          <table:table-cell office:value-type="float" office:value="474.28903138317628" table:style-name="ce4">
            <text:p>474,2890314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4">
            <text:p>UG201600000096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U</text:p>
          </table:table-cell>
          <table:table-cell office:value-type="float" office:value="0.27475265873299998" table:style-name="ce4">
            <text:p>0,274752659</text:p>
          </table:table-cell>
          <table:table-cell office:value-type="float" office:value="32.555527852799997" table:style-name="ce4">
            <text:p>32,55552785</text:p>
          </table:table-cell>
          <table:table-cell office:value-type="float" office:value="1218" table:style-name="ce4">
            <text:p>1218</text:p>
          </table:table-cell>
          <table:table-cell office:value-type="float" office:value="746.57236003320872" table:style-name="ce4">
            <text:p>746,57236</text:p>
          </table:table-cell>
          <table:table-cell office:value-type="float" office:value="11" table:style-name="ce3">
            <text:p>11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UG201600000097</text:p>
          </table:table-cell>
          <table:table-cell office:value-type="float" office:value="97" table:style-name="ce4">
            <text:p>97</text:p>
          </table:table-cell>
          <table:table-cell office:value-type="string" table:style-name="ce4">
            <text:p>U</text:p>
          </table:table-cell>
          <table:table-cell office:value-type="float" office:value="0.283336099678" table:style-name="ce4">
            <text:p>0,2833361</text:p>
          </table:table-cell>
          <table:table-cell office:value-type="float" office:value="32.528207143300001" table:style-name="ce4">
            <text:p>32,52820714</text:p>
          </table:table-cell>
          <table:table-cell office:value-type="float" office:value="1163" table:style-name="ce4">
            <text:p>1163</text:p>
          </table:table-cell>
          <table:table-cell office:value-type="float" office:value="571.4857164704755" table:style-name="ce4">
            <text:p>571,4857165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style-name="ce4">
            <text:p>UG201600000098</text:p>
          </table:table-cell>
          <table:table-cell office:value-type="float" office:value="98" table:style-name="ce4">
            <text:p>98</text:p>
          </table:table-cell>
          <table:table-cell office:value-type="string" table:style-name="ce4">
            <text:p>U</text:p>
          </table:table-cell>
          <table:table-cell office:value-type="float" office:value="0.240867388505" table:style-name="ce4">
            <text:p>0,240867389</text:p>
          </table:table-cell>
          <table:table-cell office:value-type="float" office:value="32.5896422681" table:style-name="ce4">
            <text:p>32,58964227</text:p>
          </table:table-cell>
          <table:table-cell office:value-type="float" office:value="1197" table:style-name="ce4">
            <text:p>1197</text:p>
          </table:table-cell>
          <table:table-cell office:value-type="float" office:value="1307.756864765264" table:style-name="ce4">
            <text:p>1307,756865</text:p>
          </table:table-cell>
          <table:table-cell office:value-type="float" office:value="24" table:style-name="ce3">
            <text:p>24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UG201600000099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U</text:p>
          </table:table-cell>
          <table:table-cell office:value-type="float" office:value="0.38952941157400001" table:style-name="ce4">
            <text:p>0,389529412</text:p>
          </table:table-cell>
          <table:table-cell office:value-type="float" office:value="32.545788464200001" table:style-name="ce4">
            <text:p>32,54578846</text:p>
          </table:table-cell>
          <table:table-cell office:value-type="float" office:value="1203" table:style-name="ce4">
            <text:p>1203</text:p>
          </table:table-cell>
          <table:table-cell office:value-type="float" office:value="259.510528434989" table:style-name="ce4">
            <text:p>259,5105284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string" table:style-name="ce4">
            <text:p>UG20160000010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U</text:p>
          </table:table-cell>
          <table:table-cell office:value-type="float" office:value="0.39944726351499998" table:style-name="ce4">
            <text:p>0,399447264</text:p>
          </table:table-cell>
          <table:table-cell office:value-type="float" office:value="32.547657859300003" table:style-name="ce4">
            <text:p>32,54765786</text:p>
          </table:table-cell>
          <table:table-cell office:value-type="float" office:value="1177" table:style-name="ce4">
            <text:p>1177</text:p>
          </table:table-cell>
          <table:table-cell office:value-type="float" office:value="830.76554858763018" table:style-name="ce4">
            <text:p>830,7655486</text:p>
          </table:table-cell>
          <table:table-cell office:value-type="float" office:value="11" table:style-name="ce3">
            <text:p>11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UG201600000101</text:p>
          </table:table-cell>
          <table:table-cell office:value-type="float" office:value="101" table:style-name="ce4">
            <text:p>101</text:p>
          </table:table-cell>
          <table:table-cell office:value-type="string" table:style-name="ce4">
            <text:p>U</text:p>
          </table:table-cell>
          <table:table-cell office:value-type="float" office:value="0.35708026207999999" table:style-name="ce4">
            <text:p>0,357080262</text:p>
          </table:table-cell>
          <table:table-cell office:value-type="float" office:value="32.549314323399997" table:style-name="ce4">
            <text:p>32,54931432</text:p>
          </table:table-cell>
          <table:table-cell office:value-type="float" office:value="1174" table:style-name="ce4">
            <text:p>1174</text:p>
          </table:table-cell>
          <table:table-cell office:value-type="float" office:value="571.93209306094809" table:style-name="ce4">
            <text:p>571,9320931</text:p>
          </table:table-cell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4">
            <text:p>UG201600000102</text:p>
          </table:table-cell>
          <table:table-cell office:value-type="float" office:value="102" table:style-name="ce4">
            <text:p>102</text:p>
          </table:table-cell>
          <table:table-cell office:value-type="string" table:style-name="ce4">
            <text:p>R</text:p>
          </table:table-cell>
          <table:table-cell office:value-type="float" office:value="1.17524670009" table:style-name="ce4">
            <text:p>1,1752467</text:p>
          </table:table-cell>
          <table:table-cell office:value-type="float" office:value="32.415653642800002" table:style-name="ce4">
            <text:p>32,41565364</text:p>
          </table:table-cell>
          <table:table-cell office:value-type="float" office:value="1070" table:style-name="ce4">
            <text:p>1070</text:p>
          </table:table-cell>
          <table:table-cell office:value-type="float" office:value="4618.300711532218" table:style-name="ce4">
            <text:p>4618,300712</text:p>
          </table:table-cell>
          <table:table-cell office:value-type="float" office:value="154" table:style-name="ce3">
            <text:p>154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UG201600000103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R</text:p>
          </table:table-cell>
          <table:table-cell office:value-type="float" office:value="1.5079801824500001" table:style-name="ce4">
            <text:p>1,507980182</text:p>
          </table:table-cell>
          <table:table-cell office:value-type="float" office:value="32.510462450799999" table:style-name="ce4">
            <text:p>32,51046245</text:p>
          </table:table-cell>
          <table:table-cell office:value-type="float" office:value="1062" table:style-name="ce4">
            <text:p>1062</text:p>
          </table:table-cell>
          <table:table-cell office:value-type="float" office:value="3214.7524171679815" table:style-name="ce4">
            <text:p>3214,752417</text:p>
          </table:table-cell>
          <table:table-cell office:value-type="float" office:value="119" table:style-name="ce3">
            <text:p>119</text:p>
          </table:table-cell>
          <table:table-cell table:number-columns-repeated="16375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4">
            <text:p>UG201600000104</text:p>
          </table:table-cell>
          <table:table-cell office:value-type="float" office:value="104" table:style-name="ce4">
            <text:p>104</text:p>
          </table:table-cell>
          <table:table-cell office:value-type="string" table:style-name="ce4">
            <text:p>R</text:p>
          </table:table-cell>
          <table:table-cell office:value-type="float" office:value="0.72633932463700002" table:style-name="ce4">
            <text:p>0,726339325</text:p>
          </table:table-cell>
          <table:table-cell office:value-type="float" office:value="32.439695587199999" table:style-name="ce4">
            <text:p>32,43969559</text:p>
          </table:table-cell>
          <table:table-cell office:value-type="float" office:value="1158" table:style-name="ce4">
            <text:p>1158</text:p>
          </table:table-cell>
          <table:table-cell office:value-type="float" office:value="4094.2292440503757" table:style-name="ce4">
            <text:p>4094,229244</text:p>
          </table:table-cell>
          <table:table-cell office:value-type="float" office:value="122" table:style-name="ce3">
            <text:p>122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UG201600000105</text:p>
          </table:table-cell>
          <table:table-cell office:value-type="float" office:value="105" table:style-name="ce4">
            <text:p>105</text:p>
          </table:table-cell>
          <table:table-cell office:value-type="string" table:style-name="ce4">
            <text:p>R</text:p>
          </table:table-cell>
          <table:table-cell office:value-type="float" office:value="1.3006522438000001" table:style-name="ce4">
            <text:p>1,300652244</text:p>
          </table:table-cell>
          <table:table-cell office:value-type="float" office:value="31.899481501" table:style-name="ce4">
            <text:p>31,8994815</text:p>
          </table:table-cell>
          <table:table-cell office:value-type="float" office:value="1076" table:style-name="ce4">
            <text:p>1076</text:p>
          </table:table-cell>
          <table:table-cell office:value-type="float" office:value="16870.189414846376" table:style-name="ce4">
            <text:p>16870,18941</text:p>
          </table:table-cell>
          <table:table-cell office:value-type="float" office:value="347" table:style-name="ce3">
            <text:p>347</text:p>
          </table:table-cell>
          <table:table-cell table:number-columns-repeated="16375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4">
            <text:p>UG201600000106</text:p>
          </table:table-cell>
          <table:table-cell office:value-type="float" office:value="106" table:style-name="ce4">
            <text:p>106</text:p>
          </table:table-cell>
          <table:table-cell office:value-type="string" table:style-name="ce4">
            <text:p>R</text:p>
          </table:table-cell>
          <table:table-cell office:value-type="float" office:value="1.0127106460399999" table:style-name="ce4">
            <text:p>1,012710646</text:p>
          </table:table-cell>
          <table:table-cell office:value-type="float" office:value="31.5846562698" table:style-name="ce4">
            <text:p>31,58465627</text:p>
          </table:table-cell>
          <table:table-cell office:value-type="float" office:value="1143" table:style-name="ce4">
            <text:p>1143</text:p>
          </table:table-cell>
          <table:table-cell office:value-type="float" office:value="2995.2319196533931" table:style-name="ce4">
            <text:p>2995,23192</text:p>
          </table:table-cell>
          <table:table-cell office:value-type="float" office:value="45" table:style-name="ce3">
            <text:p>45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UG201600000108</text:p>
          </table:table-cell>
          <table:table-cell office:value-type="float" office:value="108" table:style-name="ce4">
            <text:p>108</text:p>
          </table:table-cell>
          <table:table-cell office:value-type="string" table:style-name="ce4">
            <text:p>R</text:p>
          </table:table-cell>
          <table:table-cell office:value-type="float" office:value="0.64147902608200003" table:style-name="ce4">
            <text:p>0,641479026</text:p>
          </table:table-cell>
          <table:table-cell office:value-type="float" office:value="32.024168535699999" table:style-name="ce4">
            <text:p>32,02416854</text:p>
          </table:table-cell>
          <table:table-cell office:value-type="float" office:value="1358" table:style-name="ce4">
            <text:p>1358</text:p>
          </table:table-cell>
          <table:table-cell office:value-type="float" office:value="1717.042858188518" table:style-name="ce4">
            <text:p>1717,042858</text:p>
          </table:table-cell>
          <table:table-cell office:value-type="float" office:value="47" table:style-name="ce3">
            <text:p>47</text:p>
          </table:table-cell>
          <table:table-cell table:number-columns-repeated="16375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style-name="ce4">
            <text:p>UG201600000109</text:p>
          </table:table-cell>
          <table:table-cell office:value-type="float" office:value="109" table:style-name="ce4">
            <text:p>109</text:p>
          </table:table-cell>
          <table:table-cell office:value-type="string" table:style-name="ce4">
            <text:p>R</text:p>
          </table:table-cell>
          <table:table-cell office:value-type="float" office:value="0.78886985688599998" table:style-name="ce4">
            <text:p>0,788869857</text:p>
          </table:table-cell>
          <table:table-cell office:value-type="float" office:value="31.8995898995" table:style-name="ce4">
            <text:p>31,8995899</text:p>
          </table:table-cell>
          <table:table-cell office:value-type="float" office:value="1371" table:style-name="ce4">
            <text:p>1371</text:p>
          </table:table-cell>
          <table:table-cell office:value-type="float" office:value="1778.3236902571939" table:style-name="ce4">
            <text:p>1778,32369</text:p>
          </table:table-cell>
          <table:table-cell office:value-type="float" office:value="69" table:style-name="ce3">
            <text:p>69</text:p>
          </table:table-cell>
          <table:table-cell table:number-columns-repeated="16375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4">
            <text:p>UG201600000110</text:p>
          </table:table-cell>
          <table:table-cell office:value-type="float" office:value="110" table:style-name="ce4">
            <text:p>110</text:p>
          </table:table-cell>
          <table:table-cell office:value-type="string" table:style-name="ce4">
            <text:p>R</text:p>
          </table:table-cell>
          <table:table-cell office:value-type="float" office:value="0.59864107004699996" table:style-name="ce4">
            <text:p>0,59864107</text:p>
          </table:table-cell>
          <table:table-cell office:value-type="float" office:value="31.530475469900001" table:style-name="ce4">
            <text:p>31,53047547</text:p>
          </table:table-cell>
          <table:table-cell office:value-type="float" office:value="1256" table:style-name="ce4">
            <text:p>1256</text:p>
          </table:table-cell>
          <table:table-cell office:value-type="float" office:value="3369.6020416728902" table:style-name="ce4">
            <text:p>3369,602042</text:p>
          </table:table-cell>
          <table:table-cell office:value-type="float" office:value="83" table:style-name="ce3">
            <text:p>83</text:p>
          </table:table-cell>
          <table:table-cell table:number-columns-repeated="16375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string" table:style-name="ce4">
            <text:p>UG201600000111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R</text:p>
          </table:table-cell>
          <table:table-cell office:value-type="float" office:value="0.63547512632000003" table:style-name="ce4">
            <text:p>0,635475126</text:p>
          </table:table-cell>
          <table:table-cell office:value-type="float" office:value="31.557086127000002" table:style-name="ce4">
            <text:p>31,55708613</text:p>
          </table:table-cell>
          <table:table-cell office:value-type="float" office:value="1263" table:style-name="ce4">
            <text:p>1263</text:p>
          </table:table-cell>
          <table:table-cell office:value-type="float" office:value="5642.1897673380781" table:style-name="ce4">
            <text:p>5642,189767</text:p>
          </table:table-cell>
          <table:table-cell office:value-type="float" office:value="91" table:style-name="ce3">
            <text:p>91</text:p>
          </table:table-cell>
          <table:table-cell table:number-columns-repeated="16375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4">
            <text:p>UG201600000112</text:p>
          </table:table-cell>
          <table:table-cell office:value-type="float" office:value="112" table:style-name="ce4">
            <text:p>112</text:p>
          </table:table-cell>
          <table:table-cell office:value-type="string" table:style-name="ce4">
            <text:p>R</text:p>
          </table:table-cell>
          <table:table-cell office:value-type="float" office:value="0.51869744886199998" table:style-name="ce4">
            <text:p>0,518697449</text:p>
          </table:table-cell>
          <table:table-cell office:value-type="float" office:value="31.2932795571" table:style-name="ce4">
            <text:p>31,29327956</text:p>
          </table:table-cell>
          <table:table-cell office:value-type="float" office:value="1287" table:style-name="ce4">
            <text:p>1287</text:p>
          </table:table-cell>
          <table:table-cell office:value-type="float" office:value="3205.6501302992679" table:style-name="ce4">
            <text:p>3205,65013</text:p>
          </table:table-cell>
          <table:table-cell office:value-type="float" office:value="130" table:style-name="ce3">
            <text:p>130</text:p>
          </table:table-cell>
          <table:table-cell table:number-columns-repeated="16375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4">
            <text:p>UG201600000113</text:p>
          </table:table-cell>
          <table:table-cell office:value-type="float" office:value="113" table:style-name="ce4">
            <text:p>113</text:p>
          </table:table-cell>
          <table:table-cell office:value-type="string" table:style-name="ce4">
            <text:p>R</text:p>
          </table:table-cell>
          <table:table-cell office:value-type="float" office:value="0.41118679287900001" table:style-name="ce4">
            <text:p>0,411186793</text:p>
          </table:table-cell>
          <table:table-cell office:value-type="float" office:value="31.242010337100002" table:style-name="ce4">
            <text:p>31,24201034</text:p>
          </table:table-cell>
          <table:table-cell office:value-type="float" office:value="1259" table:style-name="ce4">
            <text:p>1259</text:p>
          </table:table-cell>
          <table:table-cell office:value-type="float" office:value="3429.294192801216" table:style-name="ce4">
            <text:p>3429,294193</text:p>
          </table:table-cell>
          <table:table-cell office:value-type="float" office:value="115" table:style-name="ce3">
            <text:p>115</text:p>
          </table:table-cell>
          <table:table-cell table:number-columns-repeated="16375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UG201600000114</text:p>
          </table:table-cell>
          <table:table-cell office:value-type="float" office:value="114" table:style-name="ce4">
            <text:p>114</text:p>
          </table:table-cell>
          <table:table-cell office:value-type="string" table:style-name="ce4">
            <text:p>R</text:p>
          </table:table-cell>
          <table:table-cell office:value-type="float" office:value="0.56232284314699998" table:style-name="ce4">
            <text:p>0,562322843</text:p>
          </table:table-cell>
          <table:table-cell office:value-type="float" office:value="31.6976157625" table:style-name="ce4">
            <text:p>31,69761576</text:p>
          </table:table-cell>
          <table:table-cell office:value-type="float" office:value="1280" table:style-name="ce4">
            <text:p>1280</text:p>
          </table:table-cell>
          <table:table-cell office:value-type="float" office:value="4162.38235233457" table:style-name="ce4">
            <text:p>4162,382352</text:p>
          </table:table-cell>
          <table:table-cell office:value-type="float" office:value="83" table:style-name="ce3">
            <text:p>83</text:p>
          </table:table-cell>
          <table:table-cell table:number-columns-repeated="16375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4">
            <text:p>UG201600000115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R</text:p>
          </table:table-cell>
          <table:table-cell office:value-type="float" office:value="0.64259442875200001" table:style-name="ce4">
            <text:p>0,642594429</text:p>
          </table:table-cell>
          <table:table-cell office:value-type="float" office:value="31.800641622400001" table:style-name="ce4">
            <text:p>31,80064162</text:p>
          </table:table-cell>
          <table:table-cell office:value-type="float" office:value="1249" table:style-name="ce4">
            <text:p>1249</text:p>
          </table:table-cell>
          <table:table-cell office:value-type="float" office:value="1470.4086936784015" table:style-name="ce4">
            <text:p>1470,408694</text:p>
          </table:table-cell>
          <table:table-cell office:value-type="float" office:value="54" table:style-name="ce3">
            <text:p>54</text:p>
          </table:table-cell>
          <table:table-cell table:number-columns-repeated="16375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4">
            <text:p>UG201600000116</text:p>
          </table:table-cell>
          <table:table-cell office:value-type="float" office:value="116" table:style-name="ce4">
            <text:p>116</text:p>
          </table:table-cell>
          <table:table-cell office:value-type="string" table:style-name="ce4">
            <text:p>R</text:p>
          </table:table-cell>
          <table:table-cell office:value-type="float" office:value="0.46091860820899999" table:style-name="ce4">
            <text:p>0,460918608</text:p>
          </table:table-cell>
          <table:table-cell office:value-type="float" office:value="31.944880961599999" table:style-name="ce4">
            <text:p>31,94488096</text:p>
          </table:table-cell>
          <table:table-cell office:value-type="float" office:value="1200" table:style-name="ce4">
            <text:p>1200</text:p>
          </table:table-cell>
          <table:table-cell office:value-type="float" office:value="1254.2131943412151" table:style-name="ce4">
            <text:p>1254,213194</text:p>
          </table:table-cell>
          <table:table-cell office:value-type="float" office:value="48" table:style-name="ce3">
            <text:p>48</text:p>
          </table:table-cell>
          <table:table-cell table:number-columns-repeated="16375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style-name="ce4">
            <text:p>UG201600000118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R</text:p>
          </table:table-cell>
          <table:table-cell office:value-type="float" office:value="0.53824849751000003" table:style-name="ce4">
            <text:p>0,538248498</text:p>
          </table:table-cell>
          <table:table-cell office:value-type="float" office:value="31.918761079999999" table:style-name="ce4">
            <text:p>31,91876108</text:p>
          </table:table-cell>
          <table:table-cell office:value-type="float" office:value="1244" table:style-name="ce4">
            <text:p>1244</text:p>
          </table:table-cell>
          <table:table-cell office:value-type="float" office:value="5071.3746157225805" table:style-name="ce4">
            <text:p>5071,374616</text:p>
          </table:table-cell>
          <table:table-cell office:value-type="float" office:value="153" table:style-name="ce3">
            <text:p>153</text:p>
          </table:table-cell>
          <table:table-cell table:number-columns-repeated="16375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4">
            <text:p>UG201600000119</text:p>
          </table:table-cell>
          <table:table-cell office:value-type="float" office:value="119" table:style-name="ce4">
            <text:p>119</text:p>
          </table:table-cell>
          <table:table-cell office:value-type="string" table:style-name="ce4">
            <text:p>R</text:p>
          </table:table-cell>
          <table:table-cell office:value-type="float" office:value="0.57423240566599998" table:style-name="ce4">
            <text:p>0,574232406</text:p>
          </table:table-cell>
          <table:table-cell office:value-type="float" office:value="32.110493965000003" table:style-name="ce4">
            <text:p>32,11049397</text:p>
          </table:table-cell>
          <table:table-cell office:value-type="float" office:value="1153" table:style-name="ce4">
            <text:p>1153</text:p>
          </table:table-cell>
          <table:table-cell office:value-type="float" office:value="2352.7078211142812" table:style-name="ce4">
            <text:p>2352,707821</text:p>
          </table:table-cell>
          <table:table-cell office:value-type="float" office:value="90" table:style-name="ce3">
            <text:p>90</text:p>
          </table:table-cell>
          <table:table-cell table:number-columns-repeated="16375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string" table:style-name="ce4">
            <text:p>UG201600000120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R</text:p>
          </table:table-cell>
          <table:table-cell office:value-type="float" office:value="0.57777359634799996" table:style-name="ce4">
            <text:p>0,577773596</text:p>
          </table:table-cell>
          <table:table-cell office:value-type="float" office:value="32.641562426100002" table:style-name="ce4">
            <text:p>32,64156243</text:p>
          </table:table-cell>
          <table:table-cell office:value-type="float" office:value="1159" table:style-name="ce4">
            <text:p>1159</text:p>
          </table:table-cell>
          <table:table-cell office:value-type="float" office:value="696.37516707038878" table:style-name="ce4">
            <text:p>696,3751671</text:p>
          </table:table-cell>
          <table:table-cell office:value-type="float" office:value="26" table:style-name="ce3">
            <text:p>26</text:p>
          </table:table-cell>
          <table:table-cell table:number-columns-repeated="16375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string" table:style-name="ce4">
            <text:p>UG201600000121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R</text:p>
          </table:table-cell>
          <table:table-cell office:value-type="float" office:value="0.86768325264699997" table:style-name="ce4">
            <text:p>0,867683253</text:p>
          </table:table-cell>
          <table:table-cell office:value-type="float" office:value="32.654494849700001" table:style-name="ce4">
            <text:p>32,65449485</text:p>
          </table:table-cell>
          <table:table-cell office:value-type="float" office:value="1110" table:style-name="ce4">
            <text:p>1110</text:p>
          </table:table-cell>
          <table:table-cell office:value-type="float" office:value="1849.7789949906733" table:style-name="ce4">
            <text:p>1849,778995</text:p>
          </table:table-cell>
          <table:table-cell office:value-type="float" office:value="50" table:style-name="ce3">
            <text:p>50</text:p>
          </table:table-cell>
          <table:table-cell table:number-columns-repeated="16375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string" table:style-name="ce4">
            <text:p>UG201600000122</text:p>
          </table:table-cell>
          <table:table-cell office:value-type="float" office:value="122" table:style-name="ce4">
            <text:p>122</text:p>
          </table:table-cell>
          <table:table-cell office:value-type="string" table:style-name="ce4">
            <text:p>R</text:p>
          </table:table-cell>
          <table:table-cell office:value-type="float" office:value="0.94479175926699999" table:style-name="ce4">
            <text:p>0,944791759</text:p>
          </table:table-cell>
          <table:table-cell office:value-type="float" office:value="32.523472532500001" table:style-name="ce4">
            <text:p>32,52347253</text:p>
          </table:table-cell>
          <table:table-cell office:value-type="float" office:value="1086" table:style-name="ce4">
            <text:p>1086</text:p>
          </table:table-cell>
          <table:table-cell office:value-type="float" office:value="6411.7520877206434" table:style-name="ce4">
            <text:p>6411,752088</text:p>
          </table:table-cell>
          <table:table-cell office:value-type="float" office:value="165" table:style-name="ce3">
            <text:p>165</text:p>
          </table:table-cell>
          <table:table-cell table:number-columns-repeated="16375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string" table:style-name="ce4">
            <text:p>UG201600000123</text:p>
          </table:table-cell>
          <table:table-cell office:value-type="float" office:value="123" table:style-name="ce4">
            <text:p>123</text:p>
          </table:table-cell>
          <table:table-cell office:value-type="string" table:style-name="ce4">
            <text:p>R</text:p>
          </table:table-cell>
          <table:table-cell office:value-type="float" office:value="0.85683195376900001" table:style-name="ce4">
            <text:p>0,856831954</text:p>
          </table:table-cell>
          <table:table-cell office:value-type="float" office:value="32.443808350099999" table:style-name="ce4">
            <text:p>32,44380835</text:p>
          </table:table-cell>
          <table:table-cell office:value-type="float" office:value="1096" table:style-name="ce4">
            <text:p>1096</text:p>
          </table:table-cell>
          <table:table-cell office:value-type="float" office:value="1984.7685790955456" table:style-name="ce4">
            <text:p>1984,768579</text:p>
          </table:table-cell>
          <table:table-cell office:value-type="float" office:value="67" table:style-name="ce3">
            <text:p>67</text:p>
          </table:table-cell>
          <table:table-cell table:number-columns-repeated="16375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4">
            <text:p>UG201600000124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R</text:p>
          </table:table-cell>
          <table:table-cell office:value-type="float" office:value="1.0958632162599999" table:style-name="ce4">
            <text:p>1,095863216</text:p>
          </table:table-cell>
          <table:table-cell office:value-type="float" office:value="32.878060799799997" table:style-name="ce4">
            <text:p>32,8780608</text:p>
          </table:table-cell>
          <table:table-cell office:value-type="float" office:value="1067" table:style-name="ce4">
            <text:p>1067</text:p>
          </table:table-cell>
          <table:table-cell office:value-type="float" office:value="987.20026080511866" table:style-name="ce4">
            <text:p>987,2002608</text:p>
          </table:table-cell>
          <table:table-cell office:value-type="float" office:value="31" table:style-name="ce3">
            <text:p>31</text:p>
          </table:table-cell>
          <table:table-cell table:number-columns-repeated="16375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style-name="ce4">
            <text:p>UG201600000125</text:p>
          </table:table-cell>
          <table:table-cell office:value-type="float" office:value="125" table:style-name="ce4">
            <text:p>125</text:p>
          </table:table-cell>
          <table:table-cell office:value-type="string" table:style-name="ce4">
            <text:p>R</text:p>
          </table:table-cell>
          <table:table-cell office:value-type="float" office:value="0.87560728067100002" table:style-name="ce4">
            <text:p>0,875607281</text:p>
          </table:table-cell>
          <table:table-cell office:value-type="float" office:value="32.893435691000001" table:style-name="ce4">
            <text:p>32,89343569</text:p>
          </table:table-cell>
          <table:table-cell office:value-type="float" office:value="1079" table:style-name="ce4">
            <text:p>1079</text:p>
          </table:table-cell>
          <table:table-cell office:value-type="float" office:value="4738.3155013336682" table:style-name="ce4">
            <text:p>4738,315501</text:p>
          </table:table-cell>
          <table:table-cell office:value-type="float" office:value="163" table:style-name="ce3">
            <text:p>163</text:p>
          </table:table-cell>
          <table:table-cell table:number-columns-repeated="16375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style-name="ce4">
            <text:p>UG201600000126</text:p>
          </table:table-cell>
          <table:table-cell office:value-type="float" office:value="126" table:style-name="ce4">
            <text:p>126</text:p>
          </table:table-cell>
          <table:table-cell office:value-type="string" table:style-name="ce4">
            <text:p>R</text:p>
          </table:table-cell>
          <table:table-cell office:value-type="float" office:value="0.755486581632" table:style-name="ce4">
            <text:p>0,755486582</text:p>
          </table:table-cell>
          <table:table-cell office:value-type="float" office:value="33.006405427600001" table:style-name="ce4">
            <text:p>33,00640543</text:p>
          </table:table-cell>
          <table:table-cell office:value-type="float" office:value="1096" table:style-name="ce4">
            <text:p>1096</text:p>
          </table:table-cell>
          <table:table-cell office:value-type="float" office:value="2869.7853169053692" table:style-name="ce4">
            <text:p>2869,785317</text:p>
          </table:table-cell>
          <table:table-cell office:value-type="float" office:value="105" table:style-name="ce3">
            <text:p>105</text:p>
          </table:table-cell>
          <table:table-cell table:number-columns-repeated="16375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string" table:style-name="ce4">
            <text:p>UG201600000127</text:p>
          </table:table-cell>
          <table:table-cell office:value-type="float" office:value="127" table:style-name="ce4">
            <text:p>127</text:p>
          </table:table-cell>
          <table:table-cell office:value-type="string" table:style-name="ce4">
            <text:p>R</text:p>
          </table:table-cell>
          <table:table-cell office:value-type="float" office:value="0.77229078581999999" table:style-name="ce4">
            <text:p>0,772290786</text:p>
          </table:table-cell>
          <table:table-cell office:value-type="float" office:value="32.912662893700002" table:style-name="ce4">
            <text:p>32,91266289</text:p>
          </table:table-cell>
          <table:table-cell office:value-type="float" office:value="1088" table:style-name="ce4">
            <text:p>1088</text:p>
          </table:table-cell>
          <table:table-cell office:value-type="float" office:value="2257.9381487962642" table:style-name="ce4">
            <text:p>2257,938149</text:p>
          </table:table-cell>
          <table:table-cell office:value-type="float" office:value="87" table:style-name="ce3">
            <text:p>87</text:p>
          </table:table-cell>
          <table:table-cell table:number-columns-repeated="16375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style-name="ce4">
            <text:p>UG201600000128</text:p>
          </table:table-cell>
          <table:table-cell office:value-type="float" office:value="128" table:style-name="ce4">
            <text:p>128</text:p>
          </table:table-cell>
          <table:table-cell office:value-type="string" table:style-name="ce4">
            <text:p>R</text:p>
          </table:table-cell>
          <table:table-cell office:value-type="float" office:value="0.45194906834600002" table:style-name="ce4">
            <text:p>0,451949068</text:p>
          </table:table-cell>
          <table:table-cell office:value-type="float" office:value="32.720759803299998" table:style-name="ce4">
            <text:p>32,7207598</text:p>
          </table:table-cell>
          <table:table-cell office:value-type="float" office:value="1168" table:style-name="ce4">
            <text:p>1168</text:p>
          </table:table-cell>
          <table:table-cell office:value-type="float" office:value="3111.4749353144107" table:style-name="ce4">
            <text:p>3111,474935</text:p>
          </table:table-cell>
          <table:table-cell office:value-type="float" office:value="61" table:style-name="ce3">
            <text:p>61</text:p>
          </table:table-cell>
          <table:table-cell table:number-columns-repeated="16375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string" table:style-name="ce4">
            <text:p>UG201600000129</text:p>
          </table:table-cell>
          <table:table-cell office:value-type="float" office:value="129" table:style-name="ce4">
            <text:p>129</text:p>
          </table:table-cell>
          <table:table-cell office:value-type="string" table:style-name="ce4">
            <text:p>R</text:p>
          </table:table-cell>
          <table:table-cell office:value-type="float" office:value="0.24978445187699999" table:style-name="ce4">
            <text:p>0,249784452</text:p>
          </table:table-cell>
          <table:table-cell office:value-type="float" office:value="32.879850579100001" table:style-name="ce4">
            <text:p>32,87985058</text:p>
          </table:table-cell>
          <table:table-cell office:value-type="float" office:value="1173" table:style-name="ce4">
            <text:p>1173</text:p>
          </table:table-cell>
          <table:table-cell office:value-type="float" office:value="2021.0118684503643" table:style-name="ce4">
            <text:p>2021,011868</text:p>
          </table:table-cell>
          <table:table-cell office:value-type="float" office:value="59" table:style-name="ce3">
            <text:p>59</text:p>
          </table:table-cell>
          <table:table-cell table:number-columns-repeated="16375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string" table:style-name="ce4">
            <text:p>UG201600000130</text:p>
          </table:table-cell>
          <table:table-cell office:value-type="float" office:value="130" table:style-name="ce4">
            <text:p>130</text:p>
          </table:table-cell>
          <table:table-cell office:value-type="string" table:style-name="ce4">
            <text:p>R</text:p>
          </table:table-cell>
          <table:table-cell office:value-type="float" office:value="0.436326472071" table:style-name="ce4">
            <text:p>0,436326472</text:p>
          </table:table-cell>
          <table:table-cell office:value-type="float" office:value="32.800171494600001" table:style-name="ce4">
            <text:p>32,80017149</text:p>
          </table:table-cell>
          <table:table-cell office:value-type="float" office:value="1200" table:style-name="ce4">
            <text:p>1200</text:p>
          </table:table-cell>
          <table:table-cell office:value-type="float" office:value="937.12045309889663" table:style-name="ce4">
            <text:p>937,1204531</text:p>
          </table:table-cell>
          <table:table-cell office:value-type="float" office:value="36" table:style-name="ce3">
            <text:p>36</text:p>
          </table:table-cell>
          <table:table-cell table:number-columns-repeated="16375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string" table:style-name="ce4">
            <text:p>UG201600000131</text:p>
          </table:table-cell>
          <table:table-cell office:value-type="float" office:value="131" table:style-name="ce4">
            <text:p>131</text:p>
          </table:table-cell>
          <table:table-cell office:value-type="string" table:style-name="ce4">
            <text:p>R</text:p>
          </table:table-cell>
          <table:table-cell office:value-type="float" office:value="0.619267863473" table:style-name="ce4">
            <text:p>0,619267863</text:p>
          </table:table-cell>
          <table:table-cell office:value-type="float" office:value="32.884335151000002" table:style-name="ce4">
            <text:p>32,88433515</text:p>
          </table:table-cell>
          <table:table-cell office:value-type="float" office:value="1089" table:style-name="ce4">
            <text:p>1089</text:p>
          </table:table-cell>
          <table:table-cell office:value-type="float" office:value="4117.5572301134107" table:style-name="ce4">
            <text:p>4117,55723</text:p>
          </table:table-cell>
          <table:table-cell office:value-type="float" office:value="150" table:style-name="ce3">
            <text:p>150</text:p>
          </table:table-cell>
          <table:table-cell table:number-columns-repeated="16375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string" table:style-name="ce4">
            <text:p>UG20160000013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R</text:p>
          </table:table-cell>
          <table:table-cell office:value-type="float" office:value="0.60254918721499995" table:style-name="ce4">
            <text:p>0,602549187</text:p>
          </table:table-cell>
          <table:table-cell office:value-type="float" office:value="32.783324904399997" table:style-name="ce4">
            <text:p>32,7833249</text:p>
          </table:table-cell>
          <table:table-cell office:value-type="float" office:value="1126" table:style-name="ce4">
            <text:p>1126</text:p>
          </table:table-cell>
          <table:table-cell office:value-type="float" office:value="1394.2697506071024" table:style-name="ce4">
            <text:p>1394,269751</text:p>
          </table:table-cell>
          <table:table-cell office:value-type="float" office:value="56" table:style-name="ce3">
            <text:p>56</text:p>
          </table:table-cell>
          <table:table-cell table:number-columns-repeated="16375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string" table:style-name="ce4">
            <text:p>UG201600000133</text:p>
          </table:table-cell>
          <table:table-cell office:value-type="float" office:value="133" table:style-name="ce4">
            <text:p>133</text:p>
          </table:table-cell>
          <table:table-cell office:value-type="string" table:style-name="ce4">
            <text:p>R</text:p>
          </table:table-cell>
          <table:table-cell office:value-type="float" office:value="0.67126290812400002" table:style-name="ce4">
            <text:p>0,671262908</text:p>
          </table:table-cell>
          <table:table-cell office:value-type="float" office:value="32.762223176799999" table:style-name="ce4">
            <text:p>32,76222318</text:p>
          </table:table-cell>
          <table:table-cell office:value-type="float" office:value="1072" table:style-name="ce4">
            <text:p>1072</text:p>
          </table:table-cell>
          <table:table-cell office:value-type="float" office:value="5302.2055480024428" table:style-name="ce4">
            <text:p>5302,205548</text:p>
          </table:table-cell>
          <table:table-cell office:value-type="float" office:value="103" table:style-name="ce3">
            <text:p>103</text:p>
          </table:table-cell>
          <table:table-cell table:number-columns-repeated="16375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4">
            <text:p>UG201600000134</text:p>
          </table:table-cell>
          <table:table-cell office:value-type="float" office:value="134" table:style-name="ce4">
            <text:p>134</text:p>
          </table:table-cell>
          <table:table-cell office:value-type="string" table:style-name="ce4">
            <text:p>R</text:p>
          </table:table-cell>
          <table:table-cell office:value-type="float" office:value="0.292240974885" table:style-name="ce4">
            <text:p>0,292240975</text:p>
          </table:table-cell>
          <table:table-cell office:value-type="float" office:value="33.102599355599999" table:style-name="ce4">
            <text:p>33,10259936</text:p>
          </table:table-cell>
          <table:table-cell office:value-type="float" office:value="1313" table:style-name="ce4">
            <text:p>1313</text:p>
          </table:table-cell>
          <table:table-cell office:value-type="float" office:value="1721.6546498752282" table:style-name="ce4">
            <text:p>1721,65465</text:p>
          </table:table-cell>
          <table:table-cell office:value-type="float" office:value="69" table:style-name="ce3">
            <text:p>69</text:p>
          </table:table-cell>
          <table:table-cell table:number-columns-repeated="16375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string" table:style-name="ce4">
            <text:p>UG201600000135</text:p>
          </table:table-cell>
          <table:table-cell office:value-type="float" office:value="135" table:style-name="ce4">
            <text:p>135</text:p>
          </table:table-cell>
          <table:table-cell office:value-type="string" table:style-name="ce4">
            <text:p>U</text:p>
          </table:table-cell>
          <table:table-cell office:value-type="float" office:value="1.06702864315" table:style-name="ce4">
            <text:p>1,067028643</text:p>
          </table:table-cell>
          <table:table-cell office:value-type="float" office:value="32.455743453700002" table:style-name="ce4">
            <text:p>32,45574345</text:p>
          </table:table-cell>
          <table:table-cell office:value-type="float" office:value="1065" table:style-name="ce4">
            <text:p>1065</text:p>
          </table:table-cell>
          <table:table-cell office:value-type="float" office:value="2392.4243838217667" table:style-name="ce4">
            <text:p>2392,424384</text:p>
          </table:table-cell>
          <table:table-cell office:value-type="float" office:value="73" table:style-name="ce3">
            <text:p>73</text:p>
          </table:table-cell>
          <table:table-cell table:number-columns-repeated="16375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string" table:style-name="ce4">
            <text:p>UG201600000136</text:p>
          </table:table-cell>
          <table:table-cell office:value-type="float" office:value="136" table:style-name="ce4">
            <text:p>136</text:p>
          </table:table-cell>
          <table:table-cell office:value-type="string" table:style-name="ce4">
            <text:p>U</text:p>
          </table:table-cell>
          <table:table-cell office:value-type="float" office:value="0.94981764763700005" table:style-name="ce4">
            <text:p>0,949817648</text:p>
          </table:table-cell>
          <table:table-cell office:value-type="float" office:value="31.598710498900001" table:style-name="ce4">
            <text:p>31,5987105</text:p>
          </table:table-cell>
          <table:table-cell office:value-type="float" office:value="1143" table:style-name="ce4">
            <text:p>1143</text:p>
          </table:table-cell>
          <table:table-cell office:value-type="float" office:value="1087.6720229501921" table:style-name="ce4">
            <text:p>1087,672023</text:p>
          </table:table-cell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string" table:style-name="ce4">
            <text:p>UG201600000137</text:p>
          </table:table-cell>
          <table:table-cell office:value-type="float" office:value="137" table:style-name="ce4">
            <text:p>137</text:p>
          </table:table-cell>
          <table:table-cell office:value-type="string" table:style-name="ce4">
            <text:p>U</text:p>
          </table:table-cell>
          <table:table-cell office:value-type="float" office:value="0.57601245622200004" table:style-name="ce4">
            <text:p>0,576012456</text:p>
          </table:table-cell>
          <table:table-cell office:value-type="float" office:value="31.399954636" table:style-name="ce4">
            <text:p>31,39995464</text:p>
          </table:table-cell>
          <table:table-cell office:value-type="float" office:value="1370" table:style-name="ce4">
            <text:p>1370</text:p>
          </table:table-cell>
          <table:table-cell office:value-type="float" office:value="1176.2040231868448" table:style-name="ce4">
            <text:p>1176,204023</text:p>
          </table:table-cell>
          <table:table-cell office:value-type="float" office:value="41" table:style-name="ce3">
            <text:p>41</text:p>
          </table:table-cell>
          <table:table-cell table:number-columns-repeated="16375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string" table:style-name="ce4">
            <text:p>UG201600000138</text:p>
          </table:table-cell>
          <table:table-cell office:value-type="float" office:value="138" table:style-name="ce4">
            <text:p>138</text:p>
          </table:table-cell>
          <table:table-cell office:value-type="string" table:style-name="ce4">
            <text:p>U</text:p>
          </table:table-cell>
          <table:table-cell office:value-type="float" office:value="0.346799305186" table:style-name="ce4">
            <text:p>0,346799305</text:p>
          </table:table-cell>
          <table:table-cell office:value-type="float" office:value="32.033635553099998" table:style-name="ce4">
            <text:p>32,03363555</text:p>
          </table:table-cell>
          <table:table-cell office:value-type="float" office:value="1207" table:style-name="ce4">
            <text:p>1207</text:p>
          </table:table-cell>
          <table:table-cell office:value-type="float" office:value="2587.9347626897897" table:style-name="ce4">
            <text:p>2587,934763</text:p>
          </table:table-cell>
          <table:table-cell office:value-type="float" office:value="73" table:style-name="ce3">
            <text:p>73</text:p>
          </table:table-cell>
          <table:table-cell table:number-columns-repeated="16375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string" table:style-name="ce4">
            <text:p>UG201600000139</text:p>
          </table:table-cell>
          <table:table-cell office:value-type="float" office:value="139" table:style-name="ce4">
            <text:p>139</text:p>
          </table:table-cell>
          <table:table-cell office:value-type="string" table:style-name="ce4">
            <text:p>U</text:p>
          </table:table-cell>
          <table:table-cell office:value-type="float" office:value="0.39247896850399999" table:style-name="ce4">
            <text:p>0,392478969</text:p>
          </table:table-cell>
          <table:table-cell office:value-type="float" office:value="32.074755585600002" table:style-name="ce4">
            <text:p>32,07475559</text:p>
          </table:table-cell>
          <table:table-cell office:value-type="float" office:value="1290" table:style-name="ce4">
            <text:p>1290</text:p>
          </table:table-cell>
          <table:table-cell office:value-type="float" office:value="2232.9881113705787" table:style-name="ce4">
            <text:p>2232,988111</text:p>
          </table:table-cell>
          <table:table-cell office:value-type="float" office:value="32" table:style-name="ce3">
            <text:p>32</text:p>
          </table:table-cell>
          <table:table-cell table:number-columns-repeated="16375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string" table:style-name="ce4">
            <text:p>UG201600000140</text:p>
          </table:table-cell>
          <table:table-cell office:value-type="float" office:value="140" table:style-name="ce4">
            <text:p>140</text:p>
          </table:table-cell>
          <table:table-cell office:value-type="string" table:style-name="ce4">
            <text:p>U</text:p>
          </table:table-cell>
          <table:table-cell office:value-type="float" office:value="0.86248999523000003" table:style-name="ce4">
            <text:p>0,862489995</text:p>
          </table:table-cell>
          <table:table-cell office:value-type="float" office:value="32.4934180359" table:style-name="ce4">
            <text:p>32,49341804</text:p>
          </table:table-cell>
          <table:table-cell office:value-type="float" office:value="1100" table:style-name="ce4">
            <text:p>1100</text:p>
          </table:table-cell>
          <table:table-cell office:value-type="float" office:value="1922.1076615680199" table:style-name="ce4">
            <text:p>1922,107662</text:p>
          </table:table-cell>
          <table:table-cell office:value-type="float" office:value="50" table:style-name="ce3">
            <text:p>50</text:p>
          </table:table-cell>
          <table:table-cell table:number-columns-repeated="16375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string" table:style-name="ce4">
            <text:p>UG201600000141</text:p>
          </table:table-cell>
          <table:table-cell office:value-type="float" office:value="141" table:style-name="ce4">
            <text:p>141</text:p>
          </table:table-cell>
          <table:table-cell office:value-type="string" table:style-name="ce4">
            <text:p>U</text:p>
          </table:table-cell>
          <table:table-cell office:value-type="float" office:value="0.36826962948699998" table:style-name="ce4">
            <text:p>0,368269629</text:p>
          </table:table-cell>
          <table:table-cell office:value-type="float" office:value="32.761609737299999" table:style-name="ce4">
            <text:p>32,76160974</text:p>
          </table:table-cell>
          <table:table-cell office:value-type="float" office:value="1177" table:style-name="ce4">
            <text:p>1177</text:p>
          </table:table-cell>
          <table:table-cell office:value-type="float" office:value="1064.3626240751589" table:style-name="ce4">
            <text:p>1064,362624</text:p>
          </table:table-cell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string" table:style-name="ce4">
            <text:p>UG201600000142</text:p>
          </table:table-cell>
          <table:table-cell office:value-type="float" office:value="142" table:style-name="ce4">
            <text:p>142</text:p>
          </table:table-cell>
          <table:table-cell office:value-type="string" table:style-name="ce4">
            <text:p>U</text:p>
          </table:table-cell>
          <table:table-cell office:value-type="float" office:value="0.431973828053" table:style-name="ce4">
            <text:p>0,431973828</text:p>
          </table:table-cell>
          <table:table-cell office:value-type="float" office:value="32.695838418500003" table:style-name="ce4">
            <text:p>32,69583842</text:p>
          </table:table-cell>
          <table:table-cell office:value-type="float" office:value="1200" table:style-name="ce4">
            <text:p>1200</text:p>
          </table:table-cell>
          <table:table-cell office:value-type="float" office:value="488.13844785217651" table:style-name="ce4">
            <text:p>488,1384479</text:p>
          </table:table-cell>
          <table:table-cell office:value-type="float" office:value="18" table:style-name="ce3">
            <text:p>18</text:p>
          </table:table-cell>
          <table:table-cell table:number-columns-repeated="16375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string" table:style-name="ce4">
            <text:p>UG201600000143</text:p>
          </table:table-cell>
          <table:table-cell office:value-type="float" office:value="143" table:style-name="ce4">
            <text:p>143</text:p>
          </table:table-cell>
          <table:table-cell office:value-type="string" table:style-name="ce4">
            <text:p>U</text:p>
          </table:table-cell>
          <table:table-cell office:value-type="float" office:value="0.36049093280799999" table:style-name="ce4">
            <text:p>0,360490933</text:p>
          </table:table-cell>
          <table:table-cell office:value-type="float" office:value="32.716504940900002" table:style-name="ce4">
            <text:p>32,71650494</text:p>
          </table:table-cell>
          <table:table-cell office:value-type="float" office:value="1236" table:style-name="ce4">
            <text:p>1236</text:p>
          </table:table-cell>
          <table:table-cell office:value-type="float" office:value="1851.3537040273304" table:style-name="ce4">
            <text:p>1851,353704</text:p>
          </table:table-cell>
          <table:table-cell office:value-type="float" office:value="26" table:style-name="ce3">
            <text:p>26</text:p>
          </table:table-cell>
          <table:table-cell table:number-columns-repeated="16375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4">
            <text:p>UG201600000144</text:p>
          </table:table-cell>
          <table:table-cell office:value-type="float" office:value="144" table:style-name="ce4">
            <text:p>144</text:p>
          </table:table-cell>
          <table:table-cell office:value-type="string" table:style-name="ce4">
            <text:p>U</text:p>
          </table:table-cell>
          <table:table-cell office:value-type="float" office:value="0.36714019703799999" table:style-name="ce4">
            <text:p>0,367140197</text:p>
          </table:table-cell>
          <table:table-cell office:value-type="float" office:value="32.931174328200001" table:style-name="ce4">
            <text:p>32,93117433</text:p>
          </table:table-cell>
          <table:table-cell office:value-type="float" office:value="1163" table:style-name="ce4">
            <text:p>1163</text:p>
          </table:table-cell>
          <table:table-cell office:value-type="float" office:value="484.79715988113196" table:style-name="ce4">
            <text:p>484,7971599</text:p>
          </table:table-cell>
          <table:table-cell office:value-type="float" office:value="10" table:style-name="ce3">
            <text:p>10</text:p>
          </table:table-cell>
          <table:table-cell table:number-columns-repeated="16375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string" table:style-name="ce4">
            <text:p>UG201600000145</text:p>
          </table:table-cell>
          <table:table-cell office:value-type="float" office:value="145" table:style-name="ce4">
            <text:p>145</text:p>
          </table:table-cell>
          <table:table-cell office:value-type="string" table:style-name="ce4">
            <text:p>U</text:p>
          </table:table-cell>
          <table:table-cell office:value-type="float" office:value="0.44179758628499999" table:style-name="ce4">
            <text:p>0,441797586</text:p>
          </table:table-cell>
          <table:table-cell office:value-type="float" office:value="33.171653349899998" table:style-name="ce4">
            <text:p>33,17165335</text:p>
          </table:table-cell>
          <table:table-cell office:value-type="float" office:value="1182" table:style-name="ce4">
            <text:p>1182</text:p>
          </table:table-cell>
          <table:table-cell office:value-type="float" office:value="226.55329367504845" table:style-name="ce4">
            <text:p>226,5532937</text:p>
          </table:table-cell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style-name="ce4">
            <text:p>UG201600000146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U</text:p>
          </table:table-cell>
          <table:table-cell office:value-type="float" office:value="0.36406879421100002" table:style-name="ce4">
            <text:p>0,364068794</text:p>
          </table:table-cell>
          <table:table-cell office:value-type="float" office:value="33.196748062899999" table:style-name="ce4">
            <text:p>33,19674806</text:p>
          </table:table-cell>
          <table:table-cell office:value-type="float" office:value="1322" table:style-name="ce4">
            <text:p>1322</text:p>
          </table:table-cell>
          <table:table-cell office:value-type="float" office:value="3777.1258744548159" table:style-name="ce4">
            <text:p>3777,125874</text:p>
          </table:table-cell>
          <table:table-cell office:value-type="float" office:value="74" table:style-name="ce3">
            <text:p>74</text:p>
          </table:table-cell>
          <table:table-cell table:number-columns-repeated="16375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string" table:style-name="ce4">
            <text:p>UG201600000147</text:p>
          </table:table-cell>
          <table:table-cell office:value-type="float" office:value="147" table:style-name="ce4">
            <text:p>147</text:p>
          </table:table-cell>
          <table:table-cell office:value-type="string" table:style-name="ce4">
            <text:p>R</text:p>
          </table:table-cell>
          <table:table-cell office:value-type="float" office:value="0.22490367713199999" table:style-name="ce4">
            <text:p>0,224903677</text:p>
          </table:table-cell>
          <table:table-cell office:value-type="float" office:value="33.858526894299999" table:style-name="ce4">
            <text:p>33,85852689</text:p>
          </table:table-cell>
          <table:table-cell office:value-type="float" office:value="1179" table:style-name="ce4">
            <text:p>1179</text:p>
          </table:table-cell>
          <table:table-cell office:value-type="float" office:value="279.69055055263635" table:style-name="ce4">
            <text:p>279,6905506</text:p>
          </table:table-cell>
          <table:table-cell office:value-type="float" office:value="10" table:style-name="ce3">
            <text:p>10</text:p>
          </table:table-cell>
          <table:table-cell table:number-columns-repeated="16375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string" table:style-name="ce4">
            <text:p>UG201600000148</text:p>
          </table:table-cell>
          <table:table-cell office:value-type="float" office:value="148" table:style-name="ce4">
            <text:p>148</text:p>
          </table:table-cell>
          <table:table-cell office:value-type="string" table:style-name="ce4">
            <text:p>R</text:p>
          </table:table-cell>
          <table:table-cell office:value-type="float" office:value="0.42197832724899997" table:style-name="ce4">
            <text:p>0,421978327</text:p>
          </table:table-cell>
          <table:table-cell office:value-type="float" office:value="33.893371869399999" table:style-name="ce4">
            <text:p>33,89337187</text:p>
          </table:table-cell>
          <table:table-cell office:value-type="float" office:value="1146" table:style-name="ce4">
            <text:p>1146</text:p>
          </table:table-cell>
          <table:table-cell office:value-type="float" office:value="1692.1600908863809" table:style-name="ce4">
            <text:p>1692,160091</text:p>
          </table:table-cell>
          <table:table-cell office:value-type="float" office:value="63" table:style-name="ce3">
            <text:p>63</text:p>
          </table:table-cell>
          <table:table-cell table:number-columns-repeated="16375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string" table:style-name="ce4">
            <text:p>UG201600000149</text:p>
          </table:table-cell>
          <table:table-cell office:value-type="float" office:value="149" table:style-name="ce4">
            <text:p>149</text:p>
          </table:table-cell>
          <table:table-cell office:value-type="string" table:style-name="ce4">
            <text:p>R</text:p>
          </table:table-cell>
          <table:table-cell office:value-type="float" office:value="0.529629758718" table:style-name="ce4">
            <text:p>0,529629759</text:p>
          </table:table-cell>
          <table:table-cell office:value-type="float" office:value="33.376796033600002" table:style-name="ce4">
            <text:p>33,37679603</text:p>
          </table:table-cell>
          <table:table-cell office:value-type="float" office:value="1164" table:style-name="ce4">
            <text:p>1164</text:p>
          </table:table-cell>
          <table:table-cell office:value-type="float" office:value="3021.8647917314029" table:style-name="ce4">
            <text:p>3021,864792</text:p>
          </table:table-cell>
          <table:table-cell office:value-type="float" office:value="70" table:style-name="ce3">
            <text:p>70</text:p>
          </table:table-cell>
          <table:table-cell table:number-columns-repeated="16375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string" table:style-name="ce4">
            <text:p>UG201600000150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R</text:p>
          </table:table-cell>
          <table:table-cell office:value-type="float" office:value="0.39134633112799999" table:style-name="ce4">
            <text:p>0,391346331</text:p>
          </table:table-cell>
          <table:table-cell office:value-type="float" office:value="33.502881704499998" table:style-name="ce4">
            <text:p>33,5028817</text:p>
          </table:table-cell>
          <table:table-cell office:value-type="float" office:value="1174" table:style-name="ce4">
            <text:p>1174</text:p>
          </table:table-cell>
          <table:table-cell office:value-type="float" office:value="3536.6079377931533" table:style-name="ce4">
            <text:p>3536,607938</text:p>
          </table:table-cell>
          <table:table-cell office:value-type="float" office:value="106" table:style-name="ce3">
            <text:p>106</text:p>
          </table:table-cell>
          <table:table-cell table:number-columns-repeated="16375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string" table:style-name="ce4">
            <text:p>UG201600000151</text:p>
          </table:table-cell>
          <table:table-cell office:value-type="float" office:value="151" table:style-name="ce4">
            <text:p>151</text:p>
          </table:table-cell>
          <table:table-cell office:value-type="string" table:style-name="ce4">
            <text:p>R</text:p>
          </table:table-cell>
          <table:table-cell office:value-type="float" office:value="0.32106044840699999" table:style-name="ce4">
            <text:p>0,321060448</text:p>
          </table:table-cell>
          <table:table-cell office:value-type="float" office:value="33.546579571099997" table:style-name="ce4">
            <text:p>33,54657957</text:p>
          </table:table-cell>
          <table:table-cell office:value-type="float" office:value="1174" table:style-name="ce4">
            <text:p>1174</text:p>
          </table:table-cell>
          <table:table-cell office:value-type="float" office:value="3242.5351930041261" table:style-name="ce4">
            <text:p>3242,535193</text:p>
          </table:table-cell>
          <table:table-cell office:value-type="float" office:value="82" table:style-name="ce3">
            <text:p>82</text:p>
          </table:table-cell>
          <table:table-cell table:number-columns-repeated="16375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string" table:style-name="ce4">
            <text:p>UG20160000015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R</text:p>
          </table:table-cell>
          <table:table-cell office:value-type="float" office:value="0.50096447754100004" table:style-name="ce4">
            <text:p>0,500964478</text:p>
          </table:table-cell>
          <table:table-cell office:value-type="float" office:value="33.814679104299998" table:style-name="ce4">
            <text:p>33,8146791</text:p>
          </table:table-cell>
          <table:table-cell office:value-type="float" office:value="1123" table:style-name="ce4">
            <text:p>1123</text:p>
          </table:table-cell>
          <table:table-cell office:value-type="float" office:value="1606.2928976496869" table:style-name="ce4">
            <text:p>1606,292898</text:p>
          </table:table-cell>
          <table:table-cell office:value-type="float" office:value="63" table:style-name="ce3">
            <text:p>63</text:p>
          </table:table-cell>
          <table:table-cell table:number-columns-repeated="16375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string" table:style-name="ce4">
            <text:p>UG201600000153</text:p>
          </table:table-cell>
          <table:table-cell office:value-type="float" office:value="153" table:style-name="ce4">
            <text:p>153</text:p>
          </table:table-cell>
          <table:table-cell office:value-type="string" table:style-name="ce4">
            <text:p>R</text:p>
          </table:table-cell>
          <table:table-cell office:value-type="float" office:value="0.52798412175700005" table:style-name="ce4">
            <text:p>0,527984122</text:p>
          </table:table-cell>
          <table:table-cell office:value-type="float" office:value="33.650847263000003" table:style-name="ce4">
            <text:p>33,65084726</text:p>
          </table:table-cell>
          <table:table-cell office:value-type="float" office:value="1112" table:style-name="ce4">
            <text:p>1112</text:p>
          </table:table-cell>
          <table:table-cell office:value-type="float" office:value="1837.6410061299714" table:style-name="ce4">
            <text:p>1837,641006</text:p>
          </table:table-cell>
          <table:table-cell office:value-type="float" office:value="73" table:style-name="ce3">
            <text:p>73</text:p>
          </table:table-cell>
          <table:table-cell table:number-columns-repeated="16375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4">
            <text:p>UG201600000154</text:p>
          </table:table-cell>
          <table:table-cell office:value-type="float" office:value="154" table:style-name="ce4">
            <text:p>154</text:p>
          </table:table-cell>
          <table:table-cell office:value-type="string" table:style-name="ce4">
            <text:p>R</text:p>
          </table:table-cell>
          <table:table-cell office:value-type="float" office:value="0.49095246765799999" table:style-name="ce4">
            <text:p>0,490952468</text:p>
          </table:table-cell>
          <table:table-cell office:value-type="float" office:value="33.762589714800001" table:style-name="ce4">
            <text:p>33,76258971</text:p>
          </table:table-cell>
          <table:table-cell office:value-type="float" office:value="1202" table:style-name="ce4">
            <text:p>1202</text:p>
          </table:table-cell>
          <table:table-cell office:value-type="float" office:value="1071.0867080232892" table:style-name="ce4">
            <text:p>1071,086708</text:p>
          </table:table-cell>
          <table:table-cell office:value-type="float" office:value="16" table:style-name="ce3">
            <text:p>16</text:p>
          </table:table-cell>
          <table:table-cell table:number-columns-repeated="16375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string" table:style-name="ce4">
            <text:p>UG201600000155</text:p>
          </table:table-cell>
          <table:table-cell office:value-type="float" office:value="155" table:style-name="ce4">
            <text:p>155</text:p>
          </table:table-cell>
          <table:table-cell office:value-type="string" table:style-name="ce4">
            <text:p>R</text:p>
          </table:table-cell>
          <table:table-cell office:value-type="float" office:value="0.67228322256499995" table:style-name="ce4">
            <text:p>0,672283223</text:p>
          </table:table-cell>
          <table:table-cell office:value-type="float" office:value="33.629689886900003" table:style-name="ce4">
            <text:p>33,62968989</text:p>
          </table:table-cell>
          <table:table-cell office:value-type="float" office:value="1101" table:style-name="ce4">
            <text:p>1101</text:p>
          </table:table-cell>
          <table:table-cell office:value-type="float" office:value="3363.5333531440956" table:style-name="ce4">
            <text:p>3363,533353</text:p>
          </table:table-cell>
          <table:table-cell office:value-type="float" office:value="129" table:style-name="ce3">
            <text:p>129</text:p>
          </table:table-cell>
          <table:table-cell table:number-columns-repeated="16375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string" table:style-name="ce4">
            <text:p>UG201600000156</text:p>
          </table:table-cell>
          <table:table-cell office:value-type="float" office:value="156" table:style-name="ce4">
            <text:p>156</text:p>
          </table:table-cell>
          <table:table-cell office:value-type="string" table:style-name="ce4">
            <text:p>R</text:p>
          </table:table-cell>
          <table:table-cell office:value-type="float" office:value="0.46358112882000002" table:style-name="ce4">
            <text:p>0,463581129</text:p>
          </table:table-cell>
          <table:table-cell office:value-type="float" office:value="33.608481646500003" table:style-name="ce4">
            <text:p>33,60848165</text:p>
          </table:table-cell>
          <table:table-cell office:value-type="float" office:value="1192" table:style-name="ce4">
            <text:p>1192</text:p>
          </table:table-cell>
          <table:table-cell office:value-type="float" office:value="2611.2369557303318" table:style-name="ce4">
            <text:p>2611,236956</text:p>
          </table:table-cell>
          <table:table-cell office:value-type="float" office:value="100" table:style-name="ce3">
            <text:p>100</text:p>
          </table:table-cell>
          <table:table-cell table:number-columns-repeated="16375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string" table:style-name="ce4">
            <text:p>UG201600000157</text:p>
          </table:table-cell>
          <table:table-cell office:value-type="float" office:value="157" table:style-name="ce4">
            <text:p>157</text:p>
          </table:table-cell>
          <table:table-cell office:value-type="string" table:style-name="ce4">
            <text:p>R</text:p>
          </table:table-cell>
          <table:table-cell office:value-type="float" office:value="0.78674487867800003" table:style-name="ce4">
            <text:p>0,786744879</text:p>
          </table:table-cell>
          <table:table-cell office:value-type="float" office:value="33.404972039" table:style-name="ce4">
            <text:p>33,40497204</text:p>
          </table:table-cell>
          <table:table-cell office:value-type="float" office:value="1091" table:style-name="ce4">
            <text:p>1091</text:p>
          </table:table-cell>
          <table:table-cell office:value-type="float" office:value="2654.4343511955235" table:style-name="ce4">
            <text:p>2654,434351</text:p>
          </table:table-cell>
          <table:table-cell office:value-type="float" office:value="56" table:style-name="ce3">
            <text:p>56</text:p>
          </table:table-cell>
          <table:table-cell table:number-columns-repeated="16375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string" table:style-name="ce4">
            <text:p>UG201600000158</text:p>
          </table:table-cell>
          <table:table-cell office:value-type="float" office:value="158" table:style-name="ce4">
            <text:p>158</text:p>
          </table:table-cell>
          <table:table-cell office:value-type="string" table:style-name="ce4">
            <text:p>R</text:p>
          </table:table-cell>
          <table:table-cell office:value-type="float" office:value="0.59105163973599995" table:style-name="ce4">
            <text:p>0,59105164</text:p>
          </table:table-cell>
          <table:table-cell office:value-type="float" office:value="33.519513968699997" table:style-name="ce4">
            <text:p>33,51951397</text:p>
          </table:table-cell>
          <table:table-cell office:value-type="float" office:value="1133" table:style-name="ce4">
            <text:p>1133</text:p>
          </table:table-cell>
          <table:table-cell office:value-type="float" office:value="2664.3004924856145" table:style-name="ce4">
            <text:p>2664,300492</text:p>
          </table:table-cell>
          <table:table-cell office:value-type="float" office:value="67" table:style-name="ce3">
            <text:p>67</text:p>
          </table:table-cell>
          <table:table-cell table:number-columns-repeated="16375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string" table:style-name="ce4">
            <text:p>UG201600000159</text:p>
          </table:table-cell>
          <table:table-cell office:value-type="float" office:value="159" table:style-name="ce4">
            <text:p>159</text:p>
          </table:table-cell>
          <table:table-cell office:value-type="string" table:style-name="ce4">
            <text:p>R</text:p>
          </table:table-cell>
          <table:table-cell office:value-type="float" office:value="0.81309957574000002" table:style-name="ce4">
            <text:p>0,813099576</text:p>
          </table:table-cell>
          <table:table-cell office:value-type="float" office:value="33.417911542299997" table:style-name="ce4">
            <text:p>33,41791154</text:p>
          </table:table-cell>
          <table:table-cell office:value-type="float" office:value="1064" table:style-name="ce4">
            <text:p>1064</text:p>
          </table:table-cell>
          <table:table-cell office:value-type="float" office:value="1959.0733728137959" table:style-name="ce4">
            <text:p>1959,073373</text:p>
          </table:table-cell>
          <table:table-cell office:value-type="float" office:value="77" table:style-name="ce3">
            <text:p>77</text:p>
          </table:table-cell>
          <table:table-cell table:number-columns-repeated="16375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string" table:style-name="ce4">
            <text:p>UG201600000160</text:p>
          </table:table-cell>
          <table:table-cell office:value-type="float" office:value="160" table:style-name="ce4">
            <text:p>160</text:p>
          </table:table-cell>
          <table:table-cell office:value-type="string" table:style-name="ce4">
            <text:p>R</text:p>
          </table:table-cell>
          <table:table-cell office:value-type="float" office:value="0.48823604927399999" table:style-name="ce4">
            <text:p>0,488236049</text:p>
          </table:table-cell>
          <table:table-cell office:value-type="float" office:value="33.225439798499998" table:style-name="ce4">
            <text:p>33,2254398</text:p>
          </table:table-cell>
          <table:table-cell office:value-type="float" office:value="1200" table:style-name="ce4">
            <text:p>1200</text:p>
          </table:table-cell>
          <table:table-cell office:value-type="float" office:value="783.6114986885184" table:style-name="ce4">
            <text:p>783,6114987</text:p>
          </table:table-cell>
          <table:table-cell office:value-type="float" office:value="16" table:style-name="ce3">
            <text:p>16</text:p>
          </table:table-cell>
          <table:table-cell table:number-columns-repeated="16375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string" table:style-name="ce4">
            <text:p>UG201600000161</text:p>
          </table:table-cell>
          <table:table-cell office:value-type="float" office:value="161" table:style-name="ce4">
            <text:p>161</text:p>
          </table:table-cell>
          <table:table-cell office:value-type="string" table:style-name="ce4">
            <text:p>R</text:p>
          </table:table-cell>
          <table:table-cell office:value-type="float" office:value="0.49041806076700001" table:style-name="ce4">
            <text:p>0,490418061</text:p>
          </table:table-cell>
          <table:table-cell office:value-type="float" office:value="33.241991274999997" table:style-name="ce4">
            <text:p>33,24199128</text:p>
          </table:table-cell>
          <table:table-cell office:value-type="float" office:value="1246" table:style-name="ce4">
            <text:p>1246</text:p>
          </table:table-cell>
          <table:table-cell office:value-type="float" office:value="1000.3800580908406" table:style-name="ce4">
            <text:p>1000,380058</text:p>
          </table:table-cell>
          <table:table-cell office:value-type="float" office:value="34" table:style-name="ce3">
            <text:p>34</text:p>
          </table:table-cell>
          <table:table-cell table:number-columns-repeated="16375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string" table:style-name="ce4">
            <text:p>UG201600000162</text:p>
          </table:table-cell>
          <table:table-cell office:value-type="float" office:value="162" table:style-name="ce4">
            <text:p>162</text:p>
          </table:table-cell>
          <table:table-cell office:value-type="string" table:style-name="ce4">
            <text:p>R</text:p>
          </table:table-cell>
          <table:table-cell office:value-type="float" office:value="0.58360802484700003" table:style-name="ce4">
            <text:p>0,583608025</text:p>
          </table:table-cell>
          <table:table-cell office:value-type="float" office:value="33.132628756700001" table:style-name="ce4">
            <text:p>33,13262876</text:p>
          </table:table-cell>
          <table:table-cell office:value-type="float" office:value="1154" table:style-name="ce4">
            <text:p>1154</text:p>
          </table:table-cell>
          <table:table-cell office:value-type="float" office:value="1616.5614608592798" table:style-name="ce4">
            <text:p>1616,561461</text:p>
          </table:table-cell>
          <table:table-cell office:value-type="float" office:value="23" table:style-name="ce3">
            <text:p>23</text:p>
          </table:table-cell>
          <table:table-cell table:number-columns-repeated="16375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string" table:style-name="ce4">
            <text:p>UG201600000163</text:p>
          </table:table-cell>
          <table:table-cell office:value-type="float" office:value="163" table:style-name="ce4">
            <text:p>163</text:p>
          </table:table-cell>
          <table:table-cell office:value-type="string" table:style-name="ce4">
            <text:p>R</text:p>
          </table:table-cell>
          <table:table-cell office:value-type="float" office:value="0.66221244038899996" table:style-name="ce4">
            <text:p>0,66221244</text:p>
          </table:table-cell>
          <table:table-cell office:value-type="float" office:value="33.2401727369" table:style-name="ce4">
            <text:p>33,24017274</text:p>
          </table:table-cell>
          <table:table-cell office:value-type="float" office:value="1117" table:style-name="ce4">
            <text:p>1117</text:p>
          </table:table-cell>
          <table:table-cell office:value-type="float" office:value="2548.6191893142641" table:style-name="ce4">
            <text:p>2548,619189</text:p>
          </table:table-cell>
          <table:table-cell office:value-type="float" office:value="51" table:style-name="ce3">
            <text:p>51</text:p>
          </table:table-cell>
          <table:table-cell table:number-columns-repeated="16375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4">
            <text:p>UG201600000164</text:p>
          </table:table-cell>
          <table:table-cell office:value-type="float" office:value="164" table:style-name="ce4">
            <text:p>164</text:p>
          </table:table-cell>
          <table:table-cell office:value-type="string" table:style-name="ce4">
            <text:p>R</text:p>
          </table:table-cell>
          <table:table-cell office:value-type="float" office:value="0.81788483763099995" table:style-name="ce4">
            <text:p>0,817884838</text:p>
          </table:table-cell>
          <table:table-cell office:value-type="float" office:value="33.304287809900003" table:style-name="ce4">
            <text:p>33,30428781</text:p>
          </table:table-cell>
          <table:table-cell office:value-type="float" office:value="1107" table:style-name="ce4">
            <text:p>1107</text:p>
          </table:table-cell>
          <table:table-cell office:value-type="float" office:value="2676.4303156157835" table:style-name="ce4">
            <text:p>2676,430316</text:p>
          </table:table-cell>
          <table:table-cell office:value-type="float" office:value="91" table:style-name="ce3">
            <text:p>91</text:p>
          </table:table-cell>
          <table:table-cell table:number-columns-repeated="16375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string" table:style-name="ce4">
            <text:p>UG201600000165</text:p>
          </table:table-cell>
          <table:table-cell office:value-type="float" office:value="165" table:style-name="ce4">
            <text:p>165</text:p>
          </table:table-cell>
          <table:table-cell office:value-type="string" table:style-name="ce4">
            <text:p>R</text:p>
          </table:table-cell>
          <table:table-cell office:value-type="float" office:value="0.68069331241300002" table:style-name="ce4">
            <text:p>0,680693312</text:p>
          </table:table-cell>
          <table:table-cell office:value-type="float" office:value="33.2919423568" table:style-name="ce4">
            <text:p>33,29194236</text:p>
          </table:table-cell>
          <table:table-cell office:value-type="float" office:value="1141" table:style-name="ce4">
            <text:p>1141</text:p>
          </table:table-cell>
          <table:table-cell office:value-type="float" office:value="3246.1980003311046" table:style-name="ce4">
            <text:p>3246,198</text:p>
          </table:table-cell>
          <table:table-cell office:value-type="float" office:value="92" table:style-name="ce3">
            <text:p>92</text:p>
          </table:table-cell>
          <table:table-cell table:number-columns-repeated="16375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string" table:style-name="ce4">
            <text:p>UG201600000166</text:p>
          </table:table-cell>
          <table:table-cell office:value-type="float" office:value="166" table:style-name="ce4">
            <text:p>166</text:p>
          </table:table-cell>
          <table:table-cell office:value-type="string" table:style-name="ce4">
            <text:p>R</text:p>
          </table:table-cell>
          <table:table-cell office:value-type="float" office:value="1.0511424791099999" table:style-name="ce4">
            <text:p>1,051142479</text:p>
          </table:table-cell>
          <table:table-cell office:value-type="float" office:value="33.070655617" table:style-name="ce4">
            <text:p>33,07065562</text:p>
          </table:table-cell>
          <table:table-cell office:value-type="float" office:value="1118" table:style-name="ce4">
            <text:p>1118</text:p>
          </table:table-cell>
          <table:table-cell office:value-type="float" office:value="2811.5098501391694" table:style-name="ce4">
            <text:p>2811,50985</text:p>
          </table:table-cell>
          <table:table-cell office:value-type="float" office:value="108" table:style-name="ce3">
            <text:p>108</text:p>
          </table:table-cell>
          <table:table-cell table:number-columns-repeated="16375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string" table:style-name="ce4">
            <text:p>UG201600000167</text:p>
          </table:table-cell>
          <table:table-cell office:value-type="float" office:value="167" table:style-name="ce4">
            <text:p>167</text:p>
          </table:table-cell>
          <table:table-cell office:value-type="string" table:style-name="ce4">
            <text:p>R</text:p>
          </table:table-cell>
          <table:table-cell office:value-type="float" office:value="0.86562001088999996" table:style-name="ce4">
            <text:p>0,865620011</text:p>
          </table:table-cell>
          <table:table-cell office:value-type="float" office:value="33.149768960800003" table:style-name="ce4">
            <text:p>33,14976896</text:p>
          </table:table-cell>
          <table:table-cell office:value-type="float" office:value="1073" table:style-name="ce4">
            <text:p>1073</text:p>
          </table:table-cell>
          <table:table-cell office:value-type="float" office:value="2006.3193384151382" table:style-name="ce4">
            <text:p>2006,319338</text:p>
          </table:table-cell>
          <table:table-cell office:value-type="float" office:value="79" table:style-name="ce3">
            <text:p>79</text:p>
          </table:table-cell>
          <table:table-cell table:number-columns-repeated="16375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string" table:style-name="ce4">
            <text:p>UG201600000168</text:p>
          </table:table-cell>
          <table:table-cell office:value-type="float" office:value="168" table:style-name="ce4">
            <text:p>168</text:p>
          </table:table-cell>
          <table:table-cell office:value-type="string" table:style-name="ce4">
            <text:p>R</text:p>
          </table:table-cell>
          <table:table-cell office:value-type="float" office:value="0.90209403834199997" table:style-name="ce4">
            <text:p>0,902094038</text:p>
          </table:table-cell>
          <table:table-cell office:value-type="float" office:value="33.252912493799997" table:style-name="ce4">
            <text:p>33,25291249</text:p>
          </table:table-cell>
          <table:table-cell office:value-type="float" office:value="1103" table:style-name="ce4">
            <text:p>1103</text:p>
          </table:table-cell>
          <table:table-cell office:value-type="float" office:value="3136.6193036532291" table:style-name="ce4">
            <text:p>3136,619304</text:p>
          </table:table-cell>
          <table:table-cell office:value-type="float" office:value="95" table:style-name="ce3">
            <text:p>95</text:p>
          </table:table-cell>
          <table:table-cell table:number-columns-repeated="16375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string" table:style-name="ce4">
            <text:p>UG201600000169</text:p>
          </table:table-cell>
          <table:table-cell office:value-type="float" office:value="169" table:style-name="ce4">
            <text:p>169</text:p>
          </table:table-cell>
          <table:table-cell office:value-type="string" table:style-name="ce4">
            <text:p>R</text:p>
          </table:table-cell>
          <table:table-cell office:value-type="float" office:value="0.72410000997299995" table:style-name="ce4">
            <text:p>0,72410001</text:p>
          </table:table-cell>
          <table:table-cell office:value-type="float" office:value="33.0905171685" table:style-name="ce4">
            <text:p>33,09051717</text:p>
          </table:table-cell>
          <table:table-cell office:value-type="float" office:value="1109" table:style-name="ce4">
            <text:p>1109</text:p>
          </table:table-cell>
          <table:table-cell office:value-type="float" office:value="308.41462264233593" table:style-name="ce4">
            <text:p>308,4146226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string" table:style-name="ce4">
            <text:p>UG201600000170</text:p>
          </table:table-cell>
          <table:table-cell office:value-type="float" office:value="170" table:style-name="ce4">
            <text:p>170</text:p>
          </table:table-cell>
          <table:table-cell office:value-type="string" table:style-name="ce4">
            <text:p>R</text:p>
          </table:table-cell>
          <table:table-cell office:value-type="float" office:value="0.69408584835099996" table:style-name="ce4">
            <text:p>0,694085848</text:p>
          </table:table-cell>
          <table:table-cell office:value-type="float" office:value="33.212598000200003" table:style-name="ce4">
            <text:p>33,212598</text:p>
          </table:table-cell>
          <table:table-cell office:value-type="float" office:value="1099" table:style-name="ce4">
            <text:p>1099</text:p>
          </table:table-cell>
          <table:table-cell office:value-type="float" office:value="1365.4673822801371" table:style-name="ce4">
            <text:p>1365,467382</text:p>
          </table:table-cell>
          <table:table-cell office:value-type="float" office:value="39" table:style-name="ce3">
            <text:p>39</text:p>
          </table:table-cell>
          <table:table-cell table:number-columns-repeated="16375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string" table:style-name="ce4">
            <text:p>UG201600000171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R</text:p>
          </table:table-cell>
          <table:table-cell office:value-type="float" office:value="1.03324752071" table:style-name="ce4">
            <text:p>1,033247521</text:p>
          </table:table-cell>
          <table:table-cell office:value-type="float" office:value="33.305601327399998" table:style-name="ce4">
            <text:p>33,30560133</text:p>
          </table:table-cell>
          <table:table-cell office:value-type="float" office:value="1122" table:style-name="ce4">
            <text:p>1122</text:p>
          </table:table-cell>
          <table:table-cell office:value-type="float" office:value="3187.0426335835277" table:style-name="ce4">
            <text:p>3187,042634</text:p>
          </table:table-cell>
          <table:table-cell office:value-type="float" office:value="123" table:style-name="ce3">
            <text:p>123</text:p>
          </table:table-cell>
          <table:table-cell table:number-columns-repeated="16375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string" table:style-name="ce4">
            <text:p>UG201600000172</text:p>
          </table:table-cell>
          <table:table-cell office:value-type="float" office:value="172" table:style-name="ce4">
            <text:p>172</text:p>
          </table:table-cell>
          <table:table-cell office:value-type="string" table:style-name="ce4">
            <text:p>R</text:p>
          </table:table-cell>
          <table:table-cell office:value-type="float" office:value="1.15688680376" table:style-name="ce4">
            <text:p>1,156886804</text:p>
          </table:table-cell>
          <table:table-cell office:value-type="float" office:value="33.319094854399999" table:style-name="ce4">
            <text:p>33,31909485</text:p>
          </table:table-cell>
          <table:table-cell office:value-type="float" office:value="1057" table:style-name="ce4">
            <text:p>1057</text:p>
          </table:table-cell>
          <table:table-cell office:value-type="float" office:value="4134.5074427444979" table:style-name="ce4">
            <text:p>4134,507443</text:p>
          </table:table-cell>
          <table:table-cell office:value-type="float" office:value="149" table:style-name="ce3">
            <text:p>149</text:p>
          </table:table-cell>
          <table:table-cell table:number-columns-repeated="16375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string" table:style-name="ce4">
            <text:p>UG201600000173</text:p>
          </table:table-cell>
          <table:table-cell office:value-type="float" office:value="173" table:style-name="ce4">
            <text:p>173</text:p>
          </table:table-cell>
          <table:table-cell office:value-type="string" table:style-name="ce4">
            <text:p>R</text:p>
          </table:table-cell>
          <table:table-cell office:value-type="float" office:value="1.3042226944899999" table:style-name="ce4">
            <text:p>1,304222694</text:p>
          </table:table-cell>
          <table:table-cell office:value-type="float" office:value="33.055759307999999" table:style-name="ce4">
            <text:p>33,05575931</text:p>
          </table:table-cell>
          <table:table-cell office:value-type="float" office:value="1060" table:style-name="ce4">
            <text:p>1060</text:p>
          </table:table-cell>
          <table:table-cell office:value-type="float" office:value="4333.3426641767364" table:style-name="ce4">
            <text:p>4333,342664</text:p>
          </table:table-cell>
          <table:table-cell office:value-type="float" office:value="130" table:style-name="ce3">
            <text:p>130</text:p>
          </table:table-cell>
          <table:table-cell table:number-columns-repeated="16375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4">
            <text:p>UG201600000174</text:p>
          </table:table-cell>
          <table:table-cell office:value-type="float" office:value="174" table:style-name="ce4">
            <text:p>174</text:p>
          </table:table-cell>
          <table:table-cell office:value-type="string" table:style-name="ce4">
            <text:p>R</text:p>
          </table:table-cell>
          <table:table-cell office:value-type="float" office:value="1.0939075398" table:style-name="ce4">
            <text:p>1,09390754</text:p>
          </table:table-cell>
          <table:table-cell office:value-type="float" office:value="33.503339806500001" table:style-name="ce4">
            <text:p>33,50333981</text:p>
          </table:table-cell>
          <table:table-cell office:value-type="float" office:value="1067" table:style-name="ce4">
            <text:p>1067</text:p>
          </table:table-cell>
          <table:table-cell office:value-type="float" office:value="2189.6409967975187" table:style-name="ce4">
            <text:p>2189,640997</text:p>
          </table:table-cell>
          <table:table-cell office:value-type="float" office:value="64" table:style-name="ce3">
            <text:p>64</text:p>
          </table:table-cell>
          <table:table-cell table:number-columns-repeated="16375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string" table:style-name="ce4">
            <text:p>UG201600000175</text:p>
          </table:table-cell>
          <table:table-cell office:value-type="float" office:value="175" table:style-name="ce4">
            <text:p>175</text:p>
          </table:table-cell>
          <table:table-cell office:value-type="string" table:style-name="ce4">
            <text:p>R</text:p>
          </table:table-cell>
          <table:table-cell office:value-type="float" office:value="1.1427531476899999" table:style-name="ce4">
            <text:p>1,142753148</text:p>
          </table:table-cell>
          <table:table-cell office:value-type="float" office:value="33.404998231999997" table:style-name="ce4">
            <text:p>33,40499823</text:p>
          </table:table-cell>
          <table:table-cell office:value-type="float" office:value="1054" table:style-name="ce4">
            <text:p>1054</text:p>
          </table:table-cell>
          <table:table-cell office:value-type="float" office:value="6529.0062654487283" table:style-name="ce4">
            <text:p>6529,006265</text:p>
          </table:table-cell>
          <table:table-cell office:value-type="float" office:value="100" table:style-name="ce3">
            <text:p>100</text:p>
          </table:table-cell>
          <table:table-cell table:number-columns-repeated="16375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string" table:style-name="ce4">
            <text:p>UG201600000176</text:p>
          </table:table-cell>
          <table:table-cell office:value-type="float" office:value="176" table:style-name="ce4">
            <text:p>176</text:p>
          </table:table-cell>
          <table:table-cell office:value-type="string" table:style-name="ce4">
            <text:p>R</text:p>
          </table:table-cell>
          <table:table-cell office:value-type="float" office:value="0.77708207146599995" table:style-name="ce4">
            <text:p>0,777082071</text:p>
          </table:table-cell>
          <table:table-cell office:value-type="float" office:value="33.795676171799997" table:style-name="ce4">
            <text:p>33,79567617</text:p>
          </table:table-cell>
          <table:table-cell office:value-type="float" office:value="1109" table:style-name="ce4">
            <text:p>1109</text:p>
          </table:table-cell>
          <table:table-cell office:value-type="float" office:value="5159.63691012441" table:style-name="ce4">
            <text:p>5159,63691</text:p>
          </table:table-cell>
          <table:table-cell office:value-type="float" office:value="205" table:style-name="ce3">
            <text:p>205</text:p>
          </table:table-cell>
          <table:table-cell table:number-columns-repeated="16375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string" table:style-name="ce4">
            <text:p>UG201600000177</text:p>
          </table:table-cell>
          <table:table-cell office:value-type="float" office:value="177" table:style-name="ce4">
            <text:p>177</text:p>
          </table:table-cell>
          <table:table-cell office:value-type="string" table:style-name="ce4">
            <text:p>R</text:p>
          </table:table-cell>
          <table:table-cell office:value-type="float" office:value="0.88318721530599997" table:style-name="ce4">
            <text:p>0,883187215</text:p>
          </table:table-cell>
          <table:table-cell office:value-type="float" office:value="33.741761505500001" table:style-name="ce4">
            <text:p>33,74176151</text:p>
          </table:table-cell>
          <table:table-cell office:value-type="float" office:value="1106" table:style-name="ce4">
            <text:p>1106</text:p>
          </table:table-cell>
          <table:table-cell office:value-type="float" office:value="2496.2762933338972" table:style-name="ce4">
            <text:p>2496,276293</text:p>
          </table:table-cell>
          <table:table-cell office:value-type="float" office:value="94" table:style-name="ce3">
            <text:p>94</text:p>
          </table:table-cell>
          <table:table-cell table:number-columns-repeated="16375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string" table:style-name="ce4">
            <text:p>UG201600000178</text:p>
          </table:table-cell>
          <table:table-cell office:value-type="float" office:value="178" table:style-name="ce4">
            <text:p>178</text:p>
          </table:table-cell>
          <table:table-cell office:value-type="string" table:style-name="ce4">
            <text:p>U</text:p>
          </table:table-cell>
          <table:table-cell office:value-type="float" office:value="0.323389234287" table:style-name="ce4">
            <text:p>0,323389234</text:p>
          </table:table-cell>
          <table:table-cell office:value-type="float" office:value="33.8708092237" table:style-name="ce4">
            <text:p>33,87080922</text:p>
          </table:table-cell>
          <table:table-cell office:value-type="float" office:value="1210" table:style-name="ce4">
            <text:p>1210</text:p>
          </table:table-cell>
          <table:table-cell office:value-type="float" office:value="2070.1945115421549" table:style-name="ce4">
            <text:p>2070,194512</text:p>
          </table:table-cell>
          <table:table-cell office:value-type="float" office:value="40" table:style-name="ce3">
            <text:p>40</text:p>
          </table:table-cell>
          <table:table-cell table:number-columns-repeated="16375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4">
            <text:p>UG201600000179</text:p>
          </table:table-cell>
          <table:table-cell office:value-type="float" office:value="179" table:style-name="ce4">
            <text:p>179</text:p>
          </table:table-cell>
          <table:table-cell office:value-type="string" table:style-name="ce4">
            <text:p>U</text:p>
          </table:table-cell>
          <table:table-cell office:value-type="float" office:value="0.52936780458499999" table:style-name="ce4">
            <text:p>0,529367805</text:p>
          </table:table-cell>
          <table:table-cell office:value-type="float" office:value="33.866406089800002" table:style-name="ce4">
            <text:p>33,86640609</text:p>
          </table:table-cell>
          <table:table-cell office:value-type="float" office:value="1090" table:style-name="ce4">
            <text:p>1090</text:p>
          </table:table-cell>
          <table:table-cell office:value-type="float" office:value="1202.5590691222501" table:style-name="ce4">
            <text:p>1202,559069</text:p>
          </table:table-cell>
          <table:table-cell office:value-type="float" office:value="17" table:style-name="ce3">
            <text:p>17</text:p>
          </table:table-cell>
          <table:table-cell table:number-columns-repeated="16375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4">
            <text:p>UG201600000180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U</text:p>
          </table:table-cell>
          <table:table-cell office:value-type="float" office:value="0.60337069269599997" table:style-name="ce4">
            <text:p>0,603370693</text:p>
          </table:table-cell>
          <table:table-cell office:value-type="float" office:value="33.478867603899999" table:style-name="ce4">
            <text:p>33,4788676</text:p>
          </table:table-cell>
          <table:table-cell office:value-type="float" office:value="1142" table:style-name="ce4">
            <text:p>1142</text:p>
          </table:table-cell>
          <table:table-cell office:value-type="float" office:value="622.09062936499129" table:style-name="ce4">
            <text:p>622,0906294</text:p>
          </table:table-cell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string" table:style-name="ce4">
            <text:p>UG201600000181</text:p>
          </table:table-cell>
          <table:table-cell office:value-type="float" office:value="181" table:style-name="ce4">
            <text:p>181</text:p>
          </table:table-cell>
          <table:table-cell office:value-type="string" table:style-name="ce4">
            <text:p>U</text:p>
          </table:table-cell>
          <table:table-cell office:value-type="float" office:value="0.463288593616" table:style-name="ce4">
            <text:p>0,463288594</text:p>
          </table:table-cell>
          <table:table-cell office:value-type="float" office:value="33.2408925489" table:style-name="ce4">
            <text:p>33,24089255</text:p>
          </table:table-cell>
          <table:table-cell office:value-type="float" office:value="1168" table:style-name="ce4">
            <text:p>1168</text:p>
          </table:table-cell>
          <table:table-cell office:value-type="float" office:value="442.84708314998949" table:style-name="ce4">
            <text:p>442,8470831</text:p>
          </table:table-cell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string" table:style-name="ce4">
            <text:p>UG201600000182</text:p>
          </table:table-cell>
          <table:table-cell office:value-type="float" office:value="182" table:style-name="ce4">
            <text:p>182</text:p>
          </table:table-cell>
          <table:table-cell office:value-type="string" table:style-name="ce4">
            <text:p>U</text:p>
          </table:table-cell>
          <table:table-cell office:value-type="float" office:value="0.42217636981700002" table:style-name="ce4">
            <text:p>0,42217637</text:p>
          </table:table-cell>
          <table:table-cell office:value-type="float" office:value="33.208217921799999" table:style-name="ce4">
            <text:p>33,20821792</text:p>
          </table:table-cell>
          <table:table-cell office:value-type="float" office:value="1176" table:style-name="ce4">
            <text:p>1176</text:p>
          </table:table-cell>
          <table:table-cell office:value-type="float" office:value="569.68044615847361" table:style-name="ce4">
            <text:p>569,6804462</text:p>
          </table:table-cell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string" table:style-name="ce4">
            <text:p>UG201600000183</text:p>
          </table:table-cell>
          <table:table-cell office:value-type="float" office:value="183" table:style-name="ce4">
            <text:p>183</text:p>
          </table:table-cell>
          <table:table-cell office:value-type="string" table:style-name="ce4">
            <text:p>U</text:p>
          </table:table-cell>
          <table:table-cell office:value-type="float" office:value="0.438672903788" table:style-name="ce4">
            <text:p>0,438672904</text:p>
          </table:table-cell>
          <table:table-cell office:value-type="float" office:value="33.217697099699997" table:style-name="ce4">
            <text:p>33,2176971</text:p>
          </table:table-cell>
          <table:table-cell office:value-type="float" office:value="1168" table:style-name="ce4">
            <text:p>1168</text:p>
          </table:table-cell>
          <table:table-cell office:value-type="float" office:value="793.89786219553491" table:style-name="ce4">
            <text:p>793,8978622</text:p>
          </table:table-cell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4">
            <text:p>UG201600000184</text:p>
          </table:table-cell>
          <table:table-cell office:value-type="float" office:value="184" table:style-name="ce4">
            <text:p>184</text:p>
          </table:table-cell>
          <table:table-cell office:value-type="string" table:style-name="ce4">
            <text:p>U</text:p>
          </table:table-cell>
          <table:table-cell office:value-type="float" office:value="0.97297886860299998" table:style-name="ce4">
            <text:p>0,972978869</text:p>
          </table:table-cell>
          <table:table-cell office:value-type="float" office:value="33.131774370499997" table:style-name="ce4">
            <text:p>33,13177437</text:p>
          </table:table-cell>
          <table:table-cell office:value-type="float" office:value="1112" table:style-name="ce4">
            <text:p>1112</text:p>
          </table:table-cell>
          <table:table-cell office:value-type="float" office:value="3304.4924551403765" table:style-name="ce4">
            <text:p>3304,492455</text:p>
          </table:table-cell>
          <table:table-cell office:value-type="float" office:value="68" table:style-name="ce3">
            <text:p>68</text:p>
          </table:table-cell>
          <table:table-cell table:number-columns-repeated="16375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string" table:style-name="ce4">
            <text:p>UG201600000185</text:p>
          </table:table-cell>
          <table:table-cell office:value-type="float" office:value="185" table:style-name="ce4">
            <text:p>185</text:p>
          </table:table-cell>
          <table:table-cell office:value-type="string" table:style-name="ce4">
            <text:p>R</text:p>
          </table:table-cell>
          <table:table-cell office:value-type="float" office:value="0.34737498100500003" table:style-name="ce4">
            <text:p>0,347374981</text:p>
          </table:table-cell>
          <table:table-cell office:value-type="float" office:value="34.053065830800001" table:style-name="ce4">
            <text:p>34,05306583</text:p>
          </table:table-cell>
          <table:table-cell office:value-type="float" office:value="1204" table:style-name="ce4">
            <text:p>1204</text:p>
          </table:table-cell>
          <table:table-cell office:value-type="float" office:value="803.86465330036049" table:style-name="ce4">
            <text:p>803,8646533</text:p>
          </table:table-cell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string" table:style-name="ce4">
            <text:p>UG201600000186</text:p>
          </table:table-cell>
          <table:table-cell office:value-type="float" office:value="186" table:style-name="ce4">
            <text:p>186</text:p>
          </table:table-cell>
          <table:table-cell office:value-type="string" table:style-name="ce4">
            <text:p>R</text:p>
          </table:table-cell>
          <table:table-cell office:value-type="float" office:value="0.25758888861200002" table:style-name="ce4">
            <text:p>0,257588889</text:p>
          </table:table-cell>
          <table:table-cell office:value-type="float" office:value="33.972351551999999" table:style-name="ce4">
            <text:p>33,97235155</text:p>
          </table:table-cell>
          <table:table-cell office:value-type="float" office:value="1172" table:style-name="ce4">
            <text:p>1172</text:p>
          </table:table-cell>
          <table:table-cell office:value-type="float" office:value="2003.7038906559158" table:style-name="ce4">
            <text:p>2003,703891</text:p>
          </table:table-cell>
          <table:table-cell office:value-type="float" office:value="85" table:style-name="ce3">
            <text:p>85</text:p>
          </table:table-cell>
          <table:table-cell table:number-columns-repeated="16375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string" table:style-name="ce4">
            <text:p>UG201600000187</text:p>
          </table:table-cell>
          <table:table-cell office:value-type="float" office:value="187" table:style-name="ce4">
            <text:p>187</text:p>
          </table:table-cell>
          <table:table-cell office:value-type="string" table:style-name="ce4">
            <text:p>R</text:p>
          </table:table-cell>
          <table:table-cell office:value-type="float" office:value="0.56917049184599999" table:style-name="ce4">
            <text:p>0,569170492</text:p>
          </table:table-cell>
          <table:table-cell office:value-type="float" office:value="34.100348157100001" table:style-name="ce4">
            <text:p>34,10034816</text:p>
          </table:table-cell>
          <table:table-cell office:value-type="float" office:value="1158" table:style-name="ce4">
            <text:p>1158</text:p>
          </table:table-cell>
          <table:table-cell office:value-type="float" office:value="1144.0378585737794" table:style-name="ce4">
            <text:p>1144,037859</text:p>
          </table:table-cell>
          <table:table-cell office:value-type="float" office:value="45" table:style-name="ce3">
            <text:p>45</text:p>
          </table:table-cell>
          <table:table-cell table:number-columns-repeated="16375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string" table:style-name="ce4">
            <text:p>UG201600000188</text:p>
          </table:table-cell>
          <table:table-cell office:value-type="float" office:value="188" table:style-name="ce4">
            <text:p>188</text:p>
          </table:table-cell>
          <table:table-cell office:value-type="string" table:style-name="ce4">
            <text:p>R</text:p>
          </table:table-cell>
          <table:table-cell office:value-type="float" office:value="0.43187939340999998" table:style-name="ce4">
            <text:p>0,431879393</text:p>
          </table:table-cell>
          <table:table-cell office:value-type="float" office:value="34.047256859500003" table:style-name="ce4">
            <text:p>34,04725686</text:p>
          </table:table-cell>
          <table:table-cell office:value-type="float" office:value="1238" table:style-name="ce4">
            <text:p>1238</text:p>
          </table:table-cell>
          <table:table-cell office:value-type="float" office:value="978.53886067261726" table:style-name="ce4">
            <text:p>978,5388607</text:p>
          </table:table-cell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string" table:style-name="ce4">
            <text:p>UG201600000189</text:p>
          </table:table-cell>
          <table:table-cell office:value-type="float" office:value="189" table:style-name="ce4">
            <text:p>189</text:p>
          </table:table-cell>
          <table:table-cell office:value-type="string" table:style-name="ce4">
            <text:p>R</text:p>
          </table:table-cell>
          <table:table-cell office:value-type="float" office:value="0.26320893180299998" table:style-name="ce4">
            <text:p>0,263208932</text:p>
          </table:table-cell>
          <table:table-cell office:value-type="float" office:value="33.984729414999997" table:style-name="ce4">
            <text:p>33,98472942</text:p>
          </table:table-cell>
          <table:table-cell office:value-type="float" office:value="1156" table:style-name="ce4">
            <text:p>1156</text:p>
          </table:table-cell>
          <table:table-cell office:value-type="float" office:value="512.51520256144136" table:style-name="ce4">
            <text:p>512,5152026</text:p>
          </table:table-cell>
          <table:table-cell office:value-type="float" office:value="17" table:style-name="ce3">
            <text:p>17</text:p>
          </table:table-cell>
          <table:table-cell table:number-columns-repeated="16375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string" table:style-name="ce4">
            <text:p>UG201600000190</text:p>
          </table:table-cell>
          <table:table-cell office:value-type="float" office:value="190" table:style-name="ce4">
            <text:p>190</text:p>
          </table:table-cell>
          <table:table-cell office:value-type="string" table:style-name="ce4">
            <text:p>R</text:p>
          </table:table-cell>
          <table:table-cell office:value-type="float" office:value="0.41411408588800003" table:style-name="ce4">
            <text:p>0,414114086</text:p>
          </table:table-cell>
          <table:table-cell office:value-type="float" office:value="34.020244287600001" table:style-name="ce4">
            <text:p>34,02024429</text:p>
          </table:table-cell>
          <table:table-cell office:value-type="float" office:value="1164" table:style-name="ce4">
            <text:p>1164</text:p>
          </table:table-cell>
          <table:table-cell office:value-type="float" office:value="1543.9351628505904" table:style-name="ce4">
            <text:p>1543,935163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string" table:style-name="ce4">
            <text:p>UG201600000191</text:p>
          </table:table-cell>
          <table:table-cell office:value-type="float" office:value="191" table:style-name="ce4">
            <text:p>191</text:p>
          </table:table-cell>
          <table:table-cell office:value-type="string" table:style-name="ce4">
            <text:p>R</text:p>
          </table:table-cell>
          <table:table-cell office:value-type="float" office:value="0.723697235971" table:style-name="ce4">
            <text:p>0,723697236</text:p>
          </table:table-cell>
          <table:table-cell office:value-type="float" office:value="34.225734478600003" table:style-name="ce4">
            <text:p>34,22573448</text:p>
          </table:table-cell>
          <table:table-cell office:value-type="float" office:value="1260" table:style-name="ce4">
            <text:p>1260</text:p>
          </table:table-cell>
          <table:table-cell office:value-type="float" office:value="2710.6320277851059" table:style-name="ce4">
            <text:p>2710,632028</text:p>
          </table:table-cell>
          <table:table-cell office:value-type="float" office:value="69" table:style-name="ce3">
            <text:p>69</text:p>
          </table:table-cell>
          <table:table-cell table:number-columns-repeated="16375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string" table:style-name="ce4">
            <text:p>UG201600000192</text:p>
          </table:table-cell>
          <table:table-cell office:value-type="float" office:value="192" table:style-name="ce4">
            <text:p>192</text:p>
          </table:table-cell>
          <table:table-cell office:value-type="string" table:style-name="ce4">
            <text:p>R</text:p>
          </table:table-cell>
          <table:table-cell office:value-type="float" office:value="0.82483777322200003" table:style-name="ce4">
            <text:p>0,824837773</text:p>
          </table:table-cell>
          <table:table-cell office:value-type="float" office:value="34.127304377800002" table:style-name="ce4">
            <text:p>34,12730438</text:p>
          </table:table-cell>
          <table:table-cell office:value-type="float" office:value="1145" table:style-name="ce4">
            <text:p>1145</text:p>
          </table:table-cell>
          <table:table-cell office:value-type="float" office:value="1725.7727145589965" table:style-name="ce4">
            <text:p>1725,772715</text:p>
          </table:table-cell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string" table:style-name="ce4">
            <text:p>UG201600000193</text:p>
          </table:table-cell>
          <table:table-cell office:value-type="float" office:value="193" table:style-name="ce4">
            <text:p>193</text:p>
          </table:table-cell>
          <table:table-cell office:value-type="string" table:style-name="ce4">
            <text:p>R</text:p>
          </table:table-cell>
          <table:table-cell office:value-type="float" office:value="0.76525597232999998" table:style-name="ce4">
            <text:p>0,765255972</text:p>
          </table:table-cell>
          <table:table-cell office:value-type="float" office:value="34.198923423399997" table:style-name="ce4">
            <text:p>34,19892342</text:p>
          </table:table-cell>
          <table:table-cell office:value-type="float" office:value="1207" table:style-name="ce4">
            <text:p>1207</text:p>
          </table:table-cell>
          <table:table-cell office:value-type="float" office:value="576.48987237726362" table:style-name="ce4">
            <text:p>576,4898724</text:p>
          </table:table-cell>
          <table:table-cell office:value-type="float" office:value="21" table:style-name="ce3">
            <text:p>21</text:p>
          </table:table-cell>
          <table:table-cell table:number-columns-repeated="16375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4">
            <text:p>UG201600000194</text:p>
          </table:table-cell>
          <table:table-cell office:value-type="float" office:value="194" table:style-name="ce4">
            <text:p>194</text:p>
          </table:table-cell>
          <table:table-cell office:value-type="string" table:style-name="ce4">
            <text:p>R</text:p>
          </table:table-cell>
          <table:table-cell office:value-type="float" office:value="0.70502041182700004" table:style-name="ce4">
            <text:p>0,705020412</text:p>
          </table:table-cell>
          <table:table-cell office:value-type="float" office:value="34.208569461499998" table:style-name="ce4">
            <text:p>34,20856946</text:p>
          </table:table-cell>
          <table:table-cell office:value-type="float" office:value="1217" table:style-name="ce4">
            <text:p>1217</text:p>
          </table:table-cell>
          <table:table-cell office:value-type="float" office:value="954.95387361172891" table:style-name="ce4">
            <text:p>954,9538736</text:p>
          </table:table-cell>
          <table:table-cell office:value-type="float" office:value="36" table:style-name="ce3">
            <text:p>36</text:p>
          </table:table-cell>
          <table:table-cell table:number-columns-repeated="16375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string" table:style-name="ce4">
            <text:p>UG201600000195</text:p>
          </table:table-cell>
          <table:table-cell office:value-type="float" office:value="195" table:style-name="ce4">
            <text:p>195</text:p>
          </table:table-cell>
          <table:table-cell office:value-type="string" table:style-name="ce4">
            <text:p>R</text:p>
          </table:table-cell>
          <table:table-cell office:value-type="float" office:value="0.600485986975" table:style-name="ce4">
            <text:p>0,600485987</text:p>
          </table:table-cell>
          <table:table-cell office:value-type="float" office:value="34.016563598399998" table:style-name="ce4">
            <text:p>34,0165636</text:p>
          </table:table-cell>
          <table:table-cell office:value-type="float" office:value="1118" table:style-name="ce4">
            <text:p>1118</text:p>
          </table:table-cell>
          <table:table-cell office:value-type="float" office:value="4402.1008031933598" table:style-name="ce4">
            <text:p>4402,100803</text:p>
          </table:table-cell>
          <table:table-cell office:value-type="float" office:value="77" table:style-name="ce3">
            <text:p>77</text:p>
          </table:table-cell>
          <table:table-cell table:number-columns-repeated="16375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string" table:style-name="ce4">
            <text:p>UG201600000196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R</text:p>
          </table:table-cell>
          <table:table-cell office:value-type="float" office:value="0.74507651001399999" table:style-name="ce4">
            <text:p>0,74507651</text:p>
          </table:table-cell>
          <table:table-cell office:value-type="float" office:value="34.094591183699997" table:style-name="ce4">
            <text:p>34,09459118</text:p>
          </table:table-cell>
          <table:table-cell office:value-type="float" office:value="1188" table:style-name="ce4">
            <text:p>1188</text:p>
          </table:table-cell>
          <table:table-cell office:value-type="float" office:value="762.52655388573885" table:style-name="ce4">
            <text:p>762,5265539</text:p>
          </table:table-cell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string" table:style-name="ce4">
            <text:p>UG201600000197</text:p>
          </table:table-cell>
          <table:table-cell office:value-type="float" office:value="197" table:style-name="ce4">
            <text:p>197</text:p>
          </table:table-cell>
          <table:table-cell office:value-type="string" table:style-name="ce4">
            <text:p>R</text:p>
          </table:table-cell>
          <table:table-cell office:value-type="float" office:value="0.66815615211900004" table:style-name="ce4">
            <text:p>0,668156152</text:p>
          </table:table-cell>
          <table:table-cell office:value-type="float" office:value="34.034142044600003" table:style-name="ce4">
            <text:p>34,03414204</text:p>
          </table:table-cell>
          <table:table-cell office:value-type="float" office:value="1095" table:style-name="ce4">
            <text:p>1095</text:p>
          </table:table-cell>
          <table:table-cell office:value-type="float" office:value="1082.6773830197687" table:style-name="ce4">
            <text:p>1082,677383</text:p>
          </table:table-cell>
          <table:table-cell office:value-type="float" office:value="41" table:style-name="ce3">
            <text:p>41</text:p>
          </table:table-cell>
          <table:table-cell table:number-columns-repeated="16375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string" table:style-name="ce4">
            <text:p>UG201600000198</text:p>
          </table:table-cell>
          <table:table-cell office:value-type="float" office:value="198" table:style-name="ce4">
            <text:p>198</text:p>
          </table:table-cell>
          <table:table-cell office:value-type="string" table:style-name="ce4">
            <text:p>R</text:p>
          </table:table-cell>
          <table:table-cell office:value-type="float" office:value="0.68603210620199995" table:style-name="ce4">
            <text:p>0,686032106</text:p>
          </table:table-cell>
          <table:table-cell office:value-type="float" office:value="33.970462967499998" table:style-name="ce4">
            <text:p>33,97046297</text:p>
          </table:table-cell>
          <table:table-cell office:value-type="float" office:value="1127" table:style-name="ce4">
            <text:p>1127</text:p>
          </table:table-cell>
          <table:table-cell office:value-type="float" office:value="1634.0148610941799" table:style-name="ce4">
            <text:p>1634,014861</text:p>
          </table:table-cell>
          <table:table-cell office:value-type="float" office:value="62" table:style-name="ce3">
            <text:p>62</text:p>
          </table:table-cell>
          <table:table-cell table:number-columns-repeated="16375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string" table:style-name="ce4">
            <text:p>UG201600000199</text:p>
          </table:table-cell>
          <table:table-cell office:value-type="float" office:value="199" table:style-name="ce4">
            <text:p>199</text:p>
          </table:table-cell>
          <table:table-cell office:value-type="string" table:style-name="ce4">
            <text:p>R</text:p>
          </table:table-cell>
          <table:table-cell office:value-type="float" office:value="0.87024341173599995" table:style-name="ce4">
            <text:p>0,870243412</text:p>
          </table:table-cell>
          <table:table-cell office:value-type="float" office:value="34.0177637623" table:style-name="ce4">
            <text:p>34,01776376</text:p>
          </table:table-cell>
          <table:table-cell office:value-type="float" office:value="1084" table:style-name="ce4">
            <text:p>1084</text:p>
          </table:table-cell>
          <table:table-cell office:value-type="float" office:value="4130.9617152880519" table:style-name="ce4">
            <text:p>4130,961715</text:p>
          </table:table-cell>
          <table:table-cell office:value-type="float" office:value="81" table:style-name="ce3">
            <text:p>81</text:p>
          </table:table-cell>
          <table:table-cell table:number-columns-repeated="16375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string" table:style-name="ce4">
            <text:p>UG201600000200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R</text:p>
          </table:table-cell>
          <table:table-cell office:value-type="float" office:value="0.65464903231399996" table:style-name="ce4">
            <text:p>0,654649032</text:p>
          </table:table-cell>
          <table:table-cell office:value-type="float" office:value="34.096686902899997" table:style-name="ce4">
            <text:p>34,0966869</text:p>
          </table:table-cell>
          <table:table-cell office:value-type="float" office:value="1148" table:style-name="ce4">
            <text:p>1148</text:p>
          </table:table-cell>
          <table:table-cell office:value-type="float" office:value="1084.7049946313546" table:style-name="ce4">
            <text:p>1084,704995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string" table:style-name="ce4">
            <text:p>UG201600000201</text:p>
          </table:table-cell>
          <table:table-cell office:value-type="float" office:value="201" table:style-name="ce4">
            <text:p>201</text:p>
          </table:table-cell>
          <table:table-cell office:value-type="string" table:style-name="ce4">
            <text:p>R</text:p>
          </table:table-cell>
          <table:table-cell office:value-type="float" office:value="0.81373569824000003" table:style-name="ce4">
            <text:p>0,813735698</text:p>
          </table:table-cell>
          <table:table-cell office:value-type="float" office:value="34.051343880799998" table:style-name="ce4">
            <text:p>34,05134388</text:p>
          </table:table-cell>
          <table:table-cell office:value-type="float" office:value="1152" table:style-name="ce4">
            <text:p>1152</text:p>
          </table:table-cell>
          <table:table-cell office:value-type="float" office:value="2184.2250892001648" table:style-name="ce4">
            <text:p>2184,225089</text:p>
          </table:table-cell>
          <table:table-cell office:value-type="float" office:value="77" table:style-name="ce3">
            <text:p>77</text:p>
          </table:table-cell>
          <table:table-cell table:number-columns-repeated="16375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string" table:style-name="ce4">
            <text:p>UG201600000202</text:p>
          </table:table-cell>
          <table:table-cell office:value-type="float" office:value="202" table:style-name="ce4">
            <text:p>202</text:p>
          </table:table-cell>
          <table:table-cell office:value-type="string" table:style-name="ce4">
            <text:p>R</text:p>
          </table:table-cell>
          <table:table-cell office:value-type="float" office:value="0.84726754935199999" table:style-name="ce4">
            <text:p>0,847267549</text:p>
          </table:table-cell>
          <table:table-cell office:value-type="float" office:value="33.846680636999999" table:style-name="ce4">
            <text:p>33,84668064</text:p>
          </table:table-cell>
          <table:table-cell office:value-type="float" office:value="1100" table:style-name="ce4">
            <text:p>1100</text:p>
          </table:table-cell>
          <table:table-cell office:value-type="float" office:value="2997.4920058483976" table:style-name="ce4">
            <text:p>2997,492006</text:p>
          </table:table-cell>
          <table:table-cell office:value-type="float" office:value="117" table:style-name="ce3">
            <text:p>117</text:p>
          </table:table-cell>
          <table:table-cell table:number-columns-repeated="16375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string" table:style-name="ce4">
            <text:p>UG201600000203</text:p>
          </table:table-cell>
          <table:table-cell office:value-type="float" office:value="203" table:style-name="ce4">
            <text:p>203</text:p>
          </table:table-cell>
          <table:table-cell office:value-type="string" table:style-name="ce4">
            <text:p>R</text:p>
          </table:table-cell>
          <table:table-cell office:value-type="float" office:value="0.91464295998699996" table:style-name="ce4">
            <text:p>0,91464296</text:p>
          </table:table-cell>
          <table:table-cell office:value-type="float" office:value="34.004155711800003" table:style-name="ce4">
            <text:p>34,00415571</text:p>
          </table:table-cell>
          <table:table-cell office:value-type="float" office:value="1079" table:style-name="ce4">
            <text:p>1079</text:p>
          </table:table-cell>
          <table:table-cell office:value-type="float" office:value="519.14106393379404" table:style-name="ce4">
            <text:p>519,1410639</text:p>
          </table:table-cell>
          <table:table-cell office:value-type="float" office:value="21" table:style-name="ce3">
            <text:p>21</text:p>
          </table:table-cell>
          <table:table-cell table:number-columns-repeated="16375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string" table:style-name="ce4">
            <text:p>UG201600000204</text:p>
          </table:table-cell>
          <table:table-cell office:value-type="float" office:value="204" table:style-name="ce4">
            <text:p>204</text:p>
          </table:table-cell>
          <table:table-cell office:value-type="string" table:style-name="ce4">
            <text:p>R</text:p>
          </table:table-cell>
          <table:table-cell office:value-type="float" office:value="0.92969728002999996" table:style-name="ce4">
            <text:p>0,92969728</text:p>
          </table:table-cell>
          <table:table-cell office:value-type="float" office:value="34.012387782700003" table:style-name="ce4">
            <text:p>34,01238778</text:p>
          </table:table-cell>
          <table:table-cell office:value-type="float" office:value="1078" table:style-name="ce4">
            <text:p>1078</text:p>
          </table:table-cell>
          <table:table-cell office:value-type="float" office:value="2005.902913259145" table:style-name="ce4">
            <text:p>2005,902913</text:p>
          </table:table-cell>
          <table:table-cell office:value-type="float" office:value="64" table:style-name="ce3">
            <text:p>64</text:p>
          </table:table-cell>
          <table:table-cell table:number-columns-repeated="16375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string" table:style-name="ce4">
            <text:p>UG201600000205</text:p>
          </table:table-cell>
          <table:table-cell office:value-type="float" office:value="205" table:style-name="ce4">
            <text:p>205</text:p>
          </table:table-cell>
          <table:table-cell office:value-type="string" table:style-name="ce4">
            <text:p>R</text:p>
          </table:table-cell>
          <table:table-cell office:value-type="float" office:value="0.88815143350400005" table:style-name="ce4">
            <text:p>0,888151434</text:p>
          </table:table-cell>
          <table:table-cell office:value-type="float" office:value="33.907753558400003" table:style-name="ce4">
            <text:p>33,90775356</text:p>
          </table:table-cell>
          <table:table-cell office:value-type="float" office:value="1078" table:style-name="ce4">
            <text:p>1078</text:p>
          </table:table-cell>
          <table:table-cell office:value-type="float" office:value="963.02672927887761" table:style-name="ce4">
            <text:p>963,0267293</text:p>
          </table:table-cell>
          <table:table-cell office:value-type="float" office:value="36" table:style-name="ce3">
            <text:p>36</text:p>
          </table:table-cell>
          <table:table-cell table:number-columns-repeated="16375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string" table:style-name="ce4">
            <text:p>UG201600000207</text:p>
          </table:table-cell>
          <table:table-cell office:value-type="float" office:value="207" table:style-name="ce4">
            <text:p>207</text:p>
          </table:table-cell>
          <table:table-cell office:value-type="string" table:style-name="ce4">
            <text:p>R</text:p>
          </table:table-cell>
          <table:table-cell office:value-type="float" office:value="1.0991760944" table:style-name="ce4">
            <text:p>1,099176094</text:p>
          </table:table-cell>
          <table:table-cell office:value-type="float" office:value="33.881683557800002" table:style-name="ce4">
            <text:p>33,88168356</text:p>
          </table:table-cell>
          <table:table-cell office:value-type="float" office:value="1103" table:style-name="ce4">
            <text:p>1103</text:p>
          </table:table-cell>
          <table:table-cell office:value-type="float" office:value="2230.4120020968803" table:style-name="ce4">
            <text:p>2230,412002</text:p>
          </table:table-cell>
          <table:table-cell office:value-type="float" office:value="79" table:style-name="ce3">
            <text:p>79</text:p>
          </table:table-cell>
          <table:table-cell table:number-columns-repeated="16375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string" table:style-name="ce4">
            <text:p>UG201600000208</text:p>
          </table:table-cell>
          <table:table-cell office:value-type="float" office:value="208" table:style-name="ce4">
            <text:p>208</text:p>
          </table:table-cell>
          <table:table-cell office:value-type="string" table:style-name="ce4">
            <text:p>R</text:p>
          </table:table-cell>
          <table:table-cell office:value-type="float" office:value="1.1004204985099999" table:style-name="ce4">
            <text:p>1,100420499</text:p>
          </table:table-cell>
          <table:table-cell office:value-type="float" office:value="33.6863279405" table:style-name="ce4">
            <text:p>33,68632794</text:p>
          </table:table-cell>
          <table:table-cell office:value-type="float" office:value="1057" table:style-name="ce4">
            <text:p>1057</text:p>
          </table:table-cell>
          <table:table-cell office:value-type="float" office:value="2277.6182331179261" table:style-name="ce4">
            <text:p>2277,618233</text:p>
          </table:table-cell>
          <table:table-cell office:value-type="float" office:value="71" table:style-name="ce3">
            <text:p>71</text:p>
          </table:table-cell>
          <table:table-cell table:number-columns-repeated="16375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string" table:style-name="ce4">
            <text:p>UG201600000209</text:p>
          </table:table-cell>
          <table:table-cell office:value-type="float" office:value="209" table:style-name="ce4">
            <text:p>209</text:p>
          </table:table-cell>
          <table:table-cell office:value-type="string" table:style-name="ce4">
            <text:p>R</text:p>
          </table:table-cell>
          <table:table-cell office:value-type="float" office:value="0.98085280188199997" table:style-name="ce4">
            <text:p>0,980852802</text:p>
          </table:table-cell>
          <table:table-cell office:value-type="float" office:value="33.738372712199997" table:style-name="ce4">
            <text:p>33,73837271</text:p>
          </table:table-cell>
          <table:table-cell office:value-type="float" office:value="1085" table:style-name="ce4">
            <text:p>1085</text:p>
          </table:table-cell>
          <table:table-cell office:value-type="float" office:value="5151.9847205605411" table:style-name="ce4">
            <text:p>5151,984721</text:p>
          </table:table-cell>
          <table:table-cell office:value-type="float" office:value="85" table:style-name="ce3">
            <text:p>85</text:p>
          </table:table-cell>
          <table:table-cell table:number-columns-repeated="16375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string" table:style-name="ce4">
            <text:p>UG201600000210</text:p>
          </table:table-cell>
          <table:table-cell office:value-type="float" office:value="210" table:style-name="ce4">
            <text:p>210</text:p>
          </table:table-cell>
          <table:table-cell office:value-type="string" table:style-name="ce4">
            <text:p>R</text:p>
          </table:table-cell>
          <table:table-cell office:value-type="float" office:value="1.1614747301899999" table:style-name="ce4">
            <text:p>1,16147473</text:p>
          </table:table-cell>
          <table:table-cell office:value-type="float" office:value="34.108460028499998" table:style-name="ce4">
            <text:p>34,10846003</text:p>
          </table:table-cell>
          <table:table-cell office:value-type="float" office:value="1148" table:style-name="ce4">
            <text:p>1148</text:p>
          </table:table-cell>
          <table:table-cell office:value-type="float" office:value="360.85182444444877" table:style-name="ce4">
            <text:p>360,8518244</text:p>
          </table:table-cell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string" table:style-name="ce4">
            <text:p>UG201600000211</text:p>
          </table:table-cell>
          <table:table-cell office:value-type="float" office:value="211" table:style-name="ce4">
            <text:p>211</text:p>
          </table:table-cell>
          <table:table-cell office:value-type="string" table:style-name="ce4">
            <text:p>R</text:p>
          </table:table-cell>
          <table:table-cell office:value-type="float" office:value="1.1860517154200001" table:style-name="ce4">
            <text:p>1,186051715</text:p>
          </table:table-cell>
          <table:table-cell office:value-type="float" office:value="33.783102664700003" table:style-name="ce4">
            <text:p>33,78310266</text:p>
          </table:table-cell>
          <table:table-cell office:value-type="float" office:value="1104" table:style-name="ce4">
            <text:p>1104</text:p>
          </table:table-cell>
          <table:table-cell office:value-type="float" office:value="2850.2337149983068" table:style-name="ce4">
            <text:p>2850,233715</text:p>
          </table:table-cell>
          <table:table-cell office:value-type="float" office:value="110" table:style-name="ce3">
            <text:p>110</text:p>
          </table:table-cell>
          <table:table-cell table:number-columns-repeated="16375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string" table:style-name="ce4">
            <text:p>UG201600000212</text:p>
          </table:table-cell>
          <table:table-cell office:value-type="float" office:value="212" table:style-name="ce4">
            <text:p>212</text:p>
          </table:table-cell>
          <table:table-cell office:value-type="string" table:style-name="ce4">
            <text:p>R</text:p>
          </table:table-cell>
          <table:table-cell office:value-type="float" office:value="1.18642638439" table:style-name="ce4">
            <text:p>1,186426384</text:p>
          </table:table-cell>
          <table:table-cell office:value-type="float" office:value="33.886724663899997" table:style-name="ce4">
            <text:p>33,88672466</text:p>
          </table:table-cell>
          <table:table-cell office:value-type="float" office:value="1119" table:style-name="ce4">
            <text:p>1119</text:p>
          </table:table-cell>
          <table:table-cell office:value-type="float" office:value="1517.7251247827876" table:style-name="ce4">
            <text:p>1517,725125</text:p>
          </table:table-cell>
          <table:table-cell office:value-type="float" office:value="51" table:style-name="ce3">
            <text:p>51</text:p>
          </table:table-cell>
          <table:table-cell table:number-columns-repeated="16375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string" table:style-name="ce4">
            <text:p>UG201600000213</text:p>
          </table:table-cell>
          <table:table-cell office:value-type="float" office:value="213" table:style-name="ce4">
            <text:p>213</text:p>
          </table:table-cell>
          <table:table-cell office:value-type="string" table:style-name="ce4">
            <text:p>R</text:p>
          </table:table-cell>
          <table:table-cell office:value-type="float" office:value="1.18251229805" table:style-name="ce4">
            <text:p>1,182512298</text:p>
          </table:table-cell>
          <table:table-cell office:value-type="float" office:value="33.682076675499999" table:style-name="ce4">
            <text:p>33,68207668</text:p>
          </table:table-cell>
          <table:table-cell office:value-type="float" office:value="1062" table:style-name="ce4">
            <text:p>1062</text:p>
          </table:table-cell>
          <table:table-cell office:value-type="float" office:value="3281.3175866113434" table:style-name="ce4">
            <text:p>3281,317587</text:p>
          </table:table-cell>
          <table:table-cell office:value-type="float" office:value="89" table:style-name="ce3">
            <text:p>89</text:p>
          </table:table-cell>
          <table:table-cell table:number-columns-repeated="16375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string" table:style-name="ce4">
            <text:p>UG201600000214</text:p>
          </table:table-cell>
          <table:table-cell office:value-type="float" office:value="214" table:style-name="ce4">
            <text:p>214</text:p>
          </table:table-cell>
          <table:table-cell office:value-type="string" table:style-name="ce4">
            <text:p>R</text:p>
          </table:table-cell>
          <table:table-cell office:value-type="float" office:value="1.27668504" table:style-name="ce4">
            <text:p>1,27668504</text:p>
          </table:table-cell>
          <table:table-cell office:value-type="float" office:value="33.7075400939" table:style-name="ce4">
            <text:p>33,70754009</text:p>
          </table:table-cell>
          <table:table-cell office:value-type="float" office:value="1099" table:style-name="ce4">
            <text:p>1099</text:p>
          </table:table-cell>
          <table:table-cell office:value-type="float" office:value="4141.0398763352732" table:style-name="ce4">
            <text:p>4141,039876</text:p>
          </table:table-cell>
          <table:table-cell office:value-type="float" office:value="140" table:style-name="ce3">
            <text:p>140</text:p>
          </table:table-cell>
          <table:table-cell table:number-columns-repeated="16375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string" table:style-name="ce4">
            <text:p>UG201600000215</text:p>
          </table:table-cell>
          <table:table-cell office:value-type="float" office:value="215" table:style-name="ce4">
            <text:p>215</text:p>
          </table:table-cell>
          <table:table-cell office:value-type="string" table:style-name="ce4">
            <text:p>R</text:p>
          </table:table-cell>
          <table:table-cell office:value-type="float" office:value="1.2124822978500001" table:style-name="ce4">
            <text:p>1,212482298</text:p>
          </table:table-cell>
          <table:table-cell office:value-type="float" office:value="33.677971044899998" table:style-name="ce4">
            <text:p>33,67797104</text:p>
          </table:table-cell>
          <table:table-cell office:value-type="float" office:value="1066" table:style-name="ce4">
            <text:p>1066</text:p>
          </table:table-cell>
          <table:table-cell office:value-type="float" office:value="602.93842236569185" table:style-name="ce4">
            <text:p>602,9384224</text:p>
          </table:table-cell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string" table:style-name="ce4">
            <text:p>UG201600000216</text:p>
          </table:table-cell>
          <table:table-cell office:value-type="float" office:value="216" table:style-name="ce4">
            <text:p>216</text:p>
          </table:table-cell>
          <table:table-cell office:value-type="string" table:style-name="ce4">
            <text:p>R</text:p>
          </table:table-cell>
          <table:table-cell office:value-type="float" office:value="1.27867389204" table:style-name="ce4">
            <text:p>1,278673892</text:p>
          </table:table-cell>
          <table:table-cell office:value-type="float" office:value="33.802150074899998" table:style-name="ce4">
            <text:p>33,80215007</text:p>
          </table:table-cell>
          <table:table-cell office:value-type="float" office:value="1061" table:style-name="ce4">
            <text:p>1061</text:p>
          </table:table-cell>
          <table:table-cell office:value-type="float" office:value="1353.2589242841843" table:style-name="ce4">
            <text:p>1353,258924</text:p>
          </table:table-cell>
          <table:table-cell office:value-type="float" office:value="54" table:style-name="ce3">
            <text:p>54</text:p>
          </table:table-cell>
          <table:table-cell table:number-columns-repeated="16375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string" table:style-name="ce4">
            <text:p>UG201600000217</text:p>
          </table:table-cell>
          <table:table-cell office:value-type="float" office:value="217" table:style-name="ce4">
            <text:p>217</text:p>
          </table:table-cell>
          <table:table-cell office:value-type="string" table:style-name="ce4">
            <text:p>R</text:p>
          </table:table-cell>
          <table:table-cell office:value-type="float" office:value="1.0878030491199999" table:style-name="ce4">
            <text:p>1,087803049</text:p>
          </table:table-cell>
          <table:table-cell office:value-type="float" office:value="33.919927067099998" table:style-name="ce4">
            <text:p>33,91992707</text:p>
          </table:table-cell>
          <table:table-cell office:value-type="float" office:value="1115" table:style-name="ce4">
            <text:p>1115</text:p>
          </table:table-cell>
          <table:table-cell office:value-type="float" office:value="3539.3512672690435" table:style-name="ce4">
            <text:p>3539,351267</text:p>
          </table:table-cell>
          <table:table-cell office:value-type="float" office:value="103" table:style-name="ce3">
            <text:p>103</text:p>
          </table:table-cell>
          <table:table-cell table:number-columns-repeated="16375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string" table:style-name="ce4">
            <text:p>UG201600000218</text:p>
          </table:table-cell>
          <table:table-cell office:value-type="float" office:value="218" table:style-name="ce4">
            <text:p>218</text:p>
          </table:table-cell>
          <table:table-cell office:value-type="string" table:style-name="ce4">
            <text:p>R</text:p>
          </table:table-cell>
          <table:table-cell office:value-type="float" office:value="1.0053375446299999" table:style-name="ce4">
            <text:p>1,005337545</text:p>
          </table:table-cell>
          <table:table-cell office:value-type="float" office:value="33.898235473" table:style-name="ce4">
            <text:p>33,89823547</text:p>
          </table:table-cell>
          <table:table-cell office:value-type="float" office:value="1074" table:style-name="ce4">
            <text:p>1074</text:p>
          </table:table-cell>
          <table:table-cell office:value-type="float" office:value="2098.0962465234693" table:style-name="ce4">
            <text:p>2098,096247</text:p>
          </table:table-cell>
          <table:table-cell office:value-type="float" office:value="66" table:style-name="ce3">
            <text:p>66</text:p>
          </table:table-cell>
          <table:table-cell table:number-columns-repeated="16375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string" table:style-name="ce4">
            <text:p>UG201600000219</text:p>
          </table:table-cell>
          <table:table-cell office:value-type="float" office:value="219" table:style-name="ce4">
            <text:p>219</text:p>
          </table:table-cell>
          <table:table-cell office:value-type="string" table:style-name="ce4">
            <text:p>R</text:p>
          </table:table-cell>
          <table:table-cell office:value-type="float" office:value="1.0967903407599999" table:style-name="ce4">
            <text:p>1,096790341</text:p>
          </table:table-cell>
          <table:table-cell office:value-type="float" office:value="34.061421346400003" table:style-name="ce4">
            <text:p>34,06142135</text:p>
          </table:table-cell>
          <table:table-cell office:value-type="float" office:value="1146" table:style-name="ce4">
            <text:p>1146</text:p>
          </table:table-cell>
          <table:table-cell office:value-type="float" office:value="2808.7358543603054" table:style-name="ce4">
            <text:p>2808,735854</text:p>
          </table:table-cell>
          <table:table-cell office:value-type="float" office:value="82" table:style-name="ce3">
            <text:p>82</text:p>
          </table:table-cell>
          <table:table-cell table:number-columns-repeated="16375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string" table:style-name="ce4">
            <text:p>UG201600000220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U</text:p>
          </table:table-cell>
          <table:table-cell office:value-type="float" office:value="0.46662813453700003" table:style-name="ce4">
            <text:p>0,466628135</text:p>
          </table:table-cell>
          <table:table-cell office:value-type="float" office:value="34.088362792799998" table:style-name="ce4">
            <text:p>34,08836279</text:p>
          </table:table-cell>
          <table:table-cell office:value-type="float" office:value="1220" table:style-name="ce4">
            <text:p>1220</text:p>
          </table:table-cell>
          <table:table-cell office:value-type="float" office:value="726.96691066070753" table:style-name="ce4">
            <text:p>726,9669107</text:p>
          </table:table-cell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string" table:style-name="ce4">
            <text:p>UG201600000221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U</text:p>
          </table:table-cell>
          <table:table-cell office:value-type="float" office:value="0.47686282275199998" table:style-name="ce4">
            <text:p>0,476862823</text:p>
          </table:table-cell>
          <table:table-cell office:value-type="float" office:value="34.083248654899997" table:style-name="ce4">
            <text:p>34,08324865</text:p>
          </table:table-cell>
          <table:table-cell office:value-type="float" office:value="1201" table:style-name="ce4">
            <text:p>1201</text:p>
          </table:table-cell>
          <table:table-cell office:value-type="float" office:value="788.0425097675469" table:style-name="ce4">
            <text:p>788,0425098</text:p>
          </table:table-cell>
          <table:table-cell office:value-type="float" office:value="20" table:style-name="ce3">
            <text:p>20</text:p>
          </table:table-cell>
          <table:table-cell table:number-columns-repeated="16375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string" table:style-name="ce4">
            <text:p>UG201600000222</text:p>
          </table:table-cell>
          <table:table-cell office:value-type="float" office:value="222" table:style-name="ce4">
            <text:p>222</text:p>
          </table:table-cell>
          <table:table-cell office:value-type="string" table:style-name="ce4">
            <text:p>U</text:p>
          </table:table-cell>
          <table:table-cell office:value-type="float" office:value="0.66821176414700001" table:style-name="ce4">
            <text:p>0,668211764</text:p>
          </table:table-cell>
          <table:table-cell office:value-type="float" office:value="34.190150482900002" table:style-name="ce4">
            <text:p>34,19015048</text:p>
          </table:table-cell>
          <table:table-cell office:value-type="float" office:value="1191" table:style-name="ce4">
            <text:p>1191</text:p>
          </table:table-cell>
          <table:table-cell office:value-type="float" office:value="1293.0154174914846" table:style-name="ce4">
            <text:p>1293,015417</text:p>
          </table:table-cell>
          <table:table-cell office:value-type="float" office:value="38" table:style-name="ce3">
            <text:p>38</text:p>
          </table:table-cell>
          <table:table-cell table:number-columns-repeated="16375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string" table:style-name="ce4">
            <text:p>UG201600000223</text:p>
          </table:table-cell>
          <table:table-cell office:value-type="float" office:value="223" table:style-name="ce4">
            <text:p>223</text:p>
          </table:table-cell>
          <table:table-cell office:value-type="string" table:style-name="ce4">
            <text:p>U</text:p>
          </table:table-cell>
          <table:table-cell office:value-type="float" office:value="0.70130012339900005" table:style-name="ce4">
            <text:p>0,701300123</text:p>
          </table:table-cell>
          <table:table-cell office:value-type="float" office:value="34.171852661199999" table:style-name="ce4">
            <text:p>34,17185266</text:p>
          </table:table-cell>
          <table:table-cell office:value-type="float" office:value="1164" table:style-name="ce4">
            <text:p>1164</text:p>
          </table:table-cell>
          <table:table-cell office:value-type="float" office:value="275.45870236818649" table:style-name="ce4">
            <text:p>275,4587024</text:p>
          </table:table-cell>
          <table:table-cell office:value-type="float" office:value="4" table:style-name="ce3">
            <text:p>4</text:p>
          </table:table-cell>
          <table:table-cell table:number-columns-repeated="16375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string" table:style-name="ce4">
            <text:p>UG201600000224</text:p>
          </table:table-cell>
          <table:table-cell office:value-type="float" office:value="224" table:style-name="ce4">
            <text:p>224</text:p>
          </table:table-cell>
          <table:table-cell office:value-type="string" table:style-name="ce4">
            <text:p>U</text:p>
          </table:table-cell>
          <table:table-cell office:value-type="float" office:value="0.90859925374700001" table:style-name="ce4">
            <text:p>0,908599254</text:p>
          </table:table-cell>
          <table:table-cell office:value-type="float" office:value="33.965500212199998" table:style-name="ce4">
            <text:p>33,96550021</text:p>
          </table:table-cell>
          <table:table-cell office:value-type="float" office:value="1078" table:style-name="ce4">
            <text:p>1078</text:p>
          </table:table-cell>
          <table:table-cell office:value-type="float" office:value="1640.4590147353954" table:style-name="ce4">
            <text:p>1640,459015</text:p>
          </table:table-cell>
          <table:table-cell office:value-type="float" office:value="52" table:style-name="ce3">
            <text:p>52</text:p>
          </table:table-cell>
          <table:table-cell table:number-columns-repeated="16375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string" table:style-name="ce4">
            <text:p>UG201600000225</text:p>
          </table:table-cell>
          <table:table-cell office:value-type="float" office:value="225" table:style-name="ce4">
            <text:p>225</text:p>
          </table:table-cell>
          <table:table-cell office:value-type="string" table:style-name="ce4">
            <text:p>U</text:p>
          </table:table-cell>
          <table:table-cell office:value-type="float" office:value="1.1703062824599999" table:style-name="ce4">
            <text:p>1,170306282</text:p>
          </table:table-cell>
          <table:table-cell office:value-type="float" office:value="33.717505365599997" table:style-name="ce4">
            <text:p>33,71750537</text:p>
          </table:table-cell>
          <table:table-cell office:value-type="float" office:value="1077" table:style-name="ce4">
            <text:p>1077</text:p>
          </table:table-cell>
          <table:table-cell office:value-type="float" office:value="631.55392281068021" table:style-name="ce4">
            <text:p>631,5539228</text:p>
          </table:table-cell>
          <table:table-cell office:value-type="float" office:value="16" table:style-name="ce3">
            <text:p>16</text:p>
          </table:table-cell>
          <table:table-cell table:number-columns-repeated="16375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string" table:style-name="ce4">
            <text:p>UG201600000226</text:p>
          </table:table-cell>
          <table:table-cell office:value-type="float" office:value="226" table:style-name="ce4">
            <text:p>226</text:p>
          </table:table-cell>
          <table:table-cell office:value-type="string" table:style-name="ce4">
            <text:p>R</text:p>
          </table:table-cell>
          <table:table-cell office:value-type="float" office:value="1.09283640142" table:style-name="ce4">
            <text:p>1,092836401</text:p>
          </table:table-cell>
          <table:table-cell office:value-type="float" office:value="34.276742971499999" table:style-name="ce4">
            <text:p>34,27674297</text:p>
          </table:table-cell>
          <table:table-cell office:value-type="float" office:value="1503" table:style-name="ce4">
            <text:p>1503</text:p>
          </table:table-cell>
          <table:table-cell office:value-type="float" office:value="2191.0029910746198" table:style-name="ce4">
            <text:p>2191,002991</text:p>
          </table:table-cell>
          <table:table-cell office:value-type="float" office:value="113" table:style-name="ce3">
            <text:p>113</text:p>
          </table:table-cell>
          <table:table-cell table:number-columns-repeated="16375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string" table:style-name="ce4">
            <text:p>UG201600000227</text:p>
          </table:table-cell>
          <table:table-cell office:value-type="float" office:value="227" table:style-name="ce4">
            <text:p>227</text:p>
          </table:table-cell>
          <table:table-cell office:value-type="string" table:style-name="ce4">
            <text:p>R</text:p>
          </table:table-cell>
          <table:table-cell office:value-type="float" office:value="1.0462108883500001" table:style-name="ce4">
            <text:p>1,046210888</text:p>
          </table:table-cell>
          <table:table-cell office:value-type="float" office:value="34.175627614600003" table:style-name="ce4">
            <text:p>34,17562761</text:p>
          </table:table-cell>
          <table:table-cell office:value-type="float" office:value="1139" table:style-name="ce4">
            <text:p>1139</text:p>
          </table:table-cell>
          <table:table-cell office:value-type="float" office:value="1090.5028586628855" table:style-name="ce4">
            <text:p>1090,502859</text:p>
          </table:table-cell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string" table:style-name="ce4">
            <text:p>UG201600000228</text:p>
          </table:table-cell>
          <table:table-cell office:value-type="float" office:value="228" table:style-name="ce4">
            <text:p>228</text:p>
          </table:table-cell>
          <table:table-cell office:value-type="string" table:style-name="ce4">
            <text:p>R</text:p>
          </table:table-cell>
          <table:table-cell office:value-type="float" office:value="0.95644003067000005" table:style-name="ce4">
            <text:p>0,956440031</text:p>
          </table:table-cell>
          <table:table-cell office:value-type="float" office:value="34.230327233099999" table:style-name="ce4">
            <text:p>34,23032723</text:p>
          </table:table-cell>
          <table:table-cell office:value-type="float" office:value="1168" table:style-name="ce4">
            <text:p>1168</text:p>
          </table:table-cell>
          <table:table-cell office:value-type="float" office:value="4146.2268510502781" table:style-name="ce4">
            <text:p>4146,226851</text:p>
          </table:table-cell>
          <table:table-cell office:value-type="float" office:value="107" table:style-name="ce3">
            <text:p>107</text:p>
          </table:table-cell>
          <table:table-cell table:number-columns-repeated="16375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string" table:style-name="ce4">
            <text:p>UG201600000229</text:p>
          </table:table-cell>
          <table:table-cell office:value-type="float" office:value="229" table:style-name="ce4">
            <text:p>229</text:p>
          </table:table-cell>
          <table:table-cell office:value-type="string" table:style-name="ce4">
            <text:p>R</text:p>
          </table:table-cell>
          <table:table-cell office:value-type="float" office:value="0.91067984510199995" table:style-name="ce4">
            <text:p>0,910679845</text:p>
          </table:table-cell>
          <table:table-cell office:value-type="float" office:value="34.198225255899999" table:style-name="ce4">
            <text:p>34,19822526</text:p>
          </table:table-cell>
          <table:table-cell office:value-type="float" office:value="1221" table:style-name="ce4">
            <text:p>1221</text:p>
          </table:table-cell>
          <table:table-cell office:value-type="float" office:value="1756.0150140571509" table:style-name="ce4">
            <text:p>1756,015014</text:p>
          </table:table-cell>
          <table:table-cell office:value-type="float" office:value="70" table:style-name="ce3">
            <text:p>70</text:p>
          </table:table-cell>
          <table:table-cell table:number-columns-repeated="16375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string" table:style-name="ce4">
            <text:p>UG201600000230</text:p>
          </table:table-cell>
          <table:table-cell office:value-type="float" office:value="230" table:style-name="ce4">
            <text:p>230</text:p>
          </table:table-cell>
          <table:table-cell office:value-type="string" table:style-name="ce4">
            <text:p>R</text:p>
          </table:table-cell>
          <table:table-cell office:value-type="float" office:value="1.0161436097600001" table:style-name="ce4">
            <text:p>1,01614361</text:p>
          </table:table-cell>
          <table:table-cell office:value-type="float" office:value="34.155820680399998" table:style-name="ce4">
            <text:p>34,15582068</text:p>
          </table:table-cell>
          <table:table-cell office:value-type="float" office:value="1129" table:style-name="ce4">
            <text:p>1129</text:p>
          </table:table-cell>
          <table:table-cell office:value-type="float" office:value="801.96659221970765" table:style-name="ce4">
            <text:p>801,9665922</text:p>
          </table:table-cell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string" table:style-name="ce4">
            <text:p>UG201600000231</text:p>
          </table:table-cell>
          <table:table-cell office:value-type="float" office:value="231" table:style-name="ce4">
            <text:p>231</text:p>
          </table:table-cell>
          <table:table-cell office:value-type="string" table:style-name="ce4">
            <text:p>R</text:p>
          </table:table-cell>
          <table:table-cell office:value-type="float" office:value="1.0539654189900001" table:style-name="ce4">
            <text:p>1,053965419</text:p>
          </table:table-cell>
          <table:table-cell office:value-type="float" office:value="34.1887838866" table:style-name="ce4">
            <text:p>34,18878389</text:p>
          </table:table-cell>
          <table:table-cell office:value-type="float" office:value="1137" table:style-name="ce4">
            <text:p>1137</text:p>
          </table:table-cell>
          <table:table-cell office:value-type="float" office:value="1051.8146853393719" table:style-name="ce4">
            <text:p>1051,814685</text:p>
          </table:table-cell>
          <table:table-cell office:value-type="float" office:value="35" table:style-name="ce3">
            <text:p>35</text:p>
          </table:table-cell>
          <table:table-cell table:number-columns-repeated="16375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string" table:style-name="ce4">
            <text:p>UG201600000232</text:p>
          </table:table-cell>
          <table:table-cell office:value-type="float" office:value="232" table:style-name="ce4">
            <text:p>232</text:p>
          </table:table-cell>
          <table:table-cell office:value-type="string" table:style-name="ce4">
            <text:p>R</text:p>
          </table:table-cell>
          <table:table-cell office:value-type="float" office:value="0.91304022977599997" table:style-name="ce4">
            <text:p>0,91304023</text:p>
          </table:table-cell>
          <table:table-cell office:value-type="float" office:value="34.185075791499997" table:style-name="ce4">
            <text:p>34,18507579</text:p>
          </table:table-cell>
          <table:table-cell office:value-type="float" office:value="1143" table:style-name="ce4">
            <text:p>1143</text:p>
          </table:table-cell>
          <table:table-cell office:value-type="float" office:value="712.07018218129292" table:style-name="ce4">
            <text:p>712,0701822</text:p>
          </table:table-cell>
          <table:table-cell office:value-type="float" office:value="26" table:style-name="ce3">
            <text:p>26</text:p>
          </table:table-cell>
          <table:table-cell table:number-columns-repeated="16375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string" table:style-name="ce4">
            <text:p>UG201600000233</text:p>
          </table:table-cell>
          <table:table-cell office:value-type="float" office:value="233" table:style-name="ce4">
            <text:p>233</text:p>
          </table:table-cell>
          <table:table-cell office:value-type="string" table:style-name="ce4">
            <text:p>R</text:p>
          </table:table-cell>
          <table:table-cell office:value-type="float" office:value="1.1012926468699999" table:style-name="ce4">
            <text:p>1,101292647</text:p>
          </table:table-cell>
          <table:table-cell office:value-type="float" office:value="34.140729093399997" table:style-name="ce4">
            <text:p>34,14072909</text:p>
          </table:table-cell>
          <table:table-cell office:value-type="float" office:value="1133" table:style-name="ce4">
            <text:p>1133</text:p>
          </table:table-cell>
          <table:table-cell office:value-type="float" office:value="3220.6264660085722" table:style-name="ce4">
            <text:p>3220,626466</text:p>
          </table:table-cell>
          <table:table-cell office:value-type="float" office:value="67" table:style-name="ce3">
            <text:p>67</text:p>
          </table:table-cell>
          <table:table-cell table:number-columns-repeated="16375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string" table:style-name="ce4">
            <text:p>UG201600000234</text:p>
          </table:table-cell>
          <table:table-cell office:value-type="float" office:value="234" table:style-name="ce4">
            <text:p>234</text:p>
          </table:table-cell>
          <table:table-cell office:value-type="string" table:style-name="ce4">
            <text:p>R</text:p>
          </table:table-cell>
          <table:table-cell office:value-type="float" office:value="1.1627539367199999" table:style-name="ce4">
            <text:p>1,162753937</text:p>
          </table:table-cell>
          <table:table-cell office:value-type="float" office:value="34.195789676899999" table:style-name="ce4">
            <text:p>34,19578968</text:p>
          </table:table-cell>
          <table:table-cell office:value-type="float" office:value="1340" table:style-name="ce4">
            <text:p>1340</text:p>
          </table:table-cell>
          <table:table-cell office:value-type="float" office:value="3035.6568859460563" table:style-name="ce4">
            <text:p>3035,656886</text:p>
          </table:table-cell>
          <table:table-cell office:value-type="float" office:value="84" table:style-name="ce3">
            <text:p>84</text:p>
          </table:table-cell>
          <table:table-cell table:number-columns-repeated="16375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string" table:style-name="ce4">
            <text:p>UG201600000235</text:p>
          </table:table-cell>
          <table:table-cell office:value-type="float" office:value="235" table:style-name="ce4">
            <text:p>235</text:p>
          </table:table-cell>
          <table:table-cell office:value-type="string" table:style-name="ce4">
            <text:p>R</text:p>
          </table:table-cell>
          <table:table-cell office:value-type="float" office:value="0.81092521054800004" table:style-name="ce4">
            <text:p>0,810925211</text:p>
          </table:table-cell>
          <table:table-cell office:value-type="float" office:value="34.305405819199997" table:style-name="ce4">
            <text:p>34,30540582</text:p>
          </table:table-cell>
          <table:table-cell office:value-type="float" office:value="1492" table:style-name="ce4">
            <text:p>1492</text:p>
          </table:table-cell>
          <table:table-cell office:value-type="float" office:value="878.52263396612648" table:style-name="ce4">
            <text:p>878,522634</text:p>
          </table:table-cell>
          <table:table-cell office:value-type="float" office:value="33" table:style-name="ce3">
            <text:p>33</text:p>
          </table:table-cell>
          <table:table-cell table:number-columns-repeated="16375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string" table:style-name="ce4">
            <text:p>UG201600000236</text:p>
          </table:table-cell>
          <table:table-cell office:value-type="float" office:value="236" table:style-name="ce4">
            <text:p>236</text:p>
          </table:table-cell>
          <table:table-cell office:value-type="string" table:style-name="ce4">
            <text:p>R</text:p>
          </table:table-cell>
          <table:table-cell office:value-type="float" office:value="0.87111897690399998" table:style-name="ce4">
            <text:p>0,871118977</text:p>
          </table:table-cell>
          <table:table-cell office:value-type="float" office:value="34.279471597600001" table:style-name="ce4">
            <text:p>34,2794716</text:p>
          </table:table-cell>
          <table:table-cell office:value-type="float" office:value="1363" table:style-name="ce4">
            <text:p>1363</text:p>
          </table:table-cell>
          <table:table-cell office:value-type="float" office:value="1823.1690648312353" table:style-name="ce4">
            <text:p>1823,169065</text:p>
          </table:table-cell>
          <table:table-cell office:value-type="float" office:value="75" table:style-name="ce3">
            <text:p>75</text:p>
          </table:table-cell>
          <table:table-cell table:number-columns-repeated="16375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string" table:style-name="ce4">
            <text:p>UG201600000237</text:p>
          </table:table-cell>
          <table:table-cell office:value-type="float" office:value="237" table:style-name="ce4">
            <text:p>237</text:p>
          </table:table-cell>
          <table:table-cell office:value-type="string" table:style-name="ce4">
            <text:p>R</text:p>
          </table:table-cell>
          <table:table-cell office:value-type="float" office:value="0.87054811386399999" table:style-name="ce4">
            <text:p>0,870548114</text:p>
          </table:table-cell>
          <table:table-cell office:value-type="float" office:value="34.296522832500003" table:style-name="ce4">
            <text:p>34,29652283</text:p>
          </table:table-cell>
          <table:table-cell office:value-type="float" office:value="1315" table:style-name="ce4">
            <text:p>1315</text:p>
          </table:table-cell>
          <table:table-cell office:value-type="float" office:value="1744.0695188903555" table:style-name="ce4">
            <text:p>1744,069519</text:p>
          </table:table-cell>
          <table:table-cell office:value-type="float" office:value="60" table:style-name="ce3">
            <text:p>60</text:p>
          </table:table-cell>
          <table:table-cell table:number-columns-repeated="16375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string" table:style-name="ce4">
            <text:p>UG201600000238</text:p>
          </table:table-cell>
          <table:table-cell office:value-type="float" office:value="238" table:style-name="ce4">
            <text:p>238</text:p>
          </table:table-cell>
          <table:table-cell office:value-type="string" table:style-name="ce4">
            <text:p>R</text:p>
          </table:table-cell>
          <table:table-cell office:value-type="float" office:value="0.844467796396" table:style-name="ce4">
            <text:p>0,844467796</text:p>
          </table:table-cell>
          <table:table-cell office:value-type="float" office:value="34.310821202" table:style-name="ce4">
            <text:p>34,3108212</text:p>
          </table:table-cell>
          <table:table-cell office:value-type="float" office:value="1375" table:style-name="ce4">
            <text:p>1375</text:p>
          </table:table-cell>
          <table:table-cell office:value-type="float" office:value="3081.0811441665887" table:style-name="ce4">
            <text:p>3081,081144</text:p>
          </table:table-cell>
          <table:table-cell office:value-type="float" office:value="49" table:style-name="ce3">
            <text:p>49</text:p>
          </table:table-cell>
          <table:table-cell table:number-columns-repeated="16375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string" table:style-name="ce4">
            <text:p>UG201600000239</text:p>
          </table:table-cell>
          <table:table-cell office:value-type="float" office:value="239" table:style-name="ce4">
            <text:p>239</text:p>
          </table:table-cell>
          <table:table-cell office:value-type="string" table:style-name="ce4">
            <text:p>R</text:p>
          </table:table-cell>
          <table:table-cell office:value-type="float" office:value="0.923687976676" table:style-name="ce4">
            <text:p>0,923687977</text:p>
          </table:table-cell>
          <table:table-cell office:value-type="float" office:value="34.249556645699997" table:style-name="ce4">
            <text:p>34,24955665</text:p>
          </table:table-cell>
          <table:table-cell office:value-type="float" office:value="1234" table:style-name="ce4">
            <text:p>1234</text:p>
          </table:table-cell>
          <table:table-cell office:value-type="float" office:value="3768.1374100130265" table:style-name="ce4">
            <text:p>3768,13741</text:p>
          </table:table-cell>
          <table:table-cell office:value-type="float" office:value="142" table:style-name="ce3">
            <text:p>142</text:p>
          </table:table-cell>
          <table:table-cell table:number-columns-repeated="16375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string" table:style-name="ce4">
            <text:p>UG201600000240</text:p>
          </table:table-cell>
          <table:table-cell office:value-type="float" office:value="240" table:style-name="ce4">
            <text:p>240</text:p>
          </table:table-cell>
          <table:table-cell office:value-type="string" table:style-name="ce4">
            <text:p>R</text:p>
          </table:table-cell>
          <table:table-cell office:value-type="float" office:value="0.84636720240899999" table:style-name="ce4">
            <text:p>0,846367202</text:p>
          </table:table-cell>
          <table:table-cell office:value-type="float" office:value="34.350364886000001" table:style-name="ce4">
            <text:p>34,35036489</text:p>
          </table:table-cell>
          <table:table-cell office:value-type="float" office:value="1449" table:style-name="ce4">
            <text:p>1449</text:p>
          </table:table-cell>
          <table:table-cell office:value-type="float" office:value="1104.4586618123535" table:style-name="ce4">
            <text:p>1104,458662</text:p>
          </table:table-cell>
          <table:table-cell office:value-type="float" office:value="42" table:style-name="ce3">
            <text:p>42</text:p>
          </table:table-cell>
          <table:table-cell table:number-columns-repeated="16375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string" table:style-name="ce4">
            <text:p>UG201600000241</text:p>
          </table:table-cell>
          <table:table-cell office:value-type="float" office:value="241" table:style-name="ce4">
            <text:p>241</text:p>
          </table:table-cell>
          <table:table-cell office:value-type="string" table:style-name="ce4">
            <text:p>R</text:p>
          </table:table-cell>
          <table:table-cell office:value-type="float" office:value="0.77873714858499998" table:style-name="ce4">
            <text:p>0,778737149</text:p>
          </table:table-cell>
          <table:table-cell office:value-type="float" office:value="34.291364336999997" table:style-name="ce4">
            <text:p>34,29136434</text:p>
          </table:table-cell>
          <table:table-cell office:value-type="float" office:value="1342" table:style-name="ce4">
            <text:p>1342</text:p>
          </table:table-cell>
          <table:table-cell office:value-type="float" office:value="2309.3129416715642" table:style-name="ce4">
            <text:p>2309,312942</text:p>
          </table:table-cell>
          <table:table-cell office:value-type="float" office:value="83" table:style-name="ce3">
            <text:p>83</text:p>
          </table:table-cell>
          <table:table-cell table:number-columns-repeated="16375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string" table:style-name="ce4">
            <text:p>UG201600000242</text:p>
          </table:table-cell>
          <table:table-cell office:value-type="float" office:value="242" table:style-name="ce4">
            <text:p>242</text:p>
          </table:table-cell>
          <table:table-cell office:value-type="string" table:style-name="ce4">
            <text:p>R</text:p>
          </table:table-cell>
          <table:table-cell office:value-type="float" office:value="1.00128977428" table:style-name="ce4">
            <text:p>1,001289774</text:p>
          </table:table-cell>
          <table:table-cell office:value-type="float" office:value="34.368351010700003" table:style-name="ce4">
            <text:p>34,36835101</text:p>
          </table:table-cell>
          <table:table-cell office:value-type="float" office:value="1397" table:style-name="ce4">
            <text:p>1397</text:p>
          </table:table-cell>
          <table:table-cell office:value-type="float" office:value="1380.8995303425704" table:style-name="ce4">
            <text:p>1380,89953</text:p>
          </table:table-cell>
          <table:table-cell office:value-type="float" office:value="42" table:style-name="ce3">
            <text:p>42</text:p>
          </table:table-cell>
          <table:table-cell table:number-columns-repeated="16375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string" table:style-name="ce4">
            <text:p>UG201600000243</text:p>
          </table:table-cell>
          <table:table-cell office:value-type="float" office:value="243" table:style-name="ce4">
            <text:p>243</text:p>
          </table:table-cell>
          <table:table-cell office:value-type="string" table:style-name="ce4">
            <text:p>R</text:p>
          </table:table-cell>
          <table:table-cell office:value-type="float" office:value="1.0232422777900001" table:style-name="ce4">
            <text:p>1,023242278</text:p>
          </table:table-cell>
          <table:table-cell office:value-type="float" office:value="34.354160319499996" table:style-name="ce4">
            <text:p>34,35416032</text:p>
          </table:table-cell>
          <table:table-cell office:value-type="float" office:value="1331" table:style-name="ce4">
            <text:p>1331</text:p>
          </table:table-cell>
          <table:table-cell office:value-type="float" office:value="1860.4422118889049" table:style-name="ce4">
            <text:p>1860,442212</text:p>
          </table:table-cell>
          <table:table-cell office:value-type="float" office:value="121" table:style-name="ce3">
            <text:p>121</text:p>
          </table:table-cell>
          <table:table-cell table:number-columns-repeated="16375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string" table:style-name="ce4">
            <text:p>UG201600000244</text:p>
          </table:table-cell>
          <table:table-cell office:value-type="float" office:value="244" table:style-name="ce4">
            <text:p>244</text:p>
          </table:table-cell>
          <table:table-cell office:value-type="string" table:style-name="ce4">
            <text:p>R</text:p>
          </table:table-cell>
          <table:table-cell office:value-type="float" office:value="1.0583108489099999" table:style-name="ce4">
            <text:p>1,058310849</text:p>
          </table:table-cell>
          <table:table-cell office:value-type="float" office:value="34.419708238299997" table:style-name="ce4">
            <text:p>34,41970824</text:p>
          </table:table-cell>
          <table:table-cell office:value-type="float" office:value="2111" table:style-name="ce4">
            <text:p>2111</text:p>
          </table:table-cell>
          <table:table-cell office:value-type="float" office:value="3923.4220393613646" table:style-name="ce4">
            <text:p>3923,422039</text:p>
          </table:table-cell>
          <table:table-cell office:value-type="float" office:value="197" table:style-name="ce3">
            <text:p>197</text:p>
          </table:table-cell>
          <table:table-cell table:number-columns-repeated="16375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string" table:style-name="ce4">
            <text:p>UG201600000245</text:p>
          </table:table-cell>
          <table:table-cell office:value-type="float" office:value="245" table:style-name="ce4">
            <text:p>245</text:p>
          </table:table-cell>
          <table:table-cell office:value-type="string" table:style-name="ce4">
            <text:p>R</text:p>
          </table:table-cell>
          <table:table-cell office:value-type="float" office:value="1.0843121015399999" table:style-name="ce4">
            <text:p>1,084312102</text:p>
          </table:table-cell>
          <table:table-cell office:value-type="float" office:value="34.411968780300001" table:style-name="ce4">
            <text:p>34,41196878</text:p>
          </table:table-cell>
          <table:table-cell office:value-type="float" office:value="1941" table:style-name="ce4">
            <text:p>1941</text:p>
          </table:table-cell>
          <table:table-cell office:value-type="float" office:value="4718.2639344473582" table:style-name="ce4">
            <text:p>4718,263934</text:p>
          </table:table-cell>
          <table:table-cell office:value-type="float" office:value="211" table:style-name="ce3">
            <text:p>211</text:p>
          </table:table-cell>
          <table:table-cell table:number-columns-repeated="16375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string" table:style-name="ce4">
            <text:p>UG201600000246</text:p>
          </table:table-cell>
          <table:table-cell office:value-type="float" office:value="246" table:style-name="ce4">
            <text:p>246</text:p>
          </table:table-cell>
          <table:table-cell office:value-type="string" table:style-name="ce4">
            <text:p>R</text:p>
          </table:table-cell>
          <table:table-cell office:value-type="float" office:value="1.1575065333700001" table:style-name="ce4">
            <text:p>1,157506533</text:p>
          </table:table-cell>
          <table:table-cell office:value-type="float" office:value="34.381252852099998" table:style-name="ce4">
            <text:p>34,38125285</text:p>
          </table:table-cell>
          <table:table-cell office:value-type="float" office:value="1999" table:style-name="ce4">
            <text:p>1999</text:p>
          </table:table-cell>
          <table:table-cell office:value-type="float" office:value="914.85100696296877" table:style-name="ce4">
            <text:p>914,851007</text:p>
          </table:table-cell>
          <table:table-cell office:value-type="float" office:value="43" table:style-name="ce3">
            <text:p>43</text:p>
          </table:table-cell>
          <table:table-cell table:number-columns-repeated="16375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string" table:style-name="ce4">
            <text:p>UG201600000247</text:p>
          </table:table-cell>
          <table:table-cell office:value-type="float" office:value="247" table:style-name="ce4">
            <text:p>247</text:p>
          </table:table-cell>
          <table:table-cell office:value-type="string" table:style-name="ce4">
            <text:p>R</text:p>
          </table:table-cell>
          <table:table-cell office:value-type="float" office:value="1.27301353178" table:style-name="ce4">
            <text:p>1,273013532</text:p>
          </table:table-cell>
          <table:table-cell office:value-type="float" office:value="34.281060856899998" table:style-name="ce4">
            <text:p>34,28106086</text:p>
          </table:table-cell>
          <table:table-cell office:value-type="float" office:value="1177" table:style-name="ce4">
            <text:p>1177</text:p>
          </table:table-cell>
          <table:table-cell office:value-type="float" office:value="4174.9577292022168" table:style-name="ce4">
            <text:p>4174,957729</text:p>
          </table:table-cell>
          <table:table-cell office:value-type="float" office:value="96" table:style-name="ce3">
            <text:p>96</text:p>
          </table:table-cell>
          <table:table-cell table:number-columns-repeated="16375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string" table:style-name="ce4">
            <text:p>UG201600000248</text:p>
          </table:table-cell>
          <table:table-cell office:value-type="float" office:value="248" table:style-name="ce4">
            <text:p>248</text:p>
          </table:table-cell>
          <table:table-cell office:value-type="string" table:style-name="ce4">
            <text:p>R</text:p>
          </table:table-cell>
          <table:table-cell office:value-type="float" office:value="1.2152602158700001" table:style-name="ce4">
            <text:p>1,215260216</text:p>
          </table:table-cell>
          <table:table-cell office:value-type="float" office:value="34.3363401684" table:style-name="ce4">
            <text:p>34,33634017</text:p>
          </table:table-cell>
          <table:table-cell office:value-type="float" office:value="1231" table:style-name="ce4">
            <text:p>1231</text:p>
          </table:table-cell>
          <table:table-cell office:value-type="float" office:value="2608.5795142272887" table:style-name="ce4">
            <text:p>2608,579514</text:p>
          </table:table-cell>
          <table:table-cell office:value-type="float" office:value="116" table:style-name="ce3">
            <text:p>116</text:p>
          </table:table-cell>
          <table:table-cell table:number-columns-repeated="16375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string" table:style-name="ce4">
            <text:p>UG201600000249</text:p>
          </table:table-cell>
          <table:table-cell office:value-type="float" office:value="249" table:style-name="ce4">
            <text:p>249</text:p>
          </table:table-cell>
          <table:table-cell office:value-type="string" table:style-name="ce4">
            <text:p>R</text:p>
          </table:table-cell>
          <table:table-cell office:value-type="float" office:value="1.14297812575" table:style-name="ce4">
            <text:p>1,142978126</text:p>
          </table:table-cell>
          <table:table-cell office:value-type="float" office:value="34.363498690999997" table:style-name="ce4">
            <text:p>34,36349869</text:p>
          </table:table-cell>
          <table:table-cell office:value-type="float" office:value="1319" table:style-name="ce4">
            <text:p>1319</text:p>
          </table:table-cell>
          <table:table-cell office:value-type="float" office:value="1703.4181373410877" table:style-name="ce4">
            <text:p>1703,418137</text:p>
          </table:table-cell>
          <table:table-cell office:value-type="float" office:value="95" table:style-name="ce3">
            <text:p>95</text:p>
          </table:table-cell>
          <table:table-cell table:number-columns-repeated="16375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string" table:style-name="ce4">
            <text:p>UG201600000250</text:p>
          </table:table-cell>
          <table:table-cell office:value-type="float" office:value="250" table:style-name="ce4">
            <text:p>250</text:p>
          </table:table-cell>
          <table:table-cell office:value-type="string" table:style-name="ce4">
            <text:p>R</text:p>
          </table:table-cell>
          <table:table-cell office:value-type="float" office:value="1.17213459255" table:style-name="ce4">
            <text:p>1,172134593</text:p>
          </table:table-cell>
          <table:table-cell office:value-type="float" office:value="34.281349681400002" table:style-name="ce4">
            <text:p>34,28134968</text:p>
          </table:table-cell>
          <table:table-cell office:value-type="float" office:value="1387" table:style-name="ce4">
            <text:p>1387</text:p>
          </table:table-cell>
          <table:table-cell office:value-type="float" office:value="530.78323654864062" table:style-name="ce4">
            <text:p>530,7832365</text:p>
          </table:table-cell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string" table:style-name="ce4">
            <text:p>UG201600000251</text:p>
          </table:table-cell>
          <table:table-cell office:value-type="float" office:value="251" table:style-name="ce4">
            <text:p>251</text:p>
          </table:table-cell>
          <table:table-cell office:value-type="string" table:style-name="ce4">
            <text:p>R</text:p>
          </table:table-cell>
          <table:table-cell office:value-type="float" office:value="1.1237672835300001" table:style-name="ce4">
            <text:p>1,123767284</text:p>
          </table:table-cell>
          <table:table-cell office:value-type="float" office:value="34.357587453400001" table:style-name="ce4">
            <text:p>34,35758745</text:p>
          </table:table-cell>
          <table:table-cell office:value-type="float" office:value="1702" table:style-name="ce4">
            <text:p>1702</text:p>
          </table:table-cell>
          <table:table-cell office:value-type="float" office:value="1364.8053208218998" table:style-name="ce4">
            <text:p>1364,805321</text:p>
          </table:table-cell>
          <table:table-cell office:value-type="float" office:value="41" table:style-name="ce3">
            <text:p>41</text:p>
          </table:table-cell>
          <table:table-cell table:number-columns-repeated="16375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string" table:style-name="ce4">
            <text:p>UG201600000252</text:p>
          </table:table-cell>
          <table:table-cell office:value-type="float" office:value="252" table:style-name="ce4">
            <text:p>252</text:p>
          </table:table-cell>
          <table:table-cell office:value-type="string" table:style-name="ce4">
            <text:p>R</text:p>
          </table:table-cell>
          <table:table-cell office:value-type="float" office:value="1.23523562944" table:style-name="ce4">
            <text:p>1,235235629</text:p>
          </table:table-cell>
          <table:table-cell office:value-type="float" office:value="34.405068025200002" table:style-name="ce4">
            <text:p>34,40506803</text:p>
          </table:table-cell>
          <table:table-cell office:value-type="float" office:value="2012" table:style-name="ce4">
            <text:p>2012</text:p>
          </table:table-cell>
          <table:table-cell office:value-type="float" office:value="2592.4235301530025" table:style-name="ce4">
            <text:p>2592,42353</text:p>
          </table:table-cell>
          <table:table-cell office:value-type="float" office:value="156" table:style-name="ce3">
            <text:p>156</text:p>
          </table:table-cell>
          <table:table-cell table:number-columns-repeated="16375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string" table:style-name="ce4">
            <text:p>UG201600000255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R</text:p>
          </table:table-cell>
          <table:table-cell office:value-type="float" office:value="1.3241239470099999" table:style-name="ce4">
            <text:p>1,324123947</text:p>
          </table:table-cell>
          <table:table-cell office:value-type="float" office:value="34.3553564925" table:style-name="ce4">
            <text:p>34,35535649</text:p>
          </table:table-cell>
          <table:table-cell office:value-type="float" office:value="1531" table:style-name="ce4">
            <text:p>1531</text:p>
          </table:table-cell>
          <table:table-cell office:value-type="float" office:value="1433.4291782737364" table:style-name="ce4">
            <text:p>1433,429178</text:p>
          </table:table-cell>
          <table:table-cell office:value-type="float" office:value="55" table:style-name="ce3">
            <text:p>55</text:p>
          </table:table-cell>
          <table:table-cell table:number-columns-repeated="16375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string" table:style-name="ce4">
            <text:p>UG201600000256</text:p>
          </table:table-cell>
          <table:table-cell office:value-type="float" office:value="256" table:style-name="ce4">
            <text:p>256</text:p>
          </table:table-cell>
          <table:table-cell office:value-type="string" table:style-name="ce4">
            <text:p>R</text:p>
          </table:table-cell>
          <table:table-cell office:value-type="float" office:value="1.32409758367" table:style-name="ce4">
            <text:p>1,324097584</text:p>
          </table:table-cell>
          <table:table-cell office:value-type="float" office:value="34.3191841529" table:style-name="ce4">
            <text:p>34,31918415</text:p>
          </table:table-cell>
          <table:table-cell office:value-type="float" office:value="1349" table:style-name="ce4">
            <text:p>1349</text:p>
          </table:table-cell>
          <table:table-cell office:value-type="float" office:value="629.6093977232423" table:style-name="ce4">
            <text:p>629,6093977</text:p>
          </table:table-cell>
          <table:table-cell office:value-type="float" office:value="27" table:style-name="ce3">
            <text:p>27</text:p>
          </table:table-cell>
          <table:table-cell table:number-columns-repeated="16375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string" table:style-name="ce4">
            <text:p>UG201600000257</text:p>
          </table:table-cell>
          <table:table-cell office:value-type="float" office:value="257" table:style-name="ce4">
            <text:p>257</text:p>
          </table:table-cell>
          <table:table-cell office:value-type="string" table:style-name="ce4">
            <text:p>R</text:p>
          </table:table-cell>
          <table:table-cell office:value-type="float" office:value="1.43242541771" table:style-name="ce4">
            <text:p>1,432425418</text:p>
          </table:table-cell>
          <table:table-cell office:value-type="float" office:value="34.545381560599999" table:style-name="ce4">
            <text:p>34,54538156</text:p>
          </table:table-cell>
          <table:table-cell office:value-type="float" office:value="1652" table:style-name="ce4">
            <text:p>1652</text:p>
          </table:table-cell>
          <table:table-cell office:value-type="float" office:value="1923.5565923180202" table:style-name="ce4">
            <text:p>1923,556592</text:p>
          </table:table-cell>
          <table:table-cell office:value-type="float" office:value="155" table:style-name="ce3">
            <text:p>155</text:p>
          </table:table-cell>
          <table:table-cell table:number-columns-repeated="16375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style-name="ce4">
            <text:p>UG201600000258</text:p>
          </table:table-cell>
          <table:table-cell office:value-type="float" office:value="258" table:style-name="ce4">
            <text:p>258</text:p>
          </table:table-cell>
          <table:table-cell office:value-type="string" table:style-name="ce4">
            <text:p>R</text:p>
          </table:table-cell>
          <table:table-cell office:value-type="float" office:value="1.4347791809599999" table:style-name="ce4">
            <text:p>1,434779181</text:p>
          </table:table-cell>
          <table:table-cell office:value-type="float" office:value="34.664824090899998" table:style-name="ce4">
            <text:p>34,66482409</text:p>
          </table:table-cell>
          <table:table-cell office:value-type="float" office:value="1892" table:style-name="ce4">
            <text:p>1892</text:p>
          </table:table-cell>
          <table:table-cell office:value-type="float" office:value="5384.9053216447655" table:style-name="ce4">
            <text:p>5384,905322</text:p>
          </table:table-cell>
          <table:table-cell office:value-type="float" office:value="179" table:style-name="ce3">
            <text:p>179</text:p>
          </table:table-cell>
          <table:table-cell table:number-columns-repeated="16375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style-name="ce4">
            <text:p>UG201600000259</text:p>
          </table:table-cell>
          <table:table-cell office:value-type="float" office:value="259" table:style-name="ce4">
            <text:p>259</text:p>
          </table:table-cell>
          <table:table-cell office:value-type="string" table:style-name="ce4">
            <text:p>R</text:p>
          </table:table-cell>
          <table:table-cell office:value-type="float" office:value="1.3963990556200001" table:style-name="ce4">
            <text:p>1,396399056</text:p>
          </table:table-cell>
          <table:table-cell office:value-type="float" office:value="34.723709575000001" table:style-name="ce4">
            <text:p>34,72370958</text:p>
          </table:table-cell>
          <table:table-cell office:value-type="float" office:value="1316" table:style-name="ce4">
            <text:p>1316</text:p>
          </table:table-cell>
          <table:table-cell office:value-type="float" office:value="6030.6081725202639" table:style-name="ce4">
            <text:p>6030,608173</text:p>
          </table:table-cell>
          <table:table-cell office:value-type="float" office:value="169" table:style-name="ce3">
            <text:p>169</text:p>
          </table:table-cell>
          <table:table-cell table:number-columns-repeated="16375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string" table:style-name="ce4">
            <text:p>UG201600000260</text:p>
          </table:table-cell>
          <table:table-cell office:value-type="float" office:value="260" table:style-name="ce4">
            <text:p>260</text:p>
          </table:table-cell>
          <table:table-cell office:value-type="string" table:style-name="ce4">
            <text:p>U</text:p>
          </table:table-cell>
          <table:table-cell office:value-type="float" office:value="1.1207560244200001" table:style-name="ce4">
            <text:p>1,120756024</text:p>
          </table:table-cell>
          <table:table-cell office:value-type="float" office:value="34.168186134000003" table:style-name="ce4">
            <text:p>34,16818613</text:p>
          </table:table-cell>
          <table:table-cell office:value-type="float" office:value="1126" table:style-name="ce4">
            <text:p>1126</text:p>
          </table:table-cell>
          <table:table-cell office:value-type="float" office:value="3006.196376126697" table:style-name="ce4">
            <text:p>3006,196376</text:p>
          </table:table-cell>
          <table:table-cell office:value-type="float" office:value="47" table:style-name="ce3">
            <text:p>47</text:p>
          </table:table-cell>
          <table:table-cell table:number-columns-repeated="16375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4">
            <text:p>UG201600000261</text:p>
          </table:table-cell>
          <table:table-cell office:value-type="float" office:value="261" table:style-name="ce4">
            <text:p>261</text:p>
          </table:table-cell>
          <table:table-cell office:value-type="string" table:style-name="ce4">
            <text:p>U</text:p>
          </table:table-cell>
          <table:table-cell office:value-type="float" office:value="1.0824055530900001" table:style-name="ce4">
            <text:p>1,082405553</text:p>
          </table:table-cell>
          <table:table-cell office:value-type="float" office:value="34.156922672100002" table:style-name="ce4">
            <text:p>34,15692267</text:p>
          </table:table-cell>
          <table:table-cell office:value-type="float" office:value="1116" table:style-name="ce4">
            <text:p>1116</text:p>
          </table:table-cell>
          <table:table-cell office:value-type="float" office:value="1337.5514866437913" table:style-name="ce4">
            <text:p>1337,551487</text:p>
          </table:table-cell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string" table:style-name="ce4">
            <text:p>UG201600000262</text:p>
          </table:table-cell>
          <table:table-cell office:value-type="float" office:value="262" table:style-name="ce4">
            <text:p>262</text:p>
          </table:table-cell>
          <table:table-cell office:value-type="string" table:style-name="ce4">
            <text:p>U</text:p>
          </table:table-cell>
          <table:table-cell office:value-type="float" office:value="1.0817926340999999" table:style-name="ce4">
            <text:p>1,081792634</text:p>
          </table:table-cell>
          <table:table-cell office:value-type="float" office:value="34.179216060400002" table:style-name="ce4">
            <text:p>34,17921606</text:p>
          </table:table-cell>
          <table:table-cell office:value-type="float" office:value="1127" table:style-name="ce4">
            <text:p>1127</text:p>
          </table:table-cell>
          <table:table-cell office:value-type="float" office:value="86.504799455134702" table:style-name="ce4">
            <text:p>86,50479946</text:p>
          </table:table-cell>
          <table:table-cell office:value-type="float" office:value="3" table:style-name="ce3">
            <text:p>3</text:p>
          </table:table-cell>
          <table:table-cell table:number-columns-repeated="16375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4">
            <text:p>UG201600000263</text:p>
          </table:table-cell>
          <table:table-cell office:value-type="float" office:value="263" table:style-name="ce4">
            <text:p>263</text:p>
          </table:table-cell>
          <table:table-cell office:value-type="string" table:style-name="ce4">
            <text:p>U</text:p>
          </table:table-cell>
          <table:table-cell office:value-type="float" office:value="1.0602614672699999" table:style-name="ce4">
            <text:p>1,060261467</text:p>
          </table:table-cell>
          <table:table-cell office:value-type="float" office:value="34.193997390900002" table:style-name="ce4">
            <text:p>34,19399739</text:p>
          </table:table-cell>
          <table:table-cell office:value-type="float" office:value="1173" table:style-name="ce4">
            <text:p>1173</text:p>
          </table:table-cell>
          <table:table-cell office:value-type="float" office:value="1688.2161149130995" table:style-name="ce4">
            <text:p>1688,216115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string" table:style-name="ce4">
            <text:p>UG201600000264</text:p>
          </table:table-cell>
          <table:table-cell office:value-type="float" office:value="264" table:style-name="ce4">
            <text:p>264</text:p>
          </table:table-cell>
          <table:table-cell office:value-type="string" table:style-name="ce4">
            <text:p>U</text:p>
          </table:table-cell>
          <table:table-cell office:value-type="float" office:value="0.93826315095400004" table:style-name="ce4">
            <text:p>0,938263151</text:p>
          </table:table-cell>
          <table:table-cell office:value-type="float" office:value="34.272206852499998" table:style-name="ce4">
            <text:p>34,27220685</text:p>
          </table:table-cell>
          <table:table-cell office:value-type="float" office:value="1218" table:style-name="ce4">
            <text:p>1218</text:p>
          </table:table-cell>
          <table:table-cell office:value-type="float" office:value="893.12415986507006" table:style-name="ce4">
            <text:p>893,1241599</text:p>
          </table:table-cell>
          <table:table-cell office:value-type="float" office:value="34" table:style-name="ce3">
            <text:p>34</text:p>
          </table:table-cell>
          <table:table-cell table:number-columns-repeated="16375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4">
            <text:p>UG201600000265</text:p>
          </table:table-cell>
          <table:table-cell office:value-type="float" office:value="265" table:style-name="ce4">
            <text:p>265</text:p>
          </table:table-cell>
          <table:table-cell office:value-type="string" table:style-name="ce4">
            <text:p>U</text:p>
          </table:table-cell>
          <table:table-cell office:value-type="float" office:value="1.2643009517299999" table:style-name="ce4">
            <text:p>1,264300952</text:p>
          </table:table-cell>
          <table:table-cell office:value-type="float" office:value="34.237520086300002" table:style-name="ce4">
            <text:p>34,23752009</text:p>
          </table:table-cell>
          <table:table-cell office:value-type="float" office:value="1097" table:style-name="ce4">
            <text:p>1097</text:p>
          </table:table-cell>
          <table:table-cell office:value-type="float" office:value="3905.8570544868289" table:style-name="ce4">
            <text:p>3905,857054</text:p>
          </table:table-cell>
          <table:table-cell office:value-type="float" office:value="130" table:style-name="ce3">
            <text:p>130</text:p>
          </table:table-cell>
          <table:table-cell table:number-columns-repeated="16375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4">
            <text:p>UG201600000266</text:p>
          </table:table-cell>
          <table:table-cell office:value-type="float" office:value="266" table:style-name="ce4">
            <text:p>266</text:p>
          </table:table-cell>
          <table:table-cell office:value-type="string" table:style-name="ce4">
            <text:p>U</text:p>
          </table:table-cell>
          <table:table-cell office:value-type="float" office:value="1.39505787503" table:style-name="ce4">
            <text:p>1,395057875</text:p>
          </table:table-cell>
          <table:table-cell office:value-type="float" office:value="34.4553113901" table:style-name="ce4">
            <text:p>34,45531139</text:p>
          </table:table-cell>
          <table:table-cell office:value-type="float" office:value="1923" table:style-name="ce4">
            <text:p>1923</text:p>
          </table:table-cell>
          <table:table-cell office:value-type="float" office:value="1272.9100761187967" table:style-name="ce4">
            <text:p>1272,910076</text:p>
          </table:table-cell>
          <table:table-cell office:value-type="float" office:value="34" table:style-name="ce3">
            <text:p>34</text:p>
          </table:table-cell>
          <table:table-cell table:number-columns-repeated="16375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style-name="ce4">
            <text:p>UG201600000267</text:p>
          </table:table-cell>
          <table:table-cell office:value-type="float" office:value="267" table:style-name="ce4">
            <text:p>267</text:p>
          </table:table-cell>
          <table:table-cell office:value-type="string" table:style-name="ce4">
            <text:p>R</text:p>
          </table:table-cell>
          <table:table-cell office:value-type="float" office:value="1.33127664553" table:style-name="ce4">
            <text:p>1,331276646</text:p>
          </table:table-cell>
          <table:table-cell office:value-type="float" office:value="34.072166939399999" table:style-name="ce4">
            <text:p>34,07216694</text:p>
          </table:table-cell>
          <table:table-cell office:value-type="float" office:value="1104" table:style-name="ce4">
            <text:p>1104</text:p>
          </table:table-cell>
          <table:table-cell office:value-type="float" office:value="3394.4512257142273" table:style-name="ce4">
            <text:p>3394,451226</text:p>
          </table:table-cell>
          <table:table-cell office:value-type="float" office:value="58" table:style-name="ce3">
            <text:p>58</text:p>
          </table:table-cell>
          <table:table-cell table:number-columns-repeated="16375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style-name="ce4">
            <text:p>UG201600000268</text:p>
          </table:table-cell>
          <table:table-cell office:value-type="float" office:value="268" table:style-name="ce4">
            <text:p>268</text:p>
          </table:table-cell>
          <table:table-cell office:value-type="string" table:style-name="ce4">
            <text:p>R</text:p>
          </table:table-cell>
          <table:table-cell office:value-type="float" office:value="1.2253371630800001" table:style-name="ce4">
            <text:p>1,225337163</text:p>
          </table:table-cell>
          <table:table-cell office:value-type="float" office:value="34.0873059121" table:style-name="ce4">
            <text:p>34,08730591</text:p>
          </table:table-cell>
          <table:table-cell office:value-type="float" office:value="1144" table:style-name="ce4">
            <text:p>1144</text:p>
          </table:table-cell>
          <table:table-cell office:value-type="float" office:value="2751.8431871166872" table:style-name="ce4">
            <text:p>2751,843187</text:p>
          </table:table-cell>
          <table:table-cell office:value-type="float" office:value="52" table:style-name="ce3">
            <text:p>52</text:p>
          </table:table-cell>
          <table:table-cell table:number-columns-repeated="16375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4">
            <text:p>UG201600000269</text:p>
          </table:table-cell>
          <table:table-cell office:value-type="float" office:value="269" table:style-name="ce4">
            <text:p>269</text:p>
          </table:table-cell>
          <table:table-cell office:value-type="string" table:style-name="ce4">
            <text:p>R</text:p>
          </table:table-cell>
          <table:table-cell office:value-type="float" office:value="1.2380714670399999" table:style-name="ce4">
            <text:p>1,238071467</text:p>
          </table:table-cell>
          <table:table-cell office:value-type="float" office:value="33.992570559199997" table:style-name="ce4">
            <text:p>33,99257056</text:p>
          </table:table-cell>
          <table:table-cell office:value-type="float" office:value="1104" table:style-name="ce4">
            <text:p>1104</text:p>
          </table:table-cell>
          <table:table-cell office:value-type="float" office:value="3233.4463161187614" table:style-name="ce4">
            <text:p>3233,446316</text:p>
          </table:table-cell>
          <table:table-cell office:value-type="float" office:value="67" table:style-name="ce3">
            <text:p>67</text:p>
          </table:table-cell>
          <table:table-cell table:number-columns-repeated="16375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style-name="ce4">
            <text:p>UG201600000270</text:p>
          </table:table-cell>
          <table:table-cell office:value-type="float" office:value="270" table:style-name="ce4">
            <text:p>270</text:p>
          </table:table-cell>
          <table:table-cell office:value-type="string" table:style-name="ce4">
            <text:p>R</text:p>
          </table:table-cell>
          <table:table-cell office:value-type="float" office:value="1.3596452860799999" table:style-name="ce4">
            <text:p>1,359645286</text:p>
          </table:table-cell>
          <table:table-cell office:value-type="float" office:value="34.168432420899997" table:style-name="ce4">
            <text:p>34,16843242</text:p>
          </table:table-cell>
          <table:table-cell office:value-type="float" office:value="1080" table:style-name="ce4">
            <text:p>1080</text:p>
          </table:table-cell>
          <table:table-cell office:value-type="float" office:value="892.33743544999879" table:style-name="ce4">
            <text:p>892,3374354</text:p>
          </table:table-cell>
          <table:table-cell office:value-type="float" office:value="33" table:style-name="ce3">
            <text:p>33</text:p>
          </table:table-cell>
          <table:table-cell table:number-columns-repeated="16375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4">
            <text:p>UG201600000271</text:p>
          </table:table-cell>
          <table:table-cell office:value-type="float" office:value="271" table:style-name="ce4">
            <text:p>271</text:p>
          </table:table-cell>
          <table:table-cell office:value-type="string" table:style-name="ce4">
            <text:p>R</text:p>
          </table:table-cell>
          <table:table-cell office:value-type="float" office:value="1.4083051492800001" table:style-name="ce4">
            <text:p>1,408305149</text:p>
          </table:table-cell>
          <table:table-cell office:value-type="float" office:value="34.070495679399997" table:style-name="ce4">
            <text:p>34,07049568</text:p>
          </table:table-cell>
          <table:table-cell office:value-type="float" office:value="1126" table:style-name="ce4">
            <text:p>1126</text:p>
          </table:table-cell>
          <table:table-cell office:value-type="float" office:value="5237.0834313650948" table:style-name="ce4">
            <text:p>5237,083431</text:p>
          </table:table-cell>
          <table:table-cell office:value-type="float" office:value="140" table:style-name="ce3">
            <text:p>140</text:p>
          </table:table-cell>
          <table:table-cell table:number-columns-repeated="16375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4">
            <text:p>UG201600000272</text:p>
          </table:table-cell>
          <table:table-cell office:value-type="float" office:value="272" table:style-name="ce4">
            <text:p>272</text:p>
          </table:table-cell>
          <table:table-cell office:value-type="string" table:style-name="ce4">
            <text:p>R</text:p>
          </table:table-cell>
          <table:table-cell office:value-type="float" office:value="1.32670938712" table:style-name="ce4">
            <text:p>1,326709387</text:p>
          </table:table-cell>
          <table:table-cell office:value-type="float" office:value="33.996424515500003" table:style-name="ce4">
            <text:p>33,99642452</text:p>
          </table:table-cell>
          <table:table-cell office:value-type="float" office:value="1127" table:style-name="ce4">
            <text:p>1127</text:p>
          </table:table-cell>
          <table:table-cell office:value-type="float" office:value="3202.0695259602894" table:style-name="ce4">
            <text:p>3202,069526</text:p>
          </table:table-cell>
          <table:table-cell office:value-type="float" office:value="73" table:style-name="ce3">
            <text:p>73</text:p>
          </table:table-cell>
          <table:table-cell table:number-columns-repeated="16375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4">
            <text:p>UG201600000273</text:p>
          </table:table-cell>
          <table:table-cell office:value-type="float" office:value="273" table:style-name="ce4">
            <text:p>273</text:p>
          </table:table-cell>
          <table:table-cell office:value-type="string" table:style-name="ce4">
            <text:p>R</text:p>
          </table:table-cell>
          <table:table-cell office:value-type="float" office:value="1.3637109962" table:style-name="ce4">
            <text:p>1,363710996</text:p>
          </table:table-cell>
          <table:table-cell office:value-type="float" office:value="33.847209018400001" table:style-name="ce4">
            <text:p>33,84720902</text:p>
          </table:table-cell>
          <table:table-cell office:value-type="float" office:value="1076" table:style-name="ce4">
            <text:p>1076</text:p>
          </table:table-cell>
          <table:table-cell office:value-type="float" office:value="5306.3214261136891" table:style-name="ce4">
            <text:p>5306,321426</text:p>
          </table:table-cell>
          <table:table-cell office:value-type="float" office:value="162" table:style-name="ce3">
            <text:p>162</text:p>
          </table:table-cell>
          <table:table-cell table:number-columns-repeated="16375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style-name="ce4">
            <text:p>UG201600000274</text:p>
          </table:table-cell>
          <table:table-cell office:value-type="float" office:value="274" table:style-name="ce4">
            <text:p>274</text:p>
          </table:table-cell>
          <table:table-cell office:value-type="string" table:style-name="ce4">
            <text:p>R</text:p>
          </table:table-cell>
          <table:table-cell office:value-type="float" office:value="1.4336818233299999" table:style-name="ce4">
            <text:p>1,433681823</text:p>
          </table:table-cell>
          <table:table-cell office:value-type="float" office:value="33.895700774399998" table:style-name="ce4">
            <text:p>33,89570077</text:p>
          </table:table-cell>
          <table:table-cell office:value-type="float" office:value="1125" table:style-name="ce4">
            <text:p>1125</text:p>
          </table:table-cell>
          <table:table-cell office:value-type="float" office:value="299.4416742252713" table:style-name="ce4">
            <text:p>299,4416742</text:p>
          </table:table-cell>
          <table:table-cell office:value-type="float" office:value="11" table:style-name="ce3">
            <text:p>11</text:p>
          </table:table-cell>
          <table:table-cell table:number-columns-repeated="16375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4">
            <text:p>UG201600000275</text:p>
          </table:table-cell>
          <table:table-cell office:value-type="float" office:value="275" table:style-name="ce4">
            <text:p>275</text:p>
          </table:table-cell>
          <table:table-cell office:value-type="string" table:style-name="ce4">
            <text:p>R</text:p>
          </table:table-cell>
          <table:table-cell office:value-type="float" office:value="1.50853252878" table:style-name="ce4">
            <text:p>1,508532529</text:p>
          </table:table-cell>
          <table:table-cell office:value-type="float" office:value="33.983628973800002" table:style-name="ce4">
            <text:p>33,98362897</text:p>
          </table:table-cell>
          <table:table-cell office:value-type="float" office:value="1077" table:style-name="ce4">
            <text:p>1077</text:p>
          </table:table-cell>
          <table:table-cell office:value-type="float" office:value="2114.1109780968864" table:style-name="ce4">
            <text:p>2114,110978</text:p>
          </table:table-cell>
          <table:table-cell office:value-type="float" office:value="66" table:style-name="ce3">
            <text:p>66</text:p>
          </table:table-cell>
          <table:table-cell table:number-columns-repeated="16375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string" table:style-name="ce4">
            <text:p>UG201600000276</text:p>
          </table:table-cell>
          <table:table-cell office:value-type="float" office:value="276" table:style-name="ce4">
            <text:p>276</text:p>
          </table:table-cell>
          <table:table-cell office:value-type="string" table:style-name="ce4">
            <text:p>R</text:p>
          </table:table-cell>
          <table:table-cell office:value-type="float" office:value="1.65217942828" table:style-name="ce4">
            <text:p>1,652179428</text:p>
          </table:table-cell>
          <table:table-cell office:value-type="float" office:value="33.773812482399997" table:style-name="ce4">
            <text:p>33,77381248</text:p>
          </table:table-cell>
          <table:table-cell office:value-type="float" office:value="1052" table:style-name="ce4">
            <text:p>1052</text:p>
          </table:table-cell>
          <table:table-cell office:value-type="float" office:value="2105.3759123072787" table:style-name="ce4">
            <text:p>2105,375912</text:p>
          </table:table-cell>
          <table:table-cell office:value-type="float" office:value="72" table:style-name="ce3">
            <text:p>72</text:p>
          </table:table-cell>
          <table:table-cell table:number-columns-repeated="16375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string" table:style-name="ce4">
            <text:p>UG201600000277</text:p>
          </table:table-cell>
          <table:table-cell office:value-type="float" office:value="277" table:style-name="ce4">
            <text:p>277</text:p>
          </table:table-cell>
          <table:table-cell office:value-type="string" table:style-name="ce4">
            <text:p>R</text:p>
          </table:table-cell>
          <table:table-cell office:value-type="float" office:value="1.57350826104" table:style-name="ce4">
            <text:p>1,573508261</text:p>
          </table:table-cell>
          <table:table-cell office:value-type="float" office:value="33.876993023099999" table:style-name="ce4">
            <text:p>33,87699302</text:p>
          </table:table-cell>
          <table:table-cell office:value-type="float" office:value="1109" table:style-name="ce4">
            <text:p>1109</text:p>
          </table:table-cell>
          <table:table-cell office:value-type="float" office:value="4855.513080500571" table:style-name="ce4">
            <text:p>4855,513081</text:p>
          </table:table-cell>
          <table:table-cell office:value-type="float" office:value="137" table:style-name="ce3">
            <text:p>137</text:p>
          </table:table-cell>
          <table:table-cell table:number-columns-repeated="16375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string" table:style-name="ce4">
            <text:p>UG201600000278</text:p>
          </table:table-cell>
          <table:table-cell office:value-type="float" office:value="278" table:style-name="ce4">
            <text:p>278</text:p>
          </table:table-cell>
          <table:table-cell office:value-type="string" table:style-name="ce4">
            <text:p>R</text:p>
          </table:table-cell>
          <table:table-cell office:value-type="float" office:value="1.4519877720700001" table:style-name="ce4">
            <text:p>1,451987772</text:p>
          </table:table-cell>
          <table:table-cell office:value-type="float" office:value="33.779662293900003" table:style-name="ce4">
            <text:p>33,77966229</text:p>
          </table:table-cell>
          <table:table-cell office:value-type="float" office:value="1077" table:style-name="ce4">
            <text:p>1077</text:p>
          </table:table-cell>
          <table:table-cell office:value-type="float" office:value="2613.0019380765912" table:style-name="ce4">
            <text:p>2613,001938</text:p>
          </table:table-cell>
          <table:table-cell office:value-type="float" office:value="56" table:style-name="ce3">
            <text:p>56</text:p>
          </table:table-cell>
          <table:table-cell table:number-columns-repeated="16375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string" table:style-name="ce4">
            <text:p>UG201600000279</text:p>
          </table:table-cell>
          <table:table-cell office:value-type="float" office:value="279" table:style-name="ce4">
            <text:p>279</text:p>
          </table:table-cell>
          <table:table-cell office:value-type="string" table:style-name="ce4">
            <text:p>R</text:p>
          </table:table-cell>
          <table:table-cell office:value-type="float" office:value="1.5474967259000001" table:style-name="ce4">
            <text:p>1,547496726</text:p>
          </table:table-cell>
          <table:table-cell office:value-type="float" office:value="33.1638349535" table:style-name="ce4">
            <text:p>33,16383495</text:p>
          </table:table-cell>
          <table:table-cell office:value-type="float" office:value="1043" table:style-name="ce4">
            <text:p>1043</text:p>
          </table:table-cell>
          <table:table-cell office:value-type="float" office:value="6739.3635688301392" table:style-name="ce4">
            <text:p>6739,363569</text:p>
          </table:table-cell>
          <table:table-cell office:value-type="float" office:value="225" table:style-name="ce3">
            <text:p>225</text:p>
          </table:table-cell>
          <table:table-cell table:number-columns-repeated="16375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string" table:style-name="ce4">
            <text:p>UG201600000280</text:p>
          </table:table-cell>
          <table:table-cell office:value-type="float" office:value="280" table:style-name="ce4">
            <text:p>280</text:p>
          </table:table-cell>
          <table:table-cell office:value-type="string" table:style-name="ce4">
            <text:p>R</text:p>
          </table:table-cell>
          <table:table-cell office:value-type="float" office:value="1.46232094624" table:style-name="ce4">
            <text:p>1,462320946</text:p>
          </table:table-cell>
          <table:table-cell office:value-type="float" office:value="33.324372849" table:style-name="ce4">
            <text:p>33,32437285</text:p>
          </table:table-cell>
          <table:table-cell office:value-type="float" office:value="1052" table:style-name="ce4">
            <text:p>1052</text:p>
          </table:table-cell>
          <table:table-cell office:value-type="float" office:value="5439.7565425751227" table:style-name="ce4">
            <text:p>5439,756543</text:p>
          </table:table-cell>
          <table:table-cell office:value-type="float" office:value="120" table:style-name="ce3">
            <text:p>120</text:p>
          </table:table-cell>
          <table:table-cell table:number-columns-repeated="16375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string" table:style-name="ce4">
            <text:p>UG201600000281</text:p>
          </table:table-cell>
          <table:table-cell office:value-type="float" office:value="281" table:style-name="ce4">
            <text:p>281</text:p>
          </table:table-cell>
          <table:table-cell office:value-type="string" table:style-name="ce4">
            <text:p>R</text:p>
          </table:table-cell>
          <table:table-cell office:value-type="float" office:value="1.6005846126700001" table:style-name="ce4">
            <text:p>1,600584613</text:p>
          </table:table-cell>
          <table:table-cell office:value-type="float" office:value="33.514140833600003" table:style-name="ce4">
            <text:p>33,51414083</text:p>
          </table:table-cell>
          <table:table-cell office:value-type="float" office:value="1067" table:style-name="ce4">
            <text:p>1067</text:p>
          </table:table-cell>
          <table:table-cell office:value-type="float" office:value="2746.3868008187465" table:style-name="ce4">
            <text:p>2746,386801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string" table:style-name="ce4">
            <text:p>UG201600000282</text:p>
          </table:table-cell>
          <table:table-cell office:value-type="float" office:value="282" table:style-name="ce4">
            <text:p>282</text:p>
          </table:table-cell>
          <table:table-cell office:value-type="string" table:style-name="ce4">
            <text:p>R</text:p>
          </table:table-cell>
          <table:table-cell office:value-type="float" office:value="1.4841556282299999" table:style-name="ce4">
            <text:p>1,484155628</text:p>
          </table:table-cell>
          <table:table-cell office:value-type="float" office:value="33.543848876600002" table:style-name="ce4">
            <text:p>33,54384888</text:p>
          </table:table-cell>
          <table:table-cell office:value-type="float" office:value="1109" table:style-name="ce4">
            <text:p>1109</text:p>
          </table:table-cell>
          <table:table-cell office:value-type="float" office:value="3202.5272692881986" table:style-name="ce4">
            <text:p>3202,527269</text:p>
          </table:table-cell>
          <table:table-cell office:value-type="float" office:value="102" table:style-name="ce3">
            <text:p>102</text:p>
          </table:table-cell>
          <table:table-cell table:number-columns-repeated="16375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string" table:style-name="ce4">
            <text:p>UG201600000283</text:p>
          </table:table-cell>
          <table:table-cell office:value-type="float" office:value="283" table:style-name="ce4">
            <text:p>283</text:p>
          </table:table-cell>
          <table:table-cell office:value-type="string" table:style-name="ce4">
            <text:p>R</text:p>
          </table:table-cell>
          <table:table-cell office:value-type="float" office:value="1.5417641496400001" table:style-name="ce4">
            <text:p>1,54176415</text:p>
          </table:table-cell>
          <table:table-cell office:value-type="float" office:value="33.608481763199997" table:style-name="ce4">
            <text:p>33,60848176</text:p>
          </table:table-cell>
          <table:table-cell office:value-type="float" office:value="1081" table:style-name="ce4">
            <text:p>1081</text:p>
          </table:table-cell>
          <table:table-cell office:value-type="float" office:value="9273.5737238277161" table:style-name="ce4">
            <text:p>9273,573724</text:p>
          </table:table-cell>
          <table:table-cell office:value-type="float" office:value="172" table:style-name="ce3">
            <text:p>172</text:p>
          </table:table-cell>
          <table:table-cell table:number-columns-repeated="16375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string" table:style-name="ce4">
            <text:p>UG201600000284</text:p>
          </table:table-cell>
          <table:table-cell office:value-type="float" office:value="284" table:style-name="ce4">
            <text:p>284</text:p>
          </table:table-cell>
          <table:table-cell office:value-type="string" table:style-name="ce4">
            <text:p>R</text:p>
          </table:table-cell>
          <table:table-cell office:value-type="float" office:value="1.9426545606700001" table:style-name="ce4">
            <text:p>1,942654561</text:p>
          </table:table-cell>
          <table:table-cell office:value-type="float" office:value="33.5034036574" table:style-name="ce4">
            <text:p>33,50340366</text:p>
          </table:table-cell>
          <table:table-cell office:value-type="float" office:value="1092" table:style-name="ce4">
            <text:p>1092</text:p>
          </table:table-cell>
          <table:table-cell office:value-type="float" office:value="1807.5153232102498" table:style-name="ce4">
            <text:p>1807,515323</text:p>
          </table:table-cell>
          <table:table-cell office:value-type="float" office:value="54" table:style-name="ce3">
            <text:p>54</text:p>
          </table:table-cell>
          <table:table-cell table:number-columns-repeated="16375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string" table:style-name="ce4">
            <text:p>UG201600000285</text:p>
          </table:table-cell>
          <table:table-cell office:value-type="float" office:value="285" table:style-name="ce4">
            <text:p>285</text:p>
          </table:table-cell>
          <table:table-cell office:value-type="string" table:style-name="ce4">
            <text:p>R</text:p>
          </table:table-cell>
          <table:table-cell office:value-type="float" office:value="1.7299350117600001" table:style-name="ce4">
            <text:p>1,729935012</text:p>
          </table:table-cell>
          <table:table-cell office:value-type="float" office:value="33.5267033533" table:style-name="ce4">
            <text:p>33,52670335</text:p>
          </table:table-cell>
          <table:table-cell office:value-type="float" office:value="1069" table:style-name="ce4">
            <text:p>1069</text:p>
          </table:table-cell>
          <table:table-cell office:value-type="float" office:value="2915.619248844313" table:style-name="ce4">
            <text:p>2915,619249</text:p>
          </table:table-cell>
          <table:table-cell office:value-type="float" office:value="76" table:style-name="ce3">
            <text:p>76</text:p>
          </table:table-cell>
          <table:table-cell table:number-columns-repeated="16375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string" table:style-name="ce4">
            <text:p>UG201600000286</text:p>
          </table:table-cell>
          <table:table-cell office:value-type="float" office:value="286" table:style-name="ce4">
            <text:p>286</text:p>
          </table:table-cell>
          <table:table-cell office:value-type="string" table:style-name="ce4">
            <text:p>R</text:p>
          </table:table-cell>
          <table:table-cell office:value-type="float" office:value="1.80502217596" table:style-name="ce4">
            <text:p>1,805022176</text:p>
          </table:table-cell>
          <table:table-cell office:value-type="float" office:value="33.573333793499998" table:style-name="ce4">
            <text:p>33,57333379</text:p>
          </table:table-cell>
          <table:table-cell office:value-type="float" office:value="1082" table:style-name="ce4">
            <text:p>1082</text:p>
          </table:table-cell>
          <table:table-cell office:value-type="float" office:value="1247.9300469335776" table:style-name="ce4">
            <text:p>1247,930047</text:p>
          </table:table-cell>
          <table:table-cell office:value-type="float" office:value="37" table:style-name="ce3">
            <text:p>37</text:p>
          </table:table-cell>
          <table:table-cell table:number-columns-repeated="16375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string" table:style-name="ce4">
            <text:p>UG201600000287</text:p>
          </table:table-cell>
          <table:table-cell office:value-type="float" office:value="287" table:style-name="ce4">
            <text:p>287</text:p>
          </table:table-cell>
          <table:table-cell office:value-type="string" table:style-name="ce4">
            <text:p>R</text:p>
          </table:table-cell>
          <table:table-cell office:value-type="float" office:value="1.72109953447" table:style-name="ce4">
            <text:p>1,721099534</text:p>
          </table:table-cell>
          <table:table-cell office:value-type="float" office:value="33.5907178438" table:style-name="ce4">
            <text:p>33,59071784</text:p>
          </table:table-cell>
          <table:table-cell office:value-type="float" office:value="1111" table:style-name="ce4">
            <text:p>1111</text:p>
          </table:table-cell>
          <table:table-cell office:value-type="float" office:value="1660.1602214865748" table:style-name="ce4">
            <text:p>1660,160221</text:p>
          </table:table-cell>
          <table:table-cell office:value-type="float" office:value="52" table:style-name="ce3">
            <text:p>52</text:p>
          </table:table-cell>
          <table:table-cell table:number-columns-repeated="16375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string" table:style-name="ce4">
            <text:p>UG201600000288</text:p>
          </table:table-cell>
          <table:table-cell office:value-type="float" office:value="288" table:style-name="ce4">
            <text:p>288</text:p>
          </table:table-cell>
          <table:table-cell office:value-type="string" table:style-name="ce4">
            <text:p>R</text:p>
          </table:table-cell>
          <table:table-cell office:value-type="float" office:value="1.7580674485200001" table:style-name="ce4">
            <text:p>1,758067449</text:p>
          </table:table-cell>
          <table:table-cell office:value-type="float" office:value="33.633946965900002" table:style-name="ce4">
            <text:p>33,63394697</text:p>
          </table:table-cell>
          <table:table-cell office:value-type="float" office:value="1123" table:style-name="ce4">
            <text:p>1123</text:p>
          </table:table-cell>
          <table:table-cell office:value-type="float" office:value="1738.4501569900822" table:style-name="ce4">
            <text:p>1738,450157</text:p>
          </table:table-cell>
          <table:table-cell office:value-type="float" office:value="66" table:style-name="ce3">
            <text:p>66</text:p>
          </table:table-cell>
          <table:table-cell table:number-columns-repeated="16375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string" table:style-name="ce4">
            <text:p>UG201600000289</text:p>
          </table:table-cell>
          <table:table-cell office:value-type="float" office:value="289" table:style-name="ce4">
            <text:p>289</text:p>
          </table:table-cell>
          <table:table-cell office:value-type="string" table:style-name="ce4">
            <text:p>R</text:p>
          </table:table-cell>
          <table:table-cell office:value-type="float" office:value="1.6536411525300001" table:style-name="ce4">
            <text:p>1,653641153</text:p>
          </table:table-cell>
          <table:table-cell office:value-type="float" office:value="33.673688031700003" table:style-name="ce4">
            <text:p>33,67368803</text:p>
          </table:table-cell>
          <table:table-cell office:value-type="float" office:value="1068" table:style-name="ce4">
            <text:p>1068</text:p>
          </table:table-cell>
          <table:table-cell office:value-type="float" office:value="4615.9069312773145" table:style-name="ce4">
            <text:p>4615,906931</text:p>
          </table:table-cell>
          <table:table-cell office:value-type="float" office:value="103" table:style-name="ce3">
            <text:p>103</text:p>
          </table:table-cell>
          <table:table-cell table:number-columns-repeated="16375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string" table:style-name="ce4">
            <text:p>UG201600000290</text:p>
          </table:table-cell>
          <table:table-cell office:value-type="float" office:value="290" table:style-name="ce4">
            <text:p>290</text:p>
          </table:table-cell>
          <table:table-cell office:value-type="string" table:style-name="ce4">
            <text:p>R</text:p>
          </table:table-cell>
          <table:table-cell office:value-type="float" office:value="1.73696997429" table:style-name="ce4">
            <text:p>1,736969974</text:p>
          </table:table-cell>
          <table:table-cell office:value-type="float" office:value="33.232524871800003" table:style-name="ce4">
            <text:p>33,23252487</text:p>
          </table:table-cell>
          <table:table-cell office:value-type="float" office:value="1048" table:style-name="ce4">
            <text:p>1048</text:p>
          </table:table-cell>
          <table:table-cell office:value-type="float" office:value="3865.3522296602932" table:style-name="ce4">
            <text:p>3865,35223</text:p>
          </table:table-cell>
          <table:table-cell office:value-type="float" office:value="127" table:style-name="ce3">
            <text:p>127</text:p>
          </table:table-cell>
          <table:table-cell table:number-columns-repeated="16375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string" table:style-name="ce4">
            <text:p>UG201600000291</text:p>
          </table:table-cell>
          <table:table-cell office:value-type="float" office:value="291" table:style-name="ce4">
            <text:p>291</text:p>
          </table:table-cell>
          <table:table-cell office:value-type="string" table:style-name="ce4">
            <text:p>R</text:p>
          </table:table-cell>
          <table:table-cell office:value-type="float" office:value="1.60753092167" table:style-name="ce4">
            <text:p>1,607530922</text:p>
          </table:table-cell>
          <table:table-cell office:value-type="float" office:value="33.074225991200002" table:style-name="ce4">
            <text:p>33,07422599</text:p>
          </table:table-cell>
          <table:table-cell office:value-type="float" office:value="1048" table:style-name="ce4">
            <text:p>1048</text:p>
          </table:table-cell>
          <table:table-cell office:value-type="float" office:value="4925.9513264939114" table:style-name="ce4">
            <text:p>4925,951326</text:p>
          </table:table-cell>
          <table:table-cell office:value-type="float" office:value="176" table:style-name="ce3">
            <text:p>176</text:p>
          </table:table-cell>
          <table:table-cell table:number-columns-repeated="16375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string" table:style-name="ce4">
            <text:p>UG201600000292</text:p>
          </table:table-cell>
          <table:table-cell office:value-type="float" office:value="292" table:style-name="ce4">
            <text:p>292</text:p>
          </table:table-cell>
          <table:table-cell office:value-type="string" table:style-name="ce4">
            <text:p>R</text:p>
          </table:table-cell>
          <table:table-cell office:value-type="float" office:value="1.94713283123" table:style-name="ce4">
            <text:p>1,947132831</text:p>
          </table:table-cell>
          <table:table-cell office:value-type="float" office:value="33.349824970699999" table:style-name="ce4">
            <text:p>33,34982497</text:p>
          </table:table-cell>
          <table:table-cell office:value-type="float" office:value="1088" table:style-name="ce4">
            <text:p>1088</text:p>
          </table:table-cell>
          <table:table-cell office:value-type="float" office:value="4124.3477311154211" table:style-name="ce4">
            <text:p>4124,347731</text:p>
          </table:table-cell>
          <table:table-cell office:value-type="float" office:value="92" table:style-name="ce3">
            <text:p>92</text:p>
          </table:table-cell>
          <table:table-cell table:number-columns-repeated="16375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string" table:style-name="ce4">
            <text:p>UG201600000293</text:p>
          </table:table-cell>
          <table:table-cell office:value-type="float" office:value="293" table:style-name="ce4">
            <text:p>293</text:p>
          </table:table-cell>
          <table:table-cell office:value-type="string" table:style-name="ce4">
            <text:p>R</text:p>
          </table:table-cell>
          <table:table-cell office:value-type="float" office:value="1.8376753204" table:style-name="ce4">
            <text:p>1,83767532</text:p>
          </table:table-cell>
          <table:table-cell office:value-type="float" office:value="33.323758330099999" table:style-name="ce4">
            <text:p>33,32375833</text:p>
          </table:table-cell>
          <table:table-cell office:value-type="float" office:value="1078" table:style-name="ce4">
            <text:p>1078</text:p>
          </table:table-cell>
          <table:table-cell office:value-type="float" office:value="2018.2399922414147" table:style-name="ce4">
            <text:p>2018,239992</text:p>
          </table:table-cell>
          <table:table-cell office:value-type="float" office:value="75" table:style-name="ce3">
            <text:p>75</text:p>
          </table:table-cell>
          <table:table-cell table:number-columns-repeated="16375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string" table:style-name="ce4">
            <text:p>UG201600000294</text:p>
          </table:table-cell>
          <table:table-cell office:value-type="float" office:value="294" table:style-name="ce4">
            <text:p>294</text:p>
          </table:table-cell>
          <table:table-cell office:value-type="string" table:style-name="ce4">
            <text:p>R</text:p>
          </table:table-cell>
          <table:table-cell office:value-type="float" office:value="1.95759059362" table:style-name="ce4">
            <text:p>1,957590594</text:p>
          </table:table-cell>
          <table:table-cell office:value-type="float" office:value="33.857927548699998" table:style-name="ce4">
            <text:p>33,85792755</text:p>
          </table:table-cell>
          <table:table-cell office:value-type="float" office:value="1074" table:style-name="ce4">
            <text:p>1074</text:p>
          </table:table-cell>
          <table:table-cell office:value-type="float" office:value="4476.9094784913559" table:style-name="ce4">
            <text:p>4476,909478</text:p>
          </table:table-cell>
          <table:table-cell office:value-type="float" office:value="167" table:style-name="ce3">
            <text:p>167</text:p>
          </table:table-cell>
          <table:table-cell table:number-columns-repeated="16375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string" table:style-name="ce4">
            <text:p>UG201600000295</text:p>
          </table:table-cell>
          <table:table-cell office:value-type="float" office:value="295" table:style-name="ce4">
            <text:p>295</text:p>
          </table:table-cell>
          <table:table-cell office:value-type="string" table:style-name="ce4">
            <text:p>R</text:p>
          </table:table-cell>
          <table:table-cell office:value-type="float" office:value="1.94248553152" table:style-name="ce4">
            <text:p>1,942485532</text:p>
          </table:table-cell>
          <table:table-cell office:value-type="float" office:value="33.7412483413" table:style-name="ce4">
            <text:p>33,74124834</text:p>
          </table:table-cell>
          <table:table-cell office:value-type="float" office:value="1070" table:style-name="ce4">
            <text:p>1070</text:p>
          </table:table-cell>
          <table:table-cell office:value-type="float" office:value="4088.3944584546343" table:style-name="ce4">
            <text:p>4088,394458</text:p>
          </table:table-cell>
          <table:table-cell office:value-type="float" office:value="135" table:style-name="ce3">
            <text:p>135</text:p>
          </table:table-cell>
          <table:table-cell table:number-columns-repeated="16375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string" table:style-name="ce4">
            <text:p>UG201600000296</text:p>
          </table:table-cell>
          <table:table-cell office:value-type="float" office:value="296" table:style-name="ce4">
            <text:p>296</text:p>
          </table:table-cell>
          <table:table-cell office:value-type="string" table:style-name="ce4">
            <text:p>R</text:p>
          </table:table-cell>
          <table:table-cell office:value-type="float" office:value="2.1144216455099998" table:style-name="ce4">
            <text:p>2,114421646</text:p>
          </table:table-cell>
          <table:table-cell office:value-type="float" office:value="33.491467546999999" table:style-name="ce4">
            <text:p>33,49146755</text:p>
          </table:table-cell>
          <table:table-cell office:value-type="float" office:value="1125" table:style-name="ce4">
            <text:p>1125</text:p>
          </table:table-cell>
          <table:table-cell office:value-type="float" office:value="2146.6599249329779" table:style-name="ce4">
            <text:p>2146,659925</text:p>
          </table:table-cell>
          <table:table-cell office:value-type="float" office:value="83" table:style-name="ce3">
            <text:p>83</text:p>
          </table:table-cell>
          <table:table-cell table:number-columns-repeated="16375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string" table:style-name="ce4">
            <text:p>UG201600000297</text:p>
          </table:table-cell>
          <table:table-cell office:value-type="float" office:value="297" table:style-name="ce4">
            <text:p>297</text:p>
          </table:table-cell>
          <table:table-cell office:value-type="string" table:style-name="ce4">
            <text:p>R</text:p>
          </table:table-cell>
          <table:table-cell office:value-type="float" office:value="1.82311578885" table:style-name="ce4">
            <text:p>1,823115789</text:p>
          </table:table-cell>
          <table:table-cell office:value-type="float" office:value="33.839814042" table:style-name="ce4">
            <text:p>33,83981404</text:p>
          </table:table-cell>
          <table:table-cell office:value-type="float" office:value="1064" table:style-name="ce4">
            <text:p>1064</text:p>
          </table:table-cell>
          <table:table-cell office:value-type="float" office:value="4597.6947270868377" table:style-name="ce4">
            <text:p>4597,694727</text:p>
          </table:table-cell>
          <table:table-cell office:value-type="float" office:value="164" table:style-name="ce3">
            <text:p>164</text:p>
          </table:table-cell>
          <table:table-cell table:number-columns-repeated="16375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string" table:style-name="ce4">
            <text:p>UG201600000298</text:p>
          </table:table-cell>
          <table:table-cell office:value-type="float" office:value="298" table:style-name="ce4">
            <text:p>298</text:p>
          </table:table-cell>
          <table:table-cell office:value-type="string" table:style-name="ce4">
            <text:p>R</text:p>
          </table:table-cell>
          <table:table-cell office:value-type="float" office:value="2.1126539964700002" table:style-name="ce4">
            <text:p>2,112653996</text:p>
          </table:table-cell>
          <table:table-cell office:value-type="float" office:value="33.748192292900001" table:style-name="ce4">
            <text:p>33,74819229</text:p>
          </table:table-cell>
          <table:table-cell office:value-type="float" office:value="1119" table:style-name="ce4">
            <text:p>1119</text:p>
          </table:table-cell>
          <table:table-cell office:value-type="float" office:value="6963.6754943033402" table:style-name="ce4">
            <text:p>6963,675494</text:p>
          </table:table-cell>
          <table:table-cell office:value-type="float" office:value="175" table:style-name="ce3">
            <text:p>175</text:p>
          </table:table-cell>
          <table:table-cell table:number-columns-repeated="16375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string" table:style-name="ce4">
            <text:p>UG201600000299</text:p>
          </table:table-cell>
          <table:table-cell office:value-type="float" office:value="299" table:style-name="ce4">
            <text:p>299</text:p>
          </table:table-cell>
          <table:table-cell office:value-type="string" table:style-name="ce4">
            <text:p>R</text:p>
          </table:table-cell>
          <table:table-cell office:value-type="float" office:value="2.1538063703299999" table:style-name="ce4">
            <text:p>2,15380637</text:p>
          </table:table-cell>
          <table:table-cell office:value-type="float" office:value="33.600950967300001" table:style-name="ce4">
            <text:p>33,60095097</text:p>
          </table:table-cell>
          <table:table-cell office:value-type="float" office:value="1095" table:style-name="ce4">
            <text:p>1095</text:p>
          </table:table-cell>
          <table:table-cell office:value-type="float" office:value="4775.4790704513352" table:style-name="ce4">
            <text:p>4775,47907</text:p>
          </table:table-cell>
          <table:table-cell office:value-type="float" office:value="77" table:style-name="ce3">
            <text:p>77</text:p>
          </table:table-cell>
          <table:table-cell table:number-columns-repeated="16375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string" table:style-name="ce4">
            <text:p>UG201600000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R</text:p>
          </table:table-cell>
          <table:table-cell office:value-type="float" office:value="1.7502946268899999" table:style-name="ce4">
            <text:p>1,750294627</text:p>
          </table:table-cell>
          <table:table-cell office:value-type="float" office:value="34.113822382800002" table:style-name="ce4">
            <text:p>34,11382238</text:p>
          </table:table-cell>
          <table:table-cell office:value-type="float" office:value="1057" table:style-name="ce4">
            <text:p>1057</text:p>
          </table:table-cell>
          <table:table-cell office:value-type="float" office:value="2321.0166058203099" table:style-name="ce4">
            <text:p>2321,016606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string" table:style-name="ce4">
            <text:p>UG201600000301</text:p>
          </table:table-cell>
          <table:table-cell office:value-type="float" office:value="301" table:style-name="ce4">
            <text:p>301</text:p>
          </table:table-cell>
          <table:table-cell office:value-type="string" table:style-name="ce4">
            <text:p>R</text:p>
          </table:table-cell>
          <table:table-cell office:value-type="float" office:value="1.94298748557" table:style-name="ce4">
            <text:p>1,942987486</text:p>
          </table:table-cell>
          <table:table-cell office:value-type="float" office:value="33.944271343399997" table:style-name="ce4">
            <text:p>33,94427134</text:p>
          </table:table-cell>
          <table:table-cell office:value-type="float" office:value="1071" table:style-name="ce4">
            <text:p>1071</text:p>
          </table:table-cell>
          <table:table-cell office:value-type="float" office:value="1332.6826588117674" table:style-name="ce4">
            <text:p>1332,682659</text:p>
          </table:table-cell>
          <table:table-cell office:value-type="float" office:value="49" table:style-name="ce3">
            <text:p>49</text:p>
          </table:table-cell>
          <table:table-cell table:number-columns-repeated="16375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string" table:style-name="ce4">
            <text:p>UG201600000302</text:p>
          </table:table-cell>
          <table:table-cell office:value-type="float" office:value="302" table:style-name="ce4">
            <text:p>302</text:p>
          </table:table-cell>
          <table:table-cell office:value-type="string" table:style-name="ce4">
            <text:p>R</text:p>
          </table:table-cell>
          <table:table-cell office:value-type="float" office:value="2.1447527859700002" table:style-name="ce4">
            <text:p>2,144752786</text:p>
          </table:table-cell>
          <table:table-cell office:value-type="float" office:value="33.917703409200001" table:style-name="ce4">
            <text:p>33,91770341</text:p>
          </table:table-cell>
          <table:table-cell office:value-type="float" office:value="1083" table:style-name="ce4">
            <text:p>1083</text:p>
          </table:table-cell>
          <table:table-cell office:value-type="float" office:value="4941.4961679243625" table:style-name="ce4">
            <text:p>4941,496168</text:p>
          </table:table-cell>
          <table:table-cell office:value-type="float" office:value="182" table:style-name="ce3">
            <text:p>182</text:p>
          </table:table-cell>
          <table:table-cell table:number-columns-repeated="16375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string" table:style-name="ce4">
            <text:p>UG201600000303</text:p>
          </table:table-cell>
          <table:table-cell office:value-type="float" office:value="303" table:style-name="ce4">
            <text:p>303</text:p>
          </table:table-cell>
          <table:table-cell office:value-type="string" table:style-name="ce4">
            <text:p>U</text:p>
          </table:table-cell>
          <table:table-cell office:value-type="float" office:value="1.35050326793" table:style-name="ce4">
            <text:p>1,350503268</text:p>
          </table:table-cell>
          <table:table-cell office:value-type="float" office:value="34.051429970000001" table:style-name="ce4">
            <text:p>34,05142997</text:p>
          </table:table-cell>
          <table:table-cell office:value-type="float" office:value="1125" table:style-name="ce4">
            <text:p>1125</text:p>
          </table:table-cell>
          <table:table-cell office:value-type="float" office:value="629.00650452119999" table:style-name="ce4">
            <text:p>629,0065045</text:p>
          </table:table-cell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string" table:style-name="ce4">
            <text:p>UG201600000304</text:p>
          </table:table-cell>
          <table:table-cell office:value-type="float" office:value="304" table:style-name="ce4">
            <text:p>304</text:p>
          </table:table-cell>
          <table:table-cell office:value-type="string" table:style-name="ce4">
            <text:p>U</text:p>
          </table:table-cell>
          <table:table-cell office:value-type="float" office:value="1.4933198885100001" table:style-name="ce4">
            <text:p>1,493319889</text:p>
          </table:table-cell>
          <table:table-cell office:value-type="float" office:value="33.928589879800001" table:style-name="ce4">
            <text:p>33,92858988</text:p>
          </table:table-cell>
          <table:table-cell office:value-type="float" office:value="1154" table:style-name="ce4">
            <text:p>1154</text:p>
          </table:table-cell>
          <table:table-cell office:value-type="float" office:value="1364.4721951733247" table:style-name="ce4">
            <text:p>1364,472195</text:p>
          </table:table-cell>
          <table:table-cell office:value-type="float" office:value="47" table:style-name="ce3">
            <text:p>47</text:p>
          </table:table-cell>
          <table:table-cell table:number-columns-repeated="16375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string" table:style-name="ce4">
            <text:p>UG201600000305</text:p>
          </table:table-cell>
          <table:table-cell office:value-type="float" office:value="305" table:style-name="ce4">
            <text:p>305</text:p>
          </table:table-cell>
          <table:table-cell office:value-type="string" table:style-name="ce4">
            <text:p>U</text:p>
          </table:table-cell>
          <table:table-cell office:value-type="float" office:value="1.72221815521" table:style-name="ce4">
            <text:p>1,722218155</text:p>
          </table:table-cell>
          <table:table-cell office:value-type="float" office:value="33.613463737799997" table:style-name="ce4">
            <text:p>33,61346374</text:p>
          </table:table-cell>
          <table:table-cell office:value-type="float" office:value="1123" table:style-name="ce4">
            <text:p>1123</text:p>
          </table:table-cell>
          <table:table-cell office:value-type="float" office:value="393.82600681785783" table:style-name="ce4">
            <text:p>393,8260068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string" table:style-name="ce4">
            <text:p>UG201600000306</text:p>
          </table:table-cell>
          <table:table-cell office:value-type="float" office:value="306" table:style-name="ce4">
            <text:p>306</text:p>
          </table:table-cell>
          <table:table-cell office:value-type="string" table:style-name="ce4">
            <text:p>U</text:p>
          </table:table-cell>
          <table:table-cell office:value-type="float" office:value="1.7176223720499999" table:style-name="ce4">
            <text:p>1,717622372</text:p>
          </table:table-cell>
          <table:table-cell office:value-type="float" office:value="33.600414082" table:style-name="ce4">
            <text:p>33,60041408</text:p>
          </table:table-cell>
          <table:table-cell office:value-type="float" office:value="1110" table:style-name="ce4">
            <text:p>1110</text:p>
          </table:table-cell>
          <table:table-cell office:value-type="float" office:value="870.41389198489867" table:style-name="ce4">
            <text:p>870,413892</text:p>
          </table:table-cell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string" table:style-name="ce4">
            <text:p>UG201600000307</text:p>
          </table:table-cell>
          <table:table-cell office:value-type="float" office:value="307" table:style-name="ce4">
            <text:p>307</text:p>
          </table:table-cell>
          <table:table-cell office:value-type="string" table:style-name="ce4">
            <text:p>R</text:p>
          </table:table-cell>
          <table:table-cell office:value-type="float" office:value="1.8759697147900001" table:style-name="ce4">
            <text:p>1,875969715</text:p>
          </table:table-cell>
          <table:table-cell office:value-type="float" office:value="34.534925534700001" table:style-name="ce4">
            <text:p>34,53492553</text:p>
          </table:table-cell>
          <table:table-cell office:value-type="float" office:value="1102" table:style-name="ce4">
            <text:p>1102</text:p>
          </table:table-cell>
          <table:table-cell office:value-type="float" office:value="4736.7152960671037" table:style-name="ce4">
            <text:p>4736,715296</text:p>
          </table:table-cell>
          <table:table-cell office:value-type="float" office:value="164" table:style-name="ce3">
            <text:p>164</text:p>
          </table:table-cell>
          <table:table-cell table:number-columns-repeated="16375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string" table:style-name="ce4">
            <text:p>UG201600000308</text:p>
          </table:table-cell>
          <table:table-cell office:value-type="float" office:value="308" table:style-name="ce4">
            <text:p>308</text:p>
          </table:table-cell>
          <table:table-cell office:value-type="string" table:style-name="ce4">
            <text:p>R</text:p>
          </table:table-cell>
          <table:table-cell office:value-type="float" office:value="1.91795458048" table:style-name="ce4">
            <text:p>1,91795458</text:p>
          </table:table-cell>
          <table:table-cell office:value-type="float" office:value="34.798731263500002" table:style-name="ce4">
            <text:p>34,79873126</text:p>
          </table:table-cell>
          <table:table-cell office:value-type="float" office:value="1365" table:style-name="ce4">
            <text:p>1365</text:p>
          </table:table-cell>
          <table:table-cell office:value-type="float" office:value="7761.1171607496799" table:style-name="ce4">
            <text:p>7761,117161</text:p>
          </table:table-cell>
          <table:table-cell office:value-type="float" office:value="233" table:style-name="ce3">
            <text:p>233</text:p>
          </table:table-cell>
          <table:table-cell table:number-columns-repeated="16375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string" table:style-name="ce4">
            <text:p>UG201600000309</text:p>
          </table:table-cell>
          <table:table-cell office:value-type="float" office:value="309" table:style-name="ce4">
            <text:p>309</text:p>
          </table:table-cell>
          <table:table-cell office:value-type="string" table:style-name="ce4">
            <text:p>R</text:p>
          </table:table-cell>
          <table:table-cell office:value-type="float" office:value="1.7685340995100001" table:style-name="ce4">
            <text:p>1,7685341</text:p>
          </table:table-cell>
          <table:table-cell office:value-type="float" office:value="34.600241142100003" table:style-name="ce4">
            <text:p>34,60024114</text:p>
          </table:table-cell>
          <table:table-cell office:value-type="float" office:value="1133" table:style-name="ce4">
            <text:p>1133</text:p>
          </table:table-cell>
          <table:table-cell office:value-type="float" office:value="2298.6446043769511" table:style-name="ce4">
            <text:p>2298,644604</text:p>
          </table:table-cell>
          <table:table-cell office:value-type="float" office:value="49" table:style-name="ce3">
            <text:p>49</text:p>
          </table:table-cell>
          <table:table-cell table:number-columns-repeated="16375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string" table:style-name="ce4">
            <text:p>UG201600000310</text:p>
          </table:table-cell>
          <table:table-cell office:value-type="float" office:value="310" table:style-name="ce4">
            <text:p>310</text:p>
          </table:table-cell>
          <table:table-cell office:value-type="string" table:style-name="ce4">
            <text:p>R</text:p>
          </table:table-cell>
          <table:table-cell office:value-type="float" office:value="1.8754385205999999" table:style-name="ce4">
            <text:p>1,875438521</text:p>
          </table:table-cell>
          <table:table-cell office:value-type="float" office:value="34.691910047900002" table:style-name="ce4">
            <text:p>34,69191005</text:p>
          </table:table-cell>
          <table:table-cell office:value-type="float" office:value="1247" table:style-name="ce4">
            <text:p>1247</text:p>
          </table:table-cell>
          <table:table-cell office:value-type="float" office:value="4475.1354817536167" table:style-name="ce4">
            <text:p>4475,135482</text:p>
          </table:table-cell>
          <table:table-cell office:value-type="float" office:value="127" table:style-name="ce3">
            <text:p>127</text:p>
          </table:table-cell>
          <table:table-cell table:number-columns-repeated="16375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4">
            <text:p>UG201600000311</text:p>
          </table:table-cell>
          <table:table-cell office:value-type="float" office:value="311" table:style-name="ce4">
            <text:p>311</text:p>
          </table:table-cell>
          <table:table-cell office:value-type="string" table:style-name="ce4">
            <text:p>R</text:p>
          </table:table-cell>
          <table:table-cell office:value-type="float" office:value="2.3325646198199999" table:style-name="ce4">
            <text:p>2,33256462</text:p>
          </table:table-cell>
          <table:table-cell office:value-type="float" office:value="34.572669754800003" table:style-name="ce4">
            <text:p>34,57266975</text:p>
          </table:table-cell>
          <table:table-cell office:value-type="float" office:value="1260" table:style-name="ce4">
            <text:p>1260</text:p>
          </table:table-cell>
          <table:table-cell office:value-type="float" office:value="5461.5007863771007" table:style-name="ce4">
            <text:p>5461,500786</text:p>
          </table:table-cell>
          <table:table-cell office:value-type="float" office:value="131" table:style-name="ce3">
            <text:p>131</text:p>
          </table:table-cell>
          <table:table-cell table:number-columns-repeated="16375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string" table:style-name="ce4">
            <text:p>UG201600000312</text:p>
          </table:table-cell>
          <table:table-cell office:value-type="float" office:value="312" table:style-name="ce4">
            <text:p>312</text:p>
          </table:table-cell>
          <table:table-cell office:value-type="string" table:style-name="ce4">
            <text:p>R</text:p>
          </table:table-cell>
          <table:table-cell office:value-type="float" office:value="1.97611981861" table:style-name="ce4">
            <text:p>1,976119819</text:p>
          </table:table-cell>
          <table:table-cell office:value-type="float" office:value="34.565993675000001" table:style-name="ce4">
            <text:p>34,56599368</text:p>
          </table:table-cell>
          <table:table-cell office:value-type="float" office:value="1155" table:style-name="ce4">
            <text:p>1155</text:p>
          </table:table-cell>
          <table:table-cell office:value-type="float" office:value="5364.0763779733161" table:style-name="ce4">
            <text:p>5364,076378</text:p>
          </table:table-cell>
          <table:table-cell office:value-type="float" office:value="114" table:style-name="ce3">
            <text:p>114</text:p>
          </table:table-cell>
          <table:table-cell table:number-columns-repeated="16375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string" table:style-name="ce4">
            <text:p>UG201600000313</text:p>
          </table:table-cell>
          <table:table-cell office:value-type="float" office:value="313" table:style-name="ce4">
            <text:p>313</text:p>
          </table:table-cell>
          <table:table-cell office:value-type="string" table:style-name="ce4">
            <text:p>R</text:p>
          </table:table-cell>
          <table:table-cell office:value-type="float" office:value="1.91793602026" table:style-name="ce4">
            <text:p>1,91793602</text:p>
          </table:table-cell>
          <table:table-cell office:value-type="float" office:value="34.975969063800001" table:style-name="ce4">
            <text:p>34,97596906</text:p>
          </table:table-cell>
          <table:table-cell office:value-type="float" office:value="1244" table:style-name="ce4">
            <text:p>1244</text:p>
          </table:table-cell>
          <table:table-cell office:value-type="float" office:value="5358.9183629384361" table:style-name="ce4">
            <text:p>5358,918363</text:p>
          </table:table-cell>
          <table:table-cell office:value-type="float" office:value="141" table:style-name="ce3">
            <text:p>141</text:p>
          </table:table-cell>
          <table:table-cell table:number-columns-repeated="16375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string" table:style-name="ce4">
            <text:p>UG201600000314</text:p>
          </table:table-cell>
          <table:table-cell office:value-type="float" office:value="314" table:style-name="ce4">
            <text:p>314</text:p>
          </table:table-cell>
          <table:table-cell office:value-type="string" table:style-name="ce4">
            <text:p>R</text:p>
          </table:table-cell>
          <table:table-cell office:value-type="float" office:value="1.6033065575500001" table:style-name="ce4">
            <text:p>1,603306558</text:p>
          </table:table-cell>
          <table:table-cell office:value-type="float" office:value="34.836105336999999" table:style-name="ce4">
            <text:p>34,83610534</text:p>
          </table:table-cell>
          <table:table-cell office:value-type="float" office:value="1281" table:style-name="ce4">
            <text:p>1281</text:p>
          </table:table-cell>
          <table:table-cell office:value-type="float" office:value="6384.2295662878414" table:style-name="ce4">
            <text:p>6384,229566</text:p>
          </table:table-cell>
          <table:table-cell office:value-type="float" office:value="167" table:style-name="ce3">
            <text:p>167</text:p>
          </table:table-cell>
          <table:table-cell table:number-columns-repeated="16375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4">
            <text:p>UG201600000315</text:p>
          </table:table-cell>
          <table:table-cell office:value-type="float" office:value="315" table:style-name="ce4">
            <text:p>315</text:p>
          </table:table-cell>
          <table:table-cell office:value-type="string" table:style-name="ce4">
            <text:p>R</text:p>
          </table:table-cell>
          <table:table-cell office:value-type="float" office:value="2.1992186733099999" table:style-name="ce4">
            <text:p>2,199218673</text:p>
          </table:table-cell>
          <table:table-cell office:value-type="float" office:value="34.946999858600002" table:style-name="ce4">
            <text:p>34,94699986</text:p>
          </table:table-cell>
          <table:table-cell office:value-type="float" office:value="1457" table:style-name="ce4">
            <text:p>1457</text:p>
          </table:table-cell>
          <table:table-cell office:value-type="float" office:value="5659.3838547415198" table:style-name="ce4">
            <text:p>5659,383855</text:p>
          </table:table-cell>
          <table:table-cell office:value-type="float" office:value="146" table:style-name="ce3">
            <text:p>146</text:p>
          </table:table-cell>
          <table:table-cell table:number-columns-repeated="16375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string" table:style-name="ce4">
            <text:p>UG201600000316</text:p>
          </table:table-cell>
          <table:table-cell office:value-type="float" office:value="316" table:style-name="ce4">
            <text:p>316</text:p>
          </table:table-cell>
          <table:table-cell office:value-type="string" table:style-name="ce4">
            <text:p>R</text:p>
          </table:table-cell>
          <table:table-cell office:value-type="float" office:value="1.9972814400600001" table:style-name="ce4">
            <text:p>1,99728144</text:p>
          </table:table-cell>
          <table:table-cell office:value-type="float" office:value="34.355534778500001" table:style-name="ce4">
            <text:p>34,35553478</text:p>
          </table:table-cell>
          <table:table-cell office:value-type="float" office:value="1190" table:style-name="ce4">
            <text:p>1190</text:p>
          </table:table-cell>
          <table:table-cell office:value-type="float" office:value="15590.507677117124" table:style-name="ce4">
            <text:p>15590,50768</text:p>
          </table:table-cell>
          <table:table-cell office:value-type="float" office:value="619" table:style-name="ce3">
            <text:p>619</text:p>
          </table:table-cell>
          <table:table-cell table:number-columns-repeated="16375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string" table:style-name="ce4">
            <text:p>UG201600000317</text:p>
          </table:table-cell>
          <table:table-cell office:value-type="float" office:value="317" table:style-name="ce4">
            <text:p>317</text:p>
          </table:table-cell>
          <table:table-cell office:value-type="string" table:style-name="ce4">
            <text:p>R</text:p>
          </table:table-cell>
          <table:table-cell office:value-type="float" office:value="2.2331876904999999" table:style-name="ce4">
            <text:p>2,233187691</text:p>
          </table:table-cell>
          <table:table-cell office:value-type="float" office:value="34.199619612600003" table:style-name="ce4">
            <text:p>34,19961961</text:p>
          </table:table-cell>
          <table:table-cell office:value-type="float" office:value="1153" table:style-name="ce4">
            <text:p>1153</text:p>
          </table:table-cell>
          <table:table-cell office:value-type="float" office:value="3553.5349425583763" table:style-name="ce4">
            <text:p>3553,534943</text:p>
          </table:table-cell>
          <table:table-cell office:value-type="float" office:value="112" table:style-name="ce3">
            <text:p>112</text:p>
          </table:table-cell>
          <table:table-cell table:number-columns-repeated="16375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string" table:style-name="ce4">
            <text:p>UG201600000318</text:p>
          </table:table-cell>
          <table:table-cell office:value-type="float" office:value="318" table:style-name="ce4">
            <text:p>318</text:p>
          </table:table-cell>
          <table:table-cell office:value-type="string" table:style-name="ce4">
            <text:p>R</text:p>
          </table:table-cell>
          <table:table-cell office:value-type="float" office:value="2.4381721609400002" table:style-name="ce4">
            <text:p>2,438172161</text:p>
          </table:table-cell>
          <table:table-cell office:value-type="float" office:value="34.459868012800001" table:style-name="ce4">
            <text:p>34,45986801</text:p>
          </table:table-cell>
          <table:table-cell office:value-type="float" office:value="1204" table:style-name="ce4">
            <text:p>1204</text:p>
          </table:table-cell>
          <table:table-cell office:value-type="float" office:value="2421.5510256116995" table:style-name="ce4">
            <text:p>2421,551026</text:p>
          </table:table-cell>
          <table:table-cell office:value-type="float" office:value="77" table:style-name="ce3">
            <text:p>77</text:p>
          </table:table-cell>
          <table:table-cell table:number-columns-repeated="16375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4">
            <text:p>UG201600000319</text:p>
          </table:table-cell>
          <table:table-cell office:value-type="float" office:value="319" table:style-name="ce4">
            <text:p>319</text:p>
          </table:table-cell>
          <table:table-cell office:value-type="string" table:style-name="ce4">
            <text:p>R</text:p>
          </table:table-cell>
          <table:table-cell office:value-type="float" office:value="2.4781056867100002" table:style-name="ce4">
            <text:p>2,478105687</text:p>
          </table:table-cell>
          <table:table-cell office:value-type="float" office:value="34.444164418500002" table:style-name="ce4">
            <text:p>34,44416442</text:p>
          </table:table-cell>
          <table:table-cell office:value-type="float" office:value="1184" table:style-name="ce4">
            <text:p>1184</text:p>
          </table:table-cell>
          <table:table-cell office:value-type="float" office:value="4883.2778991203122" table:style-name="ce4">
            <text:p>4883,277899</text:p>
          </table:table-cell>
          <table:table-cell office:value-type="float" office:value="174" table:style-name="ce3">
            <text:p>174</text:p>
          </table:table-cell>
          <table:table-cell table:number-columns-repeated="16375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string" table:style-name="ce4">
            <text:p>UG201600000320</text:p>
          </table:table-cell>
          <table:table-cell office:value-type="float" office:value="320" table:style-name="ce4">
            <text:p>320</text:p>
          </table:table-cell>
          <table:table-cell office:value-type="string" table:style-name="ce4">
            <text:p>R</text:p>
          </table:table-cell>
          <table:table-cell office:value-type="float" office:value="2.49976829585" table:style-name="ce4">
            <text:p>2,499768296</text:p>
          </table:table-cell>
          <table:table-cell office:value-type="float" office:value="34.346600972300003" table:style-name="ce4">
            <text:p>34,34660097</text:p>
          </table:table-cell>
          <table:table-cell office:value-type="float" office:value="1172" table:style-name="ce4">
            <text:p>1172</text:p>
          </table:table-cell>
          <table:table-cell office:value-type="float" office:value="7818.112290103888" table:style-name="ce4">
            <text:p>7818,11229</text:p>
          </table:table-cell>
          <table:table-cell office:value-type="float" office:value="142" table:style-name="ce3">
            <text:p>142</text:p>
          </table:table-cell>
          <table:table-cell table:number-columns-repeated="16375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4">
            <text:p>UG201600000321</text:p>
          </table:table-cell>
          <table:table-cell office:value-type="float" office:value="321" table:style-name="ce4">
            <text:p>321</text:p>
          </table:table-cell>
          <table:table-cell office:value-type="string" table:style-name="ce4">
            <text:p>R</text:p>
          </table:table-cell>
          <table:table-cell office:value-type="float" office:value="2.5726253367699998" table:style-name="ce4">
            <text:p>2,572625337</text:p>
          </table:table-cell>
          <table:table-cell office:value-type="float" office:value="34.848012009000001" table:style-name="ce4">
            <text:p>34,84801201</text:p>
          </table:table-cell>
          <table:table-cell office:value-type="float" office:value="1328" table:style-name="ce4">
            <text:p>1328</text:p>
          </table:table-cell>
          <table:table-cell office:value-type="float" office:value="8132.07603505509" table:style-name="ce4">
            <text:p>8132,076035</text:p>
          </table:table-cell>
          <table:table-cell office:value-type="float" office:value="412" table:style-name="ce3">
            <text:p>412</text:p>
          </table:table-cell>
          <table:table-cell table:number-columns-repeated="16375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string" table:style-name="ce4">
            <text:p>UG201600000322</text:p>
          </table:table-cell>
          <table:table-cell office:value-type="float" office:value="322" table:style-name="ce4">
            <text:p>322</text:p>
          </table:table-cell>
          <table:table-cell office:value-type="string" table:style-name="ce4">
            <text:p>R</text:p>
          </table:table-cell>
          <table:table-cell office:value-type="float" office:value="2.5810930258" table:style-name="ce4">
            <text:p>2,581093026</text:p>
          </table:table-cell>
          <table:table-cell office:value-type="float" office:value="34.543240553799997" table:style-name="ce4">
            <text:p>34,54324055</text:p>
          </table:table-cell>
          <table:table-cell office:value-type="float" office:value="1230" table:style-name="ce4">
            <text:p>1230</text:p>
          </table:table-cell>
          <table:table-cell office:value-type="float" office:value="8241.9000773790631" table:style-name="ce4">
            <text:p>8241,900077</text:p>
          </table:table-cell>
          <table:table-cell office:value-type="float" office:value="247" table:style-name="ce3">
            <text:p>247</text:p>
          </table:table-cell>
          <table:table-cell table:number-columns-repeated="16375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string" table:style-name="ce4">
            <text:p>UG201600000323</text:p>
          </table:table-cell>
          <table:table-cell office:value-type="float" office:value="323" table:style-name="ce4">
            <text:p>323</text:p>
          </table:table-cell>
          <table:table-cell office:value-type="string" table:style-name="ce4">
            <text:p>R</text:p>
          </table:table-cell>
          <table:table-cell office:value-type="float" office:value="2.6075669190499999" table:style-name="ce4">
            <text:p>2,607566919</text:p>
          </table:table-cell>
          <table:table-cell office:value-type="float" office:value="34.594562246300001" table:style-name="ce4">
            <text:p>34,59456225</text:p>
          </table:table-cell>
          <table:table-cell office:value-type="float" office:value="1260" table:style-name="ce4">
            <text:p>1260</text:p>
          </table:table-cell>
          <table:table-cell office:value-type="float" office:value="3672.5581842210008" table:style-name="ce4">
            <text:p>3672,558184</text:p>
          </table:table-cell>
          <table:table-cell office:value-type="float" office:value="120" table:style-name="ce3">
            <text:p>120</text:p>
          </table:table-cell>
          <table:table-cell table:number-columns-repeated="16375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string" table:style-name="ce4">
            <text:p>UG201600000324</text:p>
          </table:table-cell>
          <table:table-cell office:value-type="float" office:value="324" table:style-name="ce4">
            <text:p>324</text:p>
          </table:table-cell>
          <table:table-cell office:value-type="string" table:style-name="ce4">
            <text:p>R</text:p>
          </table:table-cell>
          <table:table-cell office:value-type="float" office:value="2.4777387370200001" table:style-name="ce4">
            <text:p>2,477738737</text:p>
          </table:table-cell>
          <table:table-cell office:value-type="float" office:value="34.866172005199999" table:style-name="ce4">
            <text:p>34,86617201</text:p>
          </table:table-cell>
          <table:table-cell office:value-type="float" office:value="1479" table:style-name="ce4">
            <text:p>1479</text:p>
          </table:table-cell>
          <table:table-cell office:value-type="float" office:value="4643.8270718164431" table:style-name="ce4">
            <text:p>4643,827072</text:p>
          </table:table-cell>
          <table:table-cell office:value-type="float" office:value="217" table:style-name="ce3">
            <text:p>217</text:p>
          </table:table-cell>
          <table:table-cell table:number-columns-repeated="16375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string" table:style-name="ce4">
            <text:p>UG201600000325</text:p>
          </table:table-cell>
          <table:table-cell office:value-type="float" office:value="325" table:style-name="ce4">
            <text:p>325</text:p>
          </table:table-cell>
          <table:table-cell office:value-type="string" table:style-name="ce4">
            <text:p>R</text:p>
          </table:table-cell>
          <table:table-cell office:value-type="float" office:value="3.4954665392100002" table:style-name="ce4">
            <text:p>3,495466539</text:p>
          </table:table-cell>
          <table:table-cell office:value-type="float" office:value="34.165959766100002" table:style-name="ce4">
            <text:p>34,16595977</text:p>
          </table:table-cell>
          <table:table-cell office:value-type="float" office:value="1504" table:style-name="ce4">
            <text:p>1504</text:p>
          </table:table-cell>
          <table:table-cell office:value-type="float" office:value="3765.5600635945248" table:style-name="ce4">
            <text:p>3765,560064</text:p>
          </table:table-cell>
          <table:table-cell office:value-type="float" office:value="61" table:style-name="ce3">
            <text:p>61</text:p>
          </table:table-cell>
          <table:table-cell table:number-columns-repeated="16375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string" table:style-name="ce4">
            <text:p>UG201600000326</text:p>
          </table:table-cell>
          <table:table-cell office:value-type="float" office:value="326" table:style-name="ce4">
            <text:p>326</text:p>
          </table:table-cell>
          <table:table-cell office:value-type="string" table:style-name="ce4">
            <text:p>R</text:p>
          </table:table-cell>
          <table:table-cell office:value-type="float" office:value="3.6230739381400001" table:style-name="ce4">
            <text:p>3,623073938</text:p>
          </table:table-cell>
          <table:table-cell office:value-type="float" office:value="34.1745253988" table:style-name="ce4">
            <text:p>34,1745254</text:p>
          </table:table-cell>
          <table:table-cell office:value-type="float" office:value="1677" table:style-name="ce4">
            <text:p>1677</text:p>
          </table:table-cell>
          <table:table-cell office:value-type="float" office:value="2151.9364847329489" table:style-name="ce4">
            <text:p>2151,936485</text:p>
          </table:table-cell>
          <table:table-cell office:value-type="float" office:value="77" table:style-name="ce3">
            <text:p>77</text:p>
          </table:table-cell>
          <table:table-cell table:number-columns-repeated="16375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string" table:style-name="ce4">
            <text:p>UG201600000327</text:p>
          </table:table-cell>
          <table:table-cell office:value-type="float" office:value="327" table:style-name="ce4">
            <text:p>327</text:p>
          </table:table-cell>
          <table:table-cell office:value-type="string" table:style-name="ce4">
            <text:p>R</text:p>
          </table:table-cell>
          <table:table-cell office:value-type="float" office:value="3.6133762833" table:style-name="ce4">
            <text:p>3,613376283</text:p>
          </table:table-cell>
          <table:table-cell office:value-type="float" office:value="33.944864005699998" table:style-name="ce4">
            <text:p>33,94486401</text:p>
          </table:table-cell>
          <table:table-cell office:value-type="float" office:value="1441" table:style-name="ce4">
            <text:p>1441</text:p>
          </table:table-cell>
          <table:table-cell office:value-type="float" office:value="5033.0738523161917" table:style-name="ce4">
            <text:p>5033,073852</text:p>
          </table:table-cell>
          <table:table-cell office:value-type="float" office:value="136" table:style-name="ce3">
            <text:p>136</text:p>
          </table:table-cell>
          <table:table-cell table:number-columns-repeated="16375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string" table:style-name="ce4">
            <text:p>UG201600000328</text:p>
          </table:table-cell>
          <table:table-cell office:value-type="float" office:value="328" table:style-name="ce4">
            <text:p>328</text:p>
          </table:table-cell>
          <table:table-cell office:value-type="string" table:style-name="ce4">
            <text:p>R</text:p>
          </table:table-cell>
          <table:table-cell office:value-type="float" office:value="3.7943204495699998" table:style-name="ce4">
            <text:p>3,79432045</text:p>
          </table:table-cell>
          <table:table-cell office:value-type="float" office:value="33.929270421699997" table:style-name="ce4">
            <text:p>33,92927042</text:p>
          </table:table-cell>
          <table:table-cell office:value-type="float" office:value="1542" table:style-name="ce4">
            <text:p>1542</text:p>
          </table:table-cell>
          <table:table-cell office:value-type="float" office:value="4369.5721743691365" table:style-name="ce4">
            <text:p>4369,572174</text:p>
          </table:table-cell>
          <table:table-cell office:value-type="float" office:value="171" table:style-name="ce3">
            <text:p>171</text:p>
          </table:table-cell>
          <table:table-cell table:number-columns-repeated="16375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string" table:style-name="ce4">
            <text:p>UG201600000329</text:p>
          </table:table-cell>
          <table:table-cell office:value-type="float" office:value="329" table:style-name="ce4">
            <text:p>329</text:p>
          </table:table-cell>
          <table:table-cell office:value-type="string" table:style-name="ce4">
            <text:p>R</text:p>
          </table:table-cell>
          <table:table-cell office:value-type="float" office:value="3.5291025280000001" table:style-name="ce4">
            <text:p>3,529102528</text:p>
          </table:table-cell>
          <table:table-cell office:value-type="float" office:value="34.047912187999998" table:style-name="ce4">
            <text:p>34,04791219</text:p>
          </table:table-cell>
          <table:table-cell office:value-type="float" office:value="1550" table:style-name="ce4">
            <text:p>1550</text:p>
          </table:table-cell>
          <table:table-cell office:value-type="float" office:value="509.4293734891188" table:style-name="ce4">
            <text:p>509,4293735</text:p>
          </table:table-cell>
          <table:table-cell office:value-type="float" office:value="17" table:style-name="ce3">
            <text:p>17</text:p>
          </table:table-cell>
          <table:table-cell table:number-columns-repeated="16375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string" table:style-name="ce4">
            <text:p>UG201600000330</text:p>
          </table:table-cell>
          <table:table-cell office:value-type="float" office:value="330" table:style-name="ce4">
            <text:p>330</text:p>
          </table:table-cell>
          <table:table-cell office:value-type="string" table:style-name="ce4">
            <text:p>R</text:p>
          </table:table-cell>
          <table:table-cell office:value-type="float" office:value="3.4326357233399998" table:style-name="ce4">
            <text:p>3,432635723</text:p>
          </table:table-cell>
          <table:table-cell office:value-type="float" office:value="34.174628460999998" table:style-name="ce4">
            <text:p>34,17462846</text:p>
          </table:table-cell>
          <table:table-cell office:value-type="float" office:value="1437" table:style-name="ce4">
            <text:p>1437</text:p>
          </table:table-cell>
          <table:table-cell office:value-type="float" office:value="3639.977369926823" table:style-name="ce4">
            <text:p>3639,97737</text:p>
          </table:table-cell>
          <table:table-cell office:value-type="float" office:value="106" table:style-name="ce3">
            <text:p>106</text:p>
          </table:table-cell>
          <table:table-cell table:number-columns-repeated="16375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string" table:style-name="ce4">
            <text:p>UG201600000331</text:p>
          </table:table-cell>
          <table:table-cell office:value-type="float" office:value="331" table:style-name="ce4">
            <text:p>331</text:p>
          </table:table-cell>
          <table:table-cell office:value-type="string" table:style-name="ce4">
            <text:p>R</text:p>
          </table:table-cell>
          <table:table-cell office:value-type="float" office:value="3.09981946056" table:style-name="ce4">
            <text:p>3,099819461</text:p>
          </table:table-cell>
          <table:table-cell office:value-type="float" office:value="33.904081644400001" table:style-name="ce4">
            <text:p>33,90408164</text:p>
          </table:table-cell>
          <table:table-cell office:value-type="float" office:value="1230" table:style-name="ce4">
            <text:p>1230</text:p>
          </table:table-cell>
          <table:table-cell office:value-type="float" office:value="1334.1554364629067" table:style-name="ce4">
            <text:p>1334,155436</text:p>
          </table:table-cell>
          <table:table-cell office:value-type="float" office:value="46" table:style-name="ce3">
            <text:p>46</text:p>
          </table:table-cell>
          <table:table-cell table:number-columns-repeated="16375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string" table:style-name="ce4">
            <text:p>UG201600000332</text:p>
          </table:table-cell>
          <table:table-cell office:value-type="float" office:value="332" table:style-name="ce4">
            <text:p>332</text:p>
          </table:table-cell>
          <table:table-cell office:value-type="string" table:style-name="ce4">
            <text:p>R</text:p>
          </table:table-cell>
          <table:table-cell office:value-type="float" office:value="2.99525276509" table:style-name="ce4">
            <text:p>2,995252765</text:p>
          </table:table-cell>
          <table:table-cell office:value-type="float" office:value="34.175384135599998" table:style-name="ce4">
            <text:p>34,17538414</text:p>
          </table:table-cell>
          <table:table-cell office:value-type="float" office:value="1270" table:style-name="ce4">
            <text:p>1270</text:p>
          </table:table-cell>
          <table:table-cell office:value-type="float" office:value="2837.8648184496201" table:style-name="ce4">
            <text:p>2837,864818</text:p>
          </table:table-cell>
          <table:table-cell office:value-type="float" office:value="82" table:style-name="ce3">
            <text:p>82</text:p>
          </table:table-cell>
          <table:table-cell table:number-columns-repeated="16375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string" table:style-name="ce4">
            <text:p>UG201600000333</text:p>
          </table:table-cell>
          <table:table-cell office:value-type="float" office:value="333" table:style-name="ce4">
            <text:p>333</text:p>
          </table:table-cell>
          <table:table-cell office:value-type="string" table:style-name="ce4">
            <text:p>R</text:p>
          </table:table-cell>
          <table:table-cell office:value-type="float" office:value="3.0776029884399998" table:style-name="ce4">
            <text:p>3,077602988</text:p>
          </table:table-cell>
          <table:table-cell office:value-type="float" office:value="34.035914164099999" table:style-name="ce4">
            <text:p>34,03591416</text:p>
          </table:table-cell>
          <table:table-cell office:value-type="float" office:value="1255" table:style-name="ce4">
            <text:p>1255</text:p>
          </table:table-cell>
          <table:table-cell office:value-type="float" office:value="1403.3702470756143" table:style-name="ce4">
            <text:p>1403,370247</text:p>
          </table:table-cell>
          <table:table-cell office:value-type="float" office:value="45" table:style-name="ce3">
            <text:p>45</text:p>
          </table:table-cell>
          <table:table-cell table:number-columns-repeated="16375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string" table:style-name="ce4">
            <text:p>UG201600000334</text:p>
          </table:table-cell>
          <table:table-cell office:value-type="float" office:value="334" table:style-name="ce4">
            <text:p>334</text:p>
          </table:table-cell>
          <table:table-cell office:value-type="string" table:style-name="ce4">
            <text:p>R</text:p>
          </table:table-cell>
          <table:table-cell office:value-type="float" office:value="2.74938424571" table:style-name="ce4">
            <text:p>2,749384246</text:p>
          </table:table-cell>
          <table:table-cell office:value-type="float" office:value="33.680191697300003" table:style-name="ce4">
            <text:p>33,6801917</text:p>
          </table:table-cell>
          <table:table-cell office:value-type="float" office:value="1208" table:style-name="ce4">
            <text:p>1208</text:p>
          </table:table-cell>
          <table:table-cell office:value-type="float" office:value="122.84898650741486" table:style-name="ce4">
            <text:p>122,8489865</text:p>
          </table:table-cell>
          <table:table-cell office:value-type="float" office:value="4" table:style-name="ce3">
            <text:p>4</text:p>
          </table:table-cell>
          <table:table-cell table:number-columns-repeated="16375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string" table:style-name="ce4">
            <text:p>UG201600000335</text:p>
          </table:table-cell>
          <table:table-cell office:value-type="float" office:value="335" table:style-name="ce4">
            <text:p>335</text:p>
          </table:table-cell>
          <table:table-cell office:value-type="string" table:style-name="ce4">
            <text:p>R</text:p>
          </table:table-cell>
          <table:table-cell office:value-type="float" office:value="2.5993453929600001" table:style-name="ce4">
            <text:p>2,599345393</text:p>
          </table:table-cell>
          <table:table-cell office:value-type="float" office:value="33.611183775000001" table:style-name="ce4">
            <text:p>33,61118378</text:p>
          </table:table-cell>
          <table:table-cell office:value-type="float" office:value="1102" table:style-name="ce4">
            <text:p>1102</text:p>
          </table:table-cell>
          <table:table-cell office:value-type="float" office:value="4737.0362600373646" table:style-name="ce4">
            <text:p>4737,03626</text:p>
          </table:table-cell>
          <table:table-cell office:value-type="float" office:value="165" table:style-name="ce3">
            <text:p>165</text:p>
          </table:table-cell>
          <table:table-cell table:number-columns-repeated="16375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string" table:style-name="ce4">
            <text:p>UG201600000336</text:p>
          </table:table-cell>
          <table:table-cell office:value-type="float" office:value="336" table:style-name="ce4">
            <text:p>336</text:p>
          </table:table-cell>
          <table:table-cell office:value-type="string" table:style-name="ce4">
            <text:p>R</text:p>
          </table:table-cell>
          <table:table-cell office:value-type="float" office:value="2.5659608400599998" table:style-name="ce4">
            <text:p>2,56596084</text:p>
          </table:table-cell>
          <table:table-cell office:value-type="float" office:value="33.764750654099998" table:style-name="ce4">
            <text:p>33,76475065</text:p>
          </table:table-cell>
          <table:table-cell office:value-type="float" office:value="1162" table:style-name="ce4">
            <text:p>1162</text:p>
          </table:table-cell>
          <table:table-cell office:value-type="float" office:value="3863.9127322486088" table:style-name="ce4">
            <text:p>3863,912732</text:p>
          </table:table-cell>
          <table:table-cell office:value-type="float" office:value="144" table:style-name="ce3">
            <text:p>144</text:p>
          </table:table-cell>
          <table:table-cell table:number-columns-repeated="16375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string" table:style-name="ce4">
            <text:p>UG201600000337</text:p>
          </table:table-cell>
          <table:table-cell office:value-type="float" office:value="337" table:style-name="ce4">
            <text:p>337</text:p>
          </table:table-cell>
          <table:table-cell office:value-type="string" table:style-name="ce4">
            <text:p>U</text:p>
          </table:table-cell>
          <table:table-cell office:value-type="float" office:value="1.80329924489" table:style-name="ce4">
            <text:p>1,803299245</text:p>
          </table:table-cell>
          <table:table-cell office:value-type="float" office:value="34.699847286400001" table:style-name="ce4">
            <text:p>34,69984729</text:p>
          </table:table-cell>
          <table:table-cell office:value-type="float" office:value="1744" table:style-name="ce4">
            <text:p>1744</text:p>
          </table:table-cell>
          <table:table-cell office:value-type="float" office:value="5225.6676137196009" table:style-name="ce4">
            <text:p>5225,667614</text:p>
          </table:table-cell>
          <table:table-cell office:value-type="float" office:value="244" table:style-name="ce3">
            <text:p>244</text:p>
          </table:table-cell>
          <table:table-cell table:number-columns-repeated="16375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string" table:style-name="ce4">
            <text:p>UG201600000338</text:p>
          </table:table-cell>
          <table:table-cell office:value-type="float" office:value="338" table:style-name="ce4">
            <text:p>338</text:p>
          </table:table-cell>
          <table:table-cell office:value-type="string" table:style-name="ce4">
            <text:p>U</text:p>
          </table:table-cell>
          <table:table-cell office:value-type="float" office:value="2.5242175203900001" table:style-name="ce4">
            <text:p>2,52421752</text:p>
          </table:table-cell>
          <table:table-cell office:value-type="float" office:value="34.654556407199998" table:style-name="ce4">
            <text:p>34,65455641</text:p>
          </table:table-cell>
          <table:table-cell office:value-type="float" office:value="1368" table:style-name="ce4">
            <text:p>1368</text:p>
          </table:table-cell>
          <table:table-cell office:value-type="float" office:value="925.68687174640263" table:style-name="ce4">
            <text:p>925,6868717</text:p>
          </table:table-cell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string" table:style-name="ce4">
            <text:p>UG201600000339</text:p>
          </table:table-cell>
          <table:table-cell office:value-type="float" office:value="339" table:style-name="ce4">
            <text:p>339</text:p>
          </table:table-cell>
          <table:table-cell office:value-type="string" table:style-name="ce4">
            <text:p>U</text:p>
          </table:table-cell>
          <table:table-cell office:value-type="float" office:value="3.05134102876" table:style-name="ce4">
            <text:p>3,051341029</text:p>
          </table:table-cell>
          <table:table-cell office:value-type="float" office:value="34.152515296600001" table:style-name="ce4">
            <text:p>34,1525153</text:p>
          </table:table-cell>
          <table:table-cell office:value-type="float" office:value="1283" table:style-name="ce4">
            <text:p>1283</text:p>
          </table:table-cell>
          <table:table-cell office:value-type="float" office:value="4174.5813097945602" table:style-name="ce4">
            <text:p>4174,58131</text:p>
          </table:table-cell>
          <table:table-cell office:value-type="float" office:value="135" table:style-name="ce3">
            <text:p>135</text:p>
          </table:table-cell>
          <table:table-cell table:number-columns-repeated="16375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string" table:style-name="ce4">
            <text:p>UG201600000340</text:p>
          </table:table-cell>
          <table:table-cell office:value-type="float" office:value="340" table:style-name="ce4">
            <text:p>340</text:p>
          </table:table-cell>
          <table:table-cell office:value-type="string" table:style-name="ce4">
            <text:p>U</text:p>
          </table:table-cell>
          <table:table-cell office:value-type="float" office:value="2.7683173087499999" table:style-name="ce4">
            <text:p>2,768317309</text:p>
          </table:table-cell>
          <table:table-cell office:value-type="float" office:value="34.180958029700001" table:style-name="ce4">
            <text:p>34,18095803</text:p>
          </table:table-cell>
          <table:table-cell office:value-type="float" office:value="1223" table:style-name="ce4">
            <text:p>1223</text:p>
          </table:table-cell>
          <table:table-cell office:value-type="float" office:value="12768.431860539578" table:style-name="ce4">
            <text:p>12768,43186</text:p>
          </table:table-cell>
          <table:table-cell office:value-type="float" office:value="439" table:style-name="ce3">
            <text:p>439</text:p>
          </table:table-cell>
          <table:table-cell table:number-columns-repeated="16375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string" table:style-name="ce4">
            <text:p>UG201600000341</text:p>
          </table:table-cell>
          <table:table-cell office:value-type="float" office:value="341" table:style-name="ce4">
            <text:p>341</text:p>
          </table:table-cell>
          <table:table-cell office:value-type="string" table:style-name="ce4">
            <text:p>R</text:p>
          </table:table-cell>
          <table:table-cell office:value-type="float" office:value="2.5647650617100002" table:style-name="ce4">
            <text:p>2,564765062</text:p>
          </table:table-cell>
          <table:table-cell office:value-type="float" office:value="33.228513719299997" table:style-name="ce4">
            <text:p>33,22851372</text:p>
          </table:table-cell>
          <table:table-cell office:value-type="float" office:value="1060" table:style-name="ce4">
            <text:p>1060</text:p>
          </table:table-cell>
          <table:table-cell office:value-type="float" office:value="4035.6276167775636" table:style-name="ce4">
            <text:p>4035,627617</text:p>
          </table:table-cell>
          <table:table-cell office:value-type="float" office:value="153" table:style-name="ce3">
            <text:p>153</text:p>
          </table:table-cell>
          <table:table-cell table:number-columns-repeated="16375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string" table:style-name="ce4">
            <text:p>UG201600000342</text:p>
          </table:table-cell>
          <table:table-cell office:value-type="float" office:value="342" table:style-name="ce4">
            <text:p>342</text:p>
          </table:table-cell>
          <table:table-cell office:value-type="string" table:style-name="ce4">
            <text:p>R</text:p>
          </table:table-cell>
          <table:table-cell office:value-type="float" office:value="2.3932038286099999" table:style-name="ce4">
            <text:p>2,393203829</text:p>
          </table:table-cell>
          <table:table-cell office:value-type="float" office:value="33.634094016299997" table:style-name="ce4">
            <text:p>33,63409402</text:p>
          </table:table-cell>
          <table:table-cell office:value-type="float" office:value="1077" table:style-name="ce4">
            <text:p>1077</text:p>
          </table:table-cell>
          <table:table-cell office:value-type="float" office:value="8771.3803347021985" table:style-name="ce4">
            <text:p>8771,380335</text:p>
          </table:table-cell>
          <table:table-cell office:value-type="float" office:value="298" table:style-name="ce3">
            <text:p>298</text:p>
          </table:table-cell>
          <table:table-cell table:number-columns-repeated="16375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string" table:style-name="ce4">
            <text:p>UG201600000343</text:p>
          </table:table-cell>
          <table:table-cell office:value-type="float" office:value="343" table:style-name="ce4">
            <text:p>343</text:p>
          </table:table-cell>
          <table:table-cell office:value-type="string" table:style-name="ce4">
            <text:p>R</text:p>
          </table:table-cell>
          <table:table-cell office:value-type="float" office:value="2.3796458441200001" table:style-name="ce4">
            <text:p>2,379645844</text:p>
          </table:table-cell>
          <table:table-cell office:value-type="float" office:value="33.262308261999998" table:style-name="ce4">
            <text:p>33,26230826</text:p>
          </table:table-cell>
          <table:table-cell office:value-type="float" office:value="1048" table:style-name="ce4">
            <text:p>1048</text:p>
          </table:table-cell>
          <table:table-cell office:value-type="float" office:value="3454.6859042431474" table:style-name="ce4">
            <text:p>3454,685904</text:p>
          </table:table-cell>
          <table:table-cell office:value-type="float" office:value="133" table:style-name="ce3">
            <text:p>133</text:p>
          </table:table-cell>
          <table:table-cell table:number-columns-repeated="16375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string" table:style-name="ce4">
            <text:p>UG201600000344</text:p>
          </table:table-cell>
          <table:table-cell office:value-type="float" office:value="344" table:style-name="ce4">
            <text:p>344</text:p>
          </table:table-cell>
          <table:table-cell office:value-type="string" table:style-name="ce4">
            <text:p>R</text:p>
          </table:table-cell>
          <table:table-cell office:value-type="float" office:value="2.4032780028" table:style-name="ce4">
            <text:p>2,403278003</text:p>
          </table:table-cell>
          <table:table-cell office:value-type="float" office:value="33.110240526699997" table:style-name="ce4">
            <text:p>33,11024053</text:p>
          </table:table-cell>
          <table:table-cell office:value-type="float" office:value="1054" table:style-name="ce4">
            <text:p>1054</text:p>
          </table:table-cell>
          <table:table-cell office:value-type="float" office:value="2389.4734922068928" table:style-name="ce4">
            <text:p>2389,473492</text:p>
          </table:table-cell>
          <table:table-cell office:value-type="float" office:value="88" table:style-name="ce3">
            <text:p>88</text:p>
          </table:table-cell>
          <table:table-cell table:number-columns-repeated="16375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string" table:style-name="ce4">
            <text:p>UG201600000345</text:p>
          </table:table-cell>
          <table:table-cell office:value-type="float" office:value="345" table:style-name="ce4">
            <text:p>345</text:p>
          </table:table-cell>
          <table:table-cell office:value-type="string" table:style-name="ce4">
            <text:p>R</text:p>
          </table:table-cell>
          <table:table-cell office:value-type="float" office:value="2.3691825359699998" table:style-name="ce4">
            <text:p>2,369182536</text:p>
          </table:table-cell>
          <table:table-cell office:value-type="float" office:value="33.234931793800001" table:style-name="ce4">
            <text:p>33,23493179</text:p>
          </table:table-cell>
          <table:table-cell office:value-type="float" office:value="1048" table:style-name="ce4">
            <text:p>1048</text:p>
          </table:table-cell>
          <table:table-cell office:value-type="float" office:value="2336.1145651139818" table:style-name="ce4">
            <text:p>2336,114565</text:p>
          </table:table-cell>
          <table:table-cell office:value-type="float" office:value="73" table:style-name="ce3">
            <text:p>73</text:p>
          </table:table-cell>
          <table:table-cell table:number-columns-repeated="16375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string" table:style-name="ce4">
            <text:p>UG201600000346</text:p>
          </table:table-cell>
          <table:table-cell office:value-type="float" office:value="346" table:style-name="ce4">
            <text:p>346</text:p>
          </table:table-cell>
          <table:table-cell office:value-type="string" table:style-name="ce4">
            <text:p>R</text:p>
          </table:table-cell>
          <table:table-cell office:value-type="float" office:value="2.4228973786400001" table:style-name="ce4">
            <text:p>2,422897379</text:p>
          </table:table-cell>
          <table:table-cell office:value-type="float" office:value="33.015793054200003" table:style-name="ce4">
            <text:p>33,01579305</text:p>
          </table:table-cell>
          <table:table-cell office:value-type="float" office:value="1038" table:style-name="ce4">
            <text:p>1038</text:p>
          </table:table-cell>
          <table:table-cell office:value-type="float" office:value="3514.7283143982704" table:style-name="ce4">
            <text:p>3514,728314</text:p>
          </table:table-cell>
          <table:table-cell office:value-type="float" office:value="110" table:style-name="ce3">
            <text:p>110</text:p>
          </table:table-cell>
          <table:table-cell table:number-columns-repeated="16375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string" table:style-name="ce4">
            <text:p>UG201600000347</text:p>
          </table:table-cell>
          <table:table-cell office:value-type="float" office:value="347" table:style-name="ce4">
            <text:p>347</text:p>
          </table:table-cell>
          <table:table-cell office:value-type="string" table:style-name="ce4">
            <text:p>R</text:p>
          </table:table-cell>
          <table:table-cell office:value-type="float" office:value="2.2199601651199998" table:style-name="ce4">
            <text:p>2,219960165</text:p>
          </table:table-cell>
          <table:table-cell office:value-type="float" office:value="33.308046888500002" table:style-name="ce4">
            <text:p>33,30804689</text:p>
          </table:table-cell>
          <table:table-cell office:value-type="float" office:value="1091" table:style-name="ce4">
            <text:p>1091</text:p>
          </table:table-cell>
          <table:table-cell office:value-type="float" office:value="7451.0849099410743" table:style-name="ce4">
            <text:p>7451,08491</text:p>
          </table:table-cell>
          <table:table-cell office:value-type="float" office:value="224" table:style-name="ce3">
            <text:p>224</text:p>
          </table:table-cell>
          <table:table-cell table:number-columns-repeated="16375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string" table:style-name="ce4">
            <text:p>UG201600000348</text:p>
          </table:table-cell>
          <table:table-cell office:value-type="float" office:value="348" table:style-name="ce4">
            <text:p>348</text:p>
          </table:table-cell>
          <table:table-cell office:value-type="string" table:style-name="ce4">
            <text:p>R</text:p>
          </table:table-cell>
          <table:table-cell office:value-type="float" office:value="2.2372562186099998" table:style-name="ce4">
            <text:p>2,237256219</text:p>
          </table:table-cell>
          <table:table-cell office:value-type="float" office:value="32.9584265501" table:style-name="ce4">
            <text:p>32,95842655</text:p>
          </table:table-cell>
          <table:table-cell office:value-type="float" office:value="1115" table:style-name="ce4">
            <text:p>1115</text:p>
          </table:table-cell>
          <table:table-cell office:value-type="float" office:value="1685.4790115206388" table:style-name="ce4">
            <text:p>1685,479012</text:p>
          </table:table-cell>
          <table:table-cell office:value-type="float" office:value="62" table:style-name="ce3">
            <text:p>62</text:p>
          </table:table-cell>
          <table:table-cell table:number-columns-repeated="16375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string" table:style-name="ce4">
            <text:p>UG201600000349</text:p>
          </table:table-cell>
          <table:table-cell office:value-type="float" office:value="349" table:style-name="ce4">
            <text:p>349</text:p>
          </table:table-cell>
          <table:table-cell office:value-type="string" table:style-name="ce4">
            <text:p>R</text:p>
          </table:table-cell>
          <table:table-cell office:value-type="float" office:value="2.1397468010899998" table:style-name="ce4">
            <text:p>2,139746801</text:p>
          </table:table-cell>
          <table:table-cell office:value-type="float" office:value="33.091167844499999" table:style-name="ce4">
            <text:p>33,09116784</text:p>
          </table:table-cell>
          <table:table-cell office:value-type="float" office:value="1084" table:style-name="ce4">
            <text:p>1084</text:p>
          </table:table-cell>
          <table:table-cell office:value-type="float" office:value="2815.0514624035845" table:style-name="ce4">
            <text:p>2815,051462</text:p>
          </table:table-cell>
          <table:table-cell office:value-type="float" office:value="92" table:style-name="ce3">
            <text:p>92</text:p>
          </table:table-cell>
          <table:table-cell table:number-columns-repeated="16375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string" table:style-name="ce4">
            <text:p>UG201600000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R</text:p>
          </table:table-cell>
          <table:table-cell office:value-type="float" office:value="2.0385474510299999" table:style-name="ce4">
            <text:p>2,038547451</text:p>
          </table:table-cell>
          <table:table-cell office:value-type="float" office:value="33.008811926" table:style-name="ce4">
            <text:p>33,00881193</text:p>
          </table:table-cell>
          <table:table-cell office:value-type="float" office:value="1052" table:style-name="ce4">
            <text:p>1052</text:p>
          </table:table-cell>
          <table:table-cell office:value-type="float" office:value="6770.65970315302" table:style-name="ce4">
            <text:p>6770,659703</text:p>
          </table:table-cell>
          <table:table-cell office:value-type="float" office:value="134" table:style-name="ce3">
            <text:p>134</text:p>
          </table:table-cell>
          <table:table-cell table:number-columns-repeated="16375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string" table:style-name="ce4">
            <text:p>UG201600000351</text:p>
          </table:table-cell>
          <table:table-cell office:value-type="float" office:value="351" table:style-name="ce4">
            <text:p>351</text:p>
          </table:table-cell>
          <table:table-cell office:value-type="string" table:style-name="ce4">
            <text:p>R</text:p>
          </table:table-cell>
          <table:table-cell office:value-type="float" office:value="2.55478570494" table:style-name="ce4">
            <text:p>2,554785705</text:p>
          </table:table-cell>
          <table:table-cell office:value-type="float" office:value="32.832558380400002" table:style-name="ce4">
            <text:p>32,83255838</text:p>
          </table:table-cell>
          <table:table-cell office:value-type="float" office:value="1071" table:style-name="ce4">
            <text:p>1071</text:p>
          </table:table-cell>
          <table:table-cell office:value-type="float" office:value="4362.1654069120914" table:style-name="ce4">
            <text:p>4362,165407</text:p>
          </table:table-cell>
          <table:table-cell office:value-type="float" office:value="107" table:style-name="ce3">
            <text:p>107</text:p>
          </table:table-cell>
          <table:table-cell table:number-columns-repeated="16375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string" table:style-name="ce4">
            <text:p>UG201600000352</text:p>
          </table:table-cell>
          <table:table-cell office:value-type="float" office:value="352" table:style-name="ce4">
            <text:p>352</text:p>
          </table:table-cell>
          <table:table-cell office:value-type="string" table:style-name="ce4">
            <text:p>R</text:p>
          </table:table-cell>
          <table:table-cell office:value-type="float" office:value="2.2859432643000002" table:style-name="ce4">
            <text:p>2,285943264</text:p>
          </table:table-cell>
          <table:table-cell office:value-type="float" office:value="32.990719815399999" table:style-name="ce4">
            <text:p>32,99071982</text:p>
          </table:table-cell>
          <table:table-cell office:value-type="float" office:value="1131" table:style-name="ce4">
            <text:p>1131</text:p>
          </table:table-cell>
          <table:table-cell office:value-type="float" office:value="2916.784883013353" table:style-name="ce4">
            <text:p>2916,784883</text:p>
          </table:table-cell>
          <table:table-cell office:value-type="float" office:value="113" table:style-name="ce3">
            <text:p>113</text:p>
          </table:table-cell>
          <table:table-cell table:number-columns-repeated="16375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string" table:style-name="ce4">
            <text:p>UG201600000353</text:p>
          </table:table-cell>
          <table:table-cell office:value-type="float" office:value="353" table:style-name="ce4">
            <text:p>353</text:p>
          </table:table-cell>
          <table:table-cell office:value-type="string" table:style-name="ce4">
            <text:p>R</text:p>
          </table:table-cell>
          <table:table-cell office:value-type="float" office:value="2.2969995108100001" table:style-name="ce4">
            <text:p>2,296999511</text:p>
          </table:table-cell>
          <table:table-cell office:value-type="float" office:value="32.934955042699997" table:style-name="ce4">
            <text:p>32,93495504</text:p>
          </table:table-cell>
          <table:table-cell office:value-type="float" office:value="1131" table:style-name="ce4">
            <text:p>1131</text:p>
          </table:table-cell>
          <table:table-cell office:value-type="float" office:value="1939.6983840606606" table:style-name="ce4">
            <text:p>1939,698384</text:p>
          </table:table-cell>
          <table:table-cell office:value-type="float" office:value="63" table:style-name="ce3">
            <text:p>63</text:p>
          </table:table-cell>
          <table:table-cell table:number-columns-repeated="16375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string" table:style-name="ce4">
            <text:p>UG201600000354</text:p>
          </table:table-cell>
          <table:table-cell office:value-type="float" office:value="354" table:style-name="ce4">
            <text:p>354</text:p>
          </table:table-cell>
          <table:table-cell office:value-type="string" table:style-name="ce4">
            <text:p>R</text:p>
          </table:table-cell>
          <table:table-cell office:value-type="float" office:value="2.3708641415299998" table:style-name="ce4">
            <text:p>2,370864142</text:p>
          </table:table-cell>
          <table:table-cell office:value-type="float" office:value="32.956831511600001" table:style-name="ce4">
            <text:p>32,95683151</text:p>
          </table:table-cell>
          <table:table-cell office:value-type="float" office:value="1134" table:style-name="ce4">
            <text:p>1134</text:p>
          </table:table-cell>
          <table:table-cell office:value-type="float" office:value="2292.2592008425213" table:style-name="ce4">
            <text:p>2292,259201</text:p>
          </table:table-cell>
          <table:table-cell office:value-type="float" office:value="88" table:style-name="ce3">
            <text:p>88</text:p>
          </table:table-cell>
          <table:table-cell table:number-columns-repeated="16375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string" table:style-name="ce4">
            <text:p>UG201600000355</text:p>
          </table:table-cell>
          <table:table-cell office:value-type="float" office:value="355" table:style-name="ce4">
            <text:p>355</text:p>
          </table:table-cell>
          <table:table-cell office:value-type="string" table:style-name="ce4">
            <text:p>R</text:p>
          </table:table-cell>
          <table:table-cell office:value-type="float" office:value="2.35848951972" table:style-name="ce4">
            <text:p>2,35848952</text:p>
          </table:table-cell>
          <table:table-cell office:value-type="float" office:value="32.711432835399997" table:style-name="ce4">
            <text:p>32,71143284</text:p>
          </table:table-cell>
          <table:table-cell office:value-type="float" office:value="1072" table:style-name="ce4">
            <text:p>1072</text:p>
          </table:table-cell>
          <table:table-cell office:value-type="float" office:value="1374.5680862983252" table:style-name="ce4">
            <text:p>1374,568086</text:p>
          </table:table-cell>
          <table:table-cell office:value-type="float" office:value="53" table:style-name="ce3">
            <text:p>53</text:p>
          </table:table-cell>
          <table:table-cell table:number-columns-repeated="16375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string" table:style-name="ce4">
            <text:p>UG201600000356</text:p>
          </table:table-cell>
          <table:table-cell office:value-type="float" office:value="356" table:style-name="ce4">
            <text:p>356</text:p>
          </table:table-cell>
          <table:table-cell office:value-type="string" table:style-name="ce4">
            <text:p>R</text:p>
          </table:table-cell>
          <table:table-cell office:value-type="float" office:value="2.1148044872199998" table:style-name="ce4">
            <text:p>2,114804487</text:p>
          </table:table-cell>
          <table:table-cell office:value-type="float" office:value="32.883508540100003" table:style-name="ce4">
            <text:p>32,88350854</text:p>
          </table:table-cell>
          <table:table-cell office:value-type="float" office:value="1101" table:style-name="ce4">
            <text:p>1101</text:p>
          </table:table-cell>
          <table:table-cell office:value-type="float" office:value="7630.919638936597" table:style-name="ce4">
            <text:p>7630,919639</text:p>
          </table:table-cell>
          <table:table-cell office:value-type="float" office:value="238" table:style-name="ce3">
            <text:p>238</text:p>
          </table:table-cell>
          <table:table-cell table:number-columns-repeated="16375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string" table:style-name="ce4">
            <text:p>UG201600000357</text:p>
          </table:table-cell>
          <table:table-cell office:value-type="float" office:value="357" table:style-name="ce4">
            <text:p>357</text:p>
          </table:table-cell>
          <table:table-cell office:value-type="string" table:style-name="ce4">
            <text:p>R</text:p>
          </table:table-cell>
          <table:table-cell office:value-type="float" office:value="2.2093320866499999" table:style-name="ce4">
            <text:p>2,209332087</text:p>
          </table:table-cell>
          <table:table-cell office:value-type="float" office:value="32.6591483654" table:style-name="ce4">
            <text:p>32,65914837</text:p>
          </table:table-cell>
          <table:table-cell office:value-type="float" office:value="1048" table:style-name="ce4">
            <text:p>1048</text:p>
          </table:table-cell>
          <table:table-cell office:value-type="float" office:value="1974.7385442437646" table:style-name="ce4">
            <text:p>1974,738544</text:p>
          </table:table-cell>
          <table:table-cell office:value-type="float" office:value="75" table:style-name="ce3">
            <text:p>75</text:p>
          </table:table-cell>
          <table:table-cell table:number-columns-repeated="16375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string" table:style-name="ce4">
            <text:p>UG201600000358</text:p>
          </table:table-cell>
          <table:table-cell office:value-type="float" office:value="358" table:style-name="ce4">
            <text:p>358</text:p>
          </table:table-cell>
          <table:table-cell office:value-type="string" table:style-name="ce4">
            <text:p>R</text:p>
          </table:table-cell>
          <table:table-cell office:value-type="float" office:value="2.2116527870199998" table:style-name="ce4">
            <text:p>2,211652787</text:p>
          </table:table-cell>
          <table:table-cell office:value-type="float" office:value="32.7109131578" table:style-name="ce4">
            <text:p>32,71091316</text:p>
          </table:table-cell>
          <table:table-cell office:value-type="float" office:value="1061" table:style-name="ce4">
            <text:p>1061</text:p>
          </table:table-cell>
          <table:table-cell office:value-type="float" office:value="4023.0005866368128" table:style-name="ce4">
            <text:p>4023,000587</text:p>
          </table:table-cell>
          <table:table-cell office:value-type="float" office:value="135" table:style-name="ce3">
            <text:p>135</text:p>
          </table:table-cell>
          <table:table-cell table:number-columns-repeated="16375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string" table:style-name="ce4">
            <text:p>UG201600000359</text:p>
          </table:table-cell>
          <table:table-cell office:value-type="float" office:value="359" table:style-name="ce4">
            <text:p>359</text:p>
          </table:table-cell>
          <table:table-cell office:value-type="string" table:style-name="ce4">
            <text:p>R</text:p>
          </table:table-cell>
          <table:table-cell office:value-type="float" office:value="2.3428861416400002" table:style-name="ce4">
            <text:p>2,342886142</text:p>
          </table:table-cell>
          <table:table-cell office:value-type="float" office:value="32.895546457000002" table:style-name="ce4">
            <text:p>32,89554646</text:p>
          </table:table-cell>
          <table:table-cell office:value-type="float" office:value="1126" table:style-name="ce4">
            <text:p>1126</text:p>
          </table:table-cell>
          <table:table-cell office:value-type="float" office:value="1894.947647320309" table:style-name="ce4">
            <text:p>1894,947647</text:p>
          </table:table-cell>
          <table:table-cell office:value-type="float" office:value="68" table:style-name="ce3">
            <text:p>68</text:p>
          </table:table-cell>
          <table:table-cell table:number-columns-repeated="16375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string" table:style-name="ce4">
            <text:p>UG201600000360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R</text:p>
          </table:table-cell>
          <table:table-cell office:value-type="float" office:value="2.26608601009" table:style-name="ce4">
            <text:p>2,26608601</text:p>
          </table:table-cell>
          <table:table-cell office:value-type="float" office:value="32.439945369199997" table:style-name="ce4">
            <text:p>32,43994537</text:p>
          </table:table-cell>
          <table:table-cell office:value-type="float" office:value="1075" table:style-name="ce4">
            <text:p>1075</text:p>
          </table:table-cell>
          <table:table-cell office:value-type="float" office:value="4719.0120254726289" table:style-name="ce4">
            <text:p>4719,012025</text:p>
          </table:table-cell>
          <table:table-cell office:value-type="float" office:value="152" table:style-name="ce3">
            <text:p>152</text:p>
          </table:table-cell>
          <table:table-cell table:number-columns-repeated="16375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string" table:style-name="ce4">
            <text:p>UG201600000361</text:p>
          </table:table-cell>
          <table:table-cell office:value-type="float" office:value="361" table:style-name="ce4">
            <text:p>361</text:p>
          </table:table-cell>
          <table:table-cell office:value-type="string" table:style-name="ce4">
            <text:p>R</text:p>
          </table:table-cell>
          <table:table-cell office:value-type="float" office:value="2.3245835406599999" table:style-name="ce4">
            <text:p>2,324583541</text:p>
          </table:table-cell>
          <table:table-cell office:value-type="float" office:value="32.531508808600002" table:style-name="ce4">
            <text:p>32,53150881</text:p>
          </table:table-cell>
          <table:table-cell office:value-type="float" office:value="1090" table:style-name="ce4">
            <text:p>1090</text:p>
          </table:table-cell>
          <table:table-cell office:value-type="float" office:value="2704.4099461690571" table:style-name="ce4">
            <text:p>2704,409946</text:p>
          </table:table-cell>
          <table:table-cell office:value-type="float" office:value="88" table:style-name="ce3">
            <text:p>88</text:p>
          </table:table-cell>
          <table:table-cell table:number-columns-repeated="16375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string" table:style-name="ce4">
            <text:p>UG201600000362</text:p>
          </table:table-cell>
          <table:table-cell office:value-type="float" office:value="362" table:style-name="ce4">
            <text:p>362</text:p>
          </table:table-cell>
          <table:table-cell office:value-type="string" table:style-name="ce4">
            <text:p>R</text:p>
          </table:table-cell>
          <table:table-cell office:value-type="float" office:value="2.4652899928599998" table:style-name="ce4">
            <text:p>2,465289993</text:p>
          </table:table-cell>
          <table:table-cell office:value-type="float" office:value="32.6702623467" table:style-name="ce4">
            <text:p>32,67026235</text:p>
          </table:table-cell>
          <table:table-cell office:value-type="float" office:value="1090" table:style-name="ce4">
            <text:p>1090</text:p>
          </table:table-cell>
          <table:table-cell office:value-type="float" office:value="6021.8625559809961" table:style-name="ce4">
            <text:p>6021,862556</text:p>
          </table:table-cell>
          <table:table-cell office:value-type="float" office:value="124" table:style-name="ce3">
            <text:p>124</text:p>
          </table:table-cell>
          <table:table-cell table:number-columns-repeated="16375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string" table:style-name="ce4">
            <text:p>UG201600000363</text:p>
          </table:table-cell>
          <table:table-cell office:value-type="float" office:value="363" table:style-name="ce4">
            <text:p>363</text:p>
          </table:table-cell>
          <table:table-cell office:value-type="string" table:style-name="ce4">
            <text:p>R</text:p>
          </table:table-cell>
          <table:table-cell office:value-type="float" office:value="2.2473131094299998" table:style-name="ce4">
            <text:p>2,247313109</text:p>
          </table:table-cell>
          <table:table-cell office:value-type="float" office:value="32.296880780099997" table:style-name="ce4">
            <text:p>32,29688078</text:p>
          </table:table-cell>
          <table:table-cell office:value-type="float" office:value="1056" table:style-name="ce4">
            <text:p>1056</text:p>
          </table:table-cell>
          <table:table-cell office:value-type="float" office:value="2648.1900442627511" table:style-name="ce4">
            <text:p>2648,190044</text:p>
          </table:table-cell>
          <table:table-cell office:value-type="float" office:value="63" table:style-name="ce3">
            <text:p>63</text:p>
          </table:table-cell>
          <table:table-cell table:number-columns-repeated="16375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string" table:style-name="ce4">
            <text:p>UG201600000364</text:p>
          </table:table-cell>
          <table:table-cell office:value-type="float" office:value="364" table:style-name="ce4">
            <text:p>364</text:p>
          </table:table-cell>
          <table:table-cell office:value-type="string" table:style-name="ce4">
            <text:p>R</text:p>
          </table:table-cell>
          <table:table-cell office:value-type="float" office:value="2.2396222430499999" table:style-name="ce4">
            <text:p>2,239622243</text:p>
          </table:table-cell>
          <table:table-cell office:value-type="float" office:value="32.543357076200003" table:style-name="ce4">
            <text:p>32,54335708</text:p>
          </table:table-cell>
          <table:table-cell office:value-type="float" office:value="1053" table:style-name="ce4">
            <text:p>1053</text:p>
          </table:table-cell>
          <table:table-cell office:value-type="float" office:value="1324.8532214623644" table:style-name="ce4">
            <text:p>1324,853221</text:p>
          </table:table-cell>
          <table:table-cell office:value-type="float" office:value="49" table:style-name="ce3">
            <text:p>49</text:p>
          </table:table-cell>
          <table:table-cell table:number-columns-repeated="16375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string" table:style-name="ce4">
            <text:p>UG201600000365</text:p>
          </table:table-cell>
          <table:table-cell office:value-type="float" office:value="365" table:style-name="ce4">
            <text:p>365</text:p>
          </table:table-cell>
          <table:table-cell office:value-type="string" table:style-name="ce4">
            <text:p>R</text:p>
          </table:table-cell>
          <table:table-cell office:value-type="float" office:value="2.3567725086800002" table:style-name="ce4">
            <text:p>2,356772509</text:p>
          </table:table-cell>
          <table:table-cell office:value-type="float" office:value="32.376208355000003" table:style-name="ce4">
            <text:p>32,37620836</text:p>
          </table:table-cell>
          <table:table-cell office:value-type="float" office:value="1072" table:style-name="ce4">
            <text:p>1072</text:p>
          </table:table-cell>
          <table:table-cell office:value-type="float" office:value="4139.6110316405393" table:style-name="ce4">
            <text:p>4139,611032</text:p>
          </table:table-cell>
          <table:table-cell office:value-type="float" office:value="100" table:style-name="ce3">
            <text:p>100</text:p>
          </table:table-cell>
          <table:table-cell table:number-columns-repeated="16375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string" table:style-name="ce4">
            <text:p>UG201600000366</text:p>
          </table:table-cell>
          <table:table-cell office:value-type="float" office:value="366" table:style-name="ce4">
            <text:p>366</text:p>
          </table:table-cell>
          <table:table-cell office:value-type="string" table:style-name="ce4">
            <text:p>R</text:p>
          </table:table-cell>
          <table:table-cell office:value-type="float" office:value="2.5836165476400001" table:style-name="ce4">
            <text:p>2,583616548</text:p>
          </table:table-cell>
          <table:table-cell office:value-type="float" office:value="32.485286077200001" table:style-name="ce4">
            <text:p>32,48528608</text:p>
          </table:table-cell>
          <table:table-cell office:value-type="float" office:value="1106" table:style-name="ce4">
            <text:p>1106</text:p>
          </table:table-cell>
          <table:table-cell office:value-type="float" office:value="3237.8283734695983" table:style-name="ce4">
            <text:p>3237,828373</text:p>
          </table:table-cell>
          <table:table-cell office:value-type="float" office:value="121" table:style-name="ce3">
            <text:p>121</text:p>
          </table:table-cell>
          <table:table-cell table:number-columns-repeated="16375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string" table:style-name="ce4">
            <text:p>UG201600000367</text:p>
          </table:table-cell>
          <table:table-cell office:value-type="float" office:value="367" table:style-name="ce4">
            <text:p>367</text:p>
          </table:table-cell>
          <table:table-cell office:value-type="string" table:style-name="ce4">
            <text:p>R</text:p>
          </table:table-cell>
          <table:table-cell office:value-type="float" office:value="2.5376262607700002" table:style-name="ce4">
            <text:p>2,537626261</text:p>
          </table:table-cell>
          <table:table-cell office:value-type="float" office:value="32.684605159599997" table:style-name="ce4">
            <text:p>32,68460516</text:p>
          </table:table-cell>
          <table:table-cell office:value-type="float" office:value="1117" table:style-name="ce4">
            <text:p>1117</text:p>
          </table:table-cell>
          <table:table-cell office:value-type="float" office:value="3876.8504598968507" table:style-name="ce4">
            <text:p>3876,85046</text:p>
          </table:table-cell>
          <table:table-cell office:value-type="float" office:value="127" table:style-name="ce3">
            <text:p>127</text:p>
          </table:table-cell>
          <table:table-cell table:number-columns-repeated="16375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string" table:style-name="ce4">
            <text:p>UG201600000368</text:p>
          </table:table-cell>
          <table:table-cell office:value-type="float" office:value="368" table:style-name="ce4">
            <text:p>368</text:p>
          </table:table-cell>
          <table:table-cell office:value-type="string" table:style-name="ce4">
            <text:p>R</text:p>
          </table:table-cell>
          <table:table-cell office:value-type="float" office:value="1.9490557106699999" table:style-name="ce4">
            <text:p>1,949055711</text:p>
          </table:table-cell>
          <table:table-cell office:value-type="float" office:value="32.673950994000002" table:style-name="ce4">
            <text:p>32,67395099</text:p>
          </table:table-cell>
          <table:table-cell office:value-type="float" office:value="1056" table:style-name="ce4">
            <text:p>1056</text:p>
          </table:table-cell>
          <table:table-cell office:value-type="float" office:value="6011.1005559124496" table:style-name="ce4">
            <text:p>6011,100556</text:p>
          </table:table-cell>
          <table:table-cell office:value-type="float" office:value="137" table:style-name="ce3">
            <text:p>137</text:p>
          </table:table-cell>
          <table:table-cell table:number-columns-repeated="16375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string" table:style-name="ce4">
            <text:p>UG201600000369</text:p>
          </table:table-cell>
          <table:table-cell office:value-type="float" office:value="369" table:style-name="ce4">
            <text:p>369</text:p>
          </table:table-cell>
          <table:table-cell office:value-type="string" table:style-name="ce4">
            <text:p>R</text:p>
          </table:table-cell>
          <table:table-cell office:value-type="float" office:value="1.8360783516700001" table:style-name="ce4">
            <text:p>1,836078352</text:p>
          </table:table-cell>
          <table:table-cell office:value-type="float" office:value="32.568653166300003" table:style-name="ce4">
            <text:p>32,56865317</text:p>
          </table:table-cell>
          <table:table-cell office:value-type="float" office:value="1075" table:style-name="ce4">
            <text:p>1075</text:p>
          </table:table-cell>
          <table:table-cell office:value-type="float" office:value="2856.2448352284505" table:style-name="ce4">
            <text:p>2856,244835</text:p>
          </table:table-cell>
          <table:table-cell office:value-type="float" office:value="109" table:style-name="ce3">
            <text:p>109</text:p>
          </table:table-cell>
          <table:table-cell table:number-columns-repeated="16375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string" table:style-name="ce4">
            <text:p>UG201600000370</text:p>
          </table:table-cell>
          <table:table-cell office:value-type="float" office:value="370" table:style-name="ce4">
            <text:p>370</text:p>
          </table:table-cell>
          <table:table-cell office:value-type="string" table:style-name="ce4">
            <text:p>R</text:p>
          </table:table-cell>
          <table:table-cell office:value-type="float" office:value="1.87883754697" table:style-name="ce4">
            <text:p>1,878837547</text:p>
          </table:table-cell>
          <table:table-cell office:value-type="float" office:value="32.750083894699998" table:style-name="ce4">
            <text:p>32,75008389</text:p>
          </table:table-cell>
          <table:table-cell office:value-type="float" office:value="1054" table:style-name="ce4">
            <text:p>1054</text:p>
          </table:table-cell>
          <table:table-cell office:value-type="float" office:value="4299.1253623725652" table:style-name="ce4">
            <text:p>4299,125362</text:p>
          </table:table-cell>
          <table:table-cell office:value-type="float" office:value="169" table:style-name="ce3">
            <text:p>169</text:p>
          </table:table-cell>
          <table:table-cell table:number-columns-repeated="16375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string" table:style-name="ce4">
            <text:p>UG201600000371</text:p>
          </table:table-cell>
          <table:table-cell office:value-type="float" office:value="371" table:style-name="ce4">
            <text:p>371</text:p>
          </table:table-cell>
          <table:table-cell office:value-type="string" table:style-name="ce4">
            <text:p>R</text:p>
          </table:table-cell>
          <table:table-cell office:value-type="float" office:value="1.77343799099" table:style-name="ce4">
            <text:p>1,773437991</text:p>
          </table:table-cell>
          <table:table-cell office:value-type="float" office:value="32.468642251799999" table:style-name="ce4">
            <text:p>32,46864225</text:p>
          </table:table-cell>
          <table:table-cell office:value-type="float" office:value="1068" table:style-name="ce4">
            <text:p>1068</text:p>
          </table:table-cell>
          <table:table-cell office:value-type="float" office:value="5186.0756223043172" table:style-name="ce4">
            <text:p>5186,075622</text:p>
          </table:table-cell>
          <table:table-cell office:value-type="float" office:value="190" table:style-name="ce3">
            <text:p>190</text:p>
          </table:table-cell>
          <table:table-cell table:number-columns-repeated="16375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string" table:style-name="ce4">
            <text:p>UG201600000372</text:p>
          </table:table-cell>
          <table:table-cell office:value-type="float" office:value="372" table:style-name="ce4">
            <text:p>372</text:p>
          </table:table-cell>
          <table:table-cell office:value-type="string" table:style-name="ce4">
            <text:p>R</text:p>
          </table:table-cell>
          <table:table-cell office:value-type="float" office:value="1.94585953449" table:style-name="ce4">
            <text:p>1,945859534</text:p>
          </table:table-cell>
          <table:table-cell office:value-type="float" office:value="32.491016268300001" table:style-name="ce4">
            <text:p>32,49101627</text:p>
          </table:table-cell>
          <table:table-cell office:value-type="float" office:value="1075" table:style-name="ce4">
            <text:p>1075</text:p>
          </table:table-cell>
          <table:table-cell office:value-type="float" office:value="6168.7834412781112" table:style-name="ce4">
            <text:p>6168,783441</text:p>
          </table:table-cell>
          <table:table-cell office:value-type="float" office:value="181" table:style-name="ce3">
            <text:p>181</text:p>
          </table:table-cell>
          <table:table-cell table:number-columns-repeated="16375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string" table:style-name="ce4">
            <text:p>UG201600000373</text:p>
          </table:table-cell>
          <table:table-cell office:value-type="float" office:value="373" table:style-name="ce4">
            <text:p>373</text:p>
          </table:table-cell>
          <table:table-cell office:value-type="string" table:style-name="ce4">
            <text:p>R</text:p>
          </table:table-cell>
          <table:table-cell office:value-type="float" office:value="2.0954537204600001" table:style-name="ce4">
            <text:p>2,09545372</text:p>
          </table:table-cell>
          <table:table-cell office:value-type="float" office:value="32.536941564199999" table:style-name="ce4">
            <text:p>32,53694156</text:p>
          </table:table-cell>
          <table:table-cell office:value-type="float" office:value="1063" table:style-name="ce4">
            <text:p>1063</text:p>
          </table:table-cell>
          <table:table-cell office:value-type="float" office:value="2718.7842644571938" table:style-name="ce4">
            <text:p>2718,784264</text:p>
          </table:table-cell>
          <table:table-cell office:value-type="float" office:value="89" table:style-name="ce3">
            <text:p>89</text:p>
          </table:table-cell>
          <table:table-cell table:number-columns-repeated="16375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string" table:style-name="ce4">
            <text:p>UG201600000374</text:p>
          </table:table-cell>
          <table:table-cell office:value-type="float" office:value="374" table:style-name="ce4">
            <text:p>374</text:p>
          </table:table-cell>
          <table:table-cell office:value-type="string" table:style-name="ce4">
            <text:p>R</text:p>
          </table:table-cell>
          <table:table-cell office:value-type="float" office:value="1.9309707172999999" table:style-name="ce4">
            <text:p>1,930970717</text:p>
          </table:table-cell>
          <table:table-cell office:value-type="float" office:value="32.406925907900003" table:style-name="ce4">
            <text:p>32,40692591</text:p>
          </table:table-cell>
          <table:table-cell office:value-type="float" office:value="1046" table:style-name="ce4">
            <text:p>1046</text:p>
          </table:table-cell>
          <table:table-cell office:value-type="float" office:value="4540.5536327664477" table:style-name="ce4">
            <text:p>4540,553633</text:p>
          </table:table-cell>
          <table:table-cell office:value-type="float" office:value="67" table:style-name="ce3">
            <text:p>67</text:p>
          </table:table-cell>
          <table:table-cell table:number-columns-repeated="16375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string" table:style-name="ce4">
            <text:p>UG201600000375</text:p>
          </table:table-cell>
          <table:table-cell office:value-type="float" office:value="375" table:style-name="ce4">
            <text:p>375</text:p>
          </table:table-cell>
          <table:table-cell office:value-type="string" table:style-name="ce4">
            <text:p>R</text:p>
          </table:table-cell>
          <table:table-cell office:value-type="float" office:value="1.9695576883499999" table:style-name="ce4">
            <text:p>1,969557688</text:p>
          </table:table-cell>
          <table:table-cell office:value-type="float" office:value="33.072126339199997" table:style-name="ce4">
            <text:p>33,07212634</text:p>
          </table:table-cell>
          <table:table-cell office:value-type="float" office:value="1042" table:style-name="ce4">
            <text:p>1042</text:p>
          </table:table-cell>
          <table:table-cell office:value-type="float" office:value="6206.0966380525333" table:style-name="ce4">
            <text:p>6206,096638</text:p>
          </table:table-cell>
          <table:table-cell office:value-type="float" office:value="159" table:style-name="ce3">
            <text:p>159</text:p>
          </table:table-cell>
          <table:table-cell table:number-columns-repeated="16375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string" table:style-name="ce4">
            <text:p>UG201600000376</text:p>
          </table:table-cell>
          <table:table-cell office:value-type="float" office:value="376" table:style-name="ce4">
            <text:p>376</text:p>
          </table:table-cell>
          <table:table-cell office:value-type="string" table:style-name="ce4">
            <text:p>R</text:p>
          </table:table-cell>
          <table:table-cell office:value-type="float" office:value="2.0761223250800001" table:style-name="ce4">
            <text:p>2,076122325</text:p>
          </table:table-cell>
          <table:table-cell office:value-type="float" office:value="33.172770252799999" table:style-name="ce4">
            <text:p>33,17277025</text:p>
          </table:table-cell>
          <table:table-cell office:value-type="float" office:value="1126" table:style-name="ce4">
            <text:p>1126</text:p>
          </table:table-cell>
          <table:table-cell office:value-type="float" office:value="970.17250117648211" table:style-name="ce4">
            <text:p>970,1725012</text:p>
          </table:table-cell>
          <table:table-cell office:value-type="float" office:value="36" table:style-name="ce3">
            <text:p>36</text:p>
          </table:table-cell>
          <table:table-cell table:number-columns-repeated="16375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string" table:style-name="ce4">
            <text:p>UG201600000377</text:p>
          </table:table-cell>
          <table:table-cell office:value-type="float" office:value="377" table:style-name="ce4">
            <text:p>377</text:p>
          </table:table-cell>
          <table:table-cell office:value-type="string" table:style-name="ce4">
            <text:p>R</text:p>
          </table:table-cell>
          <table:table-cell office:value-type="float" office:value="2.0772813720599999" table:style-name="ce4">
            <text:p>2,077281372</text:p>
          </table:table-cell>
          <table:table-cell office:value-type="float" office:value="33.235432562699998" table:style-name="ce4">
            <text:p>33,23543256</text:p>
          </table:table-cell>
          <table:table-cell office:value-type="float" office:value="1130" table:style-name="ce4">
            <text:p>1130</text:p>
          </table:table-cell>
          <table:table-cell office:value-type="float" office:value="7199.2005842657118" table:style-name="ce4">
            <text:p>7199,200584</text:p>
          </table:table-cell>
          <table:table-cell office:value-type="float" office:value="169" table:style-name="ce3">
            <text:p>169</text:p>
          </table:table-cell>
          <table:table-cell table:number-columns-repeated="16375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string" table:style-name="ce4">
            <text:p>UG201600000378</text:p>
          </table:table-cell>
          <table:table-cell office:value-type="float" office:value="378" table:style-name="ce4">
            <text:p>378</text:p>
          </table:table-cell>
          <table:table-cell office:value-type="string" table:style-name="ce4">
            <text:p>R</text:p>
          </table:table-cell>
          <table:table-cell office:value-type="float" office:value="1.74297022059" table:style-name="ce4">
            <text:p>1,742970221</text:p>
          </table:table-cell>
          <table:table-cell office:value-type="float" office:value="32.879541410000002" table:style-name="ce4">
            <text:p>32,87954141</text:p>
          </table:table-cell>
          <table:table-cell office:value-type="float" office:value="1057" table:style-name="ce4">
            <text:p>1057</text:p>
          </table:table-cell>
          <table:table-cell office:value-type="float" office:value="3936.1926537585418" table:style-name="ce4">
            <text:p>3936,192654</text:p>
          </table:table-cell>
          <table:table-cell office:value-type="float" office:value="126" table:style-name="ce3">
            <text:p>126</text:p>
          </table:table-cell>
          <table:table-cell table:number-columns-repeated="16375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string" table:style-name="ce4">
            <text:p>UG201600000379</text:p>
          </table:table-cell>
          <table:table-cell office:value-type="float" office:value="379" table:style-name="ce4">
            <text:p>379</text:p>
          </table:table-cell>
          <table:table-cell office:value-type="string" table:style-name="ce4">
            <text:p>R</text:p>
          </table:table-cell>
          <table:table-cell office:value-type="float" office:value="1.6409024492399999" table:style-name="ce4">
            <text:p>1,640902449</text:p>
          </table:table-cell>
          <table:table-cell office:value-type="float" office:value="32.718837417400003" table:style-name="ce4">
            <text:p>32,71883742</text:p>
          </table:table-cell>
          <table:table-cell office:value-type="float" office:value="1055" table:style-name="ce4">
            <text:p>1055</text:p>
          </table:table-cell>
          <table:table-cell office:value-type="float" office:value="3037.586678462817" table:style-name="ce4">
            <text:p>3037,586678</text:p>
          </table:table-cell>
          <table:table-cell office:value-type="float" office:value="110" table:style-name="ce3">
            <text:p>110</text:p>
          </table:table-cell>
          <table:table-cell table:number-columns-repeated="16375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string" table:style-name="ce4">
            <text:p>UG201600000380</text:p>
          </table:table-cell>
          <table:table-cell office:value-type="float" office:value="380" table:style-name="ce4">
            <text:p>380</text:p>
          </table:table-cell>
          <table:table-cell office:value-type="string" table:style-name="ce4">
            <text:p>U</text:p>
          </table:table-cell>
          <table:table-cell office:value-type="float" office:value="2.4253629177799998" table:style-name="ce4">
            <text:p>2,425362918</text:p>
          </table:table-cell>
          <table:table-cell office:value-type="float" office:value="33.3442414035" table:style-name="ce4">
            <text:p>33,3442414</text:p>
          </table:table-cell>
          <table:table-cell office:value-type="float" office:value="1089" table:style-name="ce4">
            <text:p>1089</text:p>
          </table:table-cell>
          <table:table-cell office:value-type="float" office:value="1844.5275626652751" table:style-name="ce4">
            <text:p>1844,527563</text:p>
          </table:table-cell>
          <table:table-cell office:value-type="float" office:value="68" table:style-name="ce3">
            <text:p>68</text:p>
          </table:table-cell>
          <table:table-cell table:number-columns-repeated="16375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string" table:style-name="ce4">
            <text:p>UG201600000381</text:p>
          </table:table-cell>
          <table:table-cell office:value-type="float" office:value="381" table:style-name="ce4">
            <text:p>381</text:p>
          </table:table-cell>
          <table:table-cell office:value-type="string" table:style-name="ce4">
            <text:p>U</text:p>
          </table:table-cell>
          <table:table-cell office:value-type="float" office:value="2.2346859669199999" table:style-name="ce4">
            <text:p>2,234685967</text:p>
          </table:table-cell>
          <table:table-cell office:value-type="float" office:value="32.911022968200001" table:style-name="ce4">
            <text:p>32,91102297</text:p>
          </table:table-cell>
          <table:table-cell office:value-type="float" office:value="1113" table:style-name="ce4">
            <text:p>1113</text:p>
          </table:table-cell>
          <table:table-cell office:value-type="float" office:value="1059.9985686798057" table:style-name="ce4">
            <text:p>1059,998569</text:p>
          </table:table-cell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string" table:style-name="ce4">
            <text:p>UG201600000382</text:p>
          </table:table-cell>
          <table:table-cell office:value-type="float" office:value="382" table:style-name="ce4">
            <text:p>382</text:p>
          </table:table-cell>
          <table:table-cell office:value-type="string" table:style-name="ce4">
            <text:p>U</text:p>
          </table:table-cell>
          <table:table-cell office:value-type="float" office:value="2.2408267345800001" table:style-name="ce4">
            <text:p>2,240826735</text:p>
          </table:table-cell>
          <table:table-cell office:value-type="float" office:value="32.886855787499996" table:style-name="ce4">
            <text:p>32,88685579</text:p>
          </table:table-cell>
          <table:table-cell office:value-type="float" office:value="1109" table:style-name="ce4">
            <text:p>1109</text:p>
          </table:table-cell>
          <table:table-cell office:value-type="float" office:value="757.73693554985744" table:style-name="ce4">
            <text:p>757,7369355</text:p>
          </table:table-cell>
          <table:table-cell office:value-type="float" office:value="10" table:style-name="ce3">
            <text:p>10</text:p>
          </table:table-cell>
          <table:table-cell table:number-columns-repeated="16375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string" table:style-name="ce4">
            <text:p>UG201600000383</text:p>
          </table:table-cell>
          <table:table-cell office:value-type="float" office:value="383" table:style-name="ce4">
            <text:p>383</text:p>
          </table:table-cell>
          <table:table-cell office:value-type="string" table:style-name="ce4">
            <text:p>U</text:p>
          </table:table-cell>
          <table:table-cell office:value-type="float" office:value="2.25193396866" table:style-name="ce4">
            <text:p>2,251933969</text:p>
          </table:table-cell>
          <table:table-cell office:value-type="float" office:value="32.703870691399999" table:style-name="ce4">
            <text:p>32,70387069</text:p>
          </table:table-cell>
          <table:table-cell office:value-type="float" office:value="1056" table:style-name="ce4">
            <text:p>1056</text:p>
          </table:table-cell>
          <table:table-cell office:value-type="float" office:value="3461.5505557737902" table:style-name="ce4">
            <text:p>3461,550556</text:p>
          </table:table-cell>
          <table:table-cell office:value-type="float" office:value="126" table:style-name="ce3">
            <text:p>126</text:p>
          </table:table-cell>
          <table:table-cell table:number-columns-repeated="16375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string" table:style-name="ce4">
            <text:p>UG201600000384</text:p>
          </table:table-cell>
          <table:table-cell office:value-type="float" office:value="384" table:style-name="ce4">
            <text:p>384</text:p>
          </table:table-cell>
          <table:table-cell office:value-type="string" table:style-name="ce4">
            <text:p>U</text:p>
          </table:table-cell>
          <table:table-cell office:value-type="float" office:value="1.92364796691" table:style-name="ce4">
            <text:p>1,923647967</text:p>
          </table:table-cell>
          <table:table-cell office:value-type="float" office:value="33.165399630899998" table:style-name="ce4">
            <text:p>33,16539963</text:p>
          </table:table-cell>
          <table:table-cell office:value-type="float" office:value="1079" table:style-name="ce4">
            <text:p>1079</text:p>
          </table:table-cell>
          <table:table-cell office:value-type="float" office:value="3126.3735882026281" table:style-name="ce4">
            <text:p>3126,373588</text:p>
          </table:table-cell>
          <table:table-cell office:value-type="float" office:value="65" table:style-name="ce3">
            <text:p>65</text:p>
          </table:table-cell>
          <table:table-cell table:number-columns-repeated="16375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string" table:style-name="ce4">
            <text:p>UG201600000385</text:p>
          </table:table-cell>
          <table:table-cell office:value-type="float" office:value="385" table:style-name="ce4">
            <text:p>385</text:p>
          </table:table-cell>
          <table:table-cell office:value-type="string" table:style-name="ce4">
            <text:p>R</text:p>
          </table:table-cell>
          <table:table-cell office:value-type="float" office:value="2.6355521106299999" table:style-name="ce4">
            <text:p>2,635552111</text:p>
          </table:table-cell>
          <table:table-cell office:value-type="float" office:value="33.451547466900003" table:style-name="ce4">
            <text:p>33,45154747</text:p>
          </table:table-cell>
          <table:table-cell office:value-type="float" office:value="1052" table:style-name="ce4">
            <text:p>1052</text:p>
          </table:table-cell>
          <table:table-cell office:value-type="float" office:value="3994.9162318660192" table:style-name="ce4">
            <text:p>3994,916232</text:p>
          </table:table-cell>
          <table:table-cell office:value-type="float" office:value="147" table:style-name="ce3">
            <text:p>147</text:p>
          </table:table-cell>
          <table:table-cell table:number-columns-repeated="16375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string" table:style-name="ce4">
            <text:p>UG201600000386</text:p>
          </table:table-cell>
          <table:table-cell office:value-type="float" office:value="386" table:style-name="ce4">
            <text:p>386</text:p>
          </table:table-cell>
          <table:table-cell office:value-type="string" table:style-name="ce4">
            <text:p>R</text:p>
          </table:table-cell>
          <table:table-cell office:value-type="float" office:value="2.68101918775" table:style-name="ce4">
            <text:p>2,681019188</text:p>
          </table:table-cell>
          <table:table-cell office:value-type="float" office:value="33.376881355099997" table:style-name="ce4">
            <text:p>33,37688136</text:p>
          </table:table-cell>
          <table:table-cell office:value-type="float" office:value="1042" table:style-name="ce4">
            <text:p>1042</text:p>
          </table:table-cell>
          <table:table-cell office:value-type="float" office:value="5785.1848010880276" table:style-name="ce4">
            <text:p>5785,184801</text:p>
          </table:table-cell>
          <table:table-cell office:value-type="float" office:value="212" table:style-name="ce3">
            <text:p>212</text:p>
          </table:table-cell>
          <table:table-cell table:number-columns-repeated="16375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string" table:style-name="ce4">
            <text:p>UG201600000387</text:p>
          </table:table-cell>
          <table:table-cell office:value-type="float" office:value="387" table:style-name="ce4">
            <text:p>387</text:p>
          </table:table-cell>
          <table:table-cell office:value-type="string" table:style-name="ce4">
            <text:p>R</text:p>
          </table:table-cell>
          <table:table-cell office:value-type="float" office:value="2.8498269034199999" table:style-name="ce4">
            <text:p>2,849826903</text:p>
          </table:table-cell>
          <table:table-cell office:value-type="float" office:value="33.231588659700002" table:style-name="ce4">
            <text:p>33,23158866</text:p>
          </table:table-cell>
          <table:table-cell office:value-type="float" office:value="1024" table:style-name="ce4">
            <text:p>1024</text:p>
          </table:table-cell>
          <table:table-cell office:value-type="float" office:value="5188.8442141887881" table:style-name="ce4">
            <text:p>5188,844214</text:p>
          </table:table-cell>
          <table:table-cell office:value-type="float" office:value="138" table:style-name="ce3">
            <text:p>138</text:p>
          </table:table-cell>
          <table:table-cell table:number-columns-repeated="16375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string" table:style-name="ce4">
            <text:p>UG201600000388</text:p>
          </table:table-cell>
          <table:table-cell office:value-type="float" office:value="388" table:style-name="ce4">
            <text:p>388</text:p>
          </table:table-cell>
          <table:table-cell office:value-type="string" table:style-name="ce4">
            <text:p>R</text:p>
          </table:table-cell>
          <table:table-cell office:value-type="float" office:value="3.2037499184899998" table:style-name="ce4">
            <text:p>3,203749918</text:p>
          </table:table-cell>
          <table:table-cell office:value-type="float" office:value="33.458329857700001" table:style-name="ce4">
            <text:p>33,45832986</text:p>
          </table:table-cell>
          <table:table-cell office:value-type="float" office:value="1176" table:style-name="ce4">
            <text:p>1176</text:p>
          </table:table-cell>
          <table:table-cell office:value-type="float" office:value="1975.6177021048927" table:style-name="ce4">
            <text:p>1975,617702</text:p>
          </table:table-cell>
          <table:table-cell office:value-type="float" office:value="62" table:style-name="ce3">
            <text:p>62</text:p>
          </table:table-cell>
          <table:table-cell table:number-columns-repeated="16375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string" table:style-name="ce4">
            <text:p>UG201600000389</text:p>
          </table:table-cell>
          <table:table-cell office:value-type="float" office:value="389" table:style-name="ce4">
            <text:p>389</text:p>
          </table:table-cell>
          <table:table-cell office:value-type="string" table:style-name="ce4">
            <text:p>R</text:p>
          </table:table-cell>
          <table:table-cell office:value-type="float" office:value="2.9476704850500002" table:style-name="ce4">
            <text:p>2,947670485</text:p>
          </table:table-cell>
          <table:table-cell office:value-type="float" office:value="33.341091718599998" table:style-name="ce4">
            <text:p>33,34109172</text:p>
          </table:table-cell>
          <table:table-cell office:value-type="float" office:value="1048" table:style-name="ce4">
            <text:p>1048</text:p>
          </table:table-cell>
          <table:table-cell office:value-type="float" office:value="3707.4853756454127" table:style-name="ce4">
            <text:p>3707,485376</text:p>
          </table:table-cell>
          <table:table-cell office:value-type="float" office:value="136" table:style-name="ce3">
            <text:p>136</text:p>
          </table:table-cell>
          <table:table-cell table:number-columns-repeated="16375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string" table:style-name="ce4">
            <text:p>UG201600000390</text:p>
          </table:table-cell>
          <table:table-cell office:value-type="float" office:value="390" table:style-name="ce4">
            <text:p>390</text:p>
          </table:table-cell>
          <table:table-cell office:value-type="string" table:style-name="ce4">
            <text:p>R</text:p>
          </table:table-cell>
          <table:table-cell office:value-type="float" office:value="3.10694409717" table:style-name="ce4">
            <text:p>3,106944097</text:p>
          </table:table-cell>
          <table:table-cell office:value-type="float" office:value="33.196741374299997" table:style-name="ce4">
            <text:p>33,19674137</text:p>
          </table:table-cell>
          <table:table-cell office:value-type="float" office:value="1055" table:style-name="ce4">
            <text:p>1055</text:p>
          </table:table-cell>
          <table:table-cell office:value-type="float" office:value="3602.3663433907627" table:style-name="ce4">
            <text:p>3602,366343</text:p>
          </table:table-cell>
          <table:table-cell office:value-type="float" office:value="127" table:style-name="ce3">
            <text:p>127</text:p>
          </table:table-cell>
          <table:table-cell table:number-columns-repeated="16375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string" table:style-name="ce4">
            <text:p>UG201600000391</text:p>
          </table:table-cell>
          <table:table-cell office:value-type="float" office:value="391" table:style-name="ce4">
            <text:p>391</text:p>
          </table:table-cell>
          <table:table-cell office:value-type="string" table:style-name="ce4">
            <text:p>R</text:p>
          </table:table-cell>
          <table:table-cell office:value-type="float" office:value="3.3428670304499999" table:style-name="ce4">
            <text:p>3,34286703</text:p>
          </table:table-cell>
          <table:table-cell office:value-type="float" office:value="32.921250737699999" table:style-name="ce4">
            <text:p>32,92125074</text:p>
          </table:table-cell>
          <table:table-cell office:value-type="float" office:value="960" table:style-name="ce4">
            <text:p>960</text:p>
          </table:table-cell>
          <table:table-cell office:value-type="float" office:value="6728.8402078720164" table:style-name="ce4">
            <text:p>6728,840208</text:p>
          </table:table-cell>
          <table:table-cell office:value-type="float" office:value="97" table:style-name="ce3">
            <text:p>97</text:p>
          </table:table-cell>
          <table:table-cell table:number-columns-repeated="16375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string" table:style-name="ce4">
            <text:p>UG201600000392</text:p>
          </table:table-cell>
          <table:table-cell office:value-type="float" office:value="392" table:style-name="ce4">
            <text:p>392</text:p>
          </table:table-cell>
          <table:table-cell office:value-type="string" table:style-name="ce4">
            <text:p>R</text:p>
          </table:table-cell>
          <table:table-cell office:value-type="float" office:value="3.3705270864800001" table:style-name="ce4">
            <text:p>3,370527086</text:p>
          </table:table-cell>
          <table:table-cell office:value-type="float" office:value="33.241086350300002" table:style-name="ce4">
            <text:p>33,24108635</text:p>
          </table:table-cell>
          <table:table-cell office:value-type="float" office:value="1149" table:style-name="ce4">
            <text:p>1149</text:p>
          </table:table-cell>
          <table:table-cell office:value-type="float" office:value="23370.966667605258" table:style-name="ce4">
            <text:p>23370,96667</text:p>
          </table:table-cell>
          <table:table-cell office:value-type="float" office:value="456" table:style-name="ce3">
            <text:p>456</text:p>
          </table:table-cell>
          <table:table-cell table:number-columns-repeated="16375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string" table:style-name="ce4">
            <text:p>UG201600000393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R</text:p>
          </table:table-cell>
          <table:table-cell office:value-type="float" office:value="3.4032274114200001" table:style-name="ce4">
            <text:p>3,403227411</text:p>
          </table:table-cell>
          <table:table-cell office:value-type="float" office:value="33.421386253999998" table:style-name="ce4">
            <text:p>33,42138625</text:p>
          </table:table-cell>
          <table:table-cell office:value-type="float" office:value="1067" table:style-name="ce4">
            <text:p>1067</text:p>
          </table:table-cell>
          <table:table-cell office:value-type="float" office:value="23112.833327808443" table:style-name="ce4">
            <text:p>23112,83333</text:p>
          </table:table-cell>
          <table:table-cell office:value-type="float" office:value="471" table:style-name="ce3">
            <text:p>471</text:p>
          </table:table-cell>
          <table:table-cell table:number-columns-repeated="16375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string" table:style-name="ce4">
            <text:p>UG201600000394</text:p>
          </table:table-cell>
          <table:table-cell office:value-type="float" office:value="394" table:style-name="ce4">
            <text:p>394</text:p>
          </table:table-cell>
          <table:table-cell office:value-type="string" table:style-name="ce4">
            <text:p>R</text:p>
          </table:table-cell>
          <table:table-cell office:value-type="float" office:value="3.3433666383" table:style-name="ce4">
            <text:p>3,343366638</text:p>
          </table:table-cell>
          <table:table-cell office:value-type="float" office:value="32.494876425299999" table:style-name="ce4">
            <text:p>32,49487643</text:p>
          </table:table-cell>
          <table:table-cell office:value-type="float" office:value="945" table:style-name="ce4">
            <text:p>945</text:p>
          </table:table-cell>
          <table:table-cell office:value-type="float" office:value="8303.12480297402" table:style-name="ce4">
            <text:p>8303,124803</text:p>
          </table:table-cell>
          <table:table-cell office:value-type="float" office:value="311" table:style-name="ce3">
            <text:p>311</text:p>
          </table:table-cell>
          <table:table-cell table:number-columns-repeated="16375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string" table:style-name="ce4">
            <text:p>UG201600000395</text:p>
          </table:table-cell>
          <table:table-cell office:value-type="float" office:value="395" table:style-name="ce4">
            <text:p>395</text:p>
          </table:table-cell>
          <table:table-cell office:value-type="string" table:style-name="ce4">
            <text:p>R</text:p>
          </table:table-cell>
          <table:table-cell office:value-type="float" office:value="3.6949469435200002" table:style-name="ce4">
            <text:p>3,694946944</text:p>
          </table:table-cell>
          <table:table-cell office:value-type="float" office:value="32.8105121404" table:style-name="ce4">
            <text:p>32,81051214</text:p>
          </table:table-cell>
          <table:table-cell office:value-type="float" office:value="1050" table:style-name="ce4">
            <text:p>1050</text:p>
          </table:table-cell>
          <table:table-cell office:value-type="float" office:value="8331.4741651628392" table:style-name="ce4">
            <text:p>8331,474165</text:p>
          </table:table-cell>
          <table:table-cell office:value-type="float" office:value="229" table:style-name="ce3">
            <text:p>229</text:p>
          </table:table-cell>
          <table:table-cell table:number-columns-repeated="16375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string" table:style-name="ce4">
            <text:p>UG201600000396</text:p>
          </table:table-cell>
          <table:table-cell office:value-type="float" office:value="396" table:style-name="ce4">
            <text:p>396</text:p>
          </table:table-cell>
          <table:table-cell office:value-type="string" table:style-name="ce4">
            <text:p>R</text:p>
          </table:table-cell>
          <table:table-cell office:value-type="float" office:value="3.3812629001499999" table:style-name="ce4">
            <text:p>3,3812629</text:p>
          </table:table-cell>
          <table:table-cell office:value-type="float" office:value="32.5295109057" table:style-name="ce4">
            <text:p>32,52951091</text:p>
          </table:table-cell>
          <table:table-cell office:value-type="float" office:value="966" table:style-name="ce4">
            <text:p>966</text:p>
          </table:table-cell>
          <table:table-cell office:value-type="float" office:value="4684.231884283924" table:style-name="ce4">
            <text:p>4684,231884</text:p>
          </table:table-cell>
          <table:table-cell office:value-type="float" office:value="173" table:style-name="ce3">
            <text:p>173</text:p>
          </table:table-cell>
          <table:table-cell table:number-columns-repeated="16375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string" table:style-name="ce4">
            <text:p>UG201600000397</text:p>
          </table:table-cell>
          <table:table-cell office:value-type="float" office:value="397" table:style-name="ce4">
            <text:p>397</text:p>
          </table:table-cell>
          <table:table-cell office:value-type="string" table:style-name="ce4">
            <text:p>R</text:p>
          </table:table-cell>
          <table:table-cell office:value-type="float" office:value="3.1584600758699999" table:style-name="ce4">
            <text:p>3,158460076</text:p>
          </table:table-cell>
          <table:table-cell office:value-type="float" office:value="32.8496295164" table:style-name="ce4">
            <text:p>32,84962952</text:p>
          </table:table-cell>
          <table:table-cell office:value-type="float" office:value="975" table:style-name="ce4">
            <text:p>975</text:p>
          </table:table-cell>
          <table:table-cell office:value-type="float" office:value="7254.5186484441992" table:style-name="ce4">
            <text:p>7254,518648</text:p>
          </table:table-cell>
          <table:table-cell office:value-type="float" office:value="267" table:style-name="ce3">
            <text:p>267</text:p>
          </table:table-cell>
          <table:table-cell table:number-columns-repeated="16375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string" table:style-name="ce4">
            <text:p>UG201600000398</text:p>
          </table:table-cell>
          <table:table-cell office:value-type="float" office:value="398" table:style-name="ce4">
            <text:p>398</text:p>
          </table:table-cell>
          <table:table-cell office:value-type="string" table:style-name="ce4">
            <text:p>R</text:p>
          </table:table-cell>
          <table:table-cell office:value-type="float" office:value="2.7001682467300001" table:style-name="ce4">
            <text:p>2,700168247</text:p>
          </table:table-cell>
          <table:table-cell office:value-type="float" office:value="32.8691539334" table:style-name="ce4">
            <text:p>32,86915393</text:p>
          </table:table-cell>
          <table:table-cell office:value-type="float" office:value="1029" table:style-name="ce4">
            <text:p>1029</text:p>
          </table:table-cell>
          <table:table-cell office:value-type="float" office:value="3050.6303110470026" table:style-name="ce4">
            <text:p>3050,630311</text:p>
          </table:table-cell>
          <table:table-cell office:value-type="float" office:value="116" table:style-name="ce3">
            <text:p>116</text:p>
          </table:table-cell>
          <table:table-cell table:number-columns-repeated="16375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string" table:style-name="ce4">
            <text:p>UG201600000399</text:p>
          </table:table-cell>
          <table:table-cell office:value-type="float" office:value="399" table:style-name="ce4">
            <text:p>399</text:p>
          </table:table-cell>
          <table:table-cell office:value-type="string" table:style-name="ce4">
            <text:p>R</text:p>
          </table:table-cell>
          <table:table-cell office:value-type="float" office:value="2.9563766403399998" table:style-name="ce4">
            <text:p>2,95637664</text:p>
          </table:table-cell>
          <table:table-cell office:value-type="float" office:value="32.934312769599998" table:style-name="ce4">
            <text:p>32,93431277</text:p>
          </table:table-cell>
          <table:table-cell office:value-type="float" office:value="1031" table:style-name="ce4">
            <text:p>1031</text:p>
          </table:table-cell>
          <table:table-cell office:value-type="float" office:value="330.2772427045179" table:style-name="ce4">
            <text:p>330,2772427</text:p>
          </table:table-cell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string" table:style-name="ce4">
            <text:p>UG201600000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R</text:p>
          </table:table-cell>
          <table:table-cell office:value-type="float" office:value="3.0199475902600001" table:style-name="ce4">
            <text:p>3,01994759</text:p>
          </table:table-cell>
          <table:table-cell office:value-type="float" office:value="32.975832973800003" table:style-name="ce4">
            <text:p>32,97583297</text:p>
          </table:table-cell>
          <table:table-cell office:value-type="float" office:value="1036" table:style-name="ce4">
            <text:p>1036</text:p>
          </table:table-cell>
          <table:table-cell office:value-type="float" office:value="1911.799617476735" table:style-name="ce4">
            <text:p>1911,799617</text:p>
          </table:table-cell>
          <table:table-cell office:value-type="float" office:value="53" table:style-name="ce3">
            <text:p>53</text:p>
          </table:table-cell>
          <table:table-cell table:number-columns-repeated="16375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string" table:style-name="ce4">
            <text:p>UG201600000401</text:p>
          </table:table-cell>
          <table:table-cell office:value-type="float" office:value="401" table:style-name="ce4">
            <text:p>401</text:p>
          </table:table-cell>
          <table:table-cell office:value-type="string" table:style-name="ce4">
            <text:p>R</text:p>
          </table:table-cell>
          <table:table-cell office:value-type="float" office:value="2.9405365476599998" table:style-name="ce4">
            <text:p>2,940536548</text:p>
          </table:table-cell>
          <table:table-cell office:value-type="float" office:value="31.776773133900001" table:style-name="ce4">
            <text:p>31,77677313</text:p>
          </table:table-cell>
          <table:table-cell office:value-type="float" office:value="1059" table:style-name="ce4">
            <text:p>1059</text:p>
          </table:table-cell>
          <table:table-cell office:value-type="float" office:value="9446.9657368143689" table:style-name="ce4">
            <text:p>9446,965737</text:p>
          </table:table-cell>
          <table:table-cell office:value-type="float" office:value="348" table:style-name="ce3">
            <text:p>348</text:p>
          </table:table-cell>
          <table:table-cell table:number-columns-repeated="16375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string" table:style-name="ce4">
            <text:p>UG201600000402</text:p>
          </table:table-cell>
          <table:table-cell office:value-type="float" office:value="402" table:style-name="ce4">
            <text:p>402</text:p>
          </table:table-cell>
          <table:table-cell office:value-type="string" table:style-name="ce4">
            <text:p>R</text:p>
          </table:table-cell>
          <table:table-cell office:value-type="float" office:value="2.87685680365" table:style-name="ce4">
            <text:p>2,876856804</text:p>
          </table:table-cell>
          <table:table-cell office:value-type="float" office:value="31.945875429000001" table:style-name="ce4">
            <text:p>31,94587543</text:p>
          </table:table-cell>
          <table:table-cell office:value-type="float" office:value="1069" table:style-name="ce4">
            <text:p>1069</text:p>
          </table:table-cell>
          <table:table-cell office:value-type="float" office:value="946.8885955962769" table:style-name="ce4">
            <text:p>946,8885956</text:p>
          </table:table-cell>
          <table:table-cell office:value-type="float" office:value="35" table:style-name="ce3">
            <text:p>35</text:p>
          </table:table-cell>
          <table:table-cell table:number-columns-repeated="16375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string" table:style-name="ce4">
            <text:p>UG201600000403</text:p>
          </table:table-cell>
          <table:table-cell office:value-type="float" office:value="403" table:style-name="ce4">
            <text:p>403</text:p>
          </table:table-cell>
          <table:table-cell office:value-type="string" table:style-name="ce4">
            <text:p>R</text:p>
          </table:table-cell>
          <table:table-cell office:value-type="float" office:value="3.19297405372" table:style-name="ce4">
            <text:p>3,192974054</text:p>
          </table:table-cell>
          <table:table-cell office:value-type="float" office:value="32.117373499800003" table:style-name="ce4">
            <text:p>32,1173735</text:p>
          </table:table-cell>
          <table:table-cell office:value-type="float" office:value="810" table:style-name="ce4">
            <text:p>810</text:p>
          </table:table-cell>
          <table:table-cell office:value-type="float" office:value="5325.9031506848678" table:style-name="ce4">
            <text:p>5325,903151</text:p>
          </table:table-cell>
          <table:table-cell office:value-type="float" office:value="178" table:style-name="ce3">
            <text:p>178</text:p>
          </table:table-cell>
          <table:table-cell table:number-columns-repeated="16375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string" table:style-name="ce4">
            <text:p>UG201600000404</text:p>
          </table:table-cell>
          <table:table-cell office:value-type="float" office:value="404" table:style-name="ce4">
            <text:p>404</text:p>
          </table:table-cell>
          <table:table-cell office:value-type="string" table:style-name="ce4">
            <text:p>R</text:p>
          </table:table-cell>
          <table:table-cell office:value-type="float" office:value="2.7996084541299999" table:style-name="ce4">
            <text:p>2,799608454</text:p>
          </table:table-cell>
          <table:table-cell office:value-type="float" office:value="32.059930064600003" table:style-name="ce4">
            <text:p>32,05993006</text:p>
          </table:table-cell>
          <table:table-cell office:value-type="float" office:value="1055" table:style-name="ce4">
            <text:p>1055</text:p>
          </table:table-cell>
          <table:table-cell office:value-type="float" office:value="4999.3357733953044" table:style-name="ce4">
            <text:p>4999,335773</text:p>
          </table:table-cell>
          <table:table-cell office:value-type="float" office:value="160" table:style-name="ce3">
            <text:p>160</text:p>
          </table:table-cell>
          <table:table-cell table:number-columns-repeated="16375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string" table:style-name="ce4">
            <text:p>UG201600000406</text:p>
          </table:table-cell>
          <table:table-cell office:value-type="float" office:value="406" table:style-name="ce4">
            <text:p>406</text:p>
          </table:table-cell>
          <table:table-cell office:value-type="string" table:style-name="ce4">
            <text:p>R</text:p>
          </table:table-cell>
          <table:table-cell office:value-type="float" office:value="2.9685313249199998" table:style-name="ce4">
            <text:p>2,968531325</text:p>
          </table:table-cell>
          <table:table-cell office:value-type="float" office:value="32.428225687699999" table:style-name="ce4">
            <text:p>32,42822569</text:p>
          </table:table-cell>
          <table:table-cell office:value-type="float" office:value="1027" table:style-name="ce4">
            <text:p>1027</text:p>
          </table:table-cell>
          <table:table-cell office:value-type="float" office:value="3070.0180748910084" table:style-name="ce4">
            <text:p>3070,018075</text:p>
          </table:table-cell>
          <table:table-cell office:value-type="float" office:value="101" table:style-name="ce3">
            <text:p>101</text:p>
          </table:table-cell>
          <table:table-cell table:number-columns-repeated="16375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string" table:style-name="ce4">
            <text:p>UG201600000407</text:p>
          </table:table-cell>
          <table:table-cell office:value-type="float" office:value="407" table:style-name="ce4">
            <text:p>407</text:p>
          </table:table-cell>
          <table:table-cell office:value-type="string" table:style-name="ce4">
            <text:p>R</text:p>
          </table:table-cell>
          <table:table-cell office:value-type="float" office:value="2.8242425666200002" table:style-name="ce4">
            <text:p>2,824242567</text:p>
          </table:table-cell>
          <table:table-cell office:value-type="float" office:value="32.236009255600003" table:style-name="ce4">
            <text:p>32,23600926</text:p>
          </table:table-cell>
          <table:table-cell office:value-type="float" office:value="1047" table:style-name="ce4">
            <text:p>1047</text:p>
          </table:table-cell>
          <table:table-cell office:value-type="float" office:value="1669.7117438964476" table:style-name="ce4">
            <text:p>1669,711744</text:p>
          </table:table-cell>
          <table:table-cell office:value-type="float" office:value="55" table:style-name="ce3">
            <text:p>55</text:p>
          </table:table-cell>
          <table:table-cell table:number-columns-repeated="16375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string" table:style-name="ce4">
            <text:p>UG201600000408</text:p>
          </table:table-cell>
          <table:table-cell office:value-type="float" office:value="408" table:style-name="ce4">
            <text:p>408</text:p>
          </table:table-cell>
          <table:table-cell office:value-type="string" table:style-name="ce4">
            <text:p>R</text:p>
          </table:table-cell>
          <table:table-cell office:value-type="float" office:value="3.12696779904" table:style-name="ce4">
            <text:p>3,126967799</text:p>
          </table:table-cell>
          <table:table-cell office:value-type="float" office:value="32.279426544899998" table:style-name="ce4">
            <text:p>32,27942654</text:p>
          </table:table-cell>
          <table:table-cell office:value-type="float" office:value="888" table:style-name="ce4">
            <text:p>888</text:p>
          </table:table-cell>
          <table:table-cell office:value-type="float" office:value="9494.9166429272627" table:style-name="ce4">
            <text:p>9494,916643</text:p>
          </table:table-cell>
          <table:table-cell office:value-type="float" office:value="355" table:style-name="ce3">
            <text:p>355</text:p>
          </table:table-cell>
          <table:table-cell table:number-columns-repeated="16375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string" table:style-name="ce4">
            <text:p>UG201600000409</text:p>
          </table:table-cell>
          <table:table-cell office:value-type="float" office:value="409" table:style-name="ce4">
            <text:p>409</text:p>
          </table:table-cell>
          <table:table-cell office:value-type="string" table:style-name="ce4">
            <text:p>R</text:p>
          </table:table-cell>
          <table:table-cell office:value-type="float" office:value="2.8530996315500001" table:style-name="ce4">
            <text:p>2,853099632</text:p>
          </table:table-cell>
          <table:table-cell office:value-type="float" office:value="32.359529021699998" table:style-name="ce4">
            <text:p>32,35952902</text:p>
          </table:table-cell>
          <table:table-cell office:value-type="float" office:value="1072" table:style-name="ce4">
            <text:p>1072</text:p>
          </table:table-cell>
          <table:table-cell office:value-type="float" office:value="4328.1627819274327" table:style-name="ce4">
            <text:p>4328,162782</text:p>
          </table:table-cell>
          <table:table-cell office:value-type="float" office:value="86" table:style-name="ce3">
            <text:p>86</text:p>
          </table:table-cell>
          <table:table-cell table:number-columns-repeated="16375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string" table:style-name="ce4">
            <text:p>UG201600000410</text:p>
          </table:table-cell>
          <table:table-cell office:value-type="float" office:value="410" table:style-name="ce4">
            <text:p>410</text:p>
          </table:table-cell>
          <table:table-cell office:value-type="string" table:style-name="ce4">
            <text:p>R</text:p>
          </table:table-cell>
          <table:table-cell office:value-type="float" office:value="2.5059558504799999" table:style-name="ce4">
            <text:p>2,50595585</text:p>
          </table:table-cell>
          <table:table-cell office:value-type="float" office:value="32.375975295300002" table:style-name="ce4">
            <text:p>32,3759753</text:p>
          </table:table-cell>
          <table:table-cell office:value-type="float" office:value="1061" table:style-name="ce4">
            <text:p>1061</text:p>
          </table:table-cell>
          <table:table-cell office:value-type="float" office:value="5035.239415791897" table:style-name="ce4">
            <text:p>5035,239416</text:p>
          </table:table-cell>
          <table:table-cell office:value-type="float" office:value="145" table:style-name="ce3">
            <text:p>145</text:p>
          </table:table-cell>
          <table:table-cell table:number-columns-repeated="16375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string" table:style-name="ce4">
            <text:p>UG201600000411</text:p>
          </table:table-cell>
          <table:table-cell office:value-type="float" office:value="411" table:style-name="ce4">
            <text:p>411</text:p>
          </table:table-cell>
          <table:table-cell office:value-type="string" table:style-name="ce4">
            <text:p>R</text:p>
          </table:table-cell>
          <table:table-cell office:value-type="float" office:value="2.6495396913199998" table:style-name="ce4">
            <text:p>2,649539691</text:p>
          </table:table-cell>
          <table:table-cell office:value-type="float" office:value="32.4309826617" table:style-name="ce4">
            <text:p>32,43098266</text:p>
          </table:table-cell>
          <table:table-cell office:value-type="float" office:value="1071" table:style-name="ce4">
            <text:p>1071</text:p>
          </table:table-cell>
          <table:table-cell office:value-type="float" office:value="2353.4688576397175" table:style-name="ce4">
            <text:p>2353,468858</text:p>
          </table:table-cell>
          <table:table-cell office:value-type="float" office:value="71" table:style-name="ce3">
            <text:p>71</text:p>
          </table:table-cell>
          <table:table-cell table:number-columns-repeated="16375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string" table:style-name="ce4">
            <text:p>UG201600000412</text:p>
          </table:table-cell>
          <table:table-cell office:value-type="float" office:value="412" table:style-name="ce4">
            <text:p>412</text:p>
          </table:table-cell>
          <table:table-cell office:value-type="string" table:style-name="ce4">
            <text:p>R</text:p>
          </table:table-cell>
          <table:table-cell office:value-type="float" office:value="2.80063417628" table:style-name="ce4">
            <text:p>2,800634176</text:p>
          </table:table-cell>
          <table:table-cell office:value-type="float" office:value="32.509808006999997" table:style-name="ce4">
            <text:p>32,50980801</text:p>
          </table:table-cell>
          <table:table-cell office:value-type="float" office:value="1011" table:style-name="ce4">
            <text:p>1011</text:p>
          </table:table-cell>
          <table:table-cell office:value-type="float" office:value="6609.3272530351314" table:style-name="ce4">
            <text:p>6609,327253</text:p>
          </table:table-cell>
          <table:table-cell office:value-type="float" office:value="186" table:style-name="ce3">
            <text:p>186</text:p>
          </table:table-cell>
          <table:table-cell table:number-columns-repeated="16375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string" table:style-name="ce4">
            <text:p>UG201600000413</text:p>
          </table:table-cell>
          <table:table-cell office:value-type="float" office:value="413" table:style-name="ce4">
            <text:p>413</text:p>
          </table:table-cell>
          <table:table-cell office:value-type="string" table:style-name="ce4">
            <text:p>R</text:p>
          </table:table-cell>
          <table:table-cell office:value-type="float" office:value="2.7121362146900001" table:style-name="ce4">
            <text:p>2,712136215</text:p>
          </table:table-cell>
          <table:table-cell office:value-type="float" office:value="32.751404092800001" table:style-name="ce4">
            <text:p>32,75140409</text:p>
          </table:table-cell>
          <table:table-cell office:value-type="float" office:value="1025" table:style-name="ce4">
            <text:p>1025</text:p>
          </table:table-cell>
          <table:table-cell office:value-type="float" office:value="4499.6633530831623" table:style-name="ce4">
            <text:p>4499,663353</text:p>
          </table:table-cell>
          <table:table-cell office:value-type="float" office:value="166" table:style-name="ce3">
            <text:p>166</text:p>
          </table:table-cell>
          <table:table-cell table:number-columns-repeated="16375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string" table:style-name="ce4">
            <text:p>UG201600000414</text:p>
          </table:table-cell>
          <table:table-cell office:value-type="float" office:value="414" table:style-name="ce4">
            <text:p>414</text:p>
          </table:table-cell>
          <table:table-cell office:value-type="string" table:style-name="ce4">
            <text:p>R</text:p>
          </table:table-cell>
          <table:table-cell office:value-type="float" office:value="2.6716385873799999" table:style-name="ce4">
            <text:p>2,671638587</text:p>
          </table:table-cell>
          <table:table-cell office:value-type="float" office:value="31.925899063300001" table:style-name="ce4">
            <text:p>31,92589906</text:p>
          </table:table-cell>
          <table:table-cell office:value-type="float" office:value="979" table:style-name="ce4">
            <text:p>979</text:p>
          </table:table-cell>
          <table:table-cell office:value-type="float" office:value="5377.2659629096606" table:style-name="ce4">
            <text:p>5377,265963</text:p>
          </table:table-cell>
          <table:table-cell office:value-type="float" office:value="142" table:style-name="ce3">
            <text:p>142</text:p>
          </table:table-cell>
          <table:table-cell table:number-columns-repeated="16375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string" table:style-name="ce4">
            <text:p>UG201600000415</text:p>
          </table:table-cell>
          <table:table-cell office:value-type="float" office:value="415" table:style-name="ce4">
            <text:p>415</text:p>
          </table:table-cell>
          <table:table-cell office:value-type="string" table:style-name="ce4">
            <text:p>R</text:p>
          </table:table-cell>
          <table:table-cell office:value-type="float" office:value="2.4914501601199999" table:style-name="ce4">
            <text:p>2,49145016</text:p>
          </table:table-cell>
          <table:table-cell office:value-type="float" office:value="31.904986405599999" table:style-name="ce4">
            <text:p>31,90498641</text:p>
          </table:table-cell>
          <table:table-cell office:value-type="float" office:value="944" table:style-name="ce4">
            <text:p>944</text:p>
          </table:table-cell>
          <table:table-cell office:value-type="float" office:value="3072.6864091928305" table:style-name="ce4">
            <text:p>3072,686409</text:p>
          </table:table-cell>
          <table:table-cell office:value-type="float" office:value="102" table:style-name="ce3">
            <text:p>102</text:p>
          </table:table-cell>
          <table:table-cell table:number-columns-repeated="16375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string" table:style-name="ce4">
            <text:p>UG201600000416</text:p>
          </table:table-cell>
          <table:table-cell office:value-type="float" office:value="416" table:style-name="ce4">
            <text:p>416</text:p>
          </table:table-cell>
          <table:table-cell office:value-type="string" table:style-name="ce4">
            <text:p>R</text:p>
          </table:table-cell>
          <table:table-cell office:value-type="float" office:value="2.54746155557" table:style-name="ce4">
            <text:p>2,547461556</text:p>
          </table:table-cell>
          <table:table-cell office:value-type="float" office:value="32.176849166700002" table:style-name="ce4">
            <text:p>32,17684917</text:p>
          </table:table-cell>
          <table:table-cell office:value-type="float" office:value="1100" table:style-name="ce4">
            <text:p>1100</text:p>
          </table:table-cell>
          <table:table-cell office:value-type="float" office:value="8078.9557029494426" table:style-name="ce4">
            <text:p>8078,955703</text:p>
          </table:table-cell>
          <table:table-cell office:value-type="float" office:value="285" table:style-name="ce3">
            <text:p>285</text:p>
          </table:table-cell>
          <table:table-cell table:number-columns-repeated="16375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string" table:style-name="ce4">
            <text:p>UG201600000417</text:p>
          </table:table-cell>
          <table:table-cell office:value-type="float" office:value="417" table:style-name="ce4">
            <text:p>417</text:p>
          </table:table-cell>
          <table:table-cell office:value-type="string" table:style-name="ce4">
            <text:p>U</text:p>
          </table:table-cell>
          <table:table-cell office:value-type="float" office:value="2.8585069557399998" table:style-name="ce4">
            <text:p>2,858506956</text:p>
          </table:table-cell>
          <table:table-cell office:value-type="float" office:value="33.340274072600003" table:style-name="ce4">
            <text:p>33,34027407</text:p>
          </table:table-cell>
          <table:table-cell office:value-type="float" office:value="1036" table:style-name="ce4">
            <text:p>1036</text:p>
          </table:table-cell>
          <table:table-cell office:value-type="float" office:value="2146.3554565494251" table:style-name="ce4">
            <text:p>2146,355457</text:p>
          </table:table-cell>
          <table:table-cell office:value-type="float" office:value="50" table:style-name="ce3">
            <text:p>50</text:p>
          </table:table-cell>
          <table:table-cell table:number-columns-repeated="16375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string" table:style-name="ce4">
            <text:p>UG201600000418</text:p>
          </table:table-cell>
          <table:table-cell office:value-type="float" office:value="418" table:style-name="ce4">
            <text:p>418</text:p>
          </table:table-cell>
          <table:table-cell office:value-type="string" table:style-name="ce4">
            <text:p>U</text:p>
          </table:table-cell>
          <table:table-cell office:value-type="float" office:value="3.2990124250999999" table:style-name="ce4">
            <text:p>3,299012425</text:p>
          </table:table-cell>
          <table:table-cell office:value-type="float" office:value="32.898944097899999" table:style-name="ce4">
            <text:p>32,8989441</text:p>
          </table:table-cell>
          <table:table-cell office:value-type="float" office:value="933" table:style-name="ce4">
            <text:p>933</text:p>
          </table:table-cell>
          <table:table-cell office:value-type="float" office:value="2018.9992465611169" table:style-name="ce4">
            <text:p>2018,999247</text:p>
          </table:table-cell>
          <table:table-cell office:value-type="float" office:value="48" table:style-name="ce3">
            <text:p>48</text:p>
          </table:table-cell>
          <table:table-cell table:number-columns-repeated="16375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string" table:style-name="ce4">
            <text:p>UG201600000419</text:p>
          </table:table-cell>
          <table:table-cell office:value-type="float" office:value="419" table:style-name="ce4">
            <text:p>419</text:p>
          </table:table-cell>
          <table:table-cell office:value-type="string" table:style-name="ce4">
            <text:p>U</text:p>
          </table:table-cell>
          <table:table-cell office:value-type="float" office:value="3.2759114665600002" table:style-name="ce4">
            <text:p>3,275911467</text:p>
          </table:table-cell>
          <table:table-cell office:value-type="float" office:value="32.800837082199997" table:style-name="ce4">
            <text:p>32,80083708</text:p>
          </table:table-cell>
          <table:table-cell office:value-type="float" office:value="931" table:style-name="ce4">
            <text:p>931</text:p>
          </table:table-cell>
          <table:table-cell office:value-type="float" office:value="7973.2441180529431" table:style-name="ce4">
            <text:p>7973,244118</text:p>
          </table:table-cell>
          <table:table-cell office:value-type="float" office:value="255" table:style-name="ce3">
            <text:p>255</text:p>
          </table:table-cell>
          <table:table-cell table:number-columns-repeated="16375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string" table:style-name="ce4">
            <text:p>UG201600000420</text:p>
          </table:table-cell>
          <table:table-cell office:value-type="float" office:value="420" table:style-name="ce4">
            <text:p>420</text:p>
          </table:table-cell>
          <table:table-cell office:value-type="string" table:style-name="ce4">
            <text:p>U</text:p>
          </table:table-cell>
          <table:table-cell office:value-type="float" office:value="3.4891395042600002" table:style-name="ce4">
            <text:p>3,489139504</text:p>
          </table:table-cell>
          <table:table-cell office:value-type="float" office:value="32.814208781200001" table:style-name="ce4">
            <text:p>32,81420878</text:p>
          </table:table-cell>
          <table:table-cell office:value-type="float" office:value="1055" table:style-name="ce4">
            <text:p>1055</text:p>
          </table:table-cell>
          <table:table-cell office:value-type="float" office:value="514.92165132941545" table:style-name="ce4">
            <text:p>514,9216513</text:p>
          </table:table-cell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string" table:style-name="ce4">
            <text:p>UG201600000421</text:p>
          </table:table-cell>
          <table:table-cell office:value-type="float" office:value="421" table:style-name="ce4">
            <text:p>421</text:p>
          </table:table-cell>
          <table:table-cell office:value-type="string" table:style-name="ce4">
            <text:p>U</text:p>
          </table:table-cell>
          <table:table-cell office:value-type="float" office:value="2.7765437676700002" table:style-name="ce4">
            <text:p>2,776543768</text:p>
          </table:table-cell>
          <table:table-cell office:value-type="float" office:value="32.253518037500001" table:style-name="ce4">
            <text:p>32,25351804</text:p>
          </table:table-cell>
          <table:table-cell office:value-type="float" office:value="1088" table:style-name="ce4">
            <text:p>1088</text:p>
          </table:table-cell>
          <table:table-cell office:value-type="float" office:value="686.65194334082605" table:style-name="ce4">
            <text:p>686,6519433</text:p>
          </table:table-cell>
          <table:table-cell office:value-type="float" office:value="26" table:style-name="ce3">
            <text:p>26</text:p>
          </table:table-cell>
          <table:table-cell table:number-columns-repeated="16375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string" table:style-name="ce4">
            <text:p>UG201600000422</text:p>
          </table:table-cell>
          <table:table-cell office:value-type="float" office:value="422" table:style-name="ce4">
            <text:p>422</text:p>
          </table:table-cell>
          <table:table-cell office:value-type="string" table:style-name="ce4">
            <text:p>U</text:p>
          </table:table-cell>
          <table:table-cell office:value-type="float" office:value="2.7943433708500001" table:style-name="ce4">
            <text:p>2,794343371</text:p>
          </table:table-cell>
          <table:table-cell office:value-type="float" office:value="32.305230823599999" table:style-name="ce4">
            <text:p>32,30523082</text:p>
          </table:table-cell>
          <table:table-cell office:value-type="float" office:value="1090" table:style-name="ce4">
            <text:p>1090</text:p>
          </table:table-cell>
          <table:table-cell office:value-type="float" office:value="1447.4925712868917" table:style-name="ce4">
            <text:p>1447,492571</text:p>
          </table:table-cell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string" table:style-name="ce4">
            <text:p>UG201600000423</text:p>
          </table:table-cell>
          <table:table-cell office:value-type="float" office:value="423" table:style-name="ce4">
            <text:p>423</text:p>
          </table:table-cell>
          <table:table-cell office:value-type="string" table:style-name="ce4">
            <text:p>U</text:p>
          </table:table-cell>
          <table:table-cell office:value-type="float" office:value="2.7643485800600001" table:style-name="ce4">
            <text:p>2,76434858</text:p>
          </table:table-cell>
          <table:table-cell office:value-type="float" office:value="32.2865287387" table:style-name="ce4">
            <text:p>32,28652874</text:p>
          </table:table-cell>
          <table:table-cell office:value-type="float" office:value="1102" table:style-name="ce4">
            <text:p>1102</text:p>
          </table:table-cell>
          <table:table-cell office:value-type="float" office:value="1504.0810054803719" table:style-name="ce4">
            <text:p>1504,081005</text:p>
          </table:table-cell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string" table:style-name="ce4">
            <text:p>UG201600000424</text:p>
          </table:table-cell>
          <table:table-cell office:value-type="float" office:value="424" table:style-name="ce4">
            <text:p>424</text:p>
          </table:table-cell>
          <table:table-cell office:value-type="string" table:style-name="ce4">
            <text:p>U</text:p>
          </table:table-cell>
          <table:table-cell office:value-type="float" office:value="2.7679142842400002" table:style-name="ce4">
            <text:p>2,767914284</text:p>
          </table:table-cell>
          <table:table-cell office:value-type="float" office:value="32.309376865600001" table:style-name="ce4">
            <text:p>32,30937687</text:p>
          </table:table-cell>
          <table:table-cell office:value-type="float" office:value="1101" table:style-name="ce4">
            <text:p>1101</text:p>
          </table:table-cell>
          <table:table-cell office:value-type="float" office:value="1594.4536742002085" table:style-name="ce4">
            <text:p>1594,453674</text:p>
          </table:table-cell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string" table:style-name="ce4">
            <text:p>UG201600000425</text:p>
          </table:table-cell>
          <table:table-cell office:value-type="float" office:value="425" table:style-name="ce4">
            <text:p>425</text:p>
          </table:table-cell>
          <table:table-cell office:value-type="string" table:style-name="ce4">
            <text:p>R</text:p>
          </table:table-cell>
          <table:table-cell office:value-type="float" office:value="3.3322202163700001" table:style-name="ce4">
            <text:p>3,332220216</text:p>
          </table:table-cell>
          <table:table-cell office:value-type="float" office:value="31.743823215100001" table:style-name="ce4">
            <text:p>31,74382322</text:p>
          </table:table-cell>
          <table:table-cell office:value-type="float" office:value="772" table:style-name="ce4">
            <text:p>772</text:p>
          </table:table-cell>
          <table:table-cell office:value-type="float" office:value="915.26991197443988" table:style-name="ce4">
            <text:p>915,269912</text:p>
          </table:table-cell>
          <table:table-cell office:value-type="float" office:value="33" table:style-name="ce3">
            <text:p>33</text:p>
          </table:table-cell>
          <table:table-cell table:number-columns-repeated="16375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string" table:style-name="ce4">
            <text:p>UG201600000426</text:p>
          </table:table-cell>
          <table:table-cell office:value-type="float" office:value="426" table:style-name="ce4">
            <text:p>426</text:p>
          </table:table-cell>
          <table:table-cell office:value-type="string" table:style-name="ce4">
            <text:p>R</text:p>
          </table:table-cell>
          <table:table-cell office:value-type="float" office:value="3.4323444052399998" table:style-name="ce4">
            <text:p>3,432344405</text:p>
          </table:table-cell>
          <table:table-cell office:value-type="float" office:value="31.961395051" table:style-name="ce4">
            <text:p>31,96139505</text:p>
          </table:table-cell>
          <table:table-cell office:value-type="float" office:value="716" table:style-name="ce4">
            <text:p>716</text:p>
          </table:table-cell>
          <table:table-cell office:value-type="float" office:value="2923.3598261815087" table:style-name="ce4">
            <text:p>2923,359826</text:p>
          </table:table-cell>
          <table:table-cell office:value-type="float" office:value="63" table:style-name="ce3">
            <text:p>63</text:p>
          </table:table-cell>
          <table:table-cell table:number-columns-repeated="16375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string" table:style-name="ce4">
            <text:p>UG201600000427</text:p>
          </table:table-cell>
          <table:table-cell office:value-type="float" office:value="427" table:style-name="ce4">
            <text:p>427</text:p>
          </table:table-cell>
          <table:table-cell office:value-type="string" table:style-name="ce4">
            <text:p>R</text:p>
          </table:table-cell>
          <table:table-cell office:value-type="float" office:value="3.5211736986200002" table:style-name="ce4">
            <text:p>3,521173699</text:p>
          </table:table-cell>
          <table:table-cell office:value-type="float" office:value="31.811801365400001" table:style-name="ce4">
            <text:p>31,81180137</text:p>
          </table:table-cell>
          <table:table-cell office:value-type="float" office:value="623" table:style-name="ce4">
            <text:p>623</text:p>
          </table:table-cell>
          <table:table-cell office:value-type="float" office:value="1114.8741631981609" table:style-name="ce4">
            <text:p>1114,874163</text:p>
          </table:table-cell>
          <table:table-cell office:value-type="float" office:value="40" table:style-name="ce3">
            <text:p>40</text:p>
          </table:table-cell>
          <table:table-cell table:number-columns-repeated="16375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string" table:style-name="ce4">
            <text:p>UG201600000428</text:p>
          </table:table-cell>
          <table:table-cell office:value-type="float" office:value="428" table:style-name="ce4">
            <text:p>428</text:p>
          </table:table-cell>
          <table:table-cell office:value-type="string" table:style-name="ce4">
            <text:p>R</text:p>
          </table:table-cell>
          <table:table-cell office:value-type="float" office:value="3.2075276372600001" table:style-name="ce4">
            <text:p>3,207527637</text:p>
          </table:table-cell>
          <table:table-cell office:value-type="float" office:value="31.543385108599999" table:style-name="ce4">
            <text:p>31,54338511</text:p>
          </table:table-cell>
          <table:table-cell office:value-type="float" office:value="640" table:style-name="ce4">
            <text:p>640</text:p>
          </table:table-cell>
          <table:table-cell office:value-type="float" office:value="1266.9137793235054" table:style-name="ce4">
            <text:p>1266,913779</text:p>
          </table:table-cell>
          <table:table-cell office:value-type="float" office:value="46" table:style-name="ce3">
            <text:p>46</text:p>
          </table:table-cell>
          <table:table-cell table:number-columns-repeated="16375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string" table:style-name="ce4">
            <text:p>UG201600000429</text:p>
          </table:table-cell>
          <table:table-cell office:value-type="float" office:value="429" table:style-name="ce4">
            <text:p>429</text:p>
          </table:table-cell>
          <table:table-cell office:value-type="string" table:style-name="ce4">
            <text:p>R</text:p>
          </table:table-cell>
          <table:table-cell office:value-type="float" office:value="3.5922142802699999" table:style-name="ce4">
            <text:p>3,59221428</text:p>
          </table:table-cell>
          <table:table-cell office:value-type="float" office:value="31.571312666000001" table:style-name="ce4">
            <text:p>31,57131267</text:p>
          </table:table-cell>
          <table:table-cell office:value-type="float" office:value="751" table:style-name="ce4">
            <text:p>751</text:p>
          </table:table-cell>
          <table:table-cell office:value-type="float" office:value="1559.3473676518176" table:style-name="ce4">
            <text:p>1559,347368</text:p>
          </table:table-cell>
          <table:table-cell office:value-type="float" office:value="53" table:style-name="ce3">
            <text:p>53</text:p>
          </table:table-cell>
          <table:table-cell table:number-columns-repeated="16375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string" table:style-name="ce4">
            <text:p>UG201600000430</text:p>
          </table:table-cell>
          <table:table-cell office:value-type="float" office:value="430" table:style-name="ce4">
            <text:p>430</text:p>
          </table:table-cell>
          <table:table-cell office:value-type="string" table:style-name="ce4">
            <text:p>R</text:p>
          </table:table-cell>
          <table:table-cell office:value-type="float" office:value="3.7011172832499999" table:style-name="ce4">
            <text:p>3,701117283</text:p>
          </table:table-cell>
          <table:table-cell office:value-type="float" office:value="31.699718971500001" table:style-name="ce4">
            <text:p>31,69971897</text:p>
          </table:table-cell>
          <table:table-cell office:value-type="float" office:value="939" table:style-name="ce4">
            <text:p>939</text:p>
          </table:table-cell>
          <table:table-cell office:value-type="float" office:value="1855.2042162625096" table:style-name="ce4">
            <text:p>1855,204216</text:p>
          </table:table-cell>
          <table:table-cell office:value-type="float" office:value="73" table:style-name="ce3">
            <text:p>73</text:p>
          </table:table-cell>
          <table:table-cell table:number-columns-repeated="16375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string" table:style-name="ce4">
            <text:p>UG201600000431</text:p>
          </table:table-cell>
          <table:table-cell office:value-type="float" office:value="431" table:style-name="ce4">
            <text:p>431</text:p>
          </table:table-cell>
          <table:table-cell office:value-type="string" table:style-name="ce4">
            <text:p>R</text:p>
          </table:table-cell>
          <table:table-cell office:value-type="float" office:value="3.2681785799199998" table:style-name="ce4">
            <text:p>3,26817858</text:p>
          </table:table-cell>
          <table:table-cell office:value-type="float" office:value="31.393413403" table:style-name="ce4">
            <text:p>31,3934134</text:p>
          </table:table-cell>
          <table:table-cell office:value-type="float" office:value="677" table:style-name="ce4">
            <text:p>677</text:p>
          </table:table-cell>
          <table:table-cell office:value-type="float" office:value="2798.3815162318965" table:style-name="ce4">
            <text:p>2798,381516</text:p>
          </table:table-cell>
          <table:table-cell office:value-type="float" office:value="42" table:style-name="ce3">
            <text:p>42</text:p>
          </table:table-cell>
          <table:table-cell table:number-columns-repeated="16375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string" table:style-name="ce4">
            <text:p>UG201600000432</text:p>
          </table:table-cell>
          <table:table-cell office:value-type="float" office:value="432" table:style-name="ce4">
            <text:p>432</text:p>
          </table:table-cell>
          <table:table-cell office:value-type="string" table:style-name="ce4">
            <text:p>R</text:p>
          </table:table-cell>
          <table:table-cell office:value-type="float" office:value="3.6098322122000002" table:style-name="ce4">
            <text:p>3,609832212</text:p>
          </table:table-cell>
          <table:table-cell office:value-type="float" office:value="31.111946269499999" table:style-name="ce4">
            <text:p>31,11194627</text:p>
          </table:table-cell>
          <table:table-cell office:value-type="float" office:value="1017" table:style-name="ce4">
            <text:p>1017</text:p>
          </table:table-cell>
          <table:table-cell office:value-type="float" office:value="6109.8710255122933" table:style-name="ce4">
            <text:p>6109,871026</text:p>
          </table:table-cell>
          <table:table-cell office:value-type="float" office:value="172" table:style-name="ce3">
            <text:p>172</text:p>
          </table:table-cell>
          <table:table-cell table:number-columns-repeated="16375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string" table:style-name="ce4">
            <text:p>UG201600000433</text:p>
          </table:table-cell>
          <table:table-cell office:value-type="float" office:value="433" table:style-name="ce4">
            <text:p>433</text:p>
          </table:table-cell>
          <table:table-cell office:value-type="string" table:style-name="ce4">
            <text:p>R</text:p>
          </table:table-cell>
          <table:table-cell office:value-type="float" office:value="3.6822837957700001" table:style-name="ce4">
            <text:p>3,682283796</text:p>
          </table:table-cell>
          <table:table-cell office:value-type="float" office:value="31.419902900099999" table:style-name="ce4">
            <text:p>31,4199029</text:p>
          </table:table-cell>
          <table:table-cell office:value-type="float" office:value="834" table:style-name="ce4">
            <text:p>834</text:p>
          </table:table-cell>
          <table:table-cell office:value-type="float" office:value="5944.5182281560728" table:style-name="ce4">
            <text:p>5944,518228</text:p>
          </table:table-cell>
          <table:table-cell office:value-type="float" office:value="201" table:style-name="ce3">
            <text:p>201</text:p>
          </table:table-cell>
          <table:table-cell table:number-columns-repeated="16375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string" table:style-name="ce4">
            <text:p>UG201600000434</text:p>
          </table:table-cell>
          <table:table-cell office:value-type="float" office:value="434" table:style-name="ce4">
            <text:p>434</text:p>
          </table:table-cell>
          <table:table-cell office:value-type="string" table:style-name="ce4">
            <text:p>R</text:p>
          </table:table-cell>
          <table:table-cell office:value-type="float" office:value="3.3986748760499998" table:style-name="ce4">
            <text:p>3,398674876</text:p>
          </table:table-cell>
          <table:table-cell office:value-type="float" office:value="31.141679667799998" table:style-name="ce4">
            <text:p>31,14167967</text:p>
          </table:table-cell>
          <table:table-cell office:value-type="float" office:value="999" table:style-name="ce4">
            <text:p>999</text:p>
          </table:table-cell>
          <table:table-cell office:value-type="float" office:value="1738.1279234278468" table:style-name="ce4">
            <text:p>1738,127923</text:p>
          </table:table-cell>
          <table:table-cell office:value-type="float" office:value="58" table:style-name="ce3">
            <text:p>58</text:p>
          </table:table-cell>
          <table:table-cell table:number-columns-repeated="16375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string" table:style-name="ce4">
            <text:p>UG201600000435</text:p>
          </table:table-cell>
          <table:table-cell office:value-type="float" office:value="435" table:style-name="ce4">
            <text:p>435</text:p>
          </table:table-cell>
          <table:table-cell office:value-type="string" table:style-name="ce4">
            <text:p>R</text:p>
          </table:table-cell>
          <table:table-cell office:value-type="float" office:value="3.4032944398699998" table:style-name="ce4">
            <text:p>3,40329444</text:p>
          </table:table-cell>
          <table:table-cell office:value-type="float" office:value="31.297179926599998" table:style-name="ce4">
            <text:p>31,29717993</text:p>
          </table:table-cell>
          <table:table-cell office:value-type="float" office:value="885" table:style-name="ce4">
            <text:p>885</text:p>
          </table:table-cell>
          <table:table-cell office:value-type="float" office:value="4526.992209917129" table:style-name="ce4">
            <text:p>4526,99221</text:p>
          </table:table-cell>
          <table:table-cell office:value-type="float" office:value="74" table:style-name="ce3">
            <text:p>74</text:p>
          </table:table-cell>
          <table:table-cell table:number-columns-repeated="16375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string" table:style-name="ce4">
            <text:p>UG201600000436</text:p>
          </table:table-cell>
          <table:table-cell office:value-type="float" office:value="436" table:style-name="ce4">
            <text:p>436</text:p>
          </table:table-cell>
          <table:table-cell office:value-type="string" table:style-name="ce4">
            <text:p>R</text:p>
          </table:table-cell>
          <table:table-cell office:value-type="float" office:value="3.4212525544000001" table:style-name="ce4">
            <text:p>3,421252554</text:p>
          </table:table-cell>
          <table:table-cell office:value-type="float" office:value="31.054912030299999" table:style-name="ce4">
            <text:p>31,05491203</text:p>
          </table:table-cell>
          <table:table-cell office:value-type="float" office:value="1034" table:style-name="ce4">
            <text:p>1034</text:p>
          </table:table-cell>
          <table:table-cell office:value-type="float" office:value="1342.7628321751963" table:style-name="ce4">
            <text:p>1342,762832</text:p>
          </table:table-cell>
          <table:table-cell office:value-type="float" office:value="54" table:style-name="ce3">
            <text:p>54</text:p>
          </table:table-cell>
          <table:table-cell table:number-columns-repeated="16375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string" table:style-name="ce4">
            <text:p>UG201600000437</text:p>
          </table:table-cell>
          <table:table-cell office:value-type="float" office:value="437" table:style-name="ce4">
            <text:p>437</text:p>
          </table:table-cell>
          <table:table-cell office:value-type="string" table:style-name="ce4">
            <text:p>R</text:p>
          </table:table-cell>
          <table:table-cell office:value-type="float" office:value="3.3713861605000002" table:style-name="ce4">
            <text:p>3,371386161</text:p>
          </table:table-cell>
          <table:table-cell office:value-type="float" office:value="31.073275561199999" table:style-name="ce4">
            <text:p>31,07327556</text:p>
          </table:table-cell>
          <table:table-cell office:value-type="float" office:value="978" table:style-name="ce4">
            <text:p>978</text:p>
          </table:table-cell>
          <table:table-cell office:value-type="float" office:value="1443.6690003982533" table:style-name="ce4">
            <text:p>1443,669</text:p>
          </table:table-cell>
          <table:table-cell office:value-type="float" office:value="20" table:style-name="ce3">
            <text:p>20</text:p>
          </table:table-cell>
          <table:table-cell table:number-columns-repeated="16375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string" table:style-name="ce4">
            <text:p>UG201600000438</text:p>
          </table:table-cell>
          <table:table-cell office:value-type="float" office:value="438" table:style-name="ce4">
            <text:p>438</text:p>
          </table:table-cell>
          <table:table-cell office:value-type="string" table:style-name="ce4">
            <text:p>R</text:p>
          </table:table-cell>
          <table:table-cell office:value-type="float" office:value="3.1659337589100001" table:style-name="ce4">
            <text:p>3,165933759</text:p>
          </table:table-cell>
          <table:table-cell office:value-type="float" office:value="30.938195928999999" table:style-name="ce4">
            <text:p>30,93819593</text:p>
          </table:table-cell>
          <table:table-cell office:value-type="float" office:value="1125" table:style-name="ce4">
            <text:p>1125</text:p>
          </table:table-cell>
          <table:table-cell office:value-type="float" office:value="3010.393412084999" table:style-name="ce4">
            <text:p>3010,393412</text:p>
          </table:table-cell>
          <table:table-cell office:value-type="float" office:value="118" table:style-name="ce3">
            <text:p>118</text:p>
          </table:table-cell>
          <table:table-cell table:number-columns-repeated="16375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string" table:style-name="ce4">
            <text:p>UG201600000439</text:p>
          </table:table-cell>
          <table:table-cell office:value-type="float" office:value="439" table:style-name="ce4">
            <text:p>439</text:p>
          </table:table-cell>
          <table:table-cell office:value-type="string" table:style-name="ce4">
            <text:p>R</text:p>
          </table:table-cell>
          <table:table-cell office:value-type="float" office:value="3.3120024088400002" table:style-name="ce4">
            <text:p>3,312002409</text:p>
          </table:table-cell>
          <table:table-cell office:value-type="float" office:value="30.929387948799999" table:style-name="ce4">
            <text:p>30,92938795</text:p>
          </table:table-cell>
          <table:table-cell office:value-type="float" office:value="1183" table:style-name="ce4">
            <text:p>1183</text:p>
          </table:table-cell>
          <table:table-cell office:value-type="float" office:value="1247.0593696930925" table:style-name="ce4">
            <text:p>1247,05937</text:p>
          </table:table-cell>
          <table:table-cell office:value-type="float" office:value="24" table:style-name="ce3">
            <text:p>24</text:p>
          </table:table-cell>
          <table:table-cell table:number-columns-repeated="16375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string" table:style-name="ce4">
            <text:p>UG201600000440</text:p>
          </table:table-cell>
          <table:table-cell office:value-type="float" office:value="440" table:style-name="ce4">
            <text:p>440</text:p>
          </table:table-cell>
          <table:table-cell office:value-type="string" table:style-name="ce4">
            <text:p>R</text:p>
          </table:table-cell>
          <table:table-cell office:value-type="float" office:value="3.1392075122400001" table:style-name="ce4">
            <text:p>3,139207512</text:p>
          </table:table-cell>
          <table:table-cell office:value-type="float" office:value="30.852192283099999" table:style-name="ce4">
            <text:p>30,85219228</text:p>
          </table:table-cell>
          <table:table-cell office:value-type="float" office:value="1239" table:style-name="ce4">
            <text:p>1239</text:p>
          </table:table-cell>
          <table:table-cell office:value-type="float" office:value="1742.5326696796951" table:style-name="ce4">
            <text:p>1742,53267</text:p>
          </table:table-cell>
          <table:table-cell office:value-type="float" office:value="67" table:style-name="ce3">
            <text:p>67</text:p>
          </table:table-cell>
          <table:table-cell table:number-columns-repeated="16375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string" table:style-name="ce4">
            <text:p>UG201600000441</text:p>
          </table:table-cell>
          <table:table-cell office:value-type="float" office:value="441" table:style-name="ce4">
            <text:p>441</text:p>
          </table:table-cell>
          <table:table-cell office:value-type="string" table:style-name="ce4">
            <text:p>R</text:p>
          </table:table-cell>
          <table:table-cell office:value-type="float" office:value="3.2433398330499998" table:style-name="ce4">
            <text:p>3,243339833</text:p>
          </table:table-cell>
          <table:table-cell office:value-type="float" office:value="30.981941608500001" table:style-name="ce4">
            <text:p>30,98194161</text:p>
          </table:table-cell>
          <table:table-cell office:value-type="float" office:value="1053" table:style-name="ce4">
            <text:p>1053</text:p>
          </table:table-cell>
          <table:table-cell office:value-type="float" office:value="763.62895346331084" table:style-name="ce4">
            <text:p>763,6289535</text:p>
          </table:table-cell>
          <table:table-cell office:value-type="float" office:value="19" table:style-name="ce3">
            <text:p>19</text:p>
          </table:table-cell>
          <table:table-cell table:number-columns-repeated="16375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string" table:style-name="ce4">
            <text:p>UG201600000442</text:p>
          </table:table-cell>
          <table:table-cell office:value-type="float" office:value="442" table:style-name="ce4">
            <text:p>442</text:p>
          </table:table-cell>
          <table:table-cell office:value-type="string" table:style-name="ce4">
            <text:p>R</text:p>
          </table:table-cell>
          <table:table-cell office:value-type="float" office:value="3.08832758461" table:style-name="ce4">
            <text:p>3,088327585</text:p>
          </table:table-cell>
          <table:table-cell office:value-type="float" office:value="30.887651083800002" table:style-name="ce4">
            <text:p>30,88765108</text:p>
          </table:table-cell>
          <table:table-cell office:value-type="float" office:value="1203" table:style-name="ce4">
            <text:p>1203</text:p>
          </table:table-cell>
          <table:table-cell office:value-type="float" office:value="2991.1297982505494" table:style-name="ce4">
            <text:p>2991,129798</text:p>
          </table:table-cell>
          <table:table-cell office:value-type="float" office:value="98" table:style-name="ce3">
            <text:p>98</text:p>
          </table:table-cell>
          <table:table-cell table:number-columns-repeated="16375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string" table:style-name="ce4">
            <text:p>UG201600000443</text:p>
          </table:table-cell>
          <table:table-cell office:value-type="float" office:value="443" table:style-name="ce4">
            <text:p>443</text:p>
          </table:table-cell>
          <table:table-cell office:value-type="string" table:style-name="ce4">
            <text:p>R</text:p>
          </table:table-cell>
          <table:table-cell office:value-type="float" office:value="3.0534060576800002" table:style-name="ce4">
            <text:p>3,053406058</text:p>
          </table:table-cell>
          <table:table-cell office:value-type="float" office:value="30.930497216799999" table:style-name="ce4">
            <text:p>30,93049722</text:p>
          </table:table-cell>
          <table:table-cell office:value-type="float" office:value="1167" table:style-name="ce4">
            <text:p>1167</text:p>
          </table:table-cell>
          <table:table-cell office:value-type="float" office:value="2447.8548372909731" table:style-name="ce4">
            <text:p>2447,854837</text:p>
          </table:table-cell>
          <table:table-cell office:value-type="float" office:value="60" table:style-name="ce3">
            <text:p>60</text:p>
          </table:table-cell>
          <table:table-cell table:number-columns-repeated="16375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string" table:style-name="ce4">
            <text:p>UG201600000444</text:p>
          </table:table-cell>
          <table:table-cell office:value-type="float" office:value="444" table:style-name="ce4">
            <text:p>444</text:p>
          </table:table-cell>
          <table:table-cell office:value-type="string" table:style-name="ce4">
            <text:p>R</text:p>
          </table:table-cell>
          <table:table-cell office:value-type="float" office:value="3.0098276941800002" table:style-name="ce4">
            <text:p>3,009827694</text:p>
          </table:table-cell>
          <table:table-cell office:value-type="float" office:value="30.973522619800001" table:style-name="ce4">
            <text:p>30,97352262</text:p>
          </table:table-cell>
          <table:table-cell office:value-type="float" office:value="1159" table:style-name="ce4">
            <text:p>1159</text:p>
          </table:table-cell>
          <table:table-cell office:value-type="float" office:value="963.40818191361802" table:style-name="ce4">
            <text:p>963,4081819</text:p>
          </table:table-cell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string" table:style-name="ce4">
            <text:p>UG201600000445</text:p>
          </table:table-cell>
          <table:table-cell office:value-type="float" office:value="445" table:style-name="ce4">
            <text:p>445</text:p>
          </table:table-cell>
          <table:table-cell office:value-type="string" table:style-name="ce4">
            <text:p>R</text:p>
          </table:table-cell>
          <table:table-cell office:value-type="float" office:value="2.9997727293500001" table:style-name="ce4">
            <text:p>2,999772729</text:p>
          </table:table-cell>
          <table:table-cell office:value-type="float" office:value="30.896677051299999" table:style-name="ce4">
            <text:p>30,89667705</text:p>
          </table:table-cell>
          <table:table-cell office:value-type="float" office:value="1208" table:style-name="ce4">
            <text:p>1208</text:p>
          </table:table-cell>
          <table:table-cell office:value-type="float" office:value="1621.8198876563085" table:style-name="ce4">
            <text:p>1621,819888</text:p>
          </table:table-cell>
          <table:table-cell office:value-type="float" office:value="41" table:style-name="ce3">
            <text:p>41</text:p>
          </table:table-cell>
          <table:table-cell table:number-columns-repeated="16375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string" table:style-name="ce4">
            <text:p>UG201600000446</text:p>
          </table:table-cell>
          <table:table-cell office:value-type="float" office:value="446" table:style-name="ce4">
            <text:p>446</text:p>
          </table:table-cell>
          <table:table-cell office:value-type="string" table:style-name="ce4">
            <text:p>R</text:p>
          </table:table-cell>
          <table:table-cell office:value-type="float" office:value="3.1488122893599999" table:style-name="ce4">
            <text:p>3,148812289</text:p>
          </table:table-cell>
          <table:table-cell office:value-type="float" office:value="31.4983175526" table:style-name="ce4">
            <text:p>31,49831755</text:p>
          </table:table-cell>
          <table:table-cell office:value-type="float" office:value="642" table:style-name="ce4">
            <text:p>642</text:p>
          </table:table-cell>
          <table:table-cell office:value-type="float" office:value="4884.6604070437979" table:style-name="ce4">
            <text:p>4884,660407</text:p>
          </table:table-cell>
          <table:table-cell office:value-type="float" office:value="115" table:style-name="ce3">
            <text:p>115</text:p>
          </table:table-cell>
          <table:table-cell table:number-columns-repeated="16375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string" table:style-name="ce4">
            <text:p>UG201600000447</text:p>
          </table:table-cell>
          <table:table-cell office:value-type="float" office:value="447" table:style-name="ce4">
            <text:p>447</text:p>
          </table:table-cell>
          <table:table-cell office:value-type="string" table:style-name="ce4">
            <text:p>R</text:p>
          </table:table-cell>
          <table:table-cell office:value-type="float" office:value="2.68485831409" table:style-name="ce4">
            <text:p>2,684858314</text:p>
          </table:table-cell>
          <table:table-cell office:value-type="float" office:value="31.158856394099999" table:style-name="ce4">
            <text:p>31,15885639</text:p>
          </table:table-cell>
          <table:table-cell office:value-type="float" office:value="806" table:style-name="ce4">
            <text:p>806</text:p>
          </table:table-cell>
          <table:table-cell office:value-type="float" office:value="3218.4722397763376" table:style-name="ce4">
            <text:p>3218,47224</text:p>
          </table:table-cell>
          <table:table-cell office:value-type="float" office:value="96" table:style-name="ce3">
            <text:p>96</text:p>
          </table:table-cell>
          <table:table-cell table:number-columns-repeated="16375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string" table:style-name="ce4">
            <text:p>UG201600000448</text:p>
          </table:table-cell>
          <table:table-cell office:value-type="float" office:value="448" table:style-name="ce4">
            <text:p>448</text:p>
          </table:table-cell>
          <table:table-cell office:value-type="string" table:style-name="ce4">
            <text:p>R</text:p>
          </table:table-cell>
          <table:table-cell office:value-type="float" office:value="3.01014446806" table:style-name="ce4">
            <text:p>3,010144468</text:p>
          </table:table-cell>
          <table:table-cell office:value-type="float" office:value="31.3992119726" table:style-name="ce4">
            <text:p>31,39921197</text:p>
          </table:table-cell>
          <table:table-cell office:value-type="float" office:value="664" table:style-name="ce4">
            <text:p>664</text:p>
          </table:table-cell>
          <table:table-cell office:value-type="float" office:value="3778.9903948392507" table:style-name="ce4">
            <text:p>3778,990395</text:p>
          </table:table-cell>
          <table:table-cell office:value-type="float" office:value="127" table:style-name="ce3">
            <text:p>127</text:p>
          </table:table-cell>
          <table:table-cell table:number-columns-repeated="16375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string" table:style-name="ce4">
            <text:p>UG201600000449</text:p>
          </table:table-cell>
          <table:table-cell office:value-type="float" office:value="449" table:style-name="ce4">
            <text:p>449</text:p>
          </table:table-cell>
          <table:table-cell office:value-type="string" table:style-name="ce4">
            <text:p>R</text:p>
          </table:table-cell>
          <table:table-cell office:value-type="float" office:value="3.22390797092" table:style-name="ce4">
            <text:p>3,223907971</text:p>
          </table:table-cell>
          <table:table-cell office:value-type="float" office:value="31.034498254599999" table:style-name="ce4">
            <text:p>31,03449825</text:p>
          </table:table-cell>
          <table:table-cell office:value-type="float" office:value="965" table:style-name="ce4">
            <text:p>965</text:p>
          </table:table-cell>
          <table:table-cell office:value-type="float" office:value="1881.1968434898279" table:style-name="ce4">
            <text:p>1881,196843</text:p>
          </table:table-cell>
          <table:table-cell office:value-type="float" office:value="81" table:style-name="ce3">
            <text:p>81</text:p>
          </table:table-cell>
          <table:table-cell table:number-columns-repeated="16375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string" table:style-name="ce4">
            <text:p>UG2016000004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R</text:p>
          </table:table-cell>
          <table:table-cell office:value-type="float" office:value="3.1273686407999999" table:style-name="ce4">
            <text:p>3,127368641</text:p>
          </table:table-cell>
          <table:table-cell office:value-type="float" office:value="30.967694848899999" table:style-name="ce4">
            <text:p>30,96769485</text:p>
          </table:table-cell>
          <table:table-cell office:value-type="float" office:value="1170" table:style-name="ce4">
            <text:p>1170</text:p>
          </table:table-cell>
          <table:table-cell office:value-type="float" office:value="3021.6764396498938" table:style-name="ce4">
            <text:p>3021,67644</text:p>
          </table:table-cell>
          <table:table-cell office:value-type="float" office:value="62" table:style-name="ce3">
            <text:p>62</text:p>
          </table:table-cell>
          <table:table-cell table:number-columns-repeated="16375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string" table:style-name="ce4">
            <text:p>UG201600000451</text:p>
          </table:table-cell>
          <table:table-cell office:value-type="float" office:value="451" table:style-name="ce4">
            <text:p>451</text:p>
          </table:table-cell>
          <table:table-cell office:value-type="string" table:style-name="ce4">
            <text:p>R</text:p>
          </table:table-cell>
          <table:table-cell office:value-type="float" office:value="3.2723420169900002" table:style-name="ce4">
            <text:p>3,272342017</text:p>
          </table:table-cell>
          <table:table-cell office:value-type="float" office:value="31.180237603199998" table:style-name="ce4">
            <text:p>31,1802376</text:p>
          </table:table-cell>
          <table:table-cell office:value-type="float" office:value="915" table:style-name="ce4">
            <text:p>915</text:p>
          </table:table-cell>
          <table:table-cell office:value-type="float" office:value="2764.2742548305819" table:style-name="ce4">
            <text:p>2764,274255</text:p>
          </table:table-cell>
          <table:table-cell office:value-type="float" office:value="108" table:style-name="ce3">
            <text:p>108</text:p>
          </table:table-cell>
          <table:table-cell table:number-columns-repeated="16375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string" table:style-name="ce4">
            <text:p>UG201600000452</text:p>
          </table:table-cell>
          <table:table-cell office:value-type="float" office:value="452" table:style-name="ce4">
            <text:p>452</text:p>
          </table:table-cell>
          <table:table-cell office:value-type="string" table:style-name="ce4">
            <text:p>R</text:p>
          </table:table-cell>
          <table:table-cell office:value-type="float" office:value="3.1090877194700002" table:style-name="ce4">
            <text:p>3,109087719</text:p>
          </table:table-cell>
          <table:table-cell office:value-type="float" office:value="31.095654299700001" table:style-name="ce4">
            <text:p>31,0956543</text:p>
          </table:table-cell>
          <table:table-cell office:value-type="float" office:value="875" table:style-name="ce4">
            <text:p>875</text:p>
          </table:table-cell>
          <table:table-cell office:value-type="float" office:value="1261.5307688612738" table:style-name="ce4">
            <text:p>1261,530769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string" table:style-name="ce4">
            <text:p>UG201600000453</text:p>
          </table:table-cell>
          <table:table-cell office:value-type="float" office:value="453" table:style-name="ce4">
            <text:p>453</text:p>
          </table:table-cell>
          <table:table-cell office:value-type="string" table:style-name="ce4">
            <text:p>R</text:p>
          </table:table-cell>
          <table:table-cell office:value-type="float" office:value="2.9253724921500002" table:style-name="ce4">
            <text:p>2,925372492</text:p>
          </table:table-cell>
          <table:table-cell office:value-type="float" office:value="30.959436006699999" table:style-name="ce4">
            <text:p>30,95943601</text:p>
          </table:table-cell>
          <table:table-cell office:value-type="float" office:value="1139" table:style-name="ce4">
            <text:p>1139</text:p>
          </table:table-cell>
          <table:table-cell office:value-type="float" office:value="3934.4627493548314" table:style-name="ce4">
            <text:p>3934,462749</text:p>
          </table:table-cell>
          <table:table-cell office:value-type="float" office:value="89" table:style-name="ce3">
            <text:p>89</text:p>
          </table:table-cell>
          <table:table-cell table:number-columns-repeated="16375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string" table:style-name="ce4">
            <text:p>UG201600000454</text:p>
          </table:table-cell>
          <table:table-cell office:value-type="float" office:value="454" table:style-name="ce4">
            <text:p>454</text:p>
          </table:table-cell>
          <table:table-cell office:value-type="string" table:style-name="ce4">
            <text:p>R</text:p>
          </table:table-cell>
          <table:table-cell office:value-type="float" office:value="2.9525976306600001" table:style-name="ce4">
            <text:p>2,952597631</text:p>
          </table:table-cell>
          <table:table-cell office:value-type="float" office:value="30.940131148399999" table:style-name="ce4">
            <text:p>30,94013115</text:p>
          </table:table-cell>
          <table:table-cell office:value-type="float" office:value="1247" table:style-name="ce4">
            <text:p>1247</text:p>
          </table:table-cell>
          <table:table-cell office:value-type="float" office:value="770.34686767244364" table:style-name="ce4">
            <text:p>770,3468677</text:p>
          </table:table-cell>
          <table:table-cell office:value-type="float" office:value="23" table:style-name="ce3">
            <text:p>23</text:p>
          </table:table-cell>
          <table:table-cell table:number-columns-repeated="16375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string" table:style-name="ce4">
            <text:p>UG201600000455</text:p>
          </table:table-cell>
          <table:table-cell office:value-type="float" office:value="455" table:style-name="ce4">
            <text:p>455</text:p>
          </table:table-cell>
          <table:table-cell office:value-type="string" table:style-name="ce4">
            <text:p>R</text:p>
          </table:table-cell>
          <table:table-cell office:value-type="float" office:value="2.3579955314599998" table:style-name="ce4">
            <text:p>2,357995531</text:p>
          </table:table-cell>
          <table:table-cell office:value-type="float" office:value="31.419962934699999" table:style-name="ce4">
            <text:p>31,41996293</text:p>
          </table:table-cell>
          <table:table-cell office:value-type="float" office:value="644" table:style-name="ce4">
            <text:p>644</text:p>
          </table:table-cell>
          <table:table-cell office:value-type="float" office:value="384.458051729391" table:style-name="ce4">
            <text:p>384,4580517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string" table:style-name="ce4">
            <text:p>UG201600000456</text:p>
          </table:table-cell>
          <table:table-cell office:value-type="float" office:value="456" table:style-name="ce4">
            <text:p>456</text:p>
          </table:table-cell>
          <table:table-cell office:value-type="string" table:style-name="ce4">
            <text:p>R</text:p>
          </table:table-cell>
          <table:table-cell office:value-type="float" office:value="2.24166875424" table:style-name="ce4">
            <text:p>2,241668754</text:p>
          </table:table-cell>
          <table:table-cell office:value-type="float" office:value="31.273668638699998" table:style-name="ce4">
            <text:p>31,27366864</text:p>
          </table:table-cell>
          <table:table-cell office:value-type="float" office:value="615" table:style-name="ce4">
            <text:p>615</text:p>
          </table:table-cell>
          <table:table-cell office:value-type="float" office:value="4074.830821830014" table:style-name="ce4">
            <text:p>4074,830822</text:p>
          </table:table-cell>
          <table:table-cell office:value-type="float" office:value="120" table:style-name="ce3">
            <text:p>120</text:p>
          </table:table-cell>
          <table:table-cell table:number-columns-repeated="16375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string" table:style-name="ce4">
            <text:p>UG201600000457</text:p>
          </table:table-cell>
          <table:table-cell office:value-type="float" office:value="457" table:style-name="ce4">
            <text:p>457</text:p>
          </table:table-cell>
          <table:table-cell office:value-type="string" table:style-name="ce4">
            <text:p>R</text:p>
          </table:table-cell>
          <table:table-cell office:value-type="float" office:value="2.7132659962400001" table:style-name="ce4">
            <text:p>2,713265996</text:p>
          </table:table-cell>
          <table:table-cell office:value-type="float" office:value="31.3736656713" table:style-name="ce4">
            <text:p>31,37366567</text:p>
          </table:table-cell>
          <table:table-cell office:value-type="float" office:value="643" table:style-name="ce4">
            <text:p>643</text:p>
          </table:table-cell>
          <table:table-cell office:value-type="float" office:value="3484.9336362554518" table:style-name="ce4">
            <text:p>3484,933636</text:p>
          </table:table-cell>
          <table:table-cell office:value-type="float" office:value="123" table:style-name="ce3">
            <text:p>123</text:p>
          </table:table-cell>
          <table:table-cell table:number-columns-repeated="16375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string" table:style-name="ce4">
            <text:p>UG201600000458</text:p>
          </table:table-cell>
          <table:table-cell office:value-type="float" office:value="458" table:style-name="ce4">
            <text:p>458</text:p>
          </table:table-cell>
          <table:table-cell office:value-type="string" table:style-name="ce4">
            <text:p>R</text:p>
          </table:table-cell>
          <table:table-cell office:value-type="float" office:value="2.3515595869100001" table:style-name="ce4">
            <text:p>2,351559587</text:p>
          </table:table-cell>
          <table:table-cell office:value-type="float" office:value="31.073645236000001" table:style-name="ce4">
            <text:p>31,07364524</text:p>
          </table:table-cell>
          <table:table-cell office:value-type="float" office:value="1352" table:style-name="ce4">
            <text:p>1352</text:p>
          </table:table-cell>
          <table:table-cell office:value-type="float" office:value="2686.362922522123" table:style-name="ce4">
            <text:p>2686,362923</text:p>
          </table:table-cell>
          <table:table-cell office:value-type="float" office:value="93" table:style-name="ce3">
            <text:p>93</text:p>
          </table:table-cell>
          <table:table-cell table:number-columns-repeated="16375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string" table:style-name="ce4">
            <text:p>UG201600000459</text:p>
          </table:table-cell>
          <table:table-cell office:value-type="float" office:value="459" table:style-name="ce4">
            <text:p>459</text:p>
          </table:table-cell>
          <table:table-cell office:value-type="string" table:style-name="ce4">
            <text:p>R</text:p>
          </table:table-cell>
          <table:table-cell office:value-type="float" office:value="2.5128615866100001" table:style-name="ce4">
            <text:p>2,512861587</text:p>
          </table:table-cell>
          <table:table-cell office:value-type="float" office:value="31.169494567499999" table:style-name="ce4">
            <text:p>31,16949457</text:p>
          </table:table-cell>
          <table:table-cell office:value-type="float" office:value="922" table:style-name="ce4">
            <text:p>922</text:p>
          </table:table-cell>
          <table:table-cell office:value-type="float" office:value="4903.160393260715" table:style-name="ce4">
            <text:p>4903,160393</text:p>
          </table:table-cell>
          <table:table-cell office:value-type="float" office:value="172" table:style-name="ce3">
            <text:p>172</text:p>
          </table:table-cell>
          <table:table-cell table:number-columns-repeated="16375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string" table:style-name="ce4">
            <text:p>UG201600000460</text:p>
          </table:table-cell>
          <table:table-cell office:value-type="float" office:value="460" table:style-name="ce4">
            <text:p>460</text:p>
          </table:table-cell>
          <table:table-cell office:value-type="string" table:style-name="ce4">
            <text:p>R</text:p>
          </table:table-cell>
          <table:table-cell office:value-type="float" office:value="2.4296981770500001" table:style-name="ce4">
            <text:p>2,429698177</text:p>
          </table:table-cell>
          <table:table-cell office:value-type="float" office:value="31.245954083499999" table:style-name="ce4">
            <text:p>31,24595408</text:p>
          </table:table-cell>
          <table:table-cell office:value-type="float" office:value="1007" table:style-name="ce4">
            <text:p>1007</text:p>
          </table:table-cell>
          <table:table-cell office:value-type="float" office:value="2695.3703235366388" table:style-name="ce4">
            <text:p>2695,370324</text:p>
          </table:table-cell>
          <table:table-cell office:value-type="float" office:value="74" table:style-name="ce3">
            <text:p>74</text:p>
          </table:table-cell>
          <table:table-cell table:number-columns-repeated="16375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string" table:style-name="ce4">
            <text:p>UG201600000461</text:p>
          </table:table-cell>
          <table:table-cell office:value-type="float" office:value="461" table:style-name="ce4">
            <text:p>461</text:p>
          </table:table-cell>
          <table:table-cell office:value-type="string" table:style-name="ce4">
            <text:p>R</text:p>
          </table:table-cell>
          <table:table-cell office:value-type="float" office:value="2.3829940139499999" table:style-name="ce4">
            <text:p>2,382994014</text:p>
          </table:table-cell>
          <table:table-cell office:value-type="float" office:value="30.905183395600002" table:style-name="ce4">
            <text:p>30,9051834</text:p>
          </table:table-cell>
          <table:table-cell office:value-type="float" office:value="1755" table:style-name="ce4">
            <text:p>1755</text:p>
          </table:table-cell>
          <table:table-cell office:value-type="float" office:value="784.8336376565851" table:style-name="ce4">
            <text:p>784,8336377</text:p>
          </table:table-cell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string" table:style-name="ce4">
            <text:p>UG201600000462</text:p>
          </table:table-cell>
          <table:table-cell office:value-type="float" office:value="462" table:style-name="ce4">
            <text:p>462</text:p>
          </table:table-cell>
          <table:table-cell office:value-type="string" table:style-name="ce4">
            <text:p>R</text:p>
          </table:table-cell>
          <table:table-cell office:value-type="float" office:value="2.3796158422999998" table:style-name="ce4">
            <text:p>2,379615842</text:p>
          </table:table-cell>
          <table:table-cell office:value-type="float" office:value="30.895948725899999" table:style-name="ce4">
            <text:p>30,89594873</text:p>
          </table:table-cell>
          <table:table-cell office:value-type="float" office:value="1643" table:style-name="ce4">
            <text:p>1643</text:p>
          </table:table-cell>
          <table:table-cell office:value-type="float" office:value="1678.6815569320624" table:style-name="ce4">
            <text:p>1678,681557</text:p>
          </table:table-cell>
          <table:table-cell office:value-type="float" office:value="56" table:style-name="ce3">
            <text:p>56</text:p>
          </table:table-cell>
          <table:table-cell table:number-columns-repeated="16375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string" table:style-name="ce4">
            <text:p>UG201600000463</text:p>
          </table:table-cell>
          <table:table-cell office:value-type="float" office:value="463" table:style-name="ce4">
            <text:p>463</text:p>
          </table:table-cell>
          <table:table-cell office:value-type="string" table:style-name="ce4">
            <text:p>R</text:p>
          </table:table-cell>
          <table:table-cell office:value-type="float" office:value="2.5798579838100002" table:style-name="ce4">
            <text:p>2,579857984</text:p>
          </table:table-cell>
          <table:table-cell office:value-type="float" office:value="30.820859155400001" table:style-name="ce4">
            <text:p>30,82085916</text:p>
          </table:table-cell>
          <table:table-cell office:value-type="float" office:value="1512" table:style-name="ce4">
            <text:p>1512</text:p>
          </table:table-cell>
          <table:table-cell office:value-type="float" office:value="315.04467168517107" table:style-name="ce4">
            <text:p>315,0446717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string" table:style-name="ce4">
            <text:p>UG201600000464</text:p>
          </table:table-cell>
          <table:table-cell office:value-type="float" office:value="464" table:style-name="ce4">
            <text:p>464</text:p>
          </table:table-cell>
          <table:table-cell office:value-type="string" table:style-name="ce4">
            <text:p>R</text:p>
          </table:table-cell>
          <table:table-cell office:value-type="float" office:value="2.6150231394799999" table:style-name="ce4">
            <text:p>2,615023139</text:p>
          </table:table-cell>
          <table:table-cell office:value-type="float" office:value="30.901794022499999" table:style-name="ce4">
            <text:p>30,90179402</text:p>
          </table:table-cell>
          <table:table-cell office:value-type="float" office:value="1372" table:style-name="ce4">
            <text:p>1372</text:p>
          </table:table-cell>
          <table:table-cell office:value-type="float" office:value="1091.2318700313153" table:style-name="ce4">
            <text:p>1091,23187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string" table:style-name="ce4">
            <text:p>UG201600000465</text:p>
          </table:table-cell>
          <table:table-cell office:value-type="float" office:value="465" table:style-name="ce4">
            <text:p>465</text:p>
          </table:table-cell>
          <table:table-cell office:value-type="string" table:style-name="ce4">
            <text:p>U</text:p>
          </table:table-cell>
          <table:table-cell office:value-type="float" office:value="3.3708305920799999" table:style-name="ce4">
            <text:p>3,370830592</text:p>
          </table:table-cell>
          <table:table-cell office:value-type="float" office:value="31.7971999735" table:style-name="ce4">
            <text:p>31,79719997</text:p>
          </table:table-cell>
          <table:table-cell office:value-type="float" office:value="805" table:style-name="ce4">
            <text:p>805</text:p>
          </table:table-cell>
          <table:table-cell office:value-type="float" office:value="1670.5055429309737" table:style-name="ce4">
            <text:p>1670,505543</text:p>
          </table:table-cell>
          <table:table-cell office:value-type="float" office:value="38" table:style-name="ce3">
            <text:p>38</text:p>
          </table:table-cell>
          <table:table-cell table:number-columns-repeated="16375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string" table:style-name="ce4">
            <text:p>UG201600000466</text:p>
          </table:table-cell>
          <table:table-cell office:value-type="float" office:value="466" table:style-name="ce4">
            <text:p>466</text:p>
          </table:table-cell>
          <table:table-cell office:value-type="string" table:style-name="ce4">
            <text:p>U</text:p>
          </table:table-cell>
          <table:table-cell office:value-type="float" office:value="3.4734420266599999" table:style-name="ce4">
            <text:p>3,473442027</text:p>
          </table:table-cell>
          <table:table-cell office:value-type="float" office:value="31.2274075031" table:style-name="ce4">
            <text:p>31,2274075</text:p>
          </table:table-cell>
          <table:table-cell office:value-type="float" office:value="979" table:style-name="ce4">
            <text:p>979</text:p>
          </table:table-cell>
          <table:table-cell office:value-type="float" office:value="2793.6060125597373" table:style-name="ce4">
            <text:p>2793,606013</text:p>
          </table:table-cell>
          <table:table-cell office:value-type="float" office:value="105" table:style-name="ce3">
            <text:p>105</text:p>
          </table:table-cell>
          <table:table-cell table:number-columns-repeated="16375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string" table:style-name="ce4">
            <text:p>UG201600000467</text:p>
          </table:table-cell>
          <table:table-cell office:value-type="float" office:value="467" table:style-name="ce4">
            <text:p>467</text:p>
          </table:table-cell>
          <table:table-cell office:value-type="string" table:style-name="ce4">
            <text:p>U</text:p>
          </table:table-cell>
          <table:table-cell office:value-type="float" office:value="3.2852309773399999" table:style-name="ce4">
            <text:p>3,285230977</text:p>
          </table:table-cell>
          <table:table-cell office:value-type="float" office:value="30.9544340576" table:style-name="ce4">
            <text:p>30,95443406</text:p>
          </table:table-cell>
          <table:table-cell office:value-type="float" office:value="1176" table:style-name="ce4">
            <text:p>1176</text:p>
          </table:table-cell>
          <table:table-cell office:value-type="float" office:value="2949.8725748769243" table:style-name="ce4">
            <text:p>2949,872575</text:p>
          </table:table-cell>
          <table:table-cell office:value-type="float" office:value="69" table:style-name="ce3">
            <text:p>69</text:p>
          </table:table-cell>
          <table:table-cell table:number-columns-repeated="16375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string" table:style-name="ce4">
            <text:p>UG201600000468</text:p>
          </table:table-cell>
          <table:table-cell office:value-type="float" office:value="468" table:style-name="ce4">
            <text:p>468</text:p>
          </table:table-cell>
          <table:table-cell office:value-type="string" table:style-name="ce4">
            <text:p>U</text:p>
          </table:table-cell>
          <table:table-cell office:value-type="float" office:value="3.02217423404" table:style-name="ce4">
            <text:p>3,022174234</text:p>
          </table:table-cell>
          <table:table-cell office:value-type="float" office:value="30.904283283600002" table:style-name="ce4">
            <text:p>30,90428328</text:p>
          </table:table-cell>
          <table:table-cell office:value-type="float" office:value="1203" table:style-name="ce4">
            <text:p>1203</text:p>
          </table:table-cell>
          <table:table-cell office:value-type="float" office:value="863.24367296442483" table:style-name="ce4">
            <text:p>863,243673</text:p>
          </table:table-cell>
          <table:table-cell office:value-type="float" office:value="14" table:style-name="ce3">
            <text:p>14</text:p>
          </table:table-cell>
          <table:table-cell table:number-columns-repeated="16375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string" table:style-name="ce4">
            <text:p>UG201600000469</text:p>
          </table:table-cell>
          <table:table-cell office:value-type="float" office:value="469" table:style-name="ce4">
            <text:p>469</text:p>
          </table:table-cell>
          <table:table-cell office:value-type="string" table:style-name="ce4">
            <text:p>U</text:p>
          </table:table-cell>
          <table:table-cell office:value-type="float" office:value="2.4569650617300001" table:style-name="ce4">
            <text:p>2,456965062</text:p>
          </table:table-cell>
          <table:table-cell office:value-type="float" office:value="31.097652370199999" table:style-name="ce4">
            <text:p>31,09765237</text:p>
          </table:table-cell>
          <table:table-cell office:value-type="float" office:value="1009" table:style-name="ce4">
            <text:p>1009</text:p>
          </table:table-cell>
          <table:table-cell office:value-type="float" office:value="2864.0171168505412" table:style-name="ce4">
            <text:p>2864,017117</text:p>
          </table:table-cell>
          <table:table-cell office:value-type="float" office:value="42" table:style-name="ce3">
            <text:p>42</text:p>
          </table:table-cell>
          <table:table-cell table:number-columns-repeated="16375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string" table:style-name="ce4">
            <text:p>UG201600000470</text:p>
          </table:table-cell>
          <table:table-cell office:value-type="float" office:value="470" table:style-name="ce4">
            <text:p>470</text:p>
          </table:table-cell>
          <table:table-cell office:value-type="string" table:style-name="ce4">
            <text:p>R</text:p>
          </table:table-cell>
          <table:table-cell office:value-type="float" office:value="1.9243088209899999" table:style-name="ce4">
            <text:p>1,924308821</text:p>
          </table:table-cell>
          <table:table-cell office:value-type="float" office:value="31.963843657400002" table:style-name="ce4">
            <text:p>31,96384366</text:p>
          </table:table-cell>
          <table:table-cell office:value-type="float" office:value="1080" table:style-name="ce4">
            <text:p>1080</text:p>
          </table:table-cell>
          <table:table-cell office:value-type="float" office:value="7085.7985770011346" table:style-name="ce4">
            <text:p>7085,798577</text:p>
          </table:table-cell>
          <table:table-cell office:value-type="float" office:value="228" table:style-name="ce3">
            <text:p>228</text:p>
          </table:table-cell>
          <table:table-cell table:number-columns-repeated="16375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string" table:style-name="ce4">
            <text:p>UG201600000471</text:p>
          </table:table-cell>
          <table:table-cell office:value-type="float" office:value="471" table:style-name="ce4">
            <text:p>471</text:p>
          </table:table-cell>
          <table:table-cell office:value-type="string" table:style-name="ce4">
            <text:p>R</text:p>
          </table:table-cell>
          <table:table-cell office:value-type="float" office:value="2.0142150756000001" table:style-name="ce4">
            <text:p>2,014215076</text:p>
          </table:table-cell>
          <table:table-cell office:value-type="float" office:value="32.1414606142" table:style-name="ce4">
            <text:p>32,14146061</text:p>
          </table:table-cell>
          <table:table-cell office:value-type="float" office:value="1142" table:style-name="ce4">
            <text:p>1142</text:p>
          </table:table-cell>
          <table:table-cell office:value-type="float" office:value="5358.7555896069744" table:style-name="ce4">
            <text:p>5358,75559</text:p>
          </table:table-cell>
          <table:table-cell office:value-type="float" office:value="145" table:style-name="ce3">
            <text:p>145</text:p>
          </table:table-cell>
          <table:table-cell table:number-columns-repeated="16375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string" table:style-name="ce4">
            <text:p>UG201600000472</text:p>
          </table:table-cell>
          <table:table-cell office:value-type="float" office:value="472" table:style-name="ce4">
            <text:p>472</text:p>
          </table:table-cell>
          <table:table-cell office:value-type="string" table:style-name="ce4">
            <text:p>R</text:p>
          </table:table-cell>
          <table:table-cell office:value-type="float" office:value="1.8074556346499999" table:style-name="ce4">
            <text:p>1,807455635</text:p>
          </table:table-cell>
          <table:table-cell office:value-type="float" office:value="32.099737748199999" table:style-name="ce4">
            <text:p>32,09973775</text:p>
          </table:table-cell>
          <table:table-cell office:value-type="float" office:value="1070" table:style-name="ce4">
            <text:p>1070</text:p>
          </table:table-cell>
          <table:table-cell office:value-type="float" office:value="2056.6941617766433" table:style-name="ce4">
            <text:p>2056,694162</text:p>
          </table:table-cell>
          <table:table-cell office:value-type="float" office:value="81" table:style-name="ce3">
            <text:p>81</text:p>
          </table:table-cell>
          <table:table-cell table:number-columns-repeated="16375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string" table:style-name="ce4">
            <text:p>UG201600000473</text:p>
          </table:table-cell>
          <table:table-cell office:value-type="float" office:value="473" table:style-name="ce4">
            <text:p>473</text:p>
          </table:table-cell>
          <table:table-cell office:value-type="string" table:style-name="ce4">
            <text:p>R</text:p>
          </table:table-cell>
          <table:table-cell office:value-type="float" office:value="2.2335343616999999" table:style-name="ce4">
            <text:p>2,233534362</text:p>
          </table:table-cell>
          <table:table-cell office:value-type="float" office:value="32.273474038099998" table:style-name="ce4">
            <text:p>32,27347404</text:p>
          </table:table-cell>
          <table:table-cell office:value-type="float" office:value="1063" table:style-name="ce4">
            <text:p>1063</text:p>
          </table:table-cell>
          <table:table-cell office:value-type="float" office:value="4216.6332528875901" table:style-name="ce4">
            <text:p>4216,633253</text:p>
          </table:table-cell>
          <table:table-cell office:value-type="float" office:value="136" table:style-name="ce3">
            <text:p>136</text:p>
          </table:table-cell>
          <table:table-cell table:number-columns-repeated="16375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string" table:style-name="ce4">
            <text:p>UG201600000474</text:p>
          </table:table-cell>
          <table:table-cell office:value-type="float" office:value="474" table:style-name="ce4">
            <text:p>474</text:p>
          </table:table-cell>
          <table:table-cell office:value-type="string" table:style-name="ce4">
            <text:p>R</text:p>
          </table:table-cell>
          <table:table-cell office:value-type="float" office:value="1.6285228442599999" table:style-name="ce4">
            <text:p>1,628522844</text:p>
          </table:table-cell>
          <table:table-cell office:value-type="float" office:value="31.5642650984" table:style-name="ce4">
            <text:p>31,5642651</text:p>
          </table:table-cell>
          <table:table-cell office:value-type="float" office:value="1103" table:style-name="ce4">
            <text:p>1103</text:p>
          </table:table-cell>
          <table:table-cell office:value-type="float" office:value="6048.3597300678239" table:style-name="ce4">
            <text:p>6048,35973</text:p>
          </table:table-cell>
          <table:table-cell office:value-type="float" office:value="201" table:style-name="ce3">
            <text:p>201</text:p>
          </table:table-cell>
          <table:table-cell table:number-columns-repeated="16375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string" table:style-name="ce4">
            <text:p>UG201600000475</text:p>
          </table:table-cell>
          <table:table-cell office:value-type="float" office:value="475" table:style-name="ce4">
            <text:p>475</text:p>
          </table:table-cell>
          <table:table-cell office:value-type="string" table:style-name="ce4">
            <text:p>R</text:p>
          </table:table-cell>
          <table:table-cell office:value-type="float" office:value="1.6066589956999999" table:style-name="ce4">
            <text:p>1,606658996</text:p>
          </table:table-cell>
          <table:table-cell office:value-type="float" office:value="31.494194805700001" table:style-name="ce4">
            <text:p>31,49419481</text:p>
          </table:table-cell>
          <table:table-cell office:value-type="float" office:value="1159" table:style-name="ce4">
            <text:p>1159</text:p>
          </table:table-cell>
          <table:table-cell office:value-type="float" office:value="3672.0127482838707" table:style-name="ce4">
            <text:p>3672,012748</text:p>
          </table:table-cell>
          <table:table-cell office:value-type="float" office:value="138" table:style-name="ce3">
            <text:p>138</text:p>
          </table:table-cell>
          <table:table-cell table:number-columns-repeated="16375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string" table:style-name="ce4">
            <text:p>UG201600000476</text:p>
          </table:table-cell>
          <table:table-cell office:value-type="float" office:value="476" table:style-name="ce4">
            <text:p>476</text:p>
          </table:table-cell>
          <table:table-cell office:value-type="string" table:style-name="ce4">
            <text:p>R</text:p>
          </table:table-cell>
          <table:table-cell office:value-type="float" office:value="1.5040416810099999" table:style-name="ce4">
            <text:p>1,504041681</text:p>
          </table:table-cell>
          <table:table-cell office:value-type="float" office:value="31.716342062799999" table:style-name="ce4">
            <text:p>31,71634206</text:p>
          </table:table-cell>
          <table:table-cell office:value-type="float" office:value="1105" table:style-name="ce4">
            <text:p>1105</text:p>
          </table:table-cell>
          <table:table-cell office:value-type="float" office:value="8363.0172004205233" table:style-name="ce4">
            <text:p>8363,0172</text:p>
          </table:table-cell>
          <table:table-cell office:value-type="float" office:value="241" table:style-name="ce3">
            <text:p>241</text:p>
          </table:table-cell>
          <table:table-cell table:number-columns-repeated="16375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string" table:style-name="ce4">
            <text:p>UG201600000477</text:p>
          </table:table-cell>
          <table:table-cell office:value-type="float" office:value="477" table:style-name="ce4">
            <text:p>477</text:p>
          </table:table-cell>
          <table:table-cell office:value-type="string" table:style-name="ce4">
            <text:p>R</text:p>
          </table:table-cell>
          <table:table-cell office:value-type="float" office:value="1.7685268644200001" table:style-name="ce4">
            <text:p>1,768526864</text:p>
          </table:table-cell>
          <table:table-cell office:value-type="float" office:value="31.777856335700001" table:style-name="ce4">
            <text:p>31,77785634</text:p>
          </table:table-cell>
          <table:table-cell office:value-type="float" office:value="1117" table:style-name="ce4">
            <text:p>1117</text:p>
          </table:table-cell>
          <table:table-cell office:value-type="float" office:value="3167.5193800046154" table:style-name="ce4">
            <text:p>3167,51938</text:p>
          </table:table-cell>
          <table:table-cell office:value-type="float" office:value="88" table:style-name="ce3">
            <text:p>88</text:p>
          </table:table-cell>
          <table:table-cell table:number-columns-repeated="16375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string" table:style-name="ce4">
            <text:p>UG201600000478</text:p>
          </table:table-cell>
          <table:table-cell office:value-type="float" office:value="478" table:style-name="ce4">
            <text:p>478</text:p>
          </table:table-cell>
          <table:table-cell office:value-type="string" table:style-name="ce4">
            <text:p>R</text:p>
          </table:table-cell>
          <table:table-cell office:value-type="float" office:value="1.78724902543" table:style-name="ce4">
            <text:p>1,787249025</text:p>
          </table:table-cell>
          <table:table-cell office:value-type="float" office:value="31.8044550141" table:style-name="ce4">
            <text:p>31,80445501</text:p>
          </table:table-cell>
          <table:table-cell office:value-type="float" office:value="1092" table:style-name="ce4">
            <text:p>1092</text:p>
          </table:table-cell>
          <table:table-cell office:value-type="float" office:value="3928.8675960213172" table:style-name="ce4">
            <text:p>3928,867596</text:p>
          </table:table-cell>
          <table:table-cell office:value-type="float" office:value="142" table:style-name="ce3">
            <text:p>142</text:p>
          </table:table-cell>
          <table:table-cell table:number-columns-repeated="16375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string" table:style-name="ce4">
            <text:p>UG201600000479</text:p>
          </table:table-cell>
          <table:table-cell office:value-type="float" office:value="479" table:style-name="ce4">
            <text:p>479</text:p>
          </table:table-cell>
          <table:table-cell office:value-type="string" table:style-name="ce4">
            <text:p>R</text:p>
          </table:table-cell>
          <table:table-cell office:value-type="float" office:value="2.0135011563099998" table:style-name="ce4">
            <text:p>2,013501156</text:p>
          </table:table-cell>
          <table:table-cell office:value-type="float" office:value="31.501586839400002" table:style-name="ce4">
            <text:p>31,50158684</text:p>
          </table:table-cell>
          <table:table-cell office:value-type="float" office:value="649" table:style-name="ce4">
            <text:p>649</text:p>
          </table:table-cell>
          <table:table-cell office:value-type="float" office:value="5657.2485518764888" table:style-name="ce4">
            <text:p>5657,248552</text:p>
          </table:table-cell>
          <table:table-cell office:value-type="float" office:value="183" table:style-name="ce3">
            <text:p>183</text:p>
          </table:table-cell>
          <table:table-cell table:number-columns-repeated="16375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string" table:style-name="ce4">
            <text:p>UG201600000480</text:p>
          </table:table-cell>
          <table:table-cell office:value-type="float" office:value="480" table:style-name="ce4">
            <text:p>480</text:p>
          </table:table-cell>
          <table:table-cell office:value-type="string" table:style-name="ce4">
            <text:p>R</text:p>
          </table:table-cell>
          <table:table-cell office:value-type="float" office:value="2.1876884829600001" table:style-name="ce4">
            <text:p>2,187688483</text:p>
          </table:table-cell>
          <table:table-cell office:value-type="float" office:value="31.379381730599999" table:style-name="ce4">
            <text:p>31,37938173</text:p>
          </table:table-cell>
          <table:table-cell office:value-type="float" office:value="624" table:style-name="ce4">
            <text:p>624</text:p>
          </table:table-cell>
          <table:table-cell office:value-type="float" office:value="900.36059149807977" table:style-name="ce4">
            <text:p>900,3605915</text:p>
          </table:table-cell>
          <table:table-cell office:value-type="float" office:value="36" table:style-name="ce3">
            <text:p>36</text:p>
          </table:table-cell>
          <table:table-cell table:number-columns-repeated="16375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string" table:style-name="ce4">
            <text:p>UG201600000481</text:p>
          </table:table-cell>
          <table:table-cell office:value-type="float" office:value="481" table:style-name="ce4">
            <text:p>481</text:p>
          </table:table-cell>
          <table:table-cell office:value-type="string" table:style-name="ce4">
            <text:p>R</text:p>
          </table:table-cell>
          <table:table-cell office:value-type="float" office:value="1.36950923294" table:style-name="ce4">
            <text:p>1,369509233</text:p>
          </table:table-cell>
          <table:table-cell office:value-type="float" office:value="31.4248786285" table:style-name="ce4">
            <text:p>31,42487863</text:p>
          </table:table-cell>
          <table:table-cell office:value-type="float" office:value="1164" table:style-name="ce4">
            <text:p>1164</text:p>
          </table:table-cell>
          <table:table-cell office:value-type="float" office:value="3950.7173947275596" table:style-name="ce4">
            <text:p>3950,717395</text:p>
          </table:table-cell>
          <table:table-cell office:value-type="float" office:value="137" table:style-name="ce3">
            <text:p>137</text:p>
          </table:table-cell>
          <table:table-cell table:number-columns-repeated="16375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string" table:style-name="ce4">
            <text:p>UG201600000482</text:p>
          </table:table-cell>
          <table:table-cell office:value-type="float" office:value="482" table:style-name="ce4">
            <text:p>482</text:p>
          </table:table-cell>
          <table:table-cell office:value-type="string" table:style-name="ce4">
            <text:p>R</text:p>
          </table:table-cell>
          <table:table-cell office:value-type="float" office:value="1.5873539060599999" table:style-name="ce4">
            <text:p>1,587353906</text:p>
          </table:table-cell>
          <table:table-cell office:value-type="float" office:value="31.160998096899998" table:style-name="ce4">
            <text:p>31,1609981</text:p>
          </table:table-cell>
          <table:table-cell office:value-type="float" office:value="622" table:style-name="ce4">
            <text:p>622</text:p>
          </table:table-cell>
          <table:table-cell office:value-type="float" office:value="5150.9234685712545" table:style-name="ce4">
            <text:p>5150,923469</text:p>
          </table:table-cell>
          <table:table-cell office:value-type="float" office:value="199" table:style-name="ce3">
            <text:p>199</text:p>
          </table:table-cell>
          <table:table-cell table:number-columns-repeated="16375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string" table:style-name="ce4">
            <text:p>UG201600000483</text:p>
          </table:table-cell>
          <table:table-cell office:value-type="float" office:value="483" table:style-name="ce4">
            <text:p>483</text:p>
          </table:table-cell>
          <table:table-cell office:value-type="string" table:style-name="ce4">
            <text:p>R</text:p>
          </table:table-cell>
          <table:table-cell office:value-type="float" office:value="1.6402421381800001" table:style-name="ce4">
            <text:p>1,640242138</text:p>
          </table:table-cell>
          <table:table-cell office:value-type="float" office:value="31.326737082099999" table:style-name="ce4">
            <text:p>31,32673708</text:p>
          </table:table-cell>
          <table:table-cell office:value-type="float" office:value="1062" table:style-name="ce4">
            <text:p>1062</text:p>
          </table:table-cell>
          <table:table-cell office:value-type="float" office:value="1796.4211284822557" table:style-name="ce4">
            <text:p>1796,421128</text:p>
          </table:table-cell>
          <table:table-cell office:value-type="float" office:value="55" table:style-name="ce3">
            <text:p>55</text:p>
          </table:table-cell>
          <table:table-cell table:number-columns-repeated="16375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string" table:style-name="ce4">
            <text:p>UG201600000484</text:p>
          </table:table-cell>
          <table:table-cell office:value-type="float" office:value="484" table:style-name="ce4">
            <text:p>484</text:p>
          </table:table-cell>
          <table:table-cell office:value-type="string" table:style-name="ce4">
            <text:p>R</text:p>
          </table:table-cell>
          <table:table-cell office:value-type="float" office:value="1.58992291755" table:style-name="ce4">
            <text:p>1,589922918</text:p>
          </table:table-cell>
          <table:table-cell office:value-type="float" office:value="31.377689664799998" table:style-name="ce4">
            <text:p>31,37768966</text:p>
          </table:table-cell>
          <table:table-cell office:value-type="float" office:value="1071" table:style-name="ce4">
            <text:p>1071</text:p>
          </table:table-cell>
          <table:table-cell office:value-type="float" office:value="3787.3278121572894" table:style-name="ce4">
            <text:p>3787,327812</text:p>
          </table:table-cell>
          <table:table-cell office:value-type="float" office:value="151" table:style-name="ce3">
            <text:p>151</text:p>
          </table:table-cell>
          <table:table-cell table:number-columns-repeated="16375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string" table:style-name="ce4">
            <text:p>UG201600000485</text:p>
          </table:table-cell>
          <table:table-cell office:value-type="float" office:value="485" table:style-name="ce4">
            <text:p>485</text:p>
          </table:table-cell>
          <table:table-cell office:value-type="string" table:style-name="ce4">
            <text:p>R</text:p>
          </table:table-cell>
          <table:table-cell office:value-type="float" office:value="1.5302741129199999" table:style-name="ce4">
            <text:p>1,530274113</text:p>
          </table:table-cell>
          <table:table-cell office:value-type="float" office:value="31.422854961500001" table:style-name="ce4">
            <text:p>31,42285496</text:p>
          </table:table-cell>
          <table:table-cell office:value-type="float" office:value="1210" table:style-name="ce4">
            <text:p>1210</text:p>
          </table:table-cell>
          <table:table-cell office:value-type="float" office:value="1338.4106519201835" table:style-name="ce4">
            <text:p>1338,410652</text:p>
          </table:table-cell>
          <table:table-cell office:value-type="float" office:value="53" table:style-name="ce3">
            <text:p>53</text:p>
          </table:table-cell>
          <table:table-cell table:number-columns-repeated="16375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string" table:style-name="ce4">
            <text:p>UG201600000486</text:p>
          </table:table-cell>
          <table:table-cell office:value-type="float" office:value="486" table:style-name="ce4">
            <text:p>486</text:p>
          </table:table-cell>
          <table:table-cell office:value-type="string" table:style-name="ce4">
            <text:p>R</text:p>
          </table:table-cell>
          <table:table-cell office:value-type="float" office:value="1.3479011809200001" table:style-name="ce4">
            <text:p>1,347901181</text:p>
          </table:table-cell>
          <table:table-cell office:value-type="float" office:value="31.256182303199999" table:style-name="ce4">
            <text:p>31,2561823</text:p>
          </table:table-cell>
          <table:table-cell office:value-type="float" office:value="1089" table:style-name="ce4">
            <text:p>1089</text:p>
          </table:table-cell>
          <table:table-cell office:value-type="float" office:value="3921.8449415031473" table:style-name="ce4">
            <text:p>3921,844942</text:p>
          </table:table-cell>
          <table:table-cell office:value-type="float" office:value="107" table:style-name="ce3">
            <text:p>107</text:p>
          </table:table-cell>
          <table:table-cell table:number-columns-repeated="16375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string" table:style-name="ce4">
            <text:p>UG201600000487</text:p>
          </table:table-cell>
          <table:table-cell office:value-type="float" office:value="487" table:style-name="ce4">
            <text:p>487</text:p>
          </table:table-cell>
          <table:table-cell office:value-type="string" table:style-name="ce4">
            <text:p>R</text:p>
          </table:table-cell>
          <table:table-cell office:value-type="float" office:value="1.23246499498" table:style-name="ce4">
            <text:p>1,232464995</text:p>
          </table:table-cell>
          <table:table-cell office:value-type="float" office:value="31.055947248999999" table:style-name="ce4">
            <text:p>31,05594725</text:p>
          </table:table-cell>
          <table:table-cell office:value-type="float" office:value="1160" table:style-name="ce4">
            <text:p>1160</text:p>
          </table:table-cell>
          <table:table-cell office:value-type="float" office:value="9211.1649836276774" table:style-name="ce4">
            <text:p>9211,164984</text:p>
          </table:table-cell>
          <table:table-cell office:value-type="float" office:value="200" table:style-name="ce3">
            <text:p>200</text:p>
          </table:table-cell>
          <table:table-cell table:number-columns-repeated="16375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string" table:style-name="ce4">
            <text:p>UG201600000488</text:p>
          </table:table-cell>
          <table:table-cell office:value-type="float" office:value="488" table:style-name="ce4">
            <text:p>488</text:p>
          </table:table-cell>
          <table:table-cell office:value-type="string" table:style-name="ce4">
            <text:p>R</text:p>
          </table:table-cell>
          <table:table-cell office:value-type="float" office:value="1.41511621709" table:style-name="ce4">
            <text:p>1,415116217</text:p>
          </table:table-cell>
          <table:table-cell office:value-type="float" office:value="30.8764763145" table:style-name="ce4">
            <text:p>30,87647631</text:p>
          </table:table-cell>
          <table:table-cell office:value-type="float" office:value="628" table:style-name="ce4">
            <text:p>628</text:p>
          </table:table-cell>
          <table:table-cell office:value-type="float" office:value="4951.3075684504975" table:style-name="ce4">
            <text:p>4951,307568</text:p>
          </table:table-cell>
          <table:table-cell office:value-type="float" office:value="174" table:style-name="ce3">
            <text:p>174</text:p>
          </table:table-cell>
          <table:table-cell table:number-columns-repeated="16375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string" table:style-name="ce4">
            <text:p>UG201600000489</text:p>
          </table:table-cell>
          <table:table-cell office:value-type="float" office:value="489" table:style-name="ce4">
            <text:p>489</text:p>
          </table:table-cell>
          <table:table-cell office:value-type="string" table:style-name="ce4">
            <text:p>R</text:p>
          </table:table-cell>
          <table:table-cell office:value-type="float" office:value="1.2295161699399999" table:style-name="ce4">
            <text:p>1,22951617</text:p>
          </table:table-cell>
          <table:table-cell office:value-type="float" office:value="30.730998720100001" table:style-name="ce4">
            <text:p>30,73099872</text:p>
          </table:table-cell>
          <table:table-cell office:value-type="float" office:value="627" table:style-name="ce4">
            <text:p>627</text:p>
          </table:table-cell>
          <table:table-cell office:value-type="float" office:value="3344.1814449606572" table:style-name="ce4">
            <text:p>3344,181445</text:p>
          </table:table-cell>
          <table:table-cell office:value-type="float" office:value="108" table:style-name="ce3">
            <text:p>108</text:p>
          </table:table-cell>
          <table:table-cell table:number-columns-repeated="16375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string" table:style-name="ce4">
            <text:p>UG201600000490</text:p>
          </table:table-cell>
          <table:table-cell office:value-type="float" office:value="490" table:style-name="ce4">
            <text:p>490</text:p>
          </table:table-cell>
          <table:table-cell office:value-type="string" table:style-name="ce4">
            <text:p>R</text:p>
          </table:table-cell>
          <table:table-cell office:value-type="float" office:value="0.96193007865400004" table:style-name="ce4">
            <text:p>0,961930079</text:p>
          </table:table-cell>
          <table:table-cell office:value-type="float" office:value="31.1454415139" table:style-name="ce4">
            <text:p>31,14544151</text:p>
          </table:table-cell>
          <table:table-cell office:value-type="float" office:value="1134" table:style-name="ce4">
            <text:p>1134</text:p>
          </table:table-cell>
          <table:table-cell office:value-type="float" office:value="4889.7886642607655" table:style-name="ce4">
            <text:p>4889,788664</text:p>
          </table:table-cell>
          <table:table-cell office:value-type="float" office:value="82" table:style-name="ce3">
            <text:p>82</text:p>
          </table:table-cell>
          <table:table-cell table:number-columns-repeated="16375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string" table:style-name="ce4">
            <text:p>UG201600000491</text:p>
          </table:table-cell>
          <table:table-cell office:value-type="float" office:value="491" table:style-name="ce4">
            <text:p>491</text:p>
          </table:table-cell>
          <table:table-cell office:value-type="string" table:style-name="ce4">
            <text:p>R</text:p>
          </table:table-cell>
          <table:table-cell office:value-type="float" office:value="1.1353511116999999" table:style-name="ce4">
            <text:p>1,135351112</text:p>
          </table:table-cell>
          <table:table-cell office:value-type="float" office:value="31.112711620399999" table:style-name="ce4">
            <text:p>31,11271162</text:p>
          </table:table-cell>
          <table:table-cell office:value-type="float" office:value="1128" table:style-name="ce4">
            <text:p>1128</text:p>
          </table:table-cell>
          <table:table-cell office:value-type="float" office:value="6689.3928973323364" table:style-name="ce4">
            <text:p>6689,392897</text:p>
          </table:table-cell>
          <table:table-cell office:value-type="float" office:value="206" table:style-name="ce3">
            <text:p>206</text:p>
          </table:table-cell>
          <table:table-cell table:number-columns-repeated="16375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string" table:style-name="ce4">
            <text:p>UG201600000492</text:p>
          </table:table-cell>
          <table:table-cell office:value-type="float" office:value="492" table:style-name="ce4">
            <text:p>492</text:p>
          </table:table-cell>
          <table:table-cell office:value-type="string" table:style-name="ce4">
            <text:p>R</text:p>
          </table:table-cell>
          <table:table-cell office:value-type="float" office:value="1.0605583324100001" table:style-name="ce4">
            <text:p>1,060558332</text:p>
          </table:table-cell>
          <table:table-cell office:value-type="float" office:value="31.133724614999998" table:style-name="ce4">
            <text:p>31,13372462</text:p>
          </table:table-cell>
          <table:table-cell office:value-type="float" office:value="1135" table:style-name="ce4">
            <text:p>1135</text:p>
          </table:table-cell>
          <table:table-cell office:value-type="float" office:value="5398.8610635604146" table:style-name="ce4">
            <text:p>5398,861064</text:p>
          </table:table-cell>
          <table:table-cell office:value-type="float" office:value="157" table:style-name="ce3">
            <text:p>157</text:p>
          </table:table-cell>
          <table:table-cell table:number-columns-repeated="16375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string" table:style-name="ce4">
            <text:p>UG201600000493</text:p>
          </table:table-cell>
          <table:table-cell office:value-type="float" office:value="493" table:style-name="ce4">
            <text:p>493</text:p>
          </table:table-cell>
          <table:table-cell office:value-type="string" table:style-name="ce4">
            <text:p>R</text:p>
          </table:table-cell>
          <table:table-cell office:value-type="float" office:value="1.1085858935199999" table:style-name="ce4">
            <text:p>1,108585894</text:p>
          </table:table-cell>
          <table:table-cell office:value-type="float" office:value="31.381811212900001" table:style-name="ce4">
            <text:p>31,38181121</text:p>
          </table:table-cell>
          <table:table-cell office:value-type="float" office:value="1109" table:style-name="ce4">
            <text:p>1109</text:p>
          </table:table-cell>
          <table:table-cell office:value-type="float" office:value="5990.6188508235682" table:style-name="ce4">
            <text:p>5990,618851</text:p>
          </table:table-cell>
          <table:table-cell office:value-type="float" office:value="119" table:style-name="ce3">
            <text:p>119</text:p>
          </table:table-cell>
          <table:table-cell table:number-columns-repeated="16375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string" table:style-name="ce4">
            <text:p>UG201600000494</text:p>
          </table:table-cell>
          <table:table-cell office:value-type="float" office:value="494" table:style-name="ce4">
            <text:p>494</text:p>
          </table:table-cell>
          <table:table-cell office:value-type="string" table:style-name="ce4">
            <text:p>R</text:p>
          </table:table-cell>
          <table:table-cell office:value-type="float" office:value="1.01647599585" table:style-name="ce4">
            <text:p>1,016475996</text:p>
          </table:table-cell>
          <table:table-cell office:value-type="float" office:value="31.346074057700001" table:style-name="ce4">
            <text:p>31,34607406</text:p>
          </table:table-cell>
          <table:table-cell office:value-type="float" office:value="1144" table:style-name="ce4">
            <text:p>1144</text:p>
          </table:table-cell>
          <table:table-cell office:value-type="float" office:value="5019.907896654101" table:style-name="ce4">
            <text:p>5019,907897</text:p>
          </table:table-cell>
          <table:table-cell office:value-type="float" office:value="72" table:style-name="ce3">
            <text:p>72</text:p>
          </table:table-cell>
          <table:table-cell table:number-columns-repeated="16375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string" table:style-name="ce4">
            <text:p>UG201600000495</text:p>
          </table:table-cell>
          <table:table-cell office:value-type="float" office:value="495" table:style-name="ce4">
            <text:p>495</text:p>
          </table:table-cell>
          <table:table-cell office:value-type="string" table:style-name="ce4">
            <text:p>R</text:p>
          </table:table-cell>
          <table:table-cell office:value-type="float" office:value="1.0412803454299999" table:style-name="ce4">
            <text:p>1,041280345</text:p>
          </table:table-cell>
          <table:table-cell office:value-type="float" office:value="31.287569936800001" table:style-name="ce4">
            <text:p>31,28756994</text:p>
          </table:table-cell>
          <table:table-cell office:value-type="float" office:value="1132" table:style-name="ce4">
            <text:p>1132</text:p>
          </table:table-cell>
          <table:table-cell office:value-type="float" office:value="1894.8855468180986" table:style-name="ce4">
            <text:p>1894,885547</text:p>
          </table:table-cell>
          <table:table-cell office:value-type="float" office:value="72" table:style-name="ce3">
            <text:p>72</text:p>
          </table:table-cell>
          <table:table-cell table:number-columns-repeated="16375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string" table:style-name="ce4">
            <text:p>UG201600000496</text:p>
          </table:table-cell>
          <table:table-cell office:value-type="float" office:value="496" table:style-name="ce4">
            <text:p>496</text:p>
          </table:table-cell>
          <table:table-cell office:value-type="string" table:style-name="ce4">
            <text:p>R</text:p>
          </table:table-cell>
          <table:table-cell office:value-type="float" office:value="0.90608548716699999" table:style-name="ce4">
            <text:p>0,906085487</text:p>
          </table:table-cell>
          <table:table-cell office:value-type="float" office:value="31.4126098869" table:style-name="ce4">
            <text:p>31,41260989</text:p>
          </table:table-cell>
          <table:table-cell office:value-type="float" office:value="1283" table:style-name="ce4">
            <text:p>1283</text:p>
          </table:table-cell>
          <table:table-cell office:value-type="float" office:value="3872.9610692306969" table:style-name="ce4">
            <text:p>3872,961069</text:p>
          </table:table-cell>
          <table:table-cell office:value-type="float" office:value="124" table:style-name="ce3">
            <text:p>124</text:p>
          </table:table-cell>
          <table:table-cell table:number-columns-repeated="16375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string" table:style-name="ce4">
            <text:p>UG201600000497</text:p>
          </table:table-cell>
          <table:table-cell office:value-type="float" office:value="497" table:style-name="ce4">
            <text:p>497</text:p>
          </table:table-cell>
          <table:table-cell office:value-type="string" table:style-name="ce4">
            <text:p>R</text:p>
          </table:table-cell>
          <table:table-cell office:value-type="float" office:value="0.958890286363" table:style-name="ce4">
            <text:p>0,958890286</text:p>
          </table:table-cell>
          <table:table-cell office:value-type="float" office:value="30.722736537999999" table:style-name="ce4">
            <text:p>30,72273654</text:p>
          </table:table-cell>
          <table:table-cell office:value-type="float" office:value="1301" table:style-name="ce4">
            <text:p>1301</text:p>
          </table:table-cell>
          <table:table-cell office:value-type="float" office:value="4514.7605186886658" table:style-name="ce4">
            <text:p>4514,760519</text:p>
          </table:table-cell>
          <table:table-cell office:value-type="float" office:value="156" table:style-name="ce3">
            <text:p>156</text:p>
          </table:table-cell>
          <table:table-cell table:number-columns-repeated="16375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string" table:style-name="ce4">
            <text:p>UG201600000498</text:p>
          </table:table-cell>
          <table:table-cell office:value-type="float" office:value="498" table:style-name="ce4">
            <text:p>498</text:p>
          </table:table-cell>
          <table:table-cell office:value-type="string" table:style-name="ce4">
            <text:p>R</text:p>
          </table:table-cell>
          <table:table-cell office:value-type="float" office:value="0.883050626585" table:style-name="ce4">
            <text:p>0,883050627</text:p>
          </table:table-cell>
          <table:table-cell office:value-type="float" office:value="30.8806975394" table:style-name="ce4">
            <text:p>30,88069754</text:p>
          </table:table-cell>
          <table:table-cell office:value-type="float" office:value="1246" table:style-name="ce4">
            <text:p>1246</text:p>
          </table:table-cell>
          <table:table-cell office:value-type="float" office:value="3041.4233371938308" table:style-name="ce4">
            <text:p>3041,423337</text:p>
          </table:table-cell>
          <table:table-cell office:value-type="float" office:value="118" table:style-name="ce3">
            <text:p>118</text:p>
          </table:table-cell>
          <table:table-cell table:number-columns-repeated="16375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string" table:style-name="ce4">
            <text:p>UG201600000499</text:p>
          </table:table-cell>
          <table:table-cell office:value-type="float" office:value="499" table:style-name="ce4">
            <text:p>499</text:p>
          </table:table-cell>
          <table:table-cell office:value-type="string" table:style-name="ce4">
            <text:p>R</text:p>
          </table:table-cell>
          <table:table-cell office:value-type="float" office:value="0.95025641054900001" table:style-name="ce4">
            <text:p>0,950256411</text:p>
          </table:table-cell>
          <table:table-cell office:value-type="float" office:value="30.897847842299999" table:style-name="ce4">
            <text:p>30,89784784</text:p>
          </table:table-cell>
          <table:table-cell office:value-type="float" office:value="1204" table:style-name="ce4">
            <text:p>1204</text:p>
          </table:table-cell>
          <table:table-cell office:value-type="float" office:value="4662.3067661860268" table:style-name="ce4">
            <text:p>4662,306766</text:p>
          </table:table-cell>
          <table:table-cell office:value-type="float" office:value="87" table:style-name="ce3">
            <text:p>87</text:p>
          </table:table-cell>
          <table:table-cell table:number-columns-repeated="16375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string" table:style-name="ce4">
            <text:p>UG2016000005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R</text:p>
          </table:table-cell>
          <table:table-cell office:value-type="float" office:value="1.0232565737199999" table:style-name="ce4">
            <text:p>1,023256574</text:p>
          </table:table-cell>
          <table:table-cell office:value-type="float" office:value="30.8337441973" table:style-name="ce4">
            <text:p>30,8337442</text:p>
          </table:table-cell>
          <table:table-cell office:value-type="float" office:value="1245" table:style-name="ce4">
            <text:p>1245</text:p>
          </table:table-cell>
          <table:table-cell office:value-type="float" office:value="2023.8605871214527" table:style-name="ce4">
            <text:p>2023,860587</text:p>
          </table:table-cell>
          <table:table-cell office:value-type="float" office:value="67" table:style-name="ce3">
            <text:p>67</text:p>
          </table:table-cell>
          <table:table-cell table:number-columns-repeated="16375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string" table:style-name="ce4">
            <text:p>UG201600000501</text:p>
          </table:table-cell>
          <table:table-cell office:value-type="float" office:value="501" table:style-name="ce4">
            <text:p>501</text:p>
          </table:table-cell>
          <table:table-cell office:value-type="string" table:style-name="ce4">
            <text:p>R</text:p>
          </table:table-cell>
          <table:table-cell office:value-type="float" office:value="1.0581911234700001" table:style-name="ce4">
            <text:p>1,058191123</text:p>
          </table:table-cell>
          <table:table-cell office:value-type="float" office:value="30.705145466400001" table:style-name="ce4">
            <text:p>30,70514547</text:p>
          </table:table-cell>
          <table:table-cell office:value-type="float" office:value="1109" table:style-name="ce4">
            <text:p>1109</text:p>
          </table:table-cell>
          <table:table-cell office:value-type="float" office:value="9175.1040541876573" table:style-name="ce4">
            <text:p>9175,104054</text:p>
          </table:table-cell>
          <table:table-cell office:value-type="float" office:value="250" table:style-name="ce3">
            <text:p>250</text:p>
          </table:table-cell>
          <table:table-cell table:number-columns-repeated="16375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string" table:style-name="ce4">
            <text:p>UG201600000502</text:p>
          </table:table-cell>
          <table:table-cell office:value-type="float" office:value="502" table:style-name="ce4">
            <text:p>502</text:p>
          </table:table-cell>
          <table:table-cell office:value-type="string" table:style-name="ce4">
            <text:p>R</text:p>
          </table:table-cell>
          <table:table-cell office:value-type="float" office:value="1.0140733933899999" table:style-name="ce4">
            <text:p>1,014073393</text:p>
          </table:table-cell>
          <table:table-cell office:value-type="float" office:value="30.569406193300001" table:style-name="ce4">
            <text:p>30,56940619</text:p>
          </table:table-cell>
          <table:table-cell office:value-type="float" office:value="625" table:style-name="ce4">
            <text:p>625</text:p>
          </table:table-cell>
          <table:table-cell office:value-type="float" office:value="1549.6486607824768" table:style-name="ce4">
            <text:p>1549,648661</text:p>
          </table:table-cell>
          <table:table-cell office:value-type="float" office:value="51" table:style-name="ce3">
            <text:p>51</text:p>
          </table:table-cell>
          <table:table-cell table:number-columns-repeated="16375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string" table:style-name="ce4">
            <text:p>UG201600000503</text:p>
          </table:table-cell>
          <table:table-cell office:value-type="float" office:value="503" table:style-name="ce4">
            <text:p>503</text:p>
          </table:table-cell>
          <table:table-cell office:value-type="string" table:style-name="ce4">
            <text:p>R</text:p>
          </table:table-cell>
          <table:table-cell office:value-type="float" office:value="0.98454495870199998" table:style-name="ce4">
            <text:p>0,984544959</text:p>
          </table:table-cell>
          <table:table-cell office:value-type="float" office:value="30.794073243900002" table:style-name="ce4">
            <text:p>30,79407324</text:p>
          </table:table-cell>
          <table:table-cell office:value-type="float" office:value="1163" table:style-name="ce4">
            <text:p>1163</text:p>
          </table:table-cell>
          <table:table-cell office:value-type="float" office:value="1765.06870858768" table:style-name="ce4">
            <text:p>1765,068709</text:p>
          </table:table-cell>
          <table:table-cell office:value-type="float" office:value="71" table:style-name="ce3">
            <text:p>71</text:p>
          </table:table-cell>
          <table:table-cell table:number-columns-repeated="16375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string" table:style-name="ce4">
            <text:p>UG201600000504</text:p>
          </table:table-cell>
          <table:table-cell office:value-type="float" office:value="504" table:style-name="ce4">
            <text:p>504</text:p>
          </table:table-cell>
          <table:table-cell office:value-type="string" table:style-name="ce4">
            <text:p>R</text:p>
          </table:table-cell>
          <table:table-cell office:value-type="float" office:value="0.99682006269000001" table:style-name="ce4">
            <text:p>0,996820063</text:p>
          </table:table-cell>
          <table:table-cell office:value-type="float" office:value="31.113999432500002" table:style-name="ce4">
            <text:p>31,11399943</text:p>
          </table:table-cell>
          <table:table-cell office:value-type="float" office:value="1151" table:style-name="ce4">
            <text:p>1151</text:p>
          </table:table-cell>
          <table:table-cell office:value-type="float" office:value="7962.4450880040176" table:style-name="ce4">
            <text:p>7962,445088</text:p>
          </table:table-cell>
          <table:table-cell office:value-type="float" office:value="236" table:style-name="ce3">
            <text:p>236</text:p>
          </table:table-cell>
          <table:table-cell table:number-columns-repeated="16375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string" table:style-name="ce4">
            <text:p>UG201600000505</text:p>
          </table:table-cell>
          <table:table-cell office:value-type="float" office:value="505" table:style-name="ce4">
            <text:p>505</text:p>
          </table:table-cell>
          <table:table-cell office:value-type="string" table:style-name="ce4">
            <text:p>R</text:p>
          </table:table-cell>
          <table:table-cell office:value-type="float" office:value="0.81349533302300003" table:style-name="ce4">
            <text:p>0,813495333</text:p>
          </table:table-cell>
          <table:table-cell office:value-type="float" office:value="30.931490597" table:style-name="ce4">
            <text:p>30,9314906</text:p>
          </table:table-cell>
          <table:table-cell office:value-type="float" office:value="1206" table:style-name="ce4">
            <text:p>1206</text:p>
          </table:table-cell>
          <table:table-cell office:value-type="float" office:value="10803.932714799552" table:style-name="ce4">
            <text:p>10803,93271</text:p>
          </table:table-cell>
          <table:table-cell office:value-type="float" office:value="228" table:style-name="ce3">
            <text:p>228</text:p>
          </table:table-cell>
          <table:table-cell table:number-columns-repeated="16375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string" table:style-name="ce4">
            <text:p>UG201600000506</text:p>
          </table:table-cell>
          <table:table-cell office:value-type="float" office:value="506" table:style-name="ce4">
            <text:p>506</text:p>
          </table:table-cell>
          <table:table-cell office:value-type="string" table:style-name="ce4">
            <text:p>U</text:p>
          </table:table-cell>
          <table:table-cell office:value-type="float" office:value="1.9588847785200001" table:style-name="ce4">
            <text:p>1,958884779</text:p>
          </table:table-cell>
          <table:table-cell office:value-type="float" office:value="32.142130458099999" table:style-name="ce4">
            <text:p>32,14213046</text:p>
          </table:table-cell>
          <table:table-cell office:value-type="float" office:value="1098" table:style-name="ce4">
            <text:p>1098</text:p>
          </table:table-cell>
          <table:table-cell office:value-type="float" office:value="1234.6809192077928" table:style-name="ce4">
            <text:p>1234,680919</text:p>
          </table:table-cell>
          <table:table-cell office:value-type="float" office:value="24" table:style-name="ce3">
            <text:p>24</text:p>
          </table:table-cell>
          <table:table-cell table:number-columns-repeated="16375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string" table:style-name="ce4">
            <text:p>UG201600000507</text:p>
          </table:table-cell>
          <table:table-cell office:value-type="float" office:value="507" table:style-name="ce4">
            <text:p>507</text:p>
          </table:table-cell>
          <table:table-cell office:value-type="string" table:style-name="ce4">
            <text:p>U</text:p>
          </table:table-cell>
          <table:table-cell office:value-type="float" office:value="1.7958042595399999" table:style-name="ce4">
            <text:p>1,79580426</text:p>
          </table:table-cell>
          <table:table-cell office:value-type="float" office:value="32.013702123999998" table:style-name="ce4">
            <text:p>32,01370212</text:p>
          </table:table-cell>
          <table:table-cell office:value-type="float" office:value="1074" table:style-name="ce4">
            <text:p>1074</text:p>
          </table:table-cell>
          <table:table-cell office:value-type="float" office:value="1584.679895837985" table:style-name="ce4">
            <text:p>1584,679896</text:p>
          </table:table-cell>
          <table:table-cell office:value-type="float" office:value="33" table:style-name="ce3">
            <text:p>33</text:p>
          </table:table-cell>
          <table:table-cell table:number-columns-repeated="16375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string" table:style-name="ce4">
            <text:p>UG201600000508</text:p>
          </table:table-cell>
          <table:table-cell office:value-type="float" office:value="508" table:style-name="ce4">
            <text:p>508</text:p>
          </table:table-cell>
          <table:table-cell office:value-type="string" table:style-name="ce4">
            <text:p>U</text:p>
          </table:table-cell>
          <table:table-cell office:value-type="float" office:value="1.68177367431" table:style-name="ce4">
            <text:p>1,681773674</text:p>
          </table:table-cell>
          <table:table-cell office:value-type="float" office:value="31.686515719700001" table:style-name="ce4">
            <text:p>31,68651572</text:p>
          </table:table-cell>
          <table:table-cell office:value-type="float" office:value="1143" table:style-name="ce4">
            <text:p>1143</text:p>
          </table:table-cell>
          <table:table-cell office:value-type="float" office:value="2503.9661202849416" table:style-name="ce4">
            <text:p>2503,96612</text:p>
          </table:table-cell>
          <table:table-cell office:value-type="float" office:value="90" table:style-name="ce3">
            <text:p>90</text:p>
          </table:table-cell>
          <table:table-cell table:number-columns-repeated="16375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string" table:style-name="ce4">
            <text:p>UG201600000509</text:p>
          </table:table-cell>
          <table:table-cell office:value-type="float" office:value="509" table:style-name="ce4">
            <text:p>509</text:p>
          </table:table-cell>
          <table:table-cell office:value-type="string" table:style-name="ce4">
            <text:p>U</text:p>
          </table:table-cell>
          <table:table-cell office:value-type="float" office:value="1.6762801597200001" table:style-name="ce4">
            <text:p>1,67628016</text:p>
          </table:table-cell>
          <table:table-cell office:value-type="float" office:value="31.699176784199999" table:style-name="ce4">
            <text:p>31,69917678</text:p>
          </table:table-cell>
          <table:table-cell office:value-type="float" office:value="1175" table:style-name="ce4">
            <text:p>1175</text:p>
          </table:table-cell>
          <table:table-cell office:value-type="float" office:value="2054.7595488161001" table:style-name="ce4">
            <text:p>2054,759549</text:p>
          </table:table-cell>
          <table:table-cell office:value-type="float" office:value="61" table:style-name="ce3">
            <text:p>61</text:p>
          </table:table-cell>
          <table:table-cell table:number-columns-repeated="16375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string" table:style-name="ce4">
            <text:p>UG201600000510</text:p>
          </table:table-cell>
          <table:table-cell office:value-type="float" office:value="510" table:style-name="ce4">
            <text:p>510</text:p>
          </table:table-cell>
          <table:table-cell office:value-type="string" table:style-name="ce4">
            <text:p>U</text:p>
          </table:table-cell>
          <table:table-cell office:value-type="float" office:value="1.4352317510899999" table:style-name="ce4">
            <text:p>1,435231751</text:p>
          </table:table-cell>
          <table:table-cell office:value-type="float" office:value="31.3599440337" table:style-name="ce4">
            <text:p>31,35994403</text:p>
          </table:table-cell>
          <table:table-cell office:value-type="float" office:value="1121" table:style-name="ce4">
            <text:p>1121</text:p>
          </table:table-cell>
          <table:table-cell office:value-type="float" office:value="184.13539375156091" table:style-name="ce4">
            <text:p>184,1353938</text:p>
          </table:table-cell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string" table:style-name="ce4">
            <text:p>UG201600000511</text:p>
          </table:table-cell>
          <table:table-cell office:value-type="float" office:value="511" table:style-name="ce4">
            <text:p>511</text:p>
          </table:table-cell>
          <table:table-cell office:value-type="string" table:style-name="ce4">
            <text:p>U</text:p>
          </table:table-cell>
          <table:table-cell office:value-type="float" office:value="1.43629233362" table:style-name="ce4">
            <text:p>1,436292334</text:p>
          </table:table-cell>
          <table:table-cell office:value-type="float" office:value="31.353359511299999" table:style-name="ce4">
            <text:p>31,35335951</text:p>
          </table:table-cell>
          <table:table-cell office:value-type="float" office:value="1123" table:style-name="ce4">
            <text:p>1123</text:p>
          </table:table-cell>
          <table:table-cell office:value-type="float" office:value="420.38413015068204" table:style-name="ce4">
            <text:p>420,3841302</text:p>
          </table:table-cell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string" table:style-name="ce4">
            <text:p>UG201600000512</text:p>
          </table:table-cell>
          <table:table-cell office:value-type="float" office:value="512" table:style-name="ce4">
            <text:p>512</text:p>
          </table:table-cell>
          <table:table-cell office:value-type="string" table:style-name="ce4">
            <text:p>U</text:p>
          </table:table-cell>
          <table:table-cell office:value-type="float" office:value="1.42727000727" table:style-name="ce4">
            <text:p>1,427270007</text:p>
          </table:table-cell>
          <table:table-cell office:value-type="float" office:value="31.3939257856" table:style-name="ce4">
            <text:p>31,39392579</text:p>
          </table:table-cell>
          <table:table-cell office:value-type="float" office:value="1174" table:style-name="ce4">
            <text:p>1174</text:p>
          </table:table-cell>
          <table:table-cell office:value-type="float" office:value="2512.0940393507503" table:style-name="ce4">
            <text:p>2512,094039</text:p>
          </table:table-cell>
          <table:table-cell office:value-type="float" office:value="68" table:style-name="ce3">
            <text:p>68</text:p>
          </table:table-cell>
          <table:table-cell table:number-columns-repeated="16375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string" table:style-name="ce4">
            <text:p>UG201600000513</text:p>
          </table:table-cell>
          <table:table-cell office:value-type="float" office:value="513" table:style-name="ce4">
            <text:p>513</text:p>
          </table:table-cell>
          <table:table-cell office:value-type="string" table:style-name="ce4">
            <text:p>U</text:p>
          </table:table-cell>
          <table:table-cell office:value-type="float" office:value="0.934915982423" table:style-name="ce4">
            <text:p>0,934915982</text:p>
          </table:table-cell>
          <table:table-cell office:value-type="float" office:value="30.822369077600001" table:style-name="ce4">
            <text:p>30,82236908</text:p>
          </table:table-cell>
          <table:table-cell office:value-type="float" office:value="1239" table:style-name="ce4">
            <text:p>1239</text:p>
          </table:table-cell>
          <table:table-cell office:value-type="float" office:value="2550.7312179830815" table:style-name="ce4">
            <text:p>2550,731218</text:p>
          </table:table-cell>
          <table:table-cell office:value-type="float" office:value="88" table:style-name="ce3">
            <text:p>88</text:p>
          </table:table-cell>
          <table:table-cell table:number-columns-repeated="16375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string" table:style-name="ce4">
            <text:p>UG201600000514</text:p>
          </table:table-cell>
          <table:table-cell office:value-type="float" office:value="514" table:style-name="ce4">
            <text:p>514</text:p>
          </table:table-cell>
          <table:table-cell office:value-type="string" table:style-name="ce4">
            <text:p>R</text:p>
          </table:table-cell>
          <table:table-cell office:value-type="float" office:value="0.53002106733099996" table:style-name="ce4">
            <text:p>0,530021067</text:p>
          </table:table-cell>
          <table:table-cell office:value-type="float" office:value="31.1327828999" table:style-name="ce4">
            <text:p>31,1327829</text:p>
          </table:table-cell>
          <table:table-cell office:value-type="float" office:value="1333" table:style-name="ce4">
            <text:p>1333</text:p>
          </table:table-cell>
          <table:table-cell office:value-type="float" office:value="2958.624449285579" table:style-name="ce4">
            <text:p>2958,624449</text:p>
          </table:table-cell>
          <table:table-cell office:value-type="float" office:value="120" table:style-name="ce3">
            <text:p>120</text:p>
          </table:table-cell>
          <table:table-cell table:number-columns-repeated="16375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string" table:style-name="ce4">
            <text:p>UG201600000515</text:p>
          </table:table-cell>
          <table:table-cell office:value-type="float" office:value="515" table:style-name="ce4">
            <text:p>515</text:p>
          </table:table-cell>
          <table:table-cell office:value-type="string" table:style-name="ce4">
            <text:p>R</text:p>
          </table:table-cell>
          <table:table-cell office:value-type="float" office:value="0.49179798372599998" table:style-name="ce4">
            <text:p>0,491797984</text:p>
          </table:table-cell>
          <table:table-cell office:value-type="float" office:value="31.0942604653" table:style-name="ce4">
            <text:p>31,09426047</text:p>
          </table:table-cell>
          <table:table-cell office:value-type="float" office:value="1362" table:style-name="ce4">
            <text:p>1362</text:p>
          </table:table-cell>
          <table:table-cell office:value-type="float" office:value="6468.9163437896714" table:style-name="ce4">
            <text:p>6468,916344</text:p>
          </table:table-cell>
          <table:table-cell office:value-type="float" office:value="179" table:style-name="ce3">
            <text:p>179</text:p>
          </table:table-cell>
          <table:table-cell table:number-columns-repeated="16375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string" table:style-name="ce4">
            <text:p>UG201600000516</text:p>
          </table:table-cell>
          <table:table-cell office:value-type="float" office:value="516" table:style-name="ce4">
            <text:p>516</text:p>
          </table:table-cell>
          <table:table-cell office:value-type="string" table:style-name="ce4">
            <text:p>R</text:p>
          </table:table-cell>
          <table:table-cell office:value-type="float" office:value="0.544544329434" table:style-name="ce4">
            <text:p>0,544544329</text:p>
          </table:table-cell>
          <table:table-cell office:value-type="float" office:value="30.909399652299999" table:style-name="ce4">
            <text:p>30,90939965</text:p>
          </table:table-cell>
          <table:table-cell office:value-type="float" office:value="1403" table:style-name="ce4">
            <text:p>1403</text:p>
          </table:table-cell>
          <table:table-cell office:value-type="float" office:value="2898.5820417569716" table:style-name="ce4">
            <text:p>2898,582042</text:p>
          </table:table-cell>
          <table:table-cell office:value-type="float" office:value="98" table:style-name="ce3">
            <text:p>98</text:p>
          </table:table-cell>
          <table:table-cell table:number-columns-repeated="16375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string" table:style-name="ce4">
            <text:p>UG201600000517</text:p>
          </table:table-cell>
          <table:table-cell office:value-type="float" office:value="517" table:style-name="ce4">
            <text:p>517</text:p>
          </table:table-cell>
          <table:table-cell office:value-type="string" table:style-name="ce4">
            <text:p>R</text:p>
          </table:table-cell>
          <table:table-cell office:value-type="float" office:value="0.370140222588" table:style-name="ce4">
            <text:p>0,370140223</text:p>
          </table:table-cell>
          <table:table-cell office:value-type="float" office:value="31.0388725681" table:style-name="ce4">
            <text:p>31,03887257</text:p>
          </table:table-cell>
          <table:table-cell office:value-type="float" office:value="1355" table:style-name="ce4">
            <text:p>1355</text:p>
          </table:table-cell>
          <table:table-cell office:value-type="float" office:value="1917.6104083977498" table:style-name="ce4">
            <text:p>1917,610408</text:p>
          </table:table-cell>
          <table:table-cell office:value-type="float" office:value="71" table:style-name="ce3">
            <text:p>71</text:p>
          </table:table-cell>
          <table:table-cell table:number-columns-repeated="16375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string" table:style-name="ce4">
            <text:p>UG201600000518</text:p>
          </table:table-cell>
          <table:table-cell office:value-type="float" office:value="518" table:style-name="ce4">
            <text:p>518</text:p>
          </table:table-cell>
          <table:table-cell office:value-type="string" table:style-name="ce4">
            <text:p>R</text:p>
          </table:table-cell>
          <table:table-cell office:value-type="float" office:value="0.42077985624999997" table:style-name="ce4">
            <text:p>0,420779856</text:p>
          </table:table-cell>
          <table:table-cell office:value-type="float" office:value="30.862926895099999" table:style-name="ce4">
            <text:p>30,8629269</text:p>
          </table:table-cell>
          <table:table-cell office:value-type="float" office:value="1376" table:style-name="ce4">
            <text:p>1376</text:p>
          </table:table-cell>
          <table:table-cell office:value-type="float" office:value="5571.5888476828086" table:style-name="ce4">
            <text:p>5571,588848</text:p>
          </table:table-cell>
          <table:table-cell office:value-type="float" office:value="142" table:style-name="ce3">
            <text:p>142</text:p>
          </table:table-cell>
          <table:table-cell table:number-columns-repeated="16375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string" table:style-name="ce4">
            <text:p>UG201600000519</text:p>
          </table:table-cell>
          <table:table-cell office:value-type="float" office:value="519" table:style-name="ce4">
            <text:p>519</text:p>
          </table:table-cell>
          <table:table-cell office:value-type="string" table:style-name="ce4">
            <text:p>R</text:p>
          </table:table-cell>
          <table:table-cell office:value-type="float" office:value="0.71922273462399999" table:style-name="ce4">
            <text:p>0,719222735</text:p>
          </table:table-cell>
          <table:table-cell office:value-type="float" office:value="30.791338434499998" table:style-name="ce4">
            <text:p>30,79133843</text:p>
          </table:table-cell>
          <table:table-cell office:value-type="float" office:value="1267" table:style-name="ce4">
            <text:p>1267</text:p>
          </table:table-cell>
          <table:table-cell office:value-type="float" office:value="6098.8380272917593" table:style-name="ce4">
            <text:p>6098,838027</text:p>
          </table:table-cell>
          <table:table-cell office:value-type="float" office:value="174" table:style-name="ce3">
            <text:p>174</text:p>
          </table:table-cell>
          <table:table-cell table:number-columns-repeated="16375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string" table:style-name="ce4">
            <text:p>UG201600000520</text:p>
          </table:table-cell>
          <table:table-cell office:value-type="float" office:value="520" table:style-name="ce4">
            <text:p>520</text:p>
          </table:table-cell>
          <table:table-cell office:value-type="string" table:style-name="ce4">
            <text:p>R</text:p>
          </table:table-cell>
          <table:table-cell office:value-type="float" office:value="0.772729469936" table:style-name="ce4">
            <text:p>0,77272947</text:p>
          </table:table-cell>
          <table:table-cell office:value-type="float" office:value="30.451116598500001" table:style-name="ce4">
            <text:p>30,4511166</text:p>
          </table:table-cell>
          <table:table-cell office:value-type="float" office:value="1516" table:style-name="ce4">
            <text:p>1516</text:p>
          </table:table-cell>
          <table:table-cell office:value-type="float" office:value="4137.8387797569867" table:style-name="ce4">
            <text:p>4137,83878</text:p>
          </table:table-cell>
          <table:table-cell office:value-type="float" office:value="154" table:style-name="ce3">
            <text:p>154</text:p>
          </table:table-cell>
          <table:table-cell table:number-columns-repeated="16375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string" table:style-name="ce4">
            <text:p>UG201600000521</text:p>
          </table:table-cell>
          <table:table-cell office:value-type="float" office:value="521" table:style-name="ce4">
            <text:p>521</text:p>
          </table:table-cell>
          <table:table-cell office:value-type="string" table:style-name="ce4">
            <text:p>R</text:p>
          </table:table-cell>
          <table:table-cell office:value-type="float" office:value="0.71523487821499998" table:style-name="ce4">
            <text:p>0,715234878</text:p>
          </table:table-cell>
          <table:table-cell office:value-type="float" office:value="30.707940559499999" table:style-name="ce4">
            <text:p>30,70794056</text:p>
          </table:table-cell>
          <table:table-cell office:value-type="float" office:value="1369" table:style-name="ce4">
            <text:p>1369</text:p>
          </table:table-cell>
          <table:table-cell office:value-type="float" office:value="4901.0136505951887" table:style-name="ce4">
            <text:p>4901,013651</text:p>
          </table:table-cell>
          <table:table-cell office:value-type="float" office:value="161" table:style-name="ce3">
            <text:p>161</text:p>
          </table:table-cell>
          <table:table-cell table:number-columns-repeated="16375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string" table:style-name="ce4">
            <text:p>UG201600000522</text:p>
          </table:table-cell>
          <table:table-cell office:value-type="float" office:value="522" table:style-name="ce4">
            <text:p>522</text:p>
          </table:table-cell>
          <table:table-cell office:value-type="string" table:style-name="ce4">
            <text:p>R</text:p>
          </table:table-cell>
          <table:table-cell office:value-type="float" office:value="0.51656665859799999" table:style-name="ce4">
            <text:p>0,516566659</text:p>
          </table:table-cell>
          <table:table-cell office:value-type="float" office:value="30.767990314799999" table:style-name="ce4">
            <text:p>30,76799031</text:p>
          </table:table-cell>
          <table:table-cell office:value-type="float" office:value="1332" table:style-name="ce4">
            <text:p>1332</text:p>
          </table:table-cell>
          <table:table-cell office:value-type="float" office:value="4289.4602204000257" table:style-name="ce4">
            <text:p>4289,46022</text:p>
          </table:table-cell>
          <table:table-cell office:value-type="float" office:value="152" table:style-name="ce3">
            <text:p>152</text:p>
          </table:table-cell>
          <table:table-cell table:number-columns-repeated="16375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string" table:style-name="ce4">
            <text:p>UG201600000523</text:p>
          </table:table-cell>
          <table:table-cell office:value-type="float" office:value="523" table:style-name="ce4">
            <text:p>523</text:p>
          </table:table-cell>
          <table:table-cell office:value-type="string" table:style-name="ce4">
            <text:p>R</text:p>
          </table:table-cell>
          <table:table-cell office:value-type="float" office:value="0.71218592201099995" table:style-name="ce4">
            <text:p>0,712185922</text:p>
          </table:table-cell>
          <table:table-cell office:value-type="float" office:value="30.5472812201" table:style-name="ce4">
            <text:p>30,54728122</text:p>
          </table:table-cell>
          <table:table-cell office:value-type="float" office:value="1476" table:style-name="ce4">
            <text:p>1476</text:p>
          </table:table-cell>
          <table:table-cell office:value-type="float" office:value="3723.2134664095729" table:style-name="ce4">
            <text:p>3723,213466</text:p>
          </table:table-cell>
          <table:table-cell office:value-type="float" office:value="99" table:style-name="ce3">
            <text:p>99</text:p>
          </table:table-cell>
          <table:table-cell table:number-columns-repeated="16375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string" table:style-name="ce4">
            <text:p>UG201600000524</text:p>
          </table:table-cell>
          <table:table-cell office:value-type="float" office:value="524" table:style-name="ce4">
            <text:p>524</text:p>
          </table:table-cell>
          <table:table-cell office:value-type="string" table:style-name="ce4">
            <text:p>R</text:p>
          </table:table-cell>
          <table:table-cell office:value-type="float" office:value="0.74919424451799999" table:style-name="ce4">
            <text:p>0,749194245</text:p>
          </table:table-cell>
          <table:table-cell office:value-type="float" office:value="30.616741814899999" table:style-name="ce4">
            <text:p>30,61674181</text:p>
          </table:table-cell>
          <table:table-cell office:value-type="float" office:value="1331" table:style-name="ce4">
            <text:p>1331</text:p>
          </table:table-cell>
          <table:table-cell office:value-type="float" office:value="8179.1498782776944" table:style-name="ce4">
            <text:p>8179,149878</text:p>
          </table:table-cell>
          <table:table-cell office:value-type="float" office:value="205" table:style-name="ce3">
            <text:p>205</text:p>
          </table:table-cell>
          <table:table-cell table:number-columns-repeated="16375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string" table:style-name="ce4">
            <text:p>UG201600000525</text:p>
          </table:table-cell>
          <table:table-cell office:value-type="float" office:value="525" table:style-name="ce4">
            <text:p>525</text:p>
          </table:table-cell>
          <table:table-cell office:value-type="string" table:style-name="ce4">
            <text:p>R</text:p>
          </table:table-cell>
          <table:table-cell office:value-type="float" office:value="0.829183372458" table:style-name="ce4">
            <text:p>0,829183372</text:p>
          </table:table-cell>
          <table:table-cell office:value-type="float" office:value="30.683584960099999" table:style-name="ce4">
            <text:p>30,68358496</text:p>
          </table:table-cell>
          <table:table-cell office:value-type="float" office:value="1284" table:style-name="ce4">
            <text:p>1284</text:p>
          </table:table-cell>
          <table:table-cell office:value-type="float" office:value="5692.145468423586" table:style-name="ce4">
            <text:p>5692,145468</text:p>
          </table:table-cell>
          <table:table-cell office:value-type="float" office:value="150" table:style-name="ce3">
            <text:p>150</text:p>
          </table:table-cell>
          <table:table-cell table:number-columns-repeated="16375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string" table:style-name="ce4">
            <text:p>UG201600000526</text:p>
          </table:table-cell>
          <table:table-cell office:value-type="float" office:value="526" table:style-name="ce4">
            <text:p>526</text:p>
          </table:table-cell>
          <table:table-cell office:value-type="string" table:style-name="ce4">
            <text:p>R</text:p>
          </table:table-cell>
          <table:table-cell office:value-type="float" office:value="0.54285563745599996" table:style-name="ce4">
            <text:p>0,542855637</text:p>
          </table:table-cell>
          <table:table-cell office:value-type="float" office:value="30.2138980579" table:style-name="ce4">
            <text:p>30,21389806</text:p>
          </table:table-cell>
          <table:table-cell office:value-type="float" office:value="1448" table:style-name="ce4">
            <text:p>1448</text:p>
          </table:table-cell>
          <table:table-cell office:value-type="float" office:value="4732.7128567235595" table:style-name="ce4">
            <text:p>4732,712857</text:p>
          </table:table-cell>
          <table:table-cell office:value-type="float" office:value="205" table:style-name="ce3">
            <text:p>205</text:p>
          </table:table-cell>
          <table:table-cell table:number-columns-repeated="16375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string" table:style-name="ce4">
            <text:p>UG201600000527</text:p>
          </table:table-cell>
          <table:table-cell office:value-type="float" office:value="527" table:style-name="ce4">
            <text:p>527</text:p>
          </table:table-cell>
          <table:table-cell office:value-type="string" table:style-name="ce4">
            <text:p>R</text:p>
          </table:table-cell>
          <table:table-cell office:value-type="float" office:value="0.43277438085300002" table:style-name="ce4">
            <text:p>0,432774381</text:p>
          </table:table-cell>
          <table:table-cell office:value-type="float" office:value="30.179971264399999" table:style-name="ce4">
            <text:p>30,17997126</text:p>
          </table:table-cell>
          <table:table-cell office:value-type="float" office:value="1255" table:style-name="ce4">
            <text:p>1255</text:p>
          </table:table-cell>
          <table:table-cell office:value-type="float" office:value="2060.0050233799807" table:style-name="ce4">
            <text:p>2060,005023</text:p>
          </table:table-cell>
          <table:table-cell office:value-type="float" office:value="91" table:style-name="ce3">
            <text:p>91</text:p>
          </table:table-cell>
          <table:table-cell table:number-columns-repeated="16375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string" table:style-name="ce4">
            <text:p>UG201600000528</text:p>
          </table:table-cell>
          <table:table-cell office:value-type="float" office:value="528" table:style-name="ce4">
            <text:p>528</text:p>
          </table:table-cell>
          <table:table-cell office:value-type="string" table:style-name="ce4">
            <text:p>R</text:p>
          </table:table-cell>
          <table:table-cell office:value-type="float" office:value="0.65893791911099997" table:style-name="ce4">
            <text:p>0,658937919</text:p>
          </table:table-cell>
          <table:table-cell office:value-type="float" office:value="30.176259328499999" table:style-name="ce4">
            <text:p>30,17625933</text:p>
          </table:table-cell>
          <table:table-cell office:value-type="float" office:value="1650" table:style-name="ce4">
            <text:p>1650</text:p>
          </table:table-cell>
          <table:table-cell office:value-type="float" office:value="3777.9634581435312" table:style-name="ce4">
            <text:p>3777,963458</text:p>
          </table:table-cell>
          <table:table-cell office:value-type="float" office:value="57" table:style-name="ce3">
            <text:p>57</text:p>
          </table:table-cell>
          <table:table-cell table:number-columns-repeated="16375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string" table:style-name="ce4">
            <text:p>UG201600000529</text:p>
          </table:table-cell>
          <table:table-cell office:value-type="float" office:value="529" table:style-name="ce4">
            <text:p>529</text:p>
          </table:table-cell>
          <table:table-cell office:value-type="string" table:style-name="ce4">
            <text:p>R</text:p>
          </table:table-cell>
          <table:table-cell office:value-type="float" office:value="0.88015161437300005" table:style-name="ce4">
            <text:p>0,880151614</text:p>
          </table:table-cell>
          <table:table-cell office:value-type="float" office:value="30.462576014500002" table:style-name="ce4">
            <text:p>30,46257601</text:p>
          </table:table-cell>
          <table:table-cell office:value-type="float" office:value="1369" table:style-name="ce4">
            <text:p>1369</text:p>
          </table:table-cell>
          <table:table-cell office:value-type="float" office:value="2606.8350911643997" table:style-name="ce4">
            <text:p>2606,835091</text:p>
          </table:table-cell>
          <table:table-cell office:value-type="float" office:value="105" table:style-name="ce3">
            <text:p>105</text:p>
          </table:table-cell>
          <table:table-cell table:number-columns-repeated="16375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string" table:style-name="ce4">
            <text:p>UG201600000530</text:p>
          </table:table-cell>
          <table:table-cell office:value-type="float" office:value="530" table:style-name="ce4">
            <text:p>530</text:p>
          </table:table-cell>
          <table:table-cell office:value-type="string" table:style-name="ce4">
            <text:p>R</text:p>
          </table:table-cell>
          <table:table-cell office:value-type="float" office:value="0.65318041374900004" table:style-name="ce4">
            <text:p>0,653180414</text:p>
          </table:table-cell>
          <table:table-cell office:value-type="float" office:value="30.244896445399998" table:style-name="ce4">
            <text:p>30,24489645</text:p>
          </table:table-cell>
          <table:table-cell office:value-type="float" office:value="1580" table:style-name="ce4">
            <text:p>1580</text:p>
          </table:table-cell>
          <table:table-cell office:value-type="float" office:value="2697.126297478108" table:style-name="ce4">
            <text:p>2697,126297</text:p>
          </table:table-cell>
          <table:table-cell office:value-type="float" office:value="45" table:style-name="ce3">
            <text:p>45</text:p>
          </table:table-cell>
          <table:table-cell table:number-columns-repeated="16375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string" table:style-name="ce4">
            <text:p>UG201600000531</text:p>
          </table:table-cell>
          <table:table-cell office:value-type="float" office:value="531" table:style-name="ce4">
            <text:p>531</text:p>
          </table:table-cell>
          <table:table-cell office:value-type="string" table:style-name="ce4">
            <text:p>R</text:p>
          </table:table-cell>
          <table:table-cell office:value-type="float" office:value="0.72226598745600001" table:style-name="ce4">
            <text:p>0,722265987</text:p>
          </table:table-cell>
          <table:table-cell office:value-type="float" office:value="30.2336916133" table:style-name="ce4">
            <text:p>30,23369161</text:p>
          </table:table-cell>
          <table:table-cell office:value-type="float" office:value="1598" table:style-name="ce4">
            <text:p>1598</text:p>
          </table:table-cell>
          <table:table-cell office:value-type="float" office:value="3927.8526175052043" table:style-name="ce4">
            <text:p>3927,852618</text:p>
          </table:table-cell>
          <table:table-cell office:value-type="float" office:value="92" table:style-name="ce3">
            <text:p>92</text:p>
          </table:table-cell>
          <table:table-cell table:number-columns-repeated="16375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string" table:style-name="ce4">
            <text:p>UG201600000532</text:p>
          </table:table-cell>
          <table:table-cell office:value-type="float" office:value="532" table:style-name="ce4">
            <text:p>532</text:p>
          </table:table-cell>
          <table:table-cell office:value-type="string" table:style-name="ce4">
            <text:p>R</text:p>
          </table:table-cell>
          <table:table-cell office:value-type="float" office:value="0.61603840581199998" table:style-name="ce4">
            <text:p>0,616038406</text:p>
          </table:table-cell>
          <table:table-cell office:value-type="float" office:value="30.184489761999998" table:style-name="ce4">
            <text:p>30,18448976</text:p>
          </table:table-cell>
          <table:table-cell office:value-type="float" office:value="1689" table:style-name="ce4">
            <text:p>1689</text:p>
          </table:table-cell>
          <table:table-cell office:value-type="float" office:value="3202.3045872306948" table:style-name="ce4">
            <text:p>3202,304587</text:p>
          </table:table-cell>
          <table:table-cell office:value-type="float" office:value="98" table:style-name="ce3">
            <text:p>98</text:p>
          </table:table-cell>
          <table:table-cell table:number-columns-repeated="16375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string" table:style-name="ce4">
            <text:p>UG201600000533</text:p>
          </table:table-cell>
          <table:table-cell office:value-type="float" office:value="533" table:style-name="ce4">
            <text:p>533</text:p>
          </table:table-cell>
          <table:table-cell office:value-type="string" table:style-name="ce4">
            <text:p>R</text:p>
          </table:table-cell>
          <table:table-cell office:value-type="float" office:value="0.77122897964600001" table:style-name="ce4">
            <text:p>0,77122898</text:p>
          </table:table-cell>
          <table:table-cell office:value-type="float" office:value="30.2529110579" table:style-name="ce4">
            <text:p>30,25291106</text:p>
          </table:table-cell>
          <table:table-cell office:value-type="float" office:value="1178" table:style-name="ce4">
            <text:p>1178</text:p>
          </table:table-cell>
          <table:table-cell office:value-type="float" office:value="3485.8445183097883" table:style-name="ce4">
            <text:p>3485,844518</text:p>
          </table:table-cell>
          <table:table-cell office:value-type="float" office:value="138" table:style-name="ce3">
            <text:p>138</text:p>
          </table:table-cell>
          <table:table-cell table:number-columns-repeated="16375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string" table:style-name="ce4">
            <text:p>UG201600000534</text:p>
          </table:table-cell>
          <table:table-cell office:value-type="float" office:value="534" table:style-name="ce4">
            <text:p>534</text:p>
          </table:table-cell>
          <table:table-cell office:value-type="string" table:style-name="ce4">
            <text:p>R</text:p>
          </table:table-cell>
          <table:table-cell office:value-type="float" office:value="0.79250180288500005" table:style-name="ce4">
            <text:p>0,792501803</text:p>
          </table:table-cell>
          <table:table-cell office:value-type="float" office:value="30.108392829700001" table:style-name="ce4">
            <text:p>30,10839283</text:p>
          </table:table-cell>
          <table:table-cell office:value-type="float" office:value="726" table:style-name="ce4">
            <text:p>726</text:p>
          </table:table-cell>
          <table:table-cell office:value-type="float" office:value="3017.7926289875827" table:style-name="ce4">
            <text:p>3017,792629</text:p>
          </table:table-cell>
          <table:table-cell office:value-type="float" office:value="117" table:style-name="ce3">
            <text:p>117</text:p>
          </table:table-cell>
          <table:table-cell table:number-columns-repeated="16375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string" table:style-name="ce4">
            <text:p>UG201600000535</text:p>
          </table:table-cell>
          <table:table-cell office:value-type="float" office:value="535" table:style-name="ce4">
            <text:p>535</text:p>
          </table:table-cell>
          <table:table-cell office:value-type="string" table:style-name="ce4">
            <text:p>R</text:p>
          </table:table-cell>
          <table:table-cell office:value-type="float" office:value="0.66182619045199997" table:style-name="ce4">
            <text:p>0,66182619</text:p>
          </table:table-cell>
          <table:table-cell office:value-type="float" office:value="29.9736915479" table:style-name="ce4">
            <text:p>29,97369155</text:p>
          </table:table-cell>
          <table:table-cell office:value-type="float" office:value="909" table:style-name="ce4">
            <text:p>909</text:p>
          </table:table-cell>
          <table:table-cell office:value-type="float" office:value="1168.2574222803592" table:style-name="ce4">
            <text:p>1168,257422</text:p>
          </table:table-cell>
          <table:table-cell office:value-type="float" office:value="48" table:style-name="ce3">
            <text:p>48</text:p>
          </table:table-cell>
          <table:table-cell table:number-columns-repeated="16375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string" table:style-name="ce4">
            <text:p>UG201600000536</text:p>
          </table:table-cell>
          <table:table-cell office:value-type="float" office:value="536" table:style-name="ce4">
            <text:p>536</text:p>
          </table:table-cell>
          <table:table-cell office:value-type="string" table:style-name="ce4">
            <text:p>R</text:p>
          </table:table-cell>
          <table:table-cell office:value-type="float" office:value="0.72103708418800005" table:style-name="ce4">
            <text:p>0,721037084</text:p>
          </table:table-cell>
          <table:table-cell office:value-type="float" office:value="30.0182408308" table:style-name="ce4">
            <text:p>30,01824083</text:p>
          </table:table-cell>
          <table:table-cell office:value-type="float" office:value="822" table:style-name="ce4">
            <text:p>822</text:p>
          </table:table-cell>
          <table:table-cell office:value-type="float" office:value="558.78954697985091" table:style-name="ce4">
            <text:p>558,789547</text:p>
          </table:table-cell>
          <table:table-cell office:value-type="float" office:value="20" table:style-name="ce3">
            <text:p>20</text:p>
          </table:table-cell>
          <table:table-cell table:number-columns-repeated="16375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string" table:style-name="ce4">
            <text:p>UG201600000537</text:p>
          </table:table-cell>
          <table:table-cell office:value-type="float" office:value="537" table:style-name="ce4">
            <text:p>537</text:p>
          </table:table-cell>
          <table:table-cell office:value-type="string" table:style-name="ce4">
            <text:p>R</text:p>
          </table:table-cell>
          <table:table-cell office:value-type="float" office:value="8.7903874710100003E-3" table:style-name="ce4">
            <text:p>0,008790387</text:p>
          </table:table-cell>
          <table:table-cell office:value-type="float" office:value="29.761044405100002" table:style-name="ce4">
            <text:p>29,76104441</text:p>
          </table:table-cell>
          <table:table-cell office:value-type="float" office:value="1106" table:style-name="ce4">
            <text:p>1106</text:p>
          </table:table-cell>
          <table:table-cell office:value-type="float" office:value="1842.3297237323659" table:style-name="ce4">
            <text:p>1842,329724</text:p>
          </table:table-cell>
          <table:table-cell office:value-type="float" office:value="43" table:style-name="ce3">
            <text:p>43</text:p>
          </table:table-cell>
          <table:table-cell table:number-columns-repeated="16375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string" table:style-name="ce4">
            <text:p>UG201600000538</text:p>
          </table:table-cell>
          <table:table-cell office:value-type="float" office:value="538" table:style-name="ce4">
            <text:p>538</text:p>
          </table:table-cell>
          <table:table-cell office:value-type="string" table:style-name="ce4">
            <text:p>R</text:p>
          </table:table-cell>
          <table:table-cell office:value-type="float" office:value="7.6311348637899998E-2" table:style-name="ce4">
            <text:p>0,076311349</text:p>
          </table:table-cell>
          <table:table-cell office:value-type="float" office:value="29.891969343700001" table:style-name="ce4">
            <text:p>29,89196934</text:p>
          </table:table-cell>
          <table:table-cell office:value-type="float" office:value="1166" table:style-name="ce4">
            <text:p>1166</text:p>
          </table:table-cell>
          <table:table-cell office:value-type="float" office:value="2805.6536103547487" table:style-name="ce4">
            <text:p>2805,65361</text:p>
          </table:table-cell>
          <table:table-cell office:value-type="float" office:value="108" table:style-name="ce3">
            <text:p>108</text:p>
          </table:table-cell>
          <table:table-cell table:number-columns-repeated="16375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string" table:style-name="ce4">
            <text:p>UG201600000539</text:p>
          </table:table-cell>
          <table:table-cell office:value-type="float" office:value="539" table:style-name="ce4">
            <text:p>539</text:p>
          </table:table-cell>
          <table:table-cell office:value-type="string" table:style-name="ce4">
            <text:p>R</text:p>
          </table:table-cell>
          <table:table-cell office:value-type="float" office:value="0.14385908257499999" table:style-name="ce4">
            <text:p>0,143859083</text:p>
          </table:table-cell>
          <table:table-cell office:value-type="float" office:value="29.956823911000001" table:style-name="ce4">
            <text:p>29,95682391</text:p>
          </table:table-cell>
          <table:table-cell office:value-type="float" office:value="1510" table:style-name="ce4">
            <text:p>1510</text:p>
          </table:table-cell>
          <table:table-cell office:value-type="float" office:value="2136.1923884739967" table:style-name="ce4">
            <text:p>2136,192388</text:p>
          </table:table-cell>
          <table:table-cell office:value-type="float" office:value="71" table:style-name="ce3">
            <text:p>71</text:p>
          </table:table-cell>
          <table:table-cell table:number-columns-repeated="16375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string" table:style-name="ce4">
            <text:p>UG201600000540</text:p>
          </table:table-cell>
          <table:table-cell office:value-type="float" office:value="540" table:style-name="ce4">
            <text:p>540</text:p>
          </table:table-cell>
          <table:table-cell office:value-type="string" table:style-name="ce4">
            <text:p>R</text:p>
          </table:table-cell>
          <table:table-cell office:value-type="float" office:value="3.3168996511399998E-2" table:style-name="ce4">
            <text:p>0,033168997</text:p>
          </table:table-cell>
          <table:table-cell office:value-type="float" office:value="29.7571857298" table:style-name="ce4">
            <text:p>29,75718573</text:p>
          </table:table-cell>
          <table:table-cell office:value-type="float" office:value="1160" table:style-name="ce4">
            <text:p>1160</text:p>
          </table:table-cell>
          <table:table-cell office:value-type="float" office:value="502.70406543795798" table:style-name="ce4">
            <text:p>502,7040654</text:p>
          </table:table-cell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string" table:style-name="ce4">
            <text:p>UG201600000541</text:p>
          </table:table-cell>
          <table:table-cell office:value-type="float" office:value="541" table:style-name="ce4">
            <text:p>541</text:p>
          </table:table-cell>
          <table:table-cell office:value-type="string" table:style-name="ce4">
            <text:p>R</text:p>
          </table:table-cell>
          <table:table-cell office:value-type="float" office:value="4.6282354353699998E-4" table:style-name="ce4">
            <text:p>0,000462824</text:p>
          </table:table-cell>
          <table:table-cell office:value-type="float" office:value="29.8250258309" table:style-name="ce4">
            <text:p>29,82502583</text:p>
          </table:table-cell>
          <table:table-cell office:value-type="float" office:value="1065" table:style-name="ce4">
            <text:p>1065</text:p>
          </table:table-cell>
          <table:table-cell office:value-type="float" office:value="825.87751530862749" table:style-name="ce4">
            <text:p>825,8775153</text:p>
          </table:table-cell>
          <table:table-cell office:value-type="float" office:value="27" table:style-name="ce3">
            <text:p>27</text:p>
          </table:table-cell>
          <table:table-cell table:number-columns-repeated="16375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string" table:style-name="ce4">
            <text:p>UG201600000542</text:p>
          </table:table-cell>
          <table:table-cell office:value-type="float" office:value="542" table:style-name="ce4">
            <text:p>542</text:p>
          </table:table-cell>
          <table:table-cell office:value-type="string" table:style-name="ce4">
            <text:p>R</text:p>
          </table:table-cell>
          <table:table-cell office:value-type="float" office:value="0.30510157536799998" table:style-name="ce4">
            <text:p>0,305101575</text:p>
          </table:table-cell>
          <table:table-cell office:value-type="float" office:value="30.071970584799999" table:style-name="ce4">
            <text:p>30,07197058</text:p>
          </table:table-cell>
          <table:table-cell office:value-type="float" office:value="1239" table:style-name="ce4">
            <text:p>1239</text:p>
          </table:table-cell>
          <table:table-cell office:value-type="float" office:value="1492.5471873540309" table:style-name="ce4">
            <text:p>1492,547187</text:p>
          </table:table-cell>
          <table:table-cell office:value-type="float" office:value="116" table:style-name="ce3">
            <text:p>116</text:p>
          </table:table-cell>
          <table:table-cell table:number-columns-repeated="16375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string" table:style-name="ce4">
            <text:p>UG201600000543</text:p>
          </table:table-cell>
          <table:table-cell office:value-type="float" office:value="543" table:style-name="ce4">
            <text:p>543</text:p>
          </table:table-cell>
          <table:table-cell office:value-type="string" table:style-name="ce4">
            <text:p>R</text:p>
          </table:table-cell>
          <table:table-cell office:value-type="float" office:value="0.45423478055299998" table:style-name="ce4">
            <text:p>0,454234781</text:p>
          </table:table-cell>
          <table:table-cell office:value-type="float" office:value="30.117482444899998" table:style-name="ce4">
            <text:p>30,11748244</text:p>
          </table:table-cell>
          <table:table-cell office:value-type="float" office:value="1722" table:style-name="ce4">
            <text:p>1722</text:p>
          </table:table-cell>
          <table:table-cell office:value-type="float" office:value="1762.3943585818076" table:style-name="ce4">
            <text:p>1762,394359</text:p>
          </table:table-cell>
          <table:table-cell office:value-type="float" office:value="56" table:style-name="ce3">
            <text:p>56</text:p>
          </table:table-cell>
          <table:table-cell table:number-columns-repeated="16375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string" table:style-name="ce4">
            <text:p>UG201600000544</text:p>
          </table:table-cell>
          <table:table-cell office:value-type="float" office:value="544" table:style-name="ce4">
            <text:p>544</text:p>
          </table:table-cell>
          <table:table-cell office:value-type="string" table:style-name="ce4">
            <text:p>R</text:p>
          </table:table-cell>
          <table:table-cell office:value-type="float" office:value="0.34651038055700001" table:style-name="ce4">
            <text:p>0,346510381</text:p>
          </table:table-cell>
          <table:table-cell office:value-type="float" office:value="30.226616737699999" table:style-name="ce4">
            <text:p>30,22661674</text:p>
          </table:table-cell>
          <table:table-cell office:value-type="float" office:value="1040" table:style-name="ce4">
            <text:p>1040</text:p>
          </table:table-cell>
          <table:table-cell office:value-type="float" office:value="5341.2870462545088" table:style-name="ce4">
            <text:p>5341,287046</text:p>
          </table:table-cell>
          <table:table-cell office:value-type="float" office:value="198" table:style-name="ce3">
            <text:p>198</text:p>
          </table:table-cell>
          <table:table-cell table:number-columns-repeated="16375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string" table:style-name="ce4">
            <text:p>UG201600000545</text:p>
          </table:table-cell>
          <table:table-cell office:value-type="float" office:value="545" table:style-name="ce4">
            <text:p>545</text:p>
          </table:table-cell>
          <table:table-cell office:value-type="string" table:style-name="ce4">
            <text:p>R</text:p>
          </table:table-cell>
          <table:table-cell office:value-type="float" office:value="0.32008387598600002" table:style-name="ce4">
            <text:p>0,320083876</text:p>
          </table:table-cell>
          <table:table-cell office:value-type="float" office:value="30.126638450400002" table:style-name="ce4">
            <text:p>30,12663845</text:p>
          </table:table-cell>
          <table:table-cell office:value-type="float" office:value="1354" table:style-name="ce4">
            <text:p>1354</text:p>
          </table:table-cell>
          <table:table-cell office:value-type="float" office:value="1285.2126088562047" table:style-name="ce4">
            <text:p>1285,212609</text:p>
          </table:table-cell>
          <table:table-cell office:value-type="float" office:value="59" table:style-name="ce3">
            <text:p>59</text:p>
          </table:table-cell>
          <table:table-cell table:number-columns-repeated="16375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string" table:style-name="ce4">
            <text:p>UG201600000546</text:p>
          </table:table-cell>
          <table:table-cell office:value-type="float" office:value="546" table:style-name="ce4">
            <text:p>546</text:p>
          </table:table-cell>
          <table:table-cell office:value-type="string" table:style-name="ce4">
            <text:p>R</text:p>
          </table:table-cell>
          <table:table-cell office:value-type="float" office:value="0.23995388024799999" table:style-name="ce4">
            <text:p>0,23995388</text:p>
          </table:table-cell>
          <table:table-cell office:value-type="float" office:value="30.036575790600001" table:style-name="ce4">
            <text:p>30,03657579</text:p>
          </table:table-cell>
          <table:table-cell office:value-type="float" office:value="1431" table:style-name="ce4">
            <text:p>1431</text:p>
          </table:table-cell>
          <table:table-cell office:value-type="float" office:value="170.39054040519761" table:style-name="ce4">
            <text:p>170,3905404</text:p>
          </table:table-cell>
          <table:table-cell office:value-type="float" office:value="17" table:style-name="ce3">
            <text:p>17</text:p>
          </table:table-cell>
          <table:table-cell table:number-columns-repeated="16375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string" table:style-name="ce4">
            <text:p>UG201600000547</text:p>
          </table:table-cell>
          <table:table-cell office:value-type="float" office:value="547" table:style-name="ce4">
            <text:p>547</text:p>
          </table:table-cell>
          <table:table-cell office:value-type="string" table:style-name="ce4">
            <text:p>R</text:p>
          </table:table-cell>
          <table:table-cell office:value-type="float" office:value="0.40912931707700001" table:style-name="ce4">
            <text:p>0,409129317</text:p>
          </table:table-cell>
          <table:table-cell office:value-type="float" office:value="30.456053819499999" table:style-name="ce4">
            <text:p>30,45605382</text:p>
          </table:table-cell>
          <table:table-cell office:value-type="float" office:value="1304" table:style-name="ce4">
            <text:p>1304</text:p>
          </table:table-cell>
          <table:table-cell office:value-type="float" office:value="4704.7387891525477" table:style-name="ce4">
            <text:p>4704,738789</text:p>
          </table:table-cell>
          <table:table-cell office:value-type="float" office:value="105" table:style-name="ce3">
            <text:p>105</text:p>
          </table:table-cell>
          <table:table-cell table:number-columns-repeated="16375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string" table:style-name="ce4">
            <text:p>UG201600000548</text:p>
          </table:table-cell>
          <table:table-cell office:value-type="float" office:value="548" table:style-name="ce4">
            <text:p>548</text:p>
          </table:table-cell>
          <table:table-cell office:value-type="string" table:style-name="ce4">
            <text:p>R</text:p>
          </table:table-cell>
          <table:table-cell office:value-type="float" office:value="0.206605704567" table:style-name="ce4">
            <text:p>0,206605705</text:p>
          </table:table-cell>
          <table:table-cell office:value-type="float" office:value="30.5468423859" table:style-name="ce4">
            <text:p>30,54684239</text:p>
          </table:table-cell>
          <table:table-cell office:value-type="float" office:value="1236" table:style-name="ce4">
            <text:p>1236</text:p>
          </table:table-cell>
          <table:table-cell office:value-type="float" office:value="4299.7531565756799" table:style-name="ce4">
            <text:p>4299,753157</text:p>
          </table:table-cell>
          <table:table-cell office:value-type="float" office:value="84" table:style-name="ce3">
            <text:p>84</text:p>
          </table:table-cell>
          <table:table-cell table:number-columns-repeated="16375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string" table:style-name="ce4">
            <text:p>UG201600000549</text:p>
          </table:table-cell>
          <table:table-cell office:value-type="float" office:value="549" table:style-name="ce4">
            <text:p>549</text:p>
          </table:table-cell>
          <table:table-cell office:value-type="string" table:style-name="ce4">
            <text:p>R</text:p>
          </table:table-cell>
          <table:table-cell office:value-type="float" office:value="0.22828099582799999" table:style-name="ce4">
            <text:p>0,228280996</text:p>
          </table:table-cell>
          <table:table-cell office:value-type="float" office:value="30.532679075299999" table:style-name="ce4">
            <text:p>30,53267908</text:p>
          </table:table-cell>
          <table:table-cell office:value-type="float" office:value="1238" table:style-name="ce4">
            <text:p>1238</text:p>
          </table:table-cell>
          <table:table-cell office:value-type="float" office:value="6043.0961062740516" table:style-name="ce4">
            <text:p>6043,096106</text:p>
          </table:table-cell>
          <table:table-cell office:value-type="float" office:value="122" table:style-name="ce3">
            <text:p>122</text:p>
          </table:table-cell>
          <table:table-cell table:number-columns-repeated="16375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string" table:style-name="ce4">
            <text:p>UG201600000550</text:p>
          </table:table-cell>
          <table:table-cell office:value-type="float" office:value="550" table:style-name="ce4">
            <text:p>550</text:p>
          </table:table-cell>
          <table:table-cell office:value-type="string" table:style-name="ce4">
            <text:p>R</text:p>
          </table:table-cell>
          <table:table-cell office:value-type="float" office:value="0.33977049934699999" table:style-name="ce4">
            <text:p>0,339770499</text:p>
          </table:table-cell>
          <table:table-cell office:value-type="float" office:value="30.6800311276" table:style-name="ce4">
            <text:p>30,68003113</text:p>
          </table:table-cell>
          <table:table-cell office:value-type="float" office:value="1305" table:style-name="ce4">
            <text:p>1305</text:p>
          </table:table-cell>
          <table:table-cell office:value-type="float" office:value="7134.721830968364" table:style-name="ce4">
            <text:p>7134,721831</text:p>
          </table:table-cell>
          <table:table-cell office:value-type="float" office:value="151" table:style-name="ce3">
            <text:p>151</text:p>
          </table:table-cell>
          <table:table-cell table:number-columns-repeated="16375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string" table:style-name="ce4">
            <text:p>UG201600000551</text:p>
          </table:table-cell>
          <table:table-cell office:value-type="float" office:value="551" table:style-name="ce4">
            <text:p>551</text:p>
          </table:table-cell>
          <table:table-cell office:value-type="string" table:style-name="ce4">
            <text:p>R</text:p>
          </table:table-cell>
          <table:table-cell office:value-type="float" office:value="-0.16457370877800001" table:style-name="ce4">
            <text:p>-0,164573709</text:p>
          </table:table-cell>
          <table:table-cell office:value-type="float" office:value="30.431179650699999" table:style-name="ce4">
            <text:p>30,43117965</text:p>
          </table:table-cell>
          <table:table-cell office:value-type="float" office:value="1470" table:style-name="ce4">
            <text:p>1470</text:p>
          </table:table-cell>
          <table:table-cell office:value-type="float" office:value="3724.2053869893357" table:style-name="ce4">
            <text:p>3724,205387</text:p>
          </table:table-cell>
          <table:table-cell office:value-type="float" office:value="80" table:style-name="ce3">
            <text:p>80</text:p>
          </table:table-cell>
          <table:table-cell table:number-columns-repeated="16375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string" table:style-name="ce4">
            <text:p>UG201600000552</text:p>
          </table:table-cell>
          <table:table-cell office:value-type="float" office:value="552" table:style-name="ce4">
            <text:p>552</text:p>
          </table:table-cell>
          <table:table-cell office:value-type="string" table:style-name="ce4">
            <text:p>R</text:p>
          </table:table-cell>
          <table:table-cell office:value-type="float" office:value="-2.04395326298E-2" table:style-name="ce4">
            <text:p>-0,020439533</text:p>
          </table:table-cell>
          <table:table-cell office:value-type="float" office:value="30.325658202500001" table:style-name="ce4">
            <text:p>30,3256582</text:p>
          </table:table-cell>
          <table:table-cell office:value-type="float" office:value="1392" table:style-name="ce4">
            <text:p>1392</text:p>
          </table:table-cell>
          <table:table-cell office:value-type="float" office:value="3847.6101788516821" table:style-name="ce4">
            <text:p>3847,610179</text:p>
          </table:table-cell>
          <table:table-cell office:value-type="float" office:value="94" table:style-name="ce3">
            <text:p>94</text:p>
          </table:table-cell>
          <table:table-cell table:number-columns-repeated="16375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string" table:style-name="ce4">
            <text:p>UG201600000553</text:p>
          </table:table-cell>
          <table:table-cell office:value-type="float" office:value="553" table:style-name="ce4">
            <text:p>553</text:p>
          </table:table-cell>
          <table:table-cell office:value-type="string" table:style-name="ce4">
            <text:p>U</text:p>
          </table:table-cell>
          <table:table-cell office:value-type="float" office:value="0.51625634501999995" table:style-name="ce4">
            <text:p>0,516256345</text:p>
          </table:table-cell>
          <table:table-cell office:value-type="float" office:value="31.053829332199999" table:style-name="ce4">
            <text:p>31,05382933</text:p>
          </table:table-cell>
          <table:table-cell office:value-type="float" office:value="1355" table:style-name="ce4">
            <text:p>1355</text:p>
          </table:table-cell>
          <table:table-cell office:value-type="float" office:value="1356.5022027555563" table:style-name="ce4">
            <text:p>1356,502203</text:p>
          </table:table-cell>
          <table:table-cell office:value-type="float" office:value="43" table:style-name="ce3">
            <text:p>43</text:p>
          </table:table-cell>
          <table:table-cell table:number-columns-repeated="16375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string" table:style-name="ce4">
            <text:p>UG201600000554</text:p>
          </table:table-cell>
          <table:table-cell office:value-type="float" office:value="554" table:style-name="ce4">
            <text:p>554</text:p>
          </table:table-cell>
          <table:table-cell office:value-type="string" table:style-name="ce4">
            <text:p>U</text:p>
          </table:table-cell>
          <table:table-cell office:value-type="float" office:value="0.72008305391399996" table:style-name="ce4">
            <text:p>0,720083054</text:p>
          </table:table-cell>
          <table:table-cell office:value-type="float" office:value="30.751886921600001" table:style-name="ce4">
            <text:p>30,75188692</text:p>
          </table:table-cell>
          <table:table-cell office:value-type="float" office:value="1333" table:style-name="ce4">
            <text:p>1333</text:p>
          </table:table-cell>
          <table:table-cell office:value-type="float" office:value="4850.6034674629673" table:style-name="ce4">
            <text:p>4850,603467</text:p>
          </table:table-cell>
          <table:table-cell office:value-type="float" office:value="147" table:style-name="ce3">
            <text:p>147</text:p>
          </table:table-cell>
          <table:table-cell table:number-columns-repeated="16375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string" table:style-name="ce4">
            <text:p>UG201600000555</text:p>
          </table:table-cell>
          <table:table-cell office:value-type="float" office:value="555" table:style-name="ce4">
            <text:p>555</text:p>
          </table:table-cell>
          <table:table-cell office:value-type="string" table:style-name="ce4">
            <text:p>U</text:p>
          </table:table-cell>
          <table:table-cell office:value-type="float" office:value="0.46048959438199999" table:style-name="ce4">
            <text:p>0,460489594</text:p>
          </table:table-cell>
          <table:table-cell office:value-type="float" office:value="30.207121495500001" table:style-name="ce4">
            <text:p>30,2071215</text:p>
          </table:table-cell>
          <table:table-cell office:value-type="float" office:value="1395" table:style-name="ce4">
            <text:p>1395</text:p>
          </table:table-cell>
          <table:table-cell office:value-type="float" office:value="2618.7744233858034" table:style-name="ce4">
            <text:p>2618,774423</text:p>
          </table:table-cell>
          <table:table-cell office:value-type="float" office:value="80" table:style-name="ce3">
            <text:p>80</text:p>
          </table:table-cell>
          <table:table-cell table:number-columns-repeated="16375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string" table:style-name="ce4">
            <text:p>UG201600000556</text:p>
          </table:table-cell>
          <table:table-cell office:value-type="float" office:value="556" table:style-name="ce4">
            <text:p>556</text:p>
          </table:table-cell>
          <table:table-cell office:value-type="string" table:style-name="ce4">
            <text:p>U</text:p>
          </table:table-cell>
          <table:table-cell office:value-type="float" office:value="0.61552885322499995" table:style-name="ce4">
            <text:p>0,615528853</text:p>
          </table:table-cell>
          <table:table-cell office:value-type="float" office:value="30.360295509899998" table:style-name="ce4">
            <text:p>30,36029551</text:p>
          </table:table-cell>
          <table:table-cell office:value-type="float" office:value="1471" table:style-name="ce4">
            <text:p>1471</text:p>
          </table:table-cell>
          <table:table-cell office:value-type="float" office:value="889.78410461458179" table:style-name="ce4">
            <text:p>889,7841046</text:p>
          </table:table-cell>
          <table:table-cell office:value-type="float" office:value="39" table:style-name="ce3">
            <text:p>39</text:p>
          </table:table-cell>
          <table:table-cell table:number-columns-repeated="16375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string" table:style-name="ce4">
            <text:p>UG201600000557</text:p>
          </table:table-cell>
          <table:table-cell office:value-type="float" office:value="557" table:style-name="ce4">
            <text:p>557</text:p>
          </table:table-cell>
          <table:table-cell office:value-type="string" table:style-name="ce4">
            <text:p>U</text:p>
          </table:table-cell>
          <table:table-cell office:value-type="float" office:value="0.61959655780699996" table:style-name="ce4">
            <text:p>0,619596558</text:p>
          </table:table-cell>
          <table:table-cell office:value-type="float" office:value="30.256130301100001" table:style-name="ce4">
            <text:p>30,2561303</text:p>
          </table:table-cell>
          <table:table-cell office:value-type="float" office:value="1528" table:style-name="ce4">
            <text:p>1528</text:p>
          </table:table-cell>
          <table:table-cell office:value-type="float" office:value="1489.8901990268246" table:style-name="ce4">
            <text:p>1489,890199</text:p>
          </table:table-cell>
          <table:table-cell office:value-type="float" office:value="31" table:style-name="ce3">
            <text:p>31</text:p>
          </table:table-cell>
          <table:table-cell table:number-columns-repeated="16375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string" table:style-name="ce4">
            <text:p>UG201600000558</text:p>
          </table:table-cell>
          <table:table-cell office:value-type="float" office:value="558" table:style-name="ce4">
            <text:p>558</text:p>
          </table:table-cell>
          <table:table-cell office:value-type="string" table:style-name="ce4">
            <text:p>U</text:p>
          </table:table-cell>
          <table:table-cell office:value-type="float" office:value="1.0500796183000001" table:style-name="ce4">
            <text:p>1,050079618</text:p>
          </table:table-cell>
          <table:table-cell office:value-type="float" office:value="30.2719599976" table:style-name="ce4">
            <text:p>30,27196</text:p>
          </table:table-cell>
          <table:table-cell office:value-type="float" office:value="635" table:style-name="ce4">
            <text:p>635</text:p>
          </table:table-cell>
          <table:table-cell office:value-type="float" office:value="4168.4904983507477" table:style-name="ce4">
            <text:p>4168,490498</text:p>
          </table:table-cell>
          <table:table-cell office:value-type="float" office:value="90" table:style-name="ce3">
            <text:p>90</text:p>
          </table:table-cell>
          <table:table-cell table:number-columns-repeated="16375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string" table:style-name="ce4">
            <text:p>UG201600000559</text:p>
          </table:table-cell>
          <table:table-cell office:value-type="float" office:value="559" table:style-name="ce4">
            <text:p>559</text:p>
          </table:table-cell>
          <table:table-cell office:value-type="string" table:style-name="ce4">
            <text:p>U</text:p>
          </table:table-cell>
          <table:table-cell office:value-type="float" office:value="0.29967906545" table:style-name="ce4">
            <text:p>0,299679065</text:p>
          </table:table-cell>
          <table:table-cell office:value-type="float" office:value="30.163476827699998" table:style-name="ce4">
            <text:p>30,16347683</text:p>
          </table:table-cell>
          <table:table-cell office:value-type="float" office:value="990" table:style-name="ce4">
            <text:p>990</text:p>
          </table:table-cell>
          <table:table-cell office:value-type="float" office:value="1764.7474872873522" table:style-name="ce4">
            <text:p>1764,747487</text:p>
          </table:table-cell>
          <table:table-cell office:value-type="float" office:value="66" table:style-name="ce3">
            <text:p>66</text:p>
          </table:table-cell>
          <table:table-cell table:number-columns-repeated="16375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string" table:style-name="ce4">
            <text:p>UG201600000560</text:p>
          </table:table-cell>
          <table:table-cell office:value-type="float" office:value="560" table:style-name="ce4">
            <text:p>560</text:p>
          </table:table-cell>
          <table:table-cell office:value-type="string" table:style-name="ce4">
            <text:p>U</text:p>
          </table:table-cell>
          <table:table-cell office:value-type="float" office:value="0.15867883364900001" table:style-name="ce4">
            <text:p>0,158678834</text:p>
          </table:table-cell>
          <table:table-cell office:value-type="float" office:value="30.070184410900001" table:style-name="ce4">
            <text:p>30,07018441</text:p>
          </table:table-cell>
          <table:table-cell office:value-type="float" office:value="959" table:style-name="ce4">
            <text:p>959</text:p>
          </table:table-cell>
          <table:table-cell office:value-type="float" office:value="639.97336113299866" table:style-name="ce4">
            <text:p>639,9733611</text:p>
          </table:table-cell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string" table:style-name="ce4">
            <text:p>UG201600000561</text:p>
          </table:table-cell>
          <table:table-cell office:value-type="float" office:value="561" table:style-name="ce4">
            <text:p>561</text:p>
          </table:table-cell>
          <table:table-cell office:value-type="string" table:style-name="ce4">
            <text:p>U</text:p>
          </table:table-cell>
          <table:table-cell office:value-type="float" office:value="0.18580936189200001" table:style-name="ce4">
            <text:p>0,185809362</text:p>
          </table:table-cell>
          <table:table-cell office:value-type="float" office:value="30.1007536135" table:style-name="ce4">
            <text:p>30,10075361</text:p>
          </table:table-cell>
          <table:table-cell office:value-type="float" office:value="978" table:style-name="ce4">
            <text:p>978</text:p>
          </table:table-cell>
          <table:table-cell office:value-type="float" office:value="538.94413964308671" table:style-name="ce4">
            <text:p>538,9441396</text:p>
          </table:table-cell>
          <table:table-cell office:value-type="float" office:value="20" table:style-name="ce3">
            <text:p>20</text:p>
          </table:table-cell>
          <table:table-cell table:number-columns-repeated="16375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string" table:style-name="ce4">
            <text:p>UG201600000562</text:p>
          </table:table-cell>
          <table:table-cell office:value-type="float" office:value="562" table:style-name="ce4">
            <text:p>562</text:p>
          </table:table-cell>
          <table:table-cell office:value-type="string" table:style-name="ce4">
            <text:p>R</text:p>
          </table:table-cell>
          <table:table-cell office:value-type="float" office:value="0.152314340474" table:style-name="ce4">
            <text:p>0,15231434</text:p>
          </table:table-cell>
          <table:table-cell office:value-type="float" office:value="30.705902099300001" table:style-name="ce4">
            <text:p>30,7059021</text:p>
          </table:table-cell>
          <table:table-cell office:value-type="float" office:value="1286" table:style-name="ce4">
            <text:p>1286</text:p>
          </table:table-cell>
          <table:table-cell office:value-type="float" office:value="4611.2724398867449" table:style-name="ce4">
            <text:p>4611,27244</text:p>
          </table:table-cell>
          <table:table-cell office:value-type="float" office:value="120" table:style-name="ce3">
            <text:p>120</text:p>
          </table:table-cell>
          <table:table-cell table:number-columns-repeated="16375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string" table:style-name="ce4">
            <text:p>UG201600000563</text:p>
          </table:table-cell>
          <table:table-cell office:value-type="float" office:value="563" table:style-name="ce4">
            <text:p>563</text:p>
          </table:table-cell>
          <table:table-cell office:value-type="string" table:style-name="ce4">
            <text:p>R</text:p>
          </table:table-cell>
          <table:table-cell office:value-type="float" office:value="-5.7501001029300003E-2" table:style-name="ce4">
            <text:p>-0,057501001</text:p>
          </table:table-cell>
          <table:table-cell office:value-type="float" office:value="30.660801302900001" table:style-name="ce4">
            <text:p>30,6608013</text:p>
          </table:table-cell>
          <table:table-cell office:value-type="float" office:value="1294" table:style-name="ce4">
            <text:p>1294</text:p>
          </table:table-cell>
          <table:table-cell office:value-type="float" office:value="1222.7943227241419" table:style-name="ce4">
            <text:p>1222,794323</text:p>
          </table:table-cell>
          <table:table-cell office:value-type="float" office:value="57" table:style-name="ce3">
            <text:p>57</text:p>
          </table:table-cell>
          <table:table-cell table:number-columns-repeated="16375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string" table:style-name="ce4">
            <text:p>UG201600000564</text:p>
          </table:table-cell>
          <table:table-cell office:value-type="float" office:value="564" table:style-name="ce4">
            <text:p>564</text:p>
          </table:table-cell>
          <table:table-cell office:value-type="string" table:style-name="ce4">
            <text:p>R</text:p>
          </table:table-cell>
          <table:table-cell office:value-type="float" office:value="0.18710877051399999" table:style-name="ce4">
            <text:p>0,187108771</text:p>
          </table:table-cell>
          <table:table-cell office:value-type="float" office:value="30.7614334005" table:style-name="ce4">
            <text:p>30,7614334</text:p>
          </table:table-cell>
          <table:table-cell office:value-type="float" office:value="1244" table:style-name="ce4">
            <text:p>1244</text:p>
          </table:table-cell>
          <table:table-cell office:value-type="float" office:value="4686.5533184338701" table:style-name="ce4">
            <text:p>4686,553318</text:p>
          </table:table-cell>
          <table:table-cell office:value-type="float" office:value="178" table:style-name="ce3">
            <text:p>178</text:p>
          </table:table-cell>
          <table:table-cell table:number-columns-repeated="16375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string" table:style-name="ce4">
            <text:p>UG201600000565</text:p>
          </table:table-cell>
          <table:table-cell office:value-type="float" office:value="565" table:style-name="ce4">
            <text:p>565</text:p>
          </table:table-cell>
          <table:table-cell office:value-type="string" table:style-name="ce4">
            <text:p>R</text:p>
          </table:table-cell>
          <table:table-cell office:value-type="float" office:value="-0.29278459822000003" table:style-name="ce4">
            <text:p>-0,292784598</text:p>
          </table:table-cell>
          <table:table-cell office:value-type="float" office:value="30.6185106553" table:style-name="ce4">
            <text:p>30,61851066</text:p>
          </table:table-cell>
          <table:table-cell office:value-type="float" office:value="1391" table:style-name="ce4">
            <text:p>1391</text:p>
          </table:table-cell>
          <table:table-cell office:value-type="float" office:value="2656.35440221318" table:style-name="ce4">
            <text:p>2656,354402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string" table:style-name="ce4">
            <text:p>UG201600000566</text:p>
          </table:table-cell>
          <table:table-cell office:value-type="float" office:value="566" table:style-name="ce4">
            <text:p>566</text:p>
          </table:table-cell>
          <table:table-cell office:value-type="string" table:style-name="ce4">
            <text:p>R</text:p>
          </table:table-cell>
          <table:table-cell office:value-type="float" office:value="-3.4917589458599997E-2" table:style-name="ce4">
            <text:p>-0,034917589</text:p>
          </table:table-cell>
          <table:table-cell office:value-type="float" office:value="31.007127774899999" table:style-name="ce4">
            <text:p>31,00712777</text:p>
          </table:table-cell>
          <table:table-cell office:value-type="float" office:value="1307" table:style-name="ce4">
            <text:p>1307</text:p>
          </table:table-cell>
          <table:table-cell office:value-type="float" office:value="6910.5784489312446" table:style-name="ce4">
            <text:p>6910,578449</text:p>
          </table:table-cell>
          <table:table-cell office:value-type="float" office:value="239" table:style-name="ce3">
            <text:p>239</text:p>
          </table:table-cell>
          <table:table-cell table:number-columns-repeated="16375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string" table:style-name="ce4">
            <text:p>UG201600000567</text:p>
          </table:table-cell>
          <table:table-cell office:value-type="float" office:value="567" table:style-name="ce4">
            <text:p>567</text:p>
          </table:table-cell>
          <table:table-cell office:value-type="string" table:style-name="ce4">
            <text:p>R</text:p>
          </table:table-cell>
          <table:table-cell office:value-type="float" office:value="-0.79460019588099995" table:style-name="ce4">
            <text:p>-0,794600196</text:p>
          </table:table-cell>
          <table:table-cell office:value-type="float" office:value="31.139359822199999" table:style-name="ce4">
            <text:p>31,13935982</text:p>
          </table:table-cell>
          <table:table-cell office:value-type="float" office:value="1301" table:style-name="ce4">
            <text:p>1301</text:p>
          </table:table-cell>
          <table:table-cell office:value-type="float" office:value="7248.3112012295405" table:style-name="ce4">
            <text:p>7248,311201</text:p>
          </table:table-cell>
          <table:table-cell office:value-type="float" office:value="208" table:style-name="ce3">
            <text:p>208</text:p>
          </table:table-cell>
          <table:table-cell table:number-columns-repeated="16375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string" table:style-name="ce4">
            <text:p>UG201600000568</text:p>
          </table:table-cell>
          <table:table-cell office:value-type="float" office:value="568" table:style-name="ce4">
            <text:p>568</text:p>
          </table:table-cell>
          <table:table-cell office:value-type="string" table:style-name="ce4">
            <text:p>R</text:p>
          </table:table-cell>
          <table:table-cell office:value-type="float" office:value="-0.86802868870399996" table:style-name="ce4">
            <text:p>-0,868028689</text:p>
          </table:table-cell>
          <table:table-cell office:value-type="float" office:value="30.839014004100001" table:style-name="ce4">
            <text:p>30,839014</text:p>
          </table:table-cell>
          <table:table-cell office:value-type="float" office:value="1272" table:style-name="ce4">
            <text:p>1272</text:p>
          </table:table-cell>
          <table:table-cell office:value-type="float" office:value="3393.4951857061251" table:style-name="ce4">
            <text:p>3393,495186</text:p>
          </table:table-cell>
          <table:table-cell office:value-type="float" office:value="110" table:style-name="ce3">
            <text:p>110</text:p>
          </table:table-cell>
          <table:table-cell table:number-columns-repeated="16375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string" table:style-name="ce4">
            <text:p>UG201600000569</text:p>
          </table:table-cell>
          <table:table-cell office:value-type="float" office:value="569" table:style-name="ce4">
            <text:p>569</text:p>
          </table:table-cell>
          <table:table-cell office:value-type="string" table:style-name="ce4">
            <text:p>R</text:p>
          </table:table-cell>
          <table:table-cell office:value-type="float" office:value="-0.81209278419999997" table:style-name="ce4">
            <text:p>-0,812092784</text:p>
          </table:table-cell>
          <table:table-cell office:value-type="float" office:value="31.050309981200002" table:style-name="ce4">
            <text:p>31,05030998</text:p>
          </table:table-cell>
          <table:table-cell office:value-type="float" office:value="1435" table:style-name="ce4">
            <text:p>1435</text:p>
          </table:table-cell>
          <table:table-cell office:value-type="float" office:value="2653.5160653810026" table:style-name="ce4">
            <text:p>2653,516065</text:p>
          </table:table-cell>
          <table:table-cell office:value-type="float" office:value="48" table:style-name="ce3">
            <text:p>48</text:p>
          </table:table-cell>
          <table:table-cell table:number-columns-repeated="16375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string" table:style-name="ce4">
            <text:p>UG201600000570</text:p>
          </table:table-cell>
          <table:table-cell office:value-type="float" office:value="570" table:style-name="ce4">
            <text:p>570</text:p>
          </table:table-cell>
          <table:table-cell office:value-type="string" table:style-name="ce4">
            <text:p>R</text:p>
          </table:table-cell>
          <table:table-cell office:value-type="float" office:value="-0.77307282858000004" table:style-name="ce4">
            <text:p>-0,773072829</text:p>
          </table:table-cell>
          <table:table-cell office:value-type="float" office:value="30.720834684" table:style-name="ce4">
            <text:p>30,72083468</text:p>
          </table:table-cell>
          <table:table-cell office:value-type="float" office:value="1438" table:style-name="ce4">
            <text:p>1438</text:p>
          </table:table-cell>
          <table:table-cell office:value-type="float" office:value="2873.5986838410058" table:style-name="ce4">
            <text:p>2873,598684</text:p>
          </table:table-cell>
          <table:table-cell office:value-type="float" office:value="110" table:style-name="ce3">
            <text:p>110</text:p>
          </table:table-cell>
          <table:table-cell table:number-columns-repeated="16375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string" table:style-name="ce4">
            <text:p>UG201600000571</text:p>
          </table:table-cell>
          <table:table-cell office:value-type="float" office:value="571" table:style-name="ce4">
            <text:p>571</text:p>
          </table:table-cell>
          <table:table-cell office:value-type="string" table:style-name="ce4">
            <text:p>R</text:p>
          </table:table-cell>
          <table:table-cell office:value-type="float" office:value="-1.0353576718999999" table:style-name="ce4">
            <text:p>-1,035357672</text:p>
          </table:table-cell>
          <table:table-cell office:value-type="float" office:value="30.648847592100001" table:style-name="ce4">
            <text:p>30,64884759</text:p>
          </table:table-cell>
          <table:table-cell office:value-type="float" office:value="1577" table:style-name="ce4">
            <text:p>1577</text:p>
          </table:table-cell>
          <table:table-cell office:value-type="float" office:value="4448.9026517288303" table:style-name="ce4">
            <text:p>4448,902652</text:p>
          </table:table-cell>
          <table:table-cell office:value-type="float" office:value="96" table:style-name="ce3">
            <text:p>96</text:p>
          </table:table-cell>
          <table:table-cell table:number-columns-repeated="16375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string" table:style-name="ce4">
            <text:p>UG201600000572</text:p>
          </table:table-cell>
          <table:table-cell office:value-type="float" office:value="572" table:style-name="ce4">
            <text:p>572</text:p>
          </table:table-cell>
          <table:table-cell office:value-type="string" table:style-name="ce4">
            <text:p>R</text:p>
          </table:table-cell>
          <table:table-cell office:value-type="float" office:value="-0.90593634609899998" table:style-name="ce4">
            <text:p>-0,905936346</text:p>
          </table:table-cell>
          <table:table-cell office:value-type="float" office:value="30.687634292599999" table:style-name="ce4">
            <text:p>30,68763429</text:p>
          </table:table-cell>
          <table:table-cell office:value-type="float" office:value="1473" table:style-name="ce4">
            <text:p>1473</text:p>
          </table:table-cell>
          <table:table-cell office:value-type="float" office:value="3010.1842642813804" table:style-name="ce4">
            <text:p>3010,184264</text:p>
          </table:table-cell>
          <table:table-cell office:value-type="float" office:value="57" table:style-name="ce3">
            <text:p>57</text:p>
          </table:table-cell>
          <table:table-cell table:number-columns-repeated="16375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string" table:style-name="ce4">
            <text:p>UG201600000573</text:p>
          </table:table-cell>
          <table:table-cell office:value-type="float" office:value="573" table:style-name="ce4">
            <text:p>573</text:p>
          </table:table-cell>
          <table:table-cell office:value-type="string" table:style-name="ce4">
            <text:p>R</text:p>
          </table:table-cell>
          <table:table-cell office:value-type="float" office:value="-0.55555436553899995" table:style-name="ce4">
            <text:p>-0,555554366</text:p>
          </table:table-cell>
          <table:table-cell office:value-type="float" office:value="30.486004017999999" table:style-name="ce4">
            <text:p>30,48600402</text:p>
          </table:table-cell>
          <table:table-cell office:value-type="float" office:value="1431" table:style-name="ce4">
            <text:p>1431</text:p>
          </table:table-cell>
          <table:table-cell office:value-type="float" office:value="3793.4661921178545" table:style-name="ce4">
            <text:p>3793,466192</text:p>
          </table:table-cell>
          <table:table-cell office:value-type="float" office:value="137" table:style-name="ce3">
            <text:p>137</text:p>
          </table:table-cell>
          <table:table-cell table:number-columns-repeated="16375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string" table:style-name="ce4">
            <text:p>UG201600000574</text:p>
          </table:table-cell>
          <table:table-cell office:value-type="float" office:value="574" table:style-name="ce4">
            <text:p>574</text:p>
          </table:table-cell>
          <table:table-cell office:value-type="string" table:style-name="ce4">
            <text:p>R</text:p>
          </table:table-cell>
          <table:table-cell office:value-type="float" office:value="-0.35615154364500001" table:style-name="ce4">
            <text:p>-0,356151544</text:p>
          </table:table-cell>
          <table:table-cell office:value-type="float" office:value="30.658629601299999" table:style-name="ce4">
            <text:p>30,6586296</text:p>
          </table:table-cell>
          <table:table-cell office:value-type="float" office:value="1441" table:style-name="ce4">
            <text:p>1441</text:p>
          </table:table-cell>
          <table:table-cell office:value-type="float" office:value="3867.598378886893" table:style-name="ce4">
            <text:p>3867,598379</text:p>
          </table:table-cell>
          <table:table-cell office:value-type="float" office:value="95" table:style-name="ce3">
            <text:p>95</text:p>
          </table:table-cell>
          <table:table-cell table:number-columns-repeated="16375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string" table:style-name="ce4">
            <text:p>UG201600000575</text:p>
          </table:table-cell>
          <table:table-cell office:value-type="float" office:value="575" table:style-name="ce4">
            <text:p>575</text:p>
          </table:table-cell>
          <table:table-cell office:value-type="string" table:style-name="ce4">
            <text:p>R</text:p>
          </table:table-cell>
          <table:table-cell office:value-type="float" office:value="-0.31980879692399999" table:style-name="ce4">
            <text:p>-0,319808797</text:p>
          </table:table-cell>
          <table:table-cell office:value-type="float" office:value="30.5306916338" table:style-name="ce4">
            <text:p>30,53069163</text:p>
          </table:table-cell>
          <table:table-cell office:value-type="float" office:value="1505" table:style-name="ce4">
            <text:p>1505</text:p>
          </table:table-cell>
          <table:table-cell office:value-type="float" office:value="1465.2441425179891" table:style-name="ce4">
            <text:p>1465,244143</text:p>
          </table:table-cell>
          <table:table-cell office:value-type="float" office:value="55" table:style-name="ce3">
            <text:p>55</text:p>
          </table:table-cell>
          <table:table-cell table:number-columns-repeated="16375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string" table:style-name="ce4">
            <text:p>UG201600000576</text:p>
          </table:table-cell>
          <table:table-cell office:value-type="float" office:value="576" table:style-name="ce4">
            <text:p>576</text:p>
          </table:table-cell>
          <table:table-cell office:value-type="string" table:style-name="ce4">
            <text:p>R</text:p>
          </table:table-cell>
          <table:table-cell office:value-type="float" office:value="-0.83240073203300002" table:style-name="ce4">
            <text:p>-0,832400732</text:p>
          </table:table-cell>
          <table:table-cell office:value-type="float" office:value="30.482574829899999" table:style-name="ce4">
            <text:p>30,48257483</text:p>
          </table:table-cell>
          <table:table-cell office:value-type="float" office:value="1539" table:style-name="ce4">
            <text:p>1539</text:p>
          </table:table-cell>
          <table:table-cell office:value-type="float" office:value="2378.7933823232802" table:style-name="ce4">
            <text:p>2378,793382</text:p>
          </table:table-cell>
          <table:table-cell office:value-type="float" office:value="107" table:style-name="ce3">
            <text:p>107</text:p>
          </table:table-cell>
          <table:table-cell table:number-columns-repeated="16375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string" table:style-name="ce4">
            <text:p>UG201600000577</text:p>
          </table:table-cell>
          <table:table-cell office:value-type="float" office:value="577" table:style-name="ce4">
            <text:p>577</text:p>
          </table:table-cell>
          <table:table-cell office:value-type="string" table:style-name="ce4">
            <text:p>R</text:p>
          </table:table-cell>
          <table:table-cell office:value-type="float" office:value="-0.71563830279700003" table:style-name="ce4">
            <text:p>-0,715638303</text:p>
          </table:table-cell>
          <table:table-cell office:value-type="float" office:value="30.4229511345" table:style-name="ce4">
            <text:p>30,42295113</text:p>
          </table:table-cell>
          <table:table-cell office:value-type="float" office:value="1524" table:style-name="ce4">
            <text:p>1524</text:p>
          </table:table-cell>
          <table:table-cell office:value-type="float" office:value="2080.6690883332708" table:style-name="ce4">
            <text:p>2080,669088</text:p>
          </table:table-cell>
          <table:table-cell office:value-type="float" office:value="83" table:style-name="ce3">
            <text:p>83</text:p>
          </table:table-cell>
          <table:table-cell table:number-columns-repeated="16375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string" table:style-name="ce4">
            <text:p>UG201600000578</text:p>
          </table:table-cell>
          <table:table-cell office:value-type="float" office:value="578" table:style-name="ce4">
            <text:p>578</text:p>
          </table:table-cell>
          <table:table-cell office:value-type="string" table:style-name="ce4">
            <text:p>R</text:p>
          </table:table-cell>
          <table:table-cell office:value-type="float" office:value="1.8209038526200001E-2" table:style-name="ce4">
            <text:p>0,018209039</text:p>
          </table:table-cell>
          <table:table-cell office:value-type="float" office:value="30.5714785079" table:style-name="ce4">
            <text:p>30,57147851</text:p>
          </table:table-cell>
          <table:table-cell office:value-type="float" office:value="1337" table:style-name="ce4">
            <text:p>1337</text:p>
          </table:table-cell>
          <table:table-cell office:value-type="float" office:value="4166.4694648920949" table:style-name="ce4">
            <text:p>4166,469465</text:p>
          </table:table-cell>
          <table:table-cell office:value-type="float" office:value="100" table:style-name="ce3">
            <text:p>100</text:p>
          </table:table-cell>
          <table:table-cell table:number-columns-repeated="16375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string" table:style-name="ce4">
            <text:p>UG201600000579</text:p>
          </table:table-cell>
          <table:table-cell office:value-type="float" office:value="579" table:style-name="ce4">
            <text:p>579</text:p>
          </table:table-cell>
          <table:table-cell office:value-type="string" table:style-name="ce4">
            <text:p>R</text:p>
          </table:table-cell>
          <table:table-cell office:value-type="float" office:value="8.8585352019900004E-2" table:style-name="ce4">
            <text:p>0,088585352</text:p>
          </table:table-cell>
          <table:table-cell office:value-type="float" office:value="30.567184538399999" table:style-name="ce4">
            <text:p>30,56718454</text:p>
          </table:table-cell>
          <table:table-cell office:value-type="float" office:value="1291" table:style-name="ce4">
            <text:p>1291</text:p>
          </table:table-cell>
          <table:table-cell office:value-type="float" office:value="8941.5426946621374" table:style-name="ce4">
            <text:p>8941,542695</text:p>
          </table:table-cell>
          <table:table-cell office:value-type="float" office:value="215" table:style-name="ce3">
            <text:p>215</text:p>
          </table:table-cell>
          <table:table-cell table:number-columns-repeated="16375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string" table:style-name="ce4">
            <text:p>UG201600000580</text:p>
          </table:table-cell>
          <table:table-cell office:value-type="float" office:value="580" table:style-name="ce4">
            <text:p>580</text:p>
          </table:table-cell>
          <table:table-cell office:value-type="string" table:style-name="ce4">
            <text:p>R</text:p>
          </table:table-cell>
          <table:table-cell office:value-type="float" office:value="-0.28411340913299998" table:style-name="ce4">
            <text:p>-0,284113409</text:p>
          </table:table-cell>
          <table:table-cell office:value-type="float" office:value="30.363762650999998" table:style-name="ce4">
            <text:p>30,36376265</text:p>
          </table:table-cell>
          <table:table-cell office:value-type="float" office:value="1415" table:style-name="ce4">
            <text:p>1415</text:p>
          </table:table-cell>
          <table:table-cell office:value-type="float" office:value="5845.4021233590975" table:style-name="ce4">
            <text:p>5845,402123</text:p>
          </table:table-cell>
          <table:table-cell office:value-type="float" office:value="223" table:style-name="ce3">
            <text:p>223</text:p>
          </table:table-cell>
          <table:table-cell table:number-columns-repeated="16375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string" table:style-name="ce4">
            <text:p>UG201600000581</text:p>
          </table:table-cell>
          <table:table-cell office:value-type="float" office:value="581" table:style-name="ce4">
            <text:p>581</text:p>
          </table:table-cell>
          <table:table-cell office:value-type="string" table:style-name="ce4">
            <text:p>R</text:p>
          </table:table-cell>
          <table:table-cell office:value-type="float" office:value="-0.38145496222000003" table:style-name="ce4">
            <text:p>-0,381454962</text:p>
          </table:table-cell>
          <table:table-cell office:value-type="float" office:value="30.472999850099999" table:style-name="ce4">
            <text:p>30,47299985</text:p>
          </table:table-cell>
          <table:table-cell office:value-type="float" office:value="1649" table:style-name="ce4">
            <text:p>1649</text:p>
          </table:table-cell>
          <table:table-cell office:value-type="float" office:value="3436.2636628494774" table:style-name="ce4">
            <text:p>3436,263663</text:p>
          </table:table-cell>
          <table:table-cell office:value-type="float" office:value="144" table:style-name="ce3">
            <text:p>144</text:p>
          </table:table-cell>
          <table:table-cell table:number-columns-repeated="16375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string" table:style-name="ce4">
            <text:p>UG201600000582</text:p>
          </table:table-cell>
          <table:table-cell office:value-type="float" office:value="582" table:style-name="ce4">
            <text:p>582</text:p>
          </table:table-cell>
          <table:table-cell office:value-type="string" table:style-name="ce4">
            <text:p>R</text:p>
          </table:table-cell>
          <table:table-cell office:value-type="float" office:value="-0.69742088688699999" table:style-name="ce4">
            <text:p>-0,697420887</text:p>
          </table:table-cell>
          <table:table-cell office:value-type="float" office:value="30.212472874300001" table:style-name="ce4">
            <text:p>30,21247287</text:p>
          </table:table-cell>
          <table:table-cell office:value-type="float" office:value="1520" table:style-name="ce4">
            <text:p>1520</text:p>
          </table:table-cell>
          <table:table-cell office:value-type="float" office:value="864.83826331287071" table:style-name="ce4">
            <text:p>864,8382633</text:p>
          </table:table-cell>
          <table:table-cell office:value-type="float" office:value="34" table:style-name="ce3">
            <text:p>34</text:p>
          </table:table-cell>
          <table:table-cell table:number-columns-repeated="16375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string" table:style-name="ce4">
            <text:p>UG201600000584</text:p>
          </table:table-cell>
          <table:table-cell office:value-type="float" office:value="584" table:style-name="ce4">
            <text:p>584</text:p>
          </table:table-cell>
          <table:table-cell office:value-type="string" table:style-name="ce4">
            <text:p>R</text:p>
          </table:table-cell>
          <table:table-cell office:value-type="float" office:value="-0.26658248046799998" table:style-name="ce4">
            <text:p>-0,26658248</text:p>
          </table:table-cell>
          <table:table-cell office:value-type="float" office:value="30.070312706799999" table:style-name="ce4">
            <text:p>30,07031271</text:p>
          </table:table-cell>
          <table:table-cell office:value-type="float" office:value="1163" table:style-name="ce4">
            <text:p>1163</text:p>
          </table:table-cell>
          <table:table-cell office:value-type="float" office:value="1316.6561620659618" table:style-name="ce4">
            <text:p>1316,656162</text:p>
          </table:table-cell>
          <table:table-cell office:value-type="float" office:value="64" table:style-name="ce3">
            <text:p>64</text:p>
          </table:table-cell>
          <table:table-cell table:number-columns-repeated="16375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string" table:style-name="ce4">
            <text:p>UG201600000585</text:p>
          </table:table-cell>
          <table:table-cell office:value-type="float" office:value="585" table:style-name="ce4">
            <text:p>585</text:p>
          </table:table-cell>
          <table:table-cell office:value-type="string" table:style-name="ce4">
            <text:p>R</text:p>
          </table:table-cell>
          <table:table-cell office:value-type="float" office:value="-0.22808719035399999" table:style-name="ce4">
            <text:p>-0,22808719</text:p>
          </table:table-cell>
          <table:table-cell office:value-type="float" office:value="30.168908035299999" table:style-name="ce4">
            <text:p>30,16890804</text:p>
          </table:table-cell>
          <table:table-cell office:value-type="float" office:value="1251" table:style-name="ce4">
            <text:p>1251</text:p>
          </table:table-cell>
          <table:table-cell office:value-type="float" office:value="3463.4898054114296" table:style-name="ce4">
            <text:p>3463,489805</text:p>
          </table:table-cell>
          <table:table-cell office:value-type="float" office:value="50" table:style-name="ce3">
            <text:p>50</text:p>
          </table:table-cell>
          <table:table-cell table:number-columns-repeated="16375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string" table:style-name="ce4">
            <text:p>UG201600000586</text:p>
          </table:table-cell>
          <table:table-cell office:value-type="float" office:value="586" table:style-name="ce4">
            <text:p>586</text:p>
          </table:table-cell>
          <table:table-cell office:value-type="string" table:style-name="ce4">
            <text:p>R</text:p>
          </table:table-cell>
          <table:table-cell office:value-type="float" office:value="-0.59370001861099997" table:style-name="ce4">
            <text:p>-0,593700019</text:p>
          </table:table-cell>
          <table:table-cell office:value-type="float" office:value="30.132654972400001" table:style-name="ce4">
            <text:p>30,13265497</text:p>
          </table:table-cell>
          <table:table-cell office:value-type="float" office:value="1595" table:style-name="ce4">
            <text:p>1595</text:p>
          </table:table-cell>
          <table:table-cell office:value-type="float" office:value="1430.0951774824164" table:style-name="ce4">
            <text:p>1430,095177</text:p>
          </table:table-cell>
          <table:table-cell office:value-type="float" office:value="31" table:style-name="ce3">
            <text:p>31</text:p>
          </table:table-cell>
          <table:table-cell table:number-columns-repeated="16375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string" table:style-name="ce4">
            <text:p>UG201600000587</text:p>
          </table:table-cell>
          <table:table-cell office:value-type="float" office:value="587" table:style-name="ce4">
            <text:p>587</text:p>
          </table:table-cell>
          <table:table-cell office:value-type="string" table:style-name="ce4">
            <text:p>R</text:p>
          </table:table-cell>
          <table:table-cell office:value-type="float" office:value="-0.393402557358" table:style-name="ce4">
            <text:p>-0,393402557</text:p>
          </table:table-cell>
          <table:table-cell office:value-type="float" office:value="30.163471352599998" table:style-name="ce4">
            <text:p>30,16347135</text:p>
          </table:table-cell>
          <table:table-cell office:value-type="float" office:value="1391" table:style-name="ce4">
            <text:p>1391</text:p>
          </table:table-cell>
          <table:table-cell office:value-type="float" office:value="3270.1648898804015" table:style-name="ce4">
            <text:p>3270,16489</text:p>
          </table:table-cell>
          <table:table-cell office:value-type="float" office:value="80" table:style-name="ce3">
            <text:p>80</text:p>
          </table:table-cell>
          <table:table-cell table:number-columns-repeated="16375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string" table:style-name="ce4">
            <text:p>UG201600000588</text:p>
          </table:table-cell>
          <table:table-cell office:value-type="float" office:value="588" table:style-name="ce4">
            <text:p>588</text:p>
          </table:table-cell>
          <table:table-cell office:value-type="string" table:style-name="ce4">
            <text:p>R</text:p>
          </table:table-cell>
          <table:table-cell office:value-type="float" office:value="-0.53199525765699995" table:style-name="ce4">
            <text:p>-0,531995258</text:p>
          </table:table-cell>
          <table:table-cell office:value-type="float" office:value="30.041919078700001" table:style-name="ce4">
            <text:p>30,04191908</text:p>
          </table:table-cell>
          <table:table-cell office:value-type="float" office:value="1528" table:style-name="ce4">
            <text:p>1528</text:p>
          </table:table-cell>
          <table:table-cell office:value-type="float" office:value="1831.1571702384504" table:style-name="ce4">
            <text:p>1831,15717</text:p>
          </table:table-cell>
          <table:table-cell office:value-type="float" office:value="48" table:style-name="ce3">
            <text:p>48</text:p>
          </table:table-cell>
          <table:table-cell table:number-columns-repeated="16375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string" table:style-name="ce4">
            <text:p>UG201600000589</text:p>
          </table:table-cell>
          <table:table-cell office:value-type="float" office:value="589" table:style-name="ce4">
            <text:p>589</text:p>
          </table:table-cell>
          <table:table-cell office:value-type="string" table:style-name="ce4">
            <text:p>R</text:p>
          </table:table-cell>
          <table:table-cell office:value-type="float" office:value="-0.53139207880799999" table:style-name="ce4">
            <text:p>-0,531392079</text:p>
          </table:table-cell>
          <table:table-cell office:value-type="float" office:value="30.0172773456" table:style-name="ce4">
            <text:p>30,01727735</text:p>
          </table:table-cell>
          <table:table-cell office:value-type="float" office:value="1490" table:style-name="ce4">
            <text:p>1490</text:p>
          </table:table-cell>
          <table:table-cell office:value-type="float" office:value="2247.9038555784568" table:style-name="ce4">
            <text:p>2247,903856</text:p>
          </table:table-cell>
          <table:table-cell office:value-type="float" office:value="74" table:style-name="ce3">
            <text:p>74</text:p>
          </table:table-cell>
          <table:table-cell table:number-columns-repeated="16375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string" table:style-name="ce4">
            <text:p>UG201600000590</text:p>
          </table:table-cell>
          <table:table-cell office:value-type="float" office:value="590" table:style-name="ce4">
            <text:p>590</text:p>
          </table:table-cell>
          <table:table-cell office:value-type="string" table:style-name="ce4">
            <text:p>R</text:p>
          </table:table-cell>
          <table:table-cell office:value-type="float" office:value="-0.59943411666400004" table:style-name="ce4">
            <text:p>-0,599434117</text:p>
          </table:table-cell>
          <table:table-cell office:value-type="float" office:value="30.0985234089" table:style-name="ce4">
            <text:p>30,09852341</text:p>
          </table:table-cell>
          <table:table-cell office:value-type="float" office:value="1601" table:style-name="ce4">
            <text:p>1601</text:p>
          </table:table-cell>
          <table:table-cell office:value-type="float" office:value="3075.8378124421019" table:style-name="ce4">
            <text:p>3075,837812</text:p>
          </table:table-cell>
          <table:table-cell office:value-type="float" office:value="95" table:style-name="ce3">
            <text:p>95</text:p>
          </table:table-cell>
          <table:table-cell table:number-columns-repeated="16375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string" table:style-name="ce4">
            <text:p>UG201600000591</text:p>
          </table:table-cell>
          <table:table-cell office:value-type="float" office:value="591" table:style-name="ce4">
            <text:p>591</text:p>
          </table:table-cell>
          <table:table-cell office:value-type="string" table:style-name="ce4">
            <text:p>R</text:p>
          </table:table-cell>
          <table:table-cell office:value-type="float" office:value="-0.57669761808200004" table:style-name="ce4">
            <text:p>-0,576697618</text:p>
          </table:table-cell>
          <table:table-cell office:value-type="float" office:value="30.0188185905" table:style-name="ce4">
            <text:p>30,01881859</text:p>
          </table:table-cell>
          <table:table-cell office:value-type="float" office:value="1554" table:style-name="ce4">
            <text:p>1554</text:p>
          </table:table-cell>
          <table:table-cell office:value-type="float" office:value="2905.5588128661366" table:style-name="ce4">
            <text:p>2905,558813</text:p>
          </table:table-cell>
          <table:table-cell office:value-type="float" office:value="130" table:style-name="ce3">
            <text:p>130</text:p>
          </table:table-cell>
          <table:table-cell table:number-columns-repeated="16375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string" table:style-name="ce4">
            <text:p>UG201600000592</text:p>
          </table:table-cell>
          <table:table-cell office:value-type="float" office:value="592" table:style-name="ce4">
            <text:p>592</text:p>
          </table:table-cell>
          <table:table-cell office:value-type="string" table:style-name="ce4">
            <text:p>R</text:p>
          </table:table-cell>
          <table:table-cell office:value-type="float" office:value="-0.79541450881099995" table:style-name="ce4">
            <text:p>-0,795414509</text:p>
          </table:table-cell>
          <table:table-cell office:value-type="float" office:value="30.064141063000001" table:style-name="ce4">
            <text:p>30,06414106</text:p>
          </table:table-cell>
          <table:table-cell office:value-type="float" office:value="1512" table:style-name="ce4">
            <text:p>1512</text:p>
          </table:table-cell>
          <table:table-cell office:value-type="float" office:value="2627.5030371716903" table:style-name="ce4">
            <text:p>2627,503037</text:p>
          </table:table-cell>
          <table:table-cell office:value-type="float" office:value="137" table:style-name="ce3">
            <text:p>137</text:p>
          </table:table-cell>
          <table:table-cell table:number-columns-repeated="16375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string" table:style-name="ce4">
            <text:p>UG201600000593</text:p>
          </table:table-cell>
          <table:table-cell office:value-type="float" office:value="593" table:style-name="ce4">
            <text:p>593</text:p>
          </table:table-cell>
          <table:table-cell office:value-type="string" table:style-name="ce4">
            <text:p>R</text:p>
          </table:table-cell>
          <table:table-cell office:value-type="float" office:value="-0.77497437303500005" table:style-name="ce4">
            <text:p>-0,774974373</text:p>
          </table:table-cell>
          <table:table-cell office:value-type="float" office:value="30.173528796199999" table:style-name="ce4">
            <text:p>30,1735288</text:p>
          </table:table-cell>
          <table:table-cell office:value-type="float" office:value="1525" table:style-name="ce4">
            <text:p>1525</text:p>
          </table:table-cell>
          <table:table-cell office:value-type="float" office:value="1213.4472903945302" table:style-name="ce4">
            <text:p>1213,44729</text:p>
          </table:table-cell>
          <table:table-cell office:value-type="float" office:value="52" table:style-name="ce3">
            <text:p>52</text:p>
          </table:table-cell>
          <table:table-cell table:number-columns-repeated="16375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string" table:style-name="ce4">
            <text:p>UG201600000594</text:p>
          </table:table-cell>
          <table:table-cell office:value-type="float" office:value="594" table:style-name="ce4">
            <text:p>594</text:p>
          </table:table-cell>
          <table:table-cell office:value-type="string" table:style-name="ce4">
            <text:p>R</text:p>
          </table:table-cell>
          <table:table-cell office:value-type="float" office:value="-0.86853686744000003" table:style-name="ce4">
            <text:p>-0,868536867</text:p>
          </table:table-cell>
          <table:table-cell office:value-type="float" office:value="30.2271763042" table:style-name="ce4">
            <text:p>30,2271763</text:p>
          </table:table-cell>
          <table:table-cell office:value-type="float" office:value="1489" table:style-name="ce4">
            <text:p>1489</text:p>
          </table:table-cell>
          <table:table-cell office:value-type="float" office:value="2579.6781108620157" table:style-name="ce4">
            <text:p>2579,678111</text:p>
          </table:table-cell>
          <table:table-cell office:value-type="float" office:value="87" table:style-name="ce3">
            <text:p>87</text:p>
          </table:table-cell>
          <table:table-cell table:number-columns-repeated="16375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string" table:style-name="ce4">
            <text:p>UG201600000595</text:p>
          </table:table-cell>
          <table:table-cell office:value-type="float" office:value="595" table:style-name="ce4">
            <text:p>595</text:p>
          </table:table-cell>
          <table:table-cell office:value-type="string" table:style-name="ce4">
            <text:p>R</text:p>
          </table:table-cell>
          <table:table-cell office:value-type="float" office:value="-1.00859325128" table:style-name="ce4">
            <text:p>-1,008593251</text:p>
          </table:table-cell>
          <table:table-cell office:value-type="float" office:value="30.4127159586" table:style-name="ce4">
            <text:p>30,41271596</text:p>
          </table:table-cell>
          <table:table-cell office:value-type="float" office:value="1312" table:style-name="ce4">
            <text:p>1312</text:p>
          </table:table-cell>
          <table:table-cell office:value-type="float" office:value="1855.8985567702114" table:style-name="ce4">
            <text:p>1855,898557</text:p>
          </table:table-cell>
          <table:table-cell office:value-type="float" office:value="45" table:style-name="ce3">
            <text:p>45</text:p>
          </table:table-cell>
          <table:table-cell table:number-columns-repeated="16375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string" table:style-name="ce4">
            <text:p>UG201600000596</text:p>
          </table:table-cell>
          <table:table-cell office:value-type="float" office:value="596" table:style-name="ce4">
            <text:p>596</text:p>
          </table:table-cell>
          <table:table-cell office:value-type="string" table:style-name="ce4">
            <text:p>R</text:p>
          </table:table-cell>
          <table:table-cell office:value-type="float" office:value="-0.88328751814600004" table:style-name="ce4">
            <text:p>-0,883287518</text:p>
          </table:table-cell>
          <table:table-cell office:value-type="float" office:value="30.5459140824" table:style-name="ce4">
            <text:p>30,54591408</text:p>
          </table:table-cell>
          <table:table-cell office:value-type="float" office:value="1716" table:style-name="ce4">
            <text:p>1716</text:p>
          </table:table-cell>
          <table:table-cell office:value-type="float" office:value="3482.4278407053803" table:style-name="ce4">
            <text:p>3482,427841</text:p>
          </table:table-cell>
          <table:table-cell office:value-type="float" office:value="157" table:style-name="ce3">
            <text:p>157</text:p>
          </table:table-cell>
          <table:table-cell table:number-columns-repeated="16375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string" table:style-name="ce4">
            <text:p>UG201600000597</text:p>
          </table:table-cell>
          <table:table-cell office:value-type="float" office:value="597" table:style-name="ce4">
            <text:p>597</text:p>
          </table:table-cell>
          <table:table-cell office:value-type="string" table:style-name="ce4">
            <text:p>R</text:p>
          </table:table-cell>
          <table:table-cell office:value-type="float" office:value="-0.97292364979199997" table:style-name="ce4">
            <text:p>-0,97292365</text:p>
          </table:table-cell>
          <table:table-cell office:value-type="float" office:value="30.271725968399998" table:style-name="ce4">
            <text:p>30,27172597</text:p>
          </table:table-cell>
          <table:table-cell office:value-type="float" office:value="1411" table:style-name="ce4">
            <text:p>1411</text:p>
          </table:table-cell>
          <table:table-cell office:value-type="float" office:value="2456.4643471269724" table:style-name="ce4">
            <text:p>2456,464347</text:p>
          </table:table-cell>
          <table:table-cell office:value-type="float" office:value="71" table:style-name="ce3">
            <text:p>71</text:p>
          </table:table-cell>
          <table:table-cell table:number-columns-repeated="16375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string" table:style-name="ce4">
            <text:p>UG201600000598</text:p>
          </table:table-cell>
          <table:table-cell office:value-type="float" office:value="598" table:style-name="ce4">
            <text:p>598</text:p>
          </table:table-cell>
          <table:table-cell office:value-type="string" table:style-name="ce4">
            <text:p>R</text:p>
          </table:table-cell>
          <table:table-cell office:value-type="float" office:value="-0.96769671526699996" table:style-name="ce4">
            <text:p>-0,967696715</text:p>
          </table:table-cell>
          <table:table-cell office:value-type="float" office:value="30.1351017386" table:style-name="ce4">
            <text:p>30,13510174</text:p>
          </table:table-cell>
          <table:table-cell office:value-type="float" office:value="1444" table:style-name="ce4">
            <text:p>1444</text:p>
          </table:table-cell>
          <table:table-cell office:value-type="float" office:value="229.08182226530985" table:style-name="ce4">
            <text:p>229,0818223</text:p>
          </table:table-cell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string" table:style-name="ce4">
            <text:p>UG201600000599</text:p>
          </table:table-cell>
          <table:table-cell office:value-type="float" office:value="599" table:style-name="ce4">
            <text:p>599</text:p>
          </table:table-cell>
          <table:table-cell office:value-type="string" table:style-name="ce4">
            <text:p>U</text:p>
          </table:table-cell>
          <table:table-cell office:value-type="float" office:value="-8.6557451038600006E-2" table:style-name="ce4">
            <text:p>-0,086557451</text:p>
          </table:table-cell>
          <table:table-cell office:value-type="float" office:value="30.761945091200001" table:style-name="ce4">
            <text:p>30,76194509</text:p>
          </table:table-cell>
          <table:table-cell office:value-type="float" office:value="1317" table:style-name="ce4">
            <text:p>1317</text:p>
          </table:table-cell>
          <table:table-cell office:value-type="float" office:value="3979.736443004429" table:style-name="ce4">
            <text:p>3979,736443</text:p>
          </table:table-cell>
          <table:table-cell office:value-type="float" office:value="114" table:style-name="ce3">
            <text:p>114</text:p>
          </table:table-cell>
          <table:table-cell table:number-columns-repeated="16375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string" table:style-name="ce4">
            <text:p>UG2016000006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U</text:p>
          </table:table-cell>
          <table:table-cell office:value-type="float" office:value="-0.84375808230899996" table:style-name="ce4">
            <text:p>-0,843758082</text:p>
          </table:table-cell>
          <table:table-cell office:value-type="float" office:value="30.775954711099999" table:style-name="ce4">
            <text:p>30,77595471</text:p>
          </table:table-cell>
          <table:table-cell office:value-type="float" office:value="1273" table:style-name="ce4">
            <text:p>1273</text:p>
          </table:table-cell>
          <table:table-cell office:value-type="float" office:value="874.00327793606891" table:style-name="ce4">
            <text:p>874,0032779</text:p>
          </table:table-cell>
          <table:table-cell office:value-type="float" office:value="21" table:style-name="ce3">
            <text:p>21</text:p>
          </table:table-cell>
          <table:table-cell table:number-columns-repeated="16375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string" table:style-name="ce4">
            <text:p>UG201600000601</text:p>
          </table:table-cell>
          <table:table-cell office:value-type="float" office:value="601" table:style-name="ce4">
            <text:p>601</text:p>
          </table:table-cell>
          <table:table-cell office:value-type="string" table:style-name="ce4">
            <text:p>U</text:p>
          </table:table-cell>
          <table:table-cell office:value-type="float" office:value="-0.60536836863700005" table:style-name="ce4">
            <text:p>-0,605368369</text:p>
          </table:table-cell>
          <table:table-cell office:value-type="float" office:value="30.695710748500002" table:style-name="ce4">
            <text:p>30,69571075</text:p>
          </table:table-cell>
          <table:table-cell office:value-type="float" office:value="1400" table:style-name="ce4">
            <text:p>1400</text:p>
          </table:table-cell>
          <table:table-cell office:value-type="float" office:value="2205.0235313338035" table:style-name="ce4">
            <text:p>2205,023531</text:p>
          </table:table-cell>
          <table:table-cell office:value-type="float" office:value="39" table:style-name="ce3">
            <text:p>39</text:p>
          </table:table-cell>
          <table:table-cell table:number-columns-repeated="16375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string" table:style-name="ce4">
            <text:p>UG201600000602</text:p>
          </table:table-cell>
          <table:table-cell office:value-type="float" office:value="602" table:style-name="ce4">
            <text:p>602</text:p>
          </table:table-cell>
          <table:table-cell office:value-type="string" table:style-name="ce4">
            <text:p>U</text:p>
          </table:table-cell>
          <table:table-cell office:value-type="float" office:value="-0.61684358556300001" table:style-name="ce4">
            <text:p>-0,616843586</text:p>
          </table:table-cell>
          <table:table-cell office:value-type="float" office:value="30.651484151199998" table:style-name="ce4">
            <text:p>30,65148415</text:p>
          </table:table-cell>
          <table:table-cell office:value-type="float" office:value="1434" table:style-name="ce4">
            <text:p>1434</text:p>
          </table:table-cell>
          <table:table-cell office:value-type="float" office:value="1158.1514391121684" table:style-name="ce4">
            <text:p>1158,151439</text:p>
          </table:table-cell>
          <table:table-cell office:value-type="float" office:value="19" table:style-name="ce3">
            <text:p>19</text:p>
          </table:table-cell>
          <table:table-cell table:number-columns-repeated="16375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string" table:style-name="ce4">
            <text:p>UG201600000603</text:p>
          </table:table-cell>
          <table:table-cell office:value-type="float" office:value="603" table:style-name="ce4">
            <text:p>603</text:p>
          </table:table-cell>
          <table:table-cell office:value-type="string" table:style-name="ce4">
            <text:p>U</text:p>
          </table:table-cell>
          <table:table-cell office:value-type="float" office:value="-0.62621462849099996" table:style-name="ce4">
            <text:p>-0,626214628</text:p>
          </table:table-cell>
          <table:table-cell office:value-type="float" office:value="30.631378417200001" table:style-name="ce4">
            <text:p>30,63137842</text:p>
          </table:table-cell>
          <table:table-cell office:value-type="float" office:value="1398" table:style-name="ce4">
            <text:p>1398</text:p>
          </table:table-cell>
          <table:table-cell office:value-type="float" office:value="157.57981592643594" table:style-name="ce4">
            <text:p>157,5798159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string" table:style-name="ce4">
            <text:p>UG201600000605</text:p>
          </table:table-cell>
          <table:table-cell office:value-type="float" office:value="605" table:style-name="ce4">
            <text:p>605</text:p>
          </table:table-cell>
          <table:table-cell office:value-type="string" table:style-name="ce4">
            <text:p>U</text:p>
          </table:table-cell>
          <table:table-cell office:value-type="float" office:value="-0.14372797959299999" table:style-name="ce4">
            <text:p>-0,14372798</text:p>
          </table:table-cell>
          <table:table-cell office:value-type="float" office:value="30.49690549" table:style-name="ce4">
            <text:p>30,49690549</text:p>
          </table:table-cell>
          <table:table-cell office:value-type="float" office:value="1448" table:style-name="ce4">
            <text:p>1448</text:p>
          </table:table-cell>
          <table:table-cell office:value-type="float" office:value="1169.4338037804894" table:style-name="ce4">
            <text:p>1169,433804</text:p>
          </table:table-cell>
          <table:table-cell office:value-type="float" office:value="33" table:style-name="ce3">
            <text:p>33</text:p>
          </table:table-cell>
          <table:table-cell table:number-columns-repeated="16375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string" table:style-name="ce4">
            <text:p>UG201600000606</text:p>
          </table:table-cell>
          <table:table-cell office:value-type="float" office:value="606" table:style-name="ce4">
            <text:p>606</text:p>
          </table:table-cell>
          <table:table-cell office:value-type="string" table:style-name="ce4">
            <text:p>U</text:p>
          </table:table-cell>
          <table:table-cell office:value-type="float" office:value="-5.6742218507400001E-2" table:style-name="ce4">
            <text:p>-0,056742219</text:p>
          </table:table-cell>
          <table:table-cell office:value-type="float" office:value="30.4301544715" table:style-name="ce4">
            <text:p>30,43015447</text:p>
          </table:table-cell>
          <table:table-cell office:value-type="float" office:value="1366" table:style-name="ce4">
            <text:p>1366</text:p>
          </table:table-cell>
          <table:table-cell office:value-type="float" office:value="3777.9131992016728" table:style-name="ce4">
            <text:p>3777,913199</text:p>
          </table:table-cell>
          <table:table-cell office:value-type="float" office:value="143" table:style-name="ce3">
            <text:p>143</text:p>
          </table:table-cell>
          <table:table-cell table:number-columns-repeated="16375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string" table:style-name="ce4">
            <text:p>UG201600000608</text:p>
          </table:table-cell>
          <table:table-cell office:value-type="float" office:value="608" table:style-name="ce4">
            <text:p>608</text:p>
          </table:table-cell>
          <table:table-cell office:value-type="string" table:style-name="ce4">
            <text:p>U</text:p>
          </table:table-cell>
          <table:table-cell office:value-type="float" office:value="-0.56330950417799996" table:style-name="ce4">
            <text:p>-0,563309504</text:p>
          </table:table-cell>
          <table:table-cell office:value-type="float" office:value="30.4093748996" table:style-name="ce4">
            <text:p>30,4093749</text:p>
          </table:table-cell>
          <table:table-cell office:value-type="float" office:value="1494" table:style-name="ce4">
            <text:p>1494</text:p>
          </table:table-cell>
          <table:table-cell office:value-type="float" office:value="2073.5388247178835" table:style-name="ce4">
            <text:p>2073,538825</text:p>
          </table:table-cell>
          <table:table-cell office:value-type="float" office:value="58" table:style-name="ce3">
            <text:p>58</text:p>
          </table:table-cell>
          <table:table-cell table:number-columns-repeated="16375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string" table:style-name="ce4">
            <text:p>UG201600000609</text:p>
          </table:table-cell>
          <table:table-cell office:value-type="float" office:value="609" table:style-name="ce4">
            <text:p>609</text:p>
          </table:table-cell>
          <table:table-cell office:value-type="string" table:style-name="ce4">
            <text:p>U</text:p>
          </table:table-cell>
          <table:table-cell office:value-type="float" office:value="-0.52675359619899997" table:style-name="ce4">
            <text:p>-0,526753596</text:p>
          </table:table-cell>
          <table:table-cell office:value-type="float" office:value="30.161610598700001" table:style-name="ce4">
            <text:p>30,1616106</text:p>
          </table:table-cell>
          <table:table-cell office:value-type="float" office:value="1623" table:style-name="ce4">
            <text:p>1623</text:p>
          </table:table-cell>
          <table:table-cell office:value-type="float" office:value="3132.082679141728" table:style-name="ce4">
            <text:p>3132,082679</text:p>
          </table:table-cell>
          <table:table-cell office:value-type="float" office:value="88" table:style-name="ce3">
            <text:p>88</text:p>
          </table:table-cell>
          <table:table-cell table:number-columns-repeated="16375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string" table:style-name="ce4">
            <text:p>UG201600000610</text:p>
          </table:table-cell>
          <table:table-cell office:value-type="float" office:value="610" table:style-name="ce4">
            <text:p>610</text:p>
          </table:table-cell>
          <table:table-cell office:value-type="string" table:style-name="ce4">
            <text:p>U</text:p>
          </table:table-cell>
          <table:table-cell office:value-type="float" office:value="-0.85615218114199998" table:style-name="ce4">
            <text:p>-0,856152181</text:p>
          </table:table-cell>
          <table:table-cell office:value-type="float" office:value="30.128007961600002" table:style-name="ce4">
            <text:p>30,12800796</text:p>
          </table:table-cell>
          <table:table-cell office:value-type="float" office:value="1519" table:style-name="ce4">
            <text:p>1519</text:p>
          </table:table-cell>
          <table:table-cell office:value-type="float" office:value="1997.4921361869656" table:style-name="ce4">
            <text:p>1997,492136</text:p>
          </table:table-cell>
          <table:table-cell office:value-type="float" office:value="41" table:style-name="ce3">
            <text:p>41</text:p>
          </table:table-cell>
          <table:table-cell table:number-columns-repeated="16375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string" table:style-name="ce4">
            <text:p>UG201600000611</text:p>
          </table:table-cell>
          <table:table-cell office:value-type="float" office:value="611" table:style-name="ce4">
            <text:p>611</text:p>
          </table:table-cell>
          <table:table-cell office:value-type="string" table:style-name="ce4">
            <text:p>R</text:p>
          </table:table-cell>
          <table:table-cell office:value-type="float" office:value="-0.84654554305700003" table:style-name="ce4">
            <text:p>-0,846545543</text:p>
          </table:table-cell>
          <table:table-cell office:value-type="float" office:value="29.9401207081" table:style-name="ce4">
            <text:p>29,94012071</text:p>
          </table:table-cell>
          <table:table-cell office:value-type="float" office:value="1611" table:style-name="ce4">
            <text:p>1611</text:p>
          </table:table-cell>
          <table:table-cell office:value-type="float" office:value="2221.3685292334067" table:style-name="ce4">
            <text:p>2221,368529</text:p>
          </table:table-cell>
          <table:table-cell office:value-type="float" office:value="53" table:style-name="ce3">
            <text:p>53</text:p>
          </table:table-cell>
          <table:table-cell table:number-columns-repeated="16375"/>
        </table:table-row>
        <table:table-row table:style-name="ro1">
          <table:table-cell office:value-type="float" office:value="601" table:style-name="ce3">
            <text:p>601</text:p>
          </table:table-cell>
          <table:table-cell office:value-type="string" table:style-name="ce4">
            <text:p>UG201600000612</text:p>
          </table:table-cell>
          <table:table-cell office:value-type="float" office:value="612" table:style-name="ce4">
            <text:p>612</text:p>
          </table:table-cell>
          <table:table-cell office:value-type="string" table:style-name="ce4">
            <text:p>R</text:p>
          </table:table-cell>
          <table:table-cell office:value-type="float" office:value="-0.88974728069800002" table:style-name="ce4">
            <text:p>-0,889747281</text:p>
          </table:table-cell>
          <table:table-cell office:value-type="float" office:value="30.033204390400002" table:style-name="ce4">
            <text:p>30,03320439</text:p>
          </table:table-cell>
          <table:table-cell office:value-type="float" office:value="1491" table:style-name="ce4">
            <text:p>1491</text:p>
          </table:table-cell>
          <table:table-cell office:value-type="float" office:value="3492.0970306637273" table:style-name="ce4">
            <text:p>3492,097031</text:p>
          </table:table-cell>
          <table:table-cell office:value-type="float" office:value="161" table:style-name="ce3">
            <text:p>161</text:p>
          </table:table-cell>
          <table:table-cell table:number-columns-repeated="16375"/>
        </table:table-row>
        <table:table-row table:style-name="ro1">
          <table:table-cell office:value-type="float" office:value="602" table:style-name="ce3">
            <text:p>602</text:p>
          </table:table-cell>
          <table:table-cell office:value-type="string" table:style-name="ce4">
            <text:p>UG201600000613</text:p>
          </table:table-cell>
          <table:table-cell office:value-type="float" office:value="613" table:style-name="ce4">
            <text:p>613</text:p>
          </table:table-cell>
          <table:table-cell office:value-type="string" table:style-name="ce4">
            <text:p>R</text:p>
          </table:table-cell>
          <table:table-cell office:value-type="float" office:value="-0.97100680597199995" table:style-name="ce4">
            <text:p>-0,971006806</text:p>
          </table:table-cell>
          <table:table-cell office:value-type="float" office:value="29.859394758699999" table:style-name="ce4">
            <text:p>29,85939476</text:p>
          </table:table-cell>
          <table:table-cell office:value-type="float" office:value="2089" table:style-name="ce4">
            <text:p>2089</text:p>
          </table:table-cell>
          <table:table-cell office:value-type="float" office:value="1896.7903087012369" table:style-name="ce4">
            <text:p>1896,790309</text:p>
          </table:table-cell>
          <table:table-cell office:value-type="float" office:value="160" table:style-name="ce3">
            <text:p>160</text:p>
          </table:table-cell>
          <table:table-cell table:number-columns-repeated="16375"/>
        </table:table-row>
        <table:table-row table:style-name="ro1">
          <table:table-cell office:value-type="float" office:value="603" table:style-name="ce3">
            <text:p>603</text:p>
          </table:table-cell>
          <table:table-cell office:value-type="string" table:style-name="ce4">
            <text:p>UG201600000614</text:p>
          </table:table-cell>
          <table:table-cell office:value-type="float" office:value="614" table:style-name="ce4">
            <text:p>614</text:p>
          </table:table-cell>
          <table:table-cell office:value-type="string" table:style-name="ce4">
            <text:p>R</text:p>
          </table:table-cell>
          <table:table-cell office:value-type="float" office:value="-1.0085966533699999" table:style-name="ce4">
            <text:p>-1,008596653</text:p>
          </table:table-cell>
          <table:table-cell office:value-type="float" office:value="29.9695822457" table:style-name="ce4">
            <text:p>29,96958225</text:p>
          </table:table-cell>
          <table:table-cell office:value-type="float" office:value="1899" table:style-name="ce4">
            <text:p>1899</text:p>
          </table:table-cell>
          <table:table-cell office:value-type="float" office:value="952.62236704470104" table:style-name="ce4">
            <text:p>952,622367</text:p>
          </table:table-cell>
          <table:table-cell office:value-type="float" office:value="78" table:style-name="ce3">
            <text:p>78</text:p>
          </table:table-cell>
          <table:table-cell table:number-columns-repeated="16375"/>
        </table:table-row>
        <table:table-row table:style-name="ro1">
          <table:table-cell office:value-type="float" office:value="604" table:style-name="ce3">
            <text:p>604</text:p>
          </table:table-cell>
          <table:table-cell office:value-type="string" table:style-name="ce4">
            <text:p>UG201600000615</text:p>
          </table:table-cell>
          <table:table-cell office:value-type="float" office:value="615" table:style-name="ce4">
            <text:p>615</text:p>
          </table:table-cell>
          <table:table-cell office:value-type="string" table:style-name="ce4">
            <text:p>R</text:p>
          </table:table-cell>
          <table:table-cell office:value-type="float" office:value="-0.71519355127399997" table:style-name="ce4">
            <text:p>-0,715193551</text:p>
          </table:table-cell>
          <table:table-cell office:value-type="float" office:value="29.8213970975" table:style-name="ce4">
            <text:p>29,8213971</text:p>
          </table:table-cell>
          <table:table-cell office:value-type="float" office:value="1217" table:style-name="ce4">
            <text:p>1217</text:p>
          </table:table-cell>
          <table:table-cell office:value-type="float" office:value="549.17880901576848" table:style-name="ce4">
            <text:p>549,178809</text:p>
          </table:table-cell>
          <table:table-cell office:value-type="float" office:value="35" table:style-name="ce3">
            <text:p>35</text:p>
          </table:table-cell>
          <table:table-cell table:number-columns-repeated="16375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string" table:style-name="ce4">
            <text:p>UG201600000616</text:p>
          </table:table-cell>
          <table:table-cell office:value-type="float" office:value="616" table:style-name="ce4">
            <text:p>616</text:p>
          </table:table-cell>
          <table:table-cell office:value-type="string" table:style-name="ce4">
            <text:p>R</text:p>
          </table:table-cell>
          <table:table-cell office:value-type="float" office:value="-0.77302423352600003" table:style-name="ce4">
            <text:p>-0,773024234</text:p>
          </table:table-cell>
          <table:table-cell office:value-type="float" office:value="30.044028207499998" table:style-name="ce4">
            <text:p>30,04402821</text:p>
          </table:table-cell>
          <table:table-cell office:value-type="float" office:value="1533" table:style-name="ce4">
            <text:p>1533</text:p>
          </table:table-cell>
          <table:table-cell office:value-type="float" office:value="2135.4301918482765" table:style-name="ce4">
            <text:p>2135,430192</text:p>
          </table:table-cell>
          <table:table-cell office:value-type="float" office:value="103" table:style-name="ce3">
            <text:p>103</text:p>
          </table:table-cell>
          <table:table-cell table:number-columns-repeated="16375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string" table:style-name="ce4">
            <text:p>UG201600000617</text:p>
          </table:table-cell>
          <table:table-cell office:value-type="float" office:value="617" table:style-name="ce4">
            <text:p>617</text:p>
          </table:table-cell>
          <table:table-cell office:value-type="string" table:style-name="ce4">
            <text:p>R</text:p>
          </table:table-cell>
          <table:table-cell office:value-type="float" office:value="-0.44140638370599999" table:style-name="ce4">
            <text:p>-0,441406384</text:p>
          </table:table-cell>
          <table:table-cell office:value-type="float" office:value="29.799678468700002" table:style-name="ce4">
            <text:p>29,79967847</text:p>
          </table:table-cell>
          <table:table-cell office:value-type="float" office:value="917" table:style-name="ce4">
            <text:p>917</text:p>
          </table:table-cell>
          <table:table-cell office:value-type="float" office:value="1078.7584905563572" table:style-name="ce4">
            <text:p>1078,758491</text:p>
          </table:table-cell>
          <table:table-cell office:value-type="float" office:value="40" table:style-name="ce3">
            <text:p>40</text:p>
          </table:table-cell>
          <table:table-cell table:number-columns-repeated="16375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string" table:style-name="ce4">
            <text:p>UG201600000618</text:p>
          </table:table-cell>
          <table:table-cell office:value-type="float" office:value="618" table:style-name="ce4">
            <text:p>618</text:p>
          </table:table-cell>
          <table:table-cell office:value-type="string" table:style-name="ce4">
            <text:p>R</text:p>
          </table:table-cell>
          <table:table-cell office:value-type="float" office:value="-0.80230285439500004" table:style-name="ce4">
            <text:p>-0,802302854</text:p>
          </table:table-cell>
          <table:table-cell office:value-type="float" office:value="29.850629033699999" table:style-name="ce4">
            <text:p>29,85062903</text:p>
          </table:table-cell>
          <table:table-cell office:value-type="float" office:value="1483" table:style-name="ce4">
            <text:p>1483</text:p>
          </table:table-cell>
          <table:table-cell office:value-type="float" office:value="628.180545626808" table:style-name="ce4">
            <text:p>628,1805456</text:p>
          </table:table-cell>
          <table:table-cell office:value-type="float" office:value="23" table:style-name="ce3">
            <text:p>23</text:p>
          </table:table-cell>
          <table:table-cell table:number-columns-repeated="16375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string" table:style-name="ce4">
            <text:p>UG201600000619</text:p>
          </table:table-cell>
          <table:table-cell office:value-type="float" office:value="619" table:style-name="ce4">
            <text:p>619</text:p>
          </table:table-cell>
          <table:table-cell office:value-type="string" table:style-name="ce4">
            <text:p>R</text:p>
          </table:table-cell>
          <table:table-cell office:value-type="float" office:value="-0.82273150716499999" table:style-name="ce4">
            <text:p>-0,822731507</text:p>
          </table:table-cell>
          <table:table-cell office:value-type="float" office:value="29.812287324500002" table:style-name="ce4">
            <text:p>29,81228732</text:p>
          </table:table-cell>
          <table:table-cell office:value-type="float" office:value="1617" table:style-name="ce4">
            <text:p>1617</text:p>
          </table:table-cell>
          <table:table-cell office:value-type="float" office:value="1590.7530216036164" table:style-name="ce4">
            <text:p>1590,753022</text:p>
          </table:table-cell>
          <table:table-cell office:value-type="float" office:value="38" table:style-name="ce3">
            <text:p>38</text:p>
          </table:table-cell>
          <table:table-cell table:number-columns-repeated="16375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string" table:style-name="ce4">
            <text:p>UG201600000620</text:p>
          </table:table-cell>
          <table:table-cell office:value-type="float" office:value="620" table:style-name="ce4">
            <text:p>620</text:p>
          </table:table-cell>
          <table:table-cell office:value-type="string" table:style-name="ce4">
            <text:p>R</text:p>
          </table:table-cell>
          <table:table-cell office:value-type="float" office:value="-0.79715817766999997" table:style-name="ce4">
            <text:p>-0,797158178</text:p>
          </table:table-cell>
          <table:table-cell office:value-type="float" office:value="29.752670362300002" table:style-name="ce4">
            <text:p>29,75267036</text:p>
          </table:table-cell>
          <table:table-cell office:value-type="float" office:value="1374" table:style-name="ce4">
            <text:p>1374</text:p>
          </table:table-cell>
          <table:table-cell office:value-type="float" office:value="2267.8252325496414" table:style-name="ce4">
            <text:p>2267,825233</text:p>
          </table:table-cell>
          <table:table-cell office:value-type="float" office:value="76" table:style-name="ce3">
            <text:p>76</text:p>
          </table:table-cell>
          <table:table-cell table:number-columns-repeated="16375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string" table:style-name="ce4">
            <text:p>UG201600000621</text:p>
          </table:table-cell>
          <table:table-cell office:value-type="float" office:value="621" table:style-name="ce4">
            <text:p>621</text:p>
          </table:table-cell>
          <table:table-cell office:value-type="string" table:style-name="ce4">
            <text:p>R</text:p>
          </table:table-cell>
          <table:table-cell office:value-type="float" office:value="-0.65716171724000005" table:style-name="ce4">
            <text:p>-0,657161717</text:p>
          </table:table-cell>
          <table:table-cell office:value-type="float" office:value="29.717308567500002" table:style-name="ce4">
            <text:p>29,71730857</text:p>
          </table:table-cell>
          <table:table-cell office:value-type="float" office:value="967" table:style-name="ce4">
            <text:p>967</text:p>
          </table:table-cell>
          <table:table-cell office:value-type="float" office:value="2192.7350117787696" table:style-name="ce4">
            <text:p>2192,735012</text:p>
          </table:table-cell>
          <table:table-cell office:value-type="float" office:value="74" table:style-name="ce3">
            <text:p>74</text:p>
          </table:table-cell>
          <table:table-cell table:number-columns-repeated="16375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string" table:style-name="ce4">
            <text:p>UG201600000622</text:p>
          </table:table-cell>
          <table:table-cell office:value-type="float" office:value="622" table:style-name="ce4">
            <text:p>622</text:p>
          </table:table-cell>
          <table:table-cell office:value-type="string" table:style-name="ce4">
            <text:p>R</text:p>
          </table:table-cell>
          <table:table-cell office:value-type="float" office:value="-0.89939356031499995" table:style-name="ce4">
            <text:p>-0,89939356</text:p>
          </table:table-cell>
          <table:table-cell office:value-type="float" office:value="29.723892192099999" table:style-name="ce4">
            <text:p>29,72389219</text:p>
          </table:table-cell>
          <table:table-cell office:value-type="float" office:value="1374" table:style-name="ce4">
            <text:p>1374</text:p>
          </table:table-cell>
          <table:table-cell office:value-type="float" office:value="1551.1363700792065" table:style-name="ce4">
            <text:p>1551,13637</text:p>
          </table:table-cell>
          <table:table-cell office:value-type="float" office:value="66" table:style-name="ce3">
            <text:p>66</text:p>
          </table:table-cell>
          <table:table-cell table:number-columns-repeated="16375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string" table:style-name="ce4">
            <text:p>UG201600000623</text:p>
          </table:table-cell>
          <table:table-cell office:value-type="float" office:value="623" table:style-name="ce4">
            <text:p>623</text:p>
          </table:table-cell>
          <table:table-cell office:value-type="string" table:style-name="ce4">
            <text:p>R</text:p>
          </table:table-cell>
          <table:table-cell office:value-type="float" office:value="-0.690425365229" table:style-name="ce4">
            <text:p>-0,690425365</text:p>
          </table:table-cell>
          <table:table-cell office:value-type="float" office:value="29.782086340100001" table:style-name="ce4">
            <text:p>29,78208634</text:p>
          </table:table-cell>
          <table:table-cell office:value-type="float" office:value="1096" table:style-name="ce4">
            <text:p>1096</text:p>
          </table:table-cell>
          <table:table-cell office:value-type="float" office:value="3435.5988736105323" table:style-name="ce4">
            <text:p>3435,598874</text:p>
          </table:table-cell>
          <table:table-cell office:value-type="float" office:value="149" table:style-name="ce3">
            <text:p>149</text:p>
          </table:table-cell>
          <table:table-cell table:number-columns-repeated="16375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string" table:style-name="ce4">
            <text:p>UG201600000624</text:p>
          </table:table-cell>
          <table:table-cell office:value-type="float" office:value="624" table:style-name="ce4">
            <text:p>624</text:p>
          </table:table-cell>
          <table:table-cell office:value-type="string" table:style-name="ce4">
            <text:p>R</text:p>
          </table:table-cell>
          <table:table-cell office:value-type="float" office:value="-0.87388105470800004" table:style-name="ce4">
            <text:p>-0,873881055</text:p>
          </table:table-cell>
          <table:table-cell office:value-type="float" office:value="29.821795806400001" table:style-name="ce4">
            <text:p>29,82179581</text:p>
          </table:table-cell>
          <table:table-cell office:value-type="float" office:value="1469" table:style-name="ce4">
            <text:p>1469</text:p>
          </table:table-cell>
          <table:table-cell office:value-type="float" office:value="1676.8437581330379" table:style-name="ce4">
            <text:p>1676,843758</text:p>
          </table:table-cell>
          <table:table-cell office:value-type="float" office:value="71" table:style-name="ce3">
            <text:p>71</text:p>
          </table:table-cell>
          <table:table-cell table:number-columns-repeated="16375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string" table:style-name="ce4">
            <text:p>UG201600000625</text:p>
          </table:table-cell>
          <table:table-cell office:value-type="float" office:value="625" table:style-name="ce4">
            <text:p>625</text:p>
          </table:table-cell>
          <table:table-cell office:value-type="string" table:style-name="ce4">
            <text:p>R</text:p>
          </table:table-cell>
          <table:table-cell office:value-type="float" office:value="-1.3039565828699999" table:style-name="ce4">
            <text:p>-1,303956583</text:p>
          </table:table-cell>
          <table:table-cell office:value-type="float" office:value="30.032740309699999" table:style-name="ce4">
            <text:p>30,03274031</text:p>
          </table:table-cell>
          <table:table-cell office:value-type="float" office:value="1847" table:style-name="ce4">
            <text:p>1847</text:p>
          </table:table-cell>
          <table:table-cell office:value-type="float" office:value="2384.6843674158276" table:style-name="ce4">
            <text:p>2384,684367</text:p>
          </table:table-cell>
          <table:table-cell office:value-type="float" office:value="136" table:style-name="ce3">
            <text:p>136</text:p>
          </table:table-cell>
          <table:table-cell table:number-columns-repeated="16375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string" table:style-name="ce4">
            <text:p>UG201600000626</text:p>
          </table:table-cell>
          <table:table-cell office:value-type="float" office:value="626" table:style-name="ce4">
            <text:p>626</text:p>
          </table:table-cell>
          <table:table-cell office:value-type="string" table:style-name="ce4">
            <text:p>R</text:p>
          </table:table-cell>
          <table:table-cell office:value-type="float" office:value="-1.22499454617" table:style-name="ce4">
            <text:p>-1,224994546</text:p>
          </table:table-cell>
          <table:table-cell office:value-type="float" office:value="30.070939847199998" table:style-name="ce4">
            <text:p>30,07093985</text:p>
          </table:table-cell>
          <table:table-cell office:value-type="float" office:value="1925" table:style-name="ce4">
            <text:p>1925</text:p>
          </table:table-cell>
          <table:table-cell office:value-type="float" office:value="1263.3898349749127" table:style-name="ce4">
            <text:p>1263,389835</text:p>
          </table:table-cell>
          <table:table-cell office:value-type="float" office:value="105" table:style-name="ce3">
            <text:p>105</text:p>
          </table:table-cell>
          <table:table-cell table:number-columns-repeated="16375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string" table:style-name="ce4">
            <text:p>UG201600000627</text:p>
          </table:table-cell>
          <table:table-cell office:value-type="float" office:value="627" table:style-name="ce4">
            <text:p>627</text:p>
          </table:table-cell>
          <table:table-cell office:value-type="string" table:style-name="ce4">
            <text:p>R</text:p>
          </table:table-cell>
          <table:table-cell office:value-type="float" office:value="-1.30461207348" table:style-name="ce4">
            <text:p>-1,304612073</text:p>
          </table:table-cell>
          <table:table-cell office:value-type="float" office:value="29.9762283337" table:style-name="ce4">
            <text:p>29,97622833</text:p>
          </table:table-cell>
          <table:table-cell office:value-type="float" office:value="2078" table:style-name="ce4">
            <text:p>2078</text:p>
          </table:table-cell>
          <table:table-cell office:value-type="float" office:value="942.25805540846341" table:style-name="ce4">
            <text:p>942,2580554</text:p>
          </table:table-cell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string" table:style-name="ce4">
            <text:p>UG201600000628</text:p>
          </table:table-cell>
          <table:table-cell office:value-type="float" office:value="628" table:style-name="ce4">
            <text:p>628</text:p>
          </table:table-cell>
          <table:table-cell office:value-type="string" table:style-name="ce4">
            <text:p>R</text:p>
          </table:table-cell>
          <table:table-cell office:value-type="float" office:value="-1.22815307463" table:style-name="ce4">
            <text:p>-1,228153075</text:p>
          </table:table-cell>
          <table:table-cell office:value-type="float" office:value="30.021346221799998" table:style-name="ce4">
            <text:p>30,02134622</text:p>
          </table:table-cell>
          <table:table-cell office:value-type="float" office:value="1840" table:style-name="ce4">
            <text:p>1840</text:p>
          </table:table-cell>
          <table:table-cell office:value-type="float" office:value="1448.4525032433139" table:style-name="ce4">
            <text:p>1448,452503</text:p>
          </table:table-cell>
          <table:table-cell office:value-type="float" office:value="31" table:style-name="ce3">
            <text:p>31</text:p>
          </table:table-cell>
          <table:table-cell table:number-columns-repeated="16375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string" table:style-name="ce4">
            <text:p>UG201600000629</text:p>
          </table:table-cell>
          <table:table-cell office:value-type="float" office:value="629" table:style-name="ce4">
            <text:p>629</text:p>
          </table:table-cell>
          <table:table-cell office:value-type="string" table:style-name="ce4">
            <text:p>R</text:p>
          </table:table-cell>
          <table:table-cell office:value-type="float" office:value="-1.4334915241899999" table:style-name="ce4">
            <text:p>-1,433491524</text:p>
          </table:table-cell>
          <table:table-cell office:value-type="float" office:value="29.9776895175" table:style-name="ce4">
            <text:p>29,97768952</text:p>
          </table:table-cell>
          <table:table-cell office:value-type="float" office:value="1848" table:style-name="ce4">
            <text:p>1848</text:p>
          </table:table-cell>
          <table:table-cell office:value-type="float" office:value="620.472383308639" table:style-name="ce4">
            <text:p>620,4723833</text:p>
          </table:table-cell>
          <table:table-cell office:value-type="float" office:value="35" table:style-name="ce3">
            <text:p>35</text:p>
          </table:table-cell>
          <table:table-cell table:number-columns-repeated="16375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string" table:style-name="ce4">
            <text:p>UG201600000630</text:p>
          </table:table-cell>
          <table:table-cell office:value-type="float" office:value="630" table:style-name="ce4">
            <text:p>630</text:p>
          </table:table-cell>
          <table:table-cell office:value-type="string" table:style-name="ce4">
            <text:p>R</text:p>
          </table:table-cell>
          <table:table-cell office:value-type="float" office:value="-1.1995484221599999" table:style-name="ce4">
            <text:p>-1,199548422</text:p>
          </table:table-cell>
          <table:table-cell office:value-type="float" office:value="29.927393149" table:style-name="ce4">
            <text:p>29,92739315</text:p>
          </table:table-cell>
          <table:table-cell office:value-type="float" office:value="2357" table:style-name="ce4">
            <text:p>2357</text:p>
          </table:table-cell>
          <table:table-cell office:value-type="float" office:value="2768.302456007154" table:style-name="ce4">
            <text:p>2768,302456</text:p>
          </table:table-cell>
          <table:table-cell office:value-type="float" office:value="55" table:style-name="ce3">
            <text:p>55</text:p>
          </table:table-cell>
          <table:table-cell table:number-columns-repeated="16375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string" table:style-name="ce4">
            <text:p>UG201600000631</text:p>
          </table:table-cell>
          <table:table-cell office:value-type="float" office:value="631" table:style-name="ce4">
            <text:p>631</text:p>
          </table:table-cell>
          <table:table-cell office:value-type="string" table:style-name="ce4">
            <text:p>R</text:p>
          </table:table-cell>
          <table:table-cell office:value-type="float" office:value="-1.28347528542" table:style-name="ce4">
            <text:p>-1,283475285</text:p>
          </table:table-cell>
          <table:table-cell office:value-type="float" office:value="29.906911927399999" table:style-name="ce4">
            <text:p>29,90691193</text:p>
          </table:table-cell>
          <table:table-cell office:value-type="float" office:value="1996" table:style-name="ce4">
            <text:p>1996</text:p>
          </table:table-cell>
          <table:table-cell office:value-type="float" office:value="2260.4805721242606" table:style-name="ce4">
            <text:p>2260,480572</text:p>
          </table:table-cell>
          <table:table-cell office:value-type="float" office:value="183" table:style-name="ce3">
            <text:p>183</text:p>
          </table:table-cell>
          <table:table-cell table:number-columns-repeated="16375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string" table:style-name="ce4">
            <text:p>UG201600000632</text:p>
          </table:table-cell>
          <table:table-cell office:value-type="float" office:value="632" table:style-name="ce4">
            <text:p>632</text:p>
          </table:table-cell>
          <table:table-cell office:value-type="string" table:style-name="ce4">
            <text:p>R</text:p>
          </table:table-cell>
          <table:table-cell office:value-type="float" office:value="-1.1224320909000001" table:style-name="ce4">
            <text:p>-1,122432091</text:p>
          </table:table-cell>
          <table:table-cell office:value-type="float" office:value="29.827594014799999" table:style-name="ce4">
            <text:p>29,82759401</text:p>
          </table:table-cell>
          <table:table-cell office:value-type="float" office:value="1999" table:style-name="ce4">
            <text:p>1999</text:p>
          </table:table-cell>
          <table:table-cell office:value-type="float" office:value="3520.2137199324329" table:style-name="ce4">
            <text:p>3520,21372</text:p>
          </table:table-cell>
          <table:table-cell office:value-type="float" office:value="143" table:style-name="ce3">
            <text:p>143</text:p>
          </table:table-cell>
          <table:table-cell table:number-columns-repeated="16375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string" table:style-name="ce4">
            <text:p>UG201600000633</text:p>
          </table:table-cell>
          <table:table-cell office:value-type="float" office:value="633" table:style-name="ce4">
            <text:p>633</text:p>
          </table:table-cell>
          <table:table-cell office:value-type="string" table:style-name="ce4">
            <text:p>R</text:p>
          </table:table-cell>
          <table:table-cell office:value-type="float" office:value="-1.1999390775800001" table:style-name="ce4">
            <text:p>-1,199939078</text:p>
          </table:table-cell>
          <table:table-cell office:value-type="float" office:value="29.785962347800002" table:style-name="ce4">
            <text:p>29,78596235</text:p>
          </table:table-cell>
          <table:table-cell office:value-type="float" office:value="2317" table:style-name="ce4">
            <text:p>2317</text:p>
          </table:table-cell>
          <table:table-cell office:value-type="float" office:value="1563.5761197008549" table:style-name="ce4">
            <text:p>1563,57612</text:p>
          </table:table-cell>
          <table:table-cell office:value-type="float" office:value="85" table:style-name="ce3">
            <text:p>85</text:p>
          </table:table-cell>
          <table:table-cell table:number-columns-repeated="16375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string" table:style-name="ce4">
            <text:p>UG201600000634</text:p>
          </table:table-cell>
          <table:table-cell office:value-type="float" office:value="634" table:style-name="ce4">
            <text:p>634</text:p>
          </table:table-cell>
          <table:table-cell office:value-type="string" table:style-name="ce4">
            <text:p>R</text:p>
          </table:table-cell>
          <table:table-cell office:value-type="float" office:value="-1.16692459993" table:style-name="ce4">
            <text:p>-1,1669246</text:p>
          </table:table-cell>
          <table:table-cell office:value-type="float" office:value="29.8483847171" table:style-name="ce4">
            <text:p>29,84838472</text:p>
          </table:table-cell>
          <table:table-cell office:value-type="float" office:value="1949" table:style-name="ce4">
            <text:p>1949</text:p>
          </table:table-cell>
          <table:table-cell office:value-type="float" office:value="3036.6112852654987" table:style-name="ce4">
            <text:p>3036,611285</text:p>
          </table:table-cell>
          <table:table-cell office:value-type="float" office:value="75" table:style-name="ce3">
            <text:p>75</text:p>
          </table:table-cell>
          <table:table-cell table:number-columns-repeated="16375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string" table:style-name="ce4">
            <text:p>UG201600000635</text:p>
          </table:table-cell>
          <table:table-cell office:value-type="float" office:value="635" table:style-name="ce4">
            <text:p>635</text:p>
          </table:table-cell>
          <table:table-cell office:value-type="string" table:style-name="ce4">
            <text:p>R</text:p>
          </table:table-cell>
          <table:table-cell office:value-type="float" office:value="-1.16517269669" table:style-name="ce4">
            <text:p>-1,165172697</text:p>
          </table:table-cell>
          <table:table-cell office:value-type="float" office:value="30.103929085299999" table:style-name="ce4">
            <text:p>30,10392909</text:p>
          </table:table-cell>
          <table:table-cell office:value-type="float" office:value="1762" table:style-name="ce4">
            <text:p>1762</text:p>
          </table:table-cell>
          <table:table-cell office:value-type="float" office:value="1953.8469165739568" table:style-name="ce4">
            <text:p>1953,846917</text:p>
          </table:table-cell>
          <table:table-cell office:value-type="float" office:value="49" table:style-name="ce3">
            <text:p>49</text:p>
          </table:table-cell>
          <table:table-cell table:number-columns-repeated="16375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string" table:style-name="ce4">
            <text:p>UG201600000636</text:p>
          </table:table-cell>
          <table:table-cell office:value-type="float" office:value="636" table:style-name="ce4">
            <text:p>636</text:p>
          </table:table-cell>
          <table:table-cell office:value-type="string" table:style-name="ce4">
            <text:p>R</text:p>
          </table:table-cell>
          <table:table-cell office:value-type="float" office:value="-1.1610508337400001" table:style-name="ce4">
            <text:p>-1,161050834</text:p>
          </table:table-cell>
          <table:table-cell office:value-type="float" office:value="30.1696756077" table:style-name="ce4">
            <text:p>30,16967561</text:p>
          </table:table-cell>
          <table:table-cell office:value-type="float" office:value="1769" table:style-name="ce4">
            <text:p>1769</text:p>
          </table:table-cell>
          <table:table-cell office:value-type="float" office:value="1034.5609482691323" table:style-name="ce4">
            <text:p>1034,560948</text:p>
          </table:table-cell>
          <table:table-cell office:value-type="float" office:value="56" table:style-name="ce3">
            <text:p>56</text:p>
          </table:table-cell>
          <table:table-cell table:number-columns-repeated="16375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string" table:style-name="ce4">
            <text:p>UG201600000637</text:p>
          </table:table-cell>
          <table:table-cell office:value-type="float" office:value="637" table:style-name="ce4">
            <text:p>637</text:p>
          </table:table-cell>
          <table:table-cell office:value-type="string" table:style-name="ce4">
            <text:p>R</text:p>
          </table:table-cell>
          <table:table-cell office:value-type="float" office:value="-1.20671251273" table:style-name="ce4">
            <text:p>-1,206712513</text:p>
          </table:table-cell>
          <table:table-cell office:value-type="float" office:value="30.0895216668" table:style-name="ce4">
            <text:p>30,08952167</text:p>
          </table:table-cell>
          <table:table-cell office:value-type="float" office:value="1788" table:style-name="ce4">
            <text:p>1788</text:p>
          </table:table-cell>
          <table:table-cell office:value-type="float" office:value="1460.847662674548" table:style-name="ce4">
            <text:p>1460,847663</text:p>
          </table:table-cell>
          <table:table-cell office:value-type="float" office:value="33" table:style-name="ce3">
            <text:p>33</text:p>
          </table:table-cell>
          <table:table-cell table:number-columns-repeated="16375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string" table:style-name="ce4">
            <text:p>UG201600000638</text:p>
          </table:table-cell>
          <table:table-cell office:value-type="float" office:value="638" table:style-name="ce4">
            <text:p>638</text:p>
          </table:table-cell>
          <table:table-cell office:value-type="string" table:style-name="ce4">
            <text:p>R</text:p>
          </table:table-cell>
          <table:table-cell office:value-type="float" office:value="-1.21148717503" table:style-name="ce4">
            <text:p>-1,211487175</text:p>
          </table:table-cell>
          <table:table-cell office:value-type="float" office:value="29.7536616545" table:style-name="ce4">
            <text:p>29,75366165</text:p>
          </table:table-cell>
          <table:table-cell office:value-type="float" office:value="2341" table:style-name="ce4">
            <text:p>2341</text:p>
          </table:table-cell>
          <table:table-cell office:value-type="float" office:value="1036.1575289659061" table:style-name="ce4">
            <text:p>1036,157529</text:p>
          </table:table-cell>
          <table:table-cell office:value-type="float" office:value="45" table:style-name="ce3">
            <text:p>45</text:p>
          </table:table-cell>
          <table:table-cell table:number-columns-repeated="16375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string" table:style-name="ce4">
            <text:p>UG201600000639</text:p>
          </table:table-cell>
          <table:table-cell office:value-type="float" office:value="639" table:style-name="ce4">
            <text:p>639</text:p>
          </table:table-cell>
          <table:table-cell office:value-type="string" table:style-name="ce4">
            <text:p>R</text:p>
          </table:table-cell>
          <table:table-cell office:value-type="float" office:value="-1.3247834922799999" table:style-name="ce4">
            <text:p>-1,324783492</text:p>
          </table:table-cell>
          <table:table-cell office:value-type="float" office:value="29.727348689999999" table:style-name="ce4">
            <text:p>29,72734869</text:p>
          </table:table-cell>
          <table:table-cell office:value-type="float" office:value="2046" table:style-name="ce4">
            <text:p>2046</text:p>
          </table:table-cell>
          <table:table-cell office:value-type="float" office:value="2687.1591237659268" table:style-name="ce4">
            <text:p>2687,159124</text:p>
          </table:table-cell>
          <table:table-cell office:value-type="float" office:value="68" table:style-name="ce3">
            <text:p>68</text:p>
          </table:table-cell>
          <table:table-cell table:number-columns-repeated="16375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string" table:style-name="ce4">
            <text:p>UG201600000640</text:p>
          </table:table-cell>
          <table:table-cell office:value-type="float" office:value="640" table:style-name="ce4">
            <text:p>640</text:p>
          </table:table-cell>
          <table:table-cell office:value-type="string" table:style-name="ce4">
            <text:p>R</text:p>
          </table:table-cell>
          <table:table-cell office:value-type="float" office:value="-1.2963547629600001" table:style-name="ce4">
            <text:p>-1,296354763</text:p>
          </table:table-cell>
          <table:table-cell office:value-type="float" office:value="29.6283830651" table:style-name="ce4">
            <text:p>29,62838307</text:p>
          </table:table-cell>
          <table:table-cell office:value-type="float" office:value="1921" table:style-name="ce4">
            <text:p>1921</text:p>
          </table:table-cell>
          <table:table-cell office:value-type="float" office:value="2078.9634339470799" table:style-name="ce4">
            <text:p>2078,963434</text:p>
          </table:table-cell>
          <table:table-cell office:value-type="float" office:value="81" table:style-name="ce3">
            <text:p>81</text:p>
          </table:table-cell>
          <table:table-cell table:number-columns-repeated="16375"/>
        </table:table-row>
        <table:table-row table:style-name="ro1">
          <table:table-cell office:value-type="float" office:value="630" table:style-name="ce3">
            <text:p>630</text:p>
          </table:table-cell>
          <table:table-cell office:value-type="string" table:style-name="ce4">
            <text:p>UG201600000641</text:p>
          </table:table-cell>
          <table:table-cell office:value-type="float" office:value="641" table:style-name="ce4">
            <text:p>641</text:p>
          </table:table-cell>
          <table:table-cell office:value-type="string" table:style-name="ce4">
            <text:p>R</text:p>
          </table:table-cell>
          <table:table-cell office:value-type="float" office:value="-1.3166051002300001" table:style-name="ce4">
            <text:p>-1,3166051</text:p>
          </table:table-cell>
          <table:table-cell office:value-type="float" office:value="29.7765324344" table:style-name="ce4">
            <text:p>29,77653243</text:p>
          </table:table-cell>
          <table:table-cell office:value-type="float" office:value="1897" table:style-name="ce4">
            <text:p>1897</text:p>
          </table:table-cell>
          <table:table-cell office:value-type="float" office:value="2140.9797968379039" table:style-name="ce4">
            <text:p>2140,979797</text:p>
          </table:table-cell>
          <table:table-cell office:value-type="float" office:value="80" table:style-name="ce3">
            <text:p>80</text:p>
          </table:table-cell>
          <table:table-cell table:number-columns-repeated="16375"/>
        </table:table-row>
        <table:table-row table:style-name="ro1">
          <table:table-cell office:value-type="float" office:value="631" table:style-name="ce3">
            <text:p>631</text:p>
          </table:table-cell>
          <table:table-cell office:value-type="string" table:style-name="ce4">
            <text:p>UG201600000642</text:p>
          </table:table-cell>
          <table:table-cell office:value-type="float" office:value="642" table:style-name="ce4">
            <text:p>642</text:p>
          </table:table-cell>
          <table:table-cell office:value-type="string" table:style-name="ce4">
            <text:p>R</text:p>
          </table:table-cell>
          <table:table-cell office:value-type="float" office:value="-1.2365576907" table:style-name="ce4">
            <text:p>-1,236557691</text:p>
          </table:table-cell>
          <table:table-cell office:value-type="float" office:value="29.715674887999999" table:style-name="ce4">
            <text:p>29,71567489</text:p>
          </table:table-cell>
          <table:table-cell office:value-type="float" office:value="1859" table:style-name="ce4">
            <text:p>1859</text:p>
          </table:table-cell>
          <table:table-cell office:value-type="float" office:value="1240.7693423026421" table:style-name="ce4">
            <text:p>1240,769342</text:p>
          </table:table-cell>
          <table:table-cell office:value-type="float" office:value="36" table:style-name="ce3">
            <text:p>36</text:p>
          </table:table-cell>
          <table:table-cell table:number-columns-repeated="16375"/>
        </table:table-row>
        <table:table-row table:style-name="ro1">
          <table:table-cell office:value-type="float" office:value="632" table:style-name="ce3">
            <text:p>632</text:p>
          </table:table-cell>
          <table:table-cell office:value-type="string" table:style-name="ce4">
            <text:p>UG201600000643</text:p>
          </table:table-cell>
          <table:table-cell office:value-type="float" office:value="643" table:style-name="ce4">
            <text:p>643</text:p>
          </table:table-cell>
          <table:table-cell office:value-type="string" table:style-name="ce4">
            <text:p>R</text:p>
          </table:table-cell>
          <table:table-cell office:value-type="float" office:value="-1.28195787507" table:style-name="ce4">
            <text:p>-1,281957875</text:p>
          </table:table-cell>
          <table:table-cell office:value-type="float" office:value="29.669527653999999" table:style-name="ce4">
            <text:p>29,66952765</text:p>
          </table:table-cell>
          <table:table-cell office:value-type="float" office:value="1905" table:style-name="ce4">
            <text:p>1905</text:p>
          </table:table-cell>
          <table:table-cell office:value-type="float" office:value="348.17151502547358" table:style-name="ce4">
            <text:p>348,171515</text:p>
          </table:table-cell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1">
          <table:table-cell office:value-type="float" office:value="633" table:style-name="ce3">
            <text:p>633</text:p>
          </table:table-cell>
          <table:table-cell office:value-type="string" table:style-name="ce4">
            <text:p>UG201600000644</text:p>
          </table:table-cell>
          <table:table-cell office:value-type="float" office:value="644" table:style-name="ce4">
            <text:p>644</text:p>
          </table:table-cell>
          <table:table-cell office:value-type="string" table:style-name="ce4">
            <text:p>R</text:p>
          </table:table-cell>
          <table:table-cell office:value-type="float" office:value="-1.33928480111" table:style-name="ce4">
            <text:p>-1,339284801</text:p>
          </table:table-cell>
          <table:table-cell office:value-type="float" office:value="29.699111734700001" table:style-name="ce4">
            <text:p>29,69911173</text:p>
          </table:table-cell>
          <table:table-cell office:value-type="float" office:value="2246" table:style-name="ce4">
            <text:p>2246</text:p>
          </table:table-cell>
          <table:table-cell office:value-type="float" office:value="1932.8114283583297" table:style-name="ce4">
            <text:p>1932,811428</text:p>
          </table:table-cell>
          <table:table-cell office:value-type="float" office:value="71" table:style-name="ce3">
            <text:p>71</text:p>
          </table:table-cell>
          <table:table-cell table:number-columns-repeated="16375"/>
        </table:table-row>
        <table:table-row table:style-name="ro1">
          <table:table-cell office:value-type="float" office:value="634" table:style-name="ce3">
            <text:p>634</text:p>
          </table:table-cell>
          <table:table-cell office:value-type="string" table:style-name="ce4">
            <text:p>UG201600000645</text:p>
          </table:table-cell>
          <table:table-cell office:value-type="float" office:value="645" table:style-name="ce4">
            <text:p>645</text:p>
          </table:table-cell>
          <table:table-cell office:value-type="string" table:style-name="ce4">
            <text:p>U</text:p>
          </table:table-cell>
          <table:table-cell office:value-type="float" office:value="-0.83977474852199996" table:style-name="ce4">
            <text:p>-0,839774749</text:p>
          </table:table-cell>
          <table:table-cell office:value-type="float" office:value="29.978682846400002" table:style-name="ce4">
            <text:p>29,97868285</text:p>
          </table:table-cell>
          <table:table-cell office:value-type="float" office:value="1622" table:style-name="ce4">
            <text:p>1622</text:p>
          </table:table-cell>
          <table:table-cell office:value-type="float" office:value="321.58067777257224" table:style-name="ce4">
            <text:p>321,5806778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string" table:style-name="ce4">
            <text:p>UG201600000646</text:p>
          </table:table-cell>
          <table:table-cell office:value-type="float" office:value="646" table:style-name="ce4">
            <text:p>646</text:p>
          </table:table-cell>
          <table:table-cell office:value-type="string" table:style-name="ce4">
            <text:p>U</text:p>
          </table:table-cell>
          <table:table-cell office:value-type="float" office:value="-0.78836016405800002" table:style-name="ce4">
            <text:p>-0,788360164</text:p>
          </table:table-cell>
          <table:table-cell office:value-type="float" office:value="29.917797066199999" table:style-name="ce4">
            <text:p>29,91779707</text:p>
          </table:table-cell>
          <table:table-cell office:value-type="float" office:value="1631" table:style-name="ce4">
            <text:p>1631</text:p>
          </table:table-cell>
          <table:table-cell office:value-type="float" office:value="916.62653983683458" table:style-name="ce4">
            <text:p>916,6265398</text:p>
          </table:table-cell>
          <table:table-cell office:value-type="float" office:value="22" table:style-name="ce3">
            <text:p>22</text:p>
          </table:table-cell>
          <table:table-cell table:number-columns-repeated="16375"/>
        </table:table-row>
        <table:table-row table:style-name="ro1">
          <table:table-cell office:value-type="float" office:value="636" table:style-name="ce3">
            <text:p>636</text:p>
          </table:table-cell>
          <table:table-cell office:value-type="string" table:style-name="ce4">
            <text:p>UG201600000647</text:p>
          </table:table-cell>
          <table:table-cell office:value-type="float" office:value="647" table:style-name="ce4">
            <text:p>647</text:p>
          </table:table-cell>
          <table:table-cell office:value-type="string" table:style-name="ce4">
            <text:p>U</text:p>
          </table:table-cell>
          <table:table-cell office:value-type="float" office:value="-0.91493150003599999" table:style-name="ce4">
            <text:p>-0,9149315</text:p>
          </table:table-cell>
          <table:table-cell office:value-type="float" office:value="29.760970857299998" table:style-name="ce4">
            <text:p>29,76097086</text:p>
          </table:table-cell>
          <table:table-cell office:value-type="float" office:value="1665" table:style-name="ce4">
            <text:p>1665</text:p>
          </table:table-cell>
          <table:table-cell office:value-type="float" office:value="1133.9957237014285" table:style-name="ce4">
            <text:p>1133,995724</text:p>
          </table:table-cell>
          <table:table-cell office:value-type="float" office:value="52" table:style-name="ce3">
            <text:p>52</text:p>
          </table:table-cell>
          <table:table-cell table:number-columns-repeated="16375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string" table:style-name="ce4">
            <text:p>UG201600000648</text:p>
          </table:table-cell>
          <table:table-cell office:value-type="float" office:value="648" table:style-name="ce4">
            <text:p>648</text:p>
          </table:table-cell>
          <table:table-cell office:value-type="string" table:style-name="ce4">
            <text:p>U</text:p>
          </table:table-cell>
          <table:table-cell office:value-type="float" office:value="-1.25509866285" table:style-name="ce4">
            <text:p>-1,255098663</text:p>
          </table:table-cell>
          <table:table-cell office:value-type="float" office:value="29.986602518400002" table:style-name="ce4">
            <text:p>29,98660252</text:p>
          </table:table-cell>
          <table:table-cell office:value-type="float" office:value="1805" table:style-name="ce4">
            <text:p>1805</text:p>
          </table:table-cell>
          <table:table-cell office:value-type="float" office:value="727.0920858926338" table:style-name="ce4">
            <text:p>727,0920859</text:p>
          </table:table-cell>
          <table:table-cell office:value-type="float" office:value="14" table:style-name="ce3">
            <text:p>14</text:p>
          </table:table-cell>
          <table:table-cell table:number-columns-repeated="16375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string" table:style-name="ce4">
            <text:p>UG201600000649</text:p>
          </table:table-cell>
          <table:table-cell office:value-type="float" office:value="649" table:style-name="ce4">
            <text:p>649</text:p>
          </table:table-cell>
          <table:table-cell office:value-type="string" table:style-name="ce4">
            <text:p>U</text:p>
          </table:table-cell>
          <table:table-cell office:value-type="float" office:value="-1.26555722194" table:style-name="ce4">
            <text:p>-1,265557222</text:p>
          </table:table-cell>
          <table:table-cell office:value-type="float" office:value="29.977939856500001" table:style-name="ce4">
            <text:p>29,97793986</text:p>
          </table:table-cell>
          <table:table-cell office:value-type="float" office:value="1810" table:style-name="ce4">
            <text:p>1810</text:p>
          </table:table-cell>
          <table:table-cell office:value-type="float" office:value="731.87924201289479" table:style-name="ce4">
            <text:p>731,879242</text:p>
          </table:table-cell>
          <table:table-cell office:value-type="float" office:value="27" table:style-name="ce3">
            <text:p>27</text:p>
          </table:table-cell>
          <table:table-cell table:number-columns-repeated="16375"/>
        </table:table-row>
        <table:table-row table:style-name="ro1">
          <table:table-cell office:value-type="float" office:value="639" table:style-name="ce3">
            <text:p>639</text:p>
          </table:table-cell>
          <table:table-cell office:value-type="string" table:style-name="ce4">
            <text:p>UG201600000650</text:p>
          </table:table-cell>
          <table:table-cell office:value-type="float" office:value="650" table:style-name="ce4">
            <text:p>650</text:p>
          </table:table-cell>
          <table:table-cell office:value-type="string" table:style-name="ce4">
            <text:p>U</text:p>
          </table:table-cell>
          <table:table-cell office:value-type="float" office:value="-1.18360532475" table:style-name="ce4">
            <text:p>-1,183605325</text:p>
          </table:table-cell>
          <table:table-cell office:value-type="float" office:value="30.1271766803" table:style-name="ce4">
            <text:p>30,12717668</text:p>
          </table:table-cell>
          <table:table-cell office:value-type="float" office:value="1821" table:style-name="ce4">
            <text:p>1821</text:p>
          </table:table-cell>
          <table:table-cell office:value-type="float" office:value="1543.5848063525602" table:style-name="ce4">
            <text:p>1543,584806</text:p>
          </table:table-cell>
          <table:table-cell office:value-type="float" office:value="75" table:style-name="ce3">
            <text:p>75</text:p>
          </table:table-cell>
          <table:table-cell table:number-columns-repeated="16375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string" table:style-name="ce4">
            <text:p>UG201600000651</text:p>
          </table:table-cell>
          <table:table-cell office:value-type="float" office:value="651" table:style-name="ce4">
            <text:p>651</text:p>
          </table:table-cell>
          <table:table-cell office:value-type="string" table:style-name="ce4">
            <text:p>R</text:p>
          </table:table-cell>
          <table:table-cell office:value-type="float" office:value="-0.35058183345900001" table:style-name="ce4">
            <text:p>-0,350581833</text:p>
          </table:table-cell>
          <table:table-cell office:value-type="float" office:value="32.265813151499998" table:style-name="ce4">
            <text:p>32,26581315</text:p>
          </table:table-cell>
          <table:table-cell office:value-type="float" office:value="1212" table:style-name="ce4">
            <text:p>1212</text:p>
          </table:table-cell>
          <table:table-cell office:value-type="float" office:value="4630.9502352905738" table:style-name="ce4">
            <text:p>4630,950235</text:p>
          </table:table-cell>
          <table:table-cell office:value-type="float" office:value="123" table:style-name="ce3">
            <text:p>123</text:p>
          </table:table-cell>
          <table:table-cell table:number-columns-repeated="16375"/>
        </table:table-row>
        <table:table-row table:style-name="ro1">
          <table:table-cell office:value-type="float" office:value="641" table:style-name="ce3">
            <text:p>641</text:p>
          </table:table-cell>
          <table:table-cell office:value-type="string" table:style-name="ce4">
            <text:p>UG201600000652</text:p>
          </table:table-cell>
          <table:table-cell office:value-type="float" office:value="652" table:style-name="ce4">
            <text:p>652</text:p>
          </table:table-cell>
          <table:table-cell office:value-type="string" table:style-name="ce4">
            <text:p>R</text:p>
          </table:table-cell>
          <table:table-cell office:value-type="float" office:value="-0.39973799999999998" table:style-name="ce4">
            <text:p>-0,399738</text:p>
          </table:table-cell>
          <table:table-cell office:value-type="float" office:value="32.263176999999999" table:style-name="ce4">
            <text:p>32,263177</text:p>
          </table:table-cell>
          <table:table-cell office:value-type="float" office:value="1274" table:style-name="ce4">
            <text:p>1274</text:p>
          </table:table-cell>
          <table:table-cell office:value-type="float" office:value="6432.0207731179044" table:style-name="ce4">
            <text:p>6432,020773</text:p>
          </table:table-cell>
          <table:table-cell office:value-type="float" office:value="162" table:style-name="ce3">
            <text:p>162</text:p>
          </table:table-cell>
          <table:table-cell table:number-columns-repeated="16375"/>
        </table:table-row>
        <table:table-row table:style-name="ro1">
          <table:table-cell office:value-type="float" office:value="642" table:style-name="ce3">
            <text:p>642</text:p>
          </table:table-cell>
          <table:table-cell office:value-type="string" table:style-name="ce4">
            <text:p>UG201600000653</text:p>
          </table:table-cell>
          <table:table-cell office:value-type="float" office:value="653" table:style-name="ce4">
            <text:p>653</text:p>
          </table:table-cell>
          <table:table-cell office:value-type="string" table:style-name="ce4">
            <text:p>R</text:p>
          </table:table-cell>
          <table:table-cell office:value-type="float" office:value="-0.298817990157" table:style-name="ce4">
            <text:p>-0,29881799</text:p>
          </table:table-cell>
          <table:table-cell office:value-type="float" office:value="32.140393803599999" table:style-name="ce4">
            <text:p>32,1403938</text:p>
          </table:table-cell>
          <table:table-cell office:value-type="float" office:value="1176" table:style-name="ce4">
            <text:p>1176</text:p>
          </table:table-cell>
          <table:table-cell office:value-type="float" office:value="1081.2502253693933" table:style-name="ce4">
            <text:p>1081,250225</text:p>
          </table:table-cell>
          <table:table-cell office:value-type="float" office:value="42" table:style-name="ce3">
            <text:p>42</text:p>
          </table:table-cell>
          <table:table-cell table:number-columns-repeated="16375"/>
        </table:table-row>
        <table:table-row table:style-name="ro1">
          <table:table-cell office:value-type="float" office:value="643" table:style-name="ce3">
            <text:p>643</text:p>
          </table:table-cell>
          <table:table-cell office:value-type="string" table:style-name="ce4">
            <text:p>UG201600000654</text:p>
          </table:table-cell>
          <table:table-cell office:value-type="float" office:value="654" table:style-name="ce4">
            <text:p>654</text:p>
          </table:table-cell>
          <table:table-cell office:value-type="string" table:style-name="ce4">
            <text:p>R</text:p>
          </table:table-cell>
          <table:table-cell office:value-type="float" office:value="-0.25943565477899999" table:style-name="ce4">
            <text:p>-0,259435655</text:p>
          </table:table-cell>
          <table:table-cell office:value-type="float" office:value="32.114079015000002" table:style-name="ce4">
            <text:p>32,11407902</text:p>
          </table:table-cell>
          <table:table-cell office:value-type="float" office:value="1165" table:style-name="ce4">
            <text:p>1165</text:p>
          </table:table-cell>
          <table:table-cell office:value-type="float" office:value="3409.5845130999846" table:style-name="ce4">
            <text:p>3409,584513</text:p>
          </table:table-cell>
          <table:table-cell office:value-type="float" office:value="103" table:style-name="ce3">
            <text:p>103</text:p>
          </table:table-cell>
          <table:table-cell table:number-columns-repeated="16375"/>
        </table:table-row>
        <table:table-row table:style-name="ro1">
          <table:table-cell office:value-type="float" office:value="644" table:style-name="ce3">
            <text:p>644</text:p>
          </table:table-cell>
          <table:table-cell office:value-type="string" table:style-name="ce4">
            <text:p>UG201600000656</text:p>
          </table:table-cell>
          <table:table-cell office:value-type="float" office:value="656" table:style-name="ce4">
            <text:p>656</text:p>
          </table:table-cell>
          <table:table-cell office:value-type="string" table:style-name="ce4">
            <text:p>R</text:p>
          </table:table-cell>
          <table:table-cell office:value-type="float" office:value="-0.24926198302800001" table:style-name="ce4">
            <text:p>-0,249261983</text:p>
          </table:table-cell>
          <table:table-cell office:value-type="float" office:value="32.377573976299999" table:style-name="ce4">
            <text:p>32,37757398</text:p>
          </table:table-cell>
          <table:table-cell office:value-type="float" office:value="1139" table:style-name="ce4">
            <text:p>1139</text:p>
          </table:table-cell>
          <table:table-cell office:value-type="float" office:value="3704.4954060570626" table:style-name="ce4">
            <text:p>3704,495406</text:p>
          </table:table-cell>
          <table:table-cell office:value-type="float" office:value="124" table:style-name="ce3">
            <text:p>124</text:p>
          </table:table-cell>
          <table:table-cell table:number-columns-repeated="16375"/>
        </table:table-row>
        <table:table-row table:style-name="ro1">
          <table:table-cell office:value-type="float" office:value="645" table:style-name="ce3">
            <text:p>645</text:p>
          </table:table-cell>
          <table:table-cell office:value-type="string" table:style-name="ce4">
            <text:p>UG201600000658</text:p>
          </table:table-cell>
          <table:table-cell office:value-type="float" office:value="658" table:style-name="ce4">
            <text:p>658</text:p>
          </table:table-cell>
          <table:table-cell office:value-type="string" table:style-name="ce4">
            <text:p>R</text:p>
          </table:table-cell>
          <table:table-cell office:value-type="float" office:value="-0.91075225347199995" table:style-name="ce4">
            <text:p>-0,910752253</text:p>
          </table:table-cell>
          <table:table-cell office:value-type="float" office:value="31.723066139899998" table:style-name="ce4">
            <text:p>31,72306614</text:p>
          </table:table-cell>
          <table:table-cell office:value-type="float" office:value="1142" table:style-name="ce4">
            <text:p>1142</text:p>
          </table:table-cell>
          <table:table-cell office:value-type="float" office:value="4514.1507133263203" table:style-name="ce4">
            <text:p>4514,150713</text:p>
          </table:table-cell>
          <table:table-cell office:value-type="float" office:value="116" table:style-name="ce3">
            <text:p>116</text:p>
          </table:table-cell>
          <table:table-cell table:number-columns-repeated="16375"/>
        </table:table-row>
        <table:table-row table:style-name="ro1">
          <table:table-cell office:value-type="float" office:value="646" table:style-name="ce3">
            <text:p>646</text:p>
          </table:table-cell>
          <table:table-cell office:value-type="string" table:style-name="ce4">
            <text:p>UG201600000659</text:p>
          </table:table-cell>
          <table:table-cell office:value-type="float" office:value="659" table:style-name="ce4">
            <text:p>659</text:p>
          </table:table-cell>
          <table:table-cell office:value-type="string" table:style-name="ce4">
            <text:p>R</text:p>
          </table:table-cell>
          <table:table-cell office:value-type="float" office:value="-0.66009098268199995" table:style-name="ce4">
            <text:p>-0,660090983</text:p>
          </table:table-cell>
          <table:table-cell office:value-type="float" office:value="31.425186800599999" table:style-name="ce4">
            <text:p>31,4251868</text:p>
          </table:table-cell>
          <table:table-cell office:value-type="float" office:value="1286" table:style-name="ce4">
            <text:p>1286</text:p>
          </table:table-cell>
          <table:table-cell office:value-type="float" office:value="2642.0482588523014" table:style-name="ce4">
            <text:p>2642,048259</text:p>
          </table:table-cell>
          <table:table-cell office:value-type="float" office:value="88" table:style-name="ce3">
            <text:p>88</text:p>
          </table:table-cell>
          <table:table-cell table:number-columns-repeated="16375"/>
        </table:table-row>
        <table:table-row table:style-name="ro1">
          <table:table-cell office:value-type="float" office:value="647" table:style-name="ce3">
            <text:p>647</text:p>
          </table:table-cell>
          <table:table-cell office:value-type="string" table:style-name="ce4">
            <text:p>UG201600000661</text:p>
          </table:table-cell>
          <table:table-cell office:value-type="float" office:value="661" table:style-name="ce4">
            <text:p>661</text:p>
          </table:table-cell>
          <table:table-cell office:value-type="string" table:style-name="ce4">
            <text:p>U</text:p>
          </table:table-cell>
          <table:table-cell office:value-type="float" office:value="-0.32729451344799998" table:style-name="ce4">
            <text:p>-0,327294513</text:p>
          </table:table-cell>
          <table:table-cell office:value-type="float" office:value="32.302774936799999" table:style-name="ce4">
            <text:p>32,30277494</text:p>
          </table:table-cell>
          <table:table-cell office:value-type="float" office:value="1271" table:style-name="ce4">
            <text:p>1271</text:p>
          </table:table-cell>
          <table:table-cell office:value-type="float" office:value="1271.737431529011" table:style-name="ce4">
            <text:p>1271,737432</text:p>
          </table:table-cell>
          <table:table-cell office:value-type="float" office:value="51" table:style-name="ce3">
            <text:p>51</text:p>
          </table:table-cell>
          <table:table-cell table:number-columns-repeated="16375"/>
        </table:table-row>
        <table:table-row table:style-name="ro1">
          <table:table-cell office:value-type="float" office:value="648" table:style-name="ce3">
            <text:p>648</text:p>
          </table:table-cell>
          <table:table-cell office:value-type="string" table:style-name="ce4">
            <text:p>UG201600000662</text:p>
          </table:table-cell>
          <table:table-cell office:value-type="float" office:value="662" table:style-name="ce4">
            <text:p>662</text:p>
          </table:table-cell>
          <table:table-cell office:value-type="string" table:style-name="ce4">
            <text:p>U</text:p>
          </table:table-cell>
          <table:table-cell office:value-type="float" office:value="-0.32027579979999998" table:style-name="ce4">
            <text:p>-0,3202758</text:p>
          </table:table-cell>
          <table:table-cell office:value-type="float" office:value="32.288172631999998" table:style-name="ce4">
            <text:p>32,28817263</text:p>
          </table:table-cell>
          <table:table-cell office:value-type="float" office:value="1229" table:style-name="ce4">
            <text:p>1229</text:p>
          </table:table-cell>
          <table:table-cell office:value-type="float" office:value="651.93982794643205" table:style-name="ce4">
            <text:p>651,9398279</text:p>
          </table:table-cell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1">
          <table:table-cell office:value-type="float" office:value="649" table:style-name="ce3">
            <text:p>649</text:p>
          </table:table-cell>
          <table:table-cell office:value-type="string" table:style-name="ce4">
            <text:p>UG201600000663</text:p>
          </table:table-cell>
          <table:table-cell office:value-type="float" office:value="663" table:style-name="ce4">
            <text:p>663</text:p>
          </table:table-cell>
          <table:table-cell office:value-type="string" table:style-name="ce4">
            <text:p>R</text:p>
          </table:table-cell>
          <table:table-cell office:value-type="float" office:value="-8.4381398677800007E-2" table:style-name="ce4">
            <text:p>-0,084381399</text:p>
          </table:table-cell>
          <table:table-cell office:value-type="float" office:value="32.733648948999999" table:style-name="ce4">
            <text:p>32,73364895</text:p>
          </table:table-cell>
          <table:table-cell office:value-type="float" office:value="1138" table:style-name="ce4">
            <text:p>1138</text:p>
          </table:table-cell>
          <table:table-cell office:value-type="float" office:value="4252.9134967503751" table:style-name="ce4">
            <text:p>4252,913497</text:p>
          </table:table-cell>
          <table:table-cell office:value-type="float" office:value="168" table:style-name="ce3">
            <text:p>168</text:p>
          </table:table-cell>
          <table:table-cell table:number-columns-repeated="16375"/>
        </table:table-row>
        <table:table-row table:style-name="ro1">
          <table:table-cell office:value-type="float" office:value="650" table:style-name="ce3">
            <text:p>650</text:p>
          </table:table-cell>
          <table:table-cell office:value-type="string" table:style-name="ce4">
            <text:p>UG201600000665</text:p>
          </table:table-cell>
          <table:table-cell office:value-type="float" office:value="665" table:style-name="ce4">
            <text:p>665</text:p>
          </table:table-cell>
          <table:table-cell office:value-type="string" table:style-name="ce4">
            <text:p>R</text:p>
          </table:table-cell>
          <table:table-cell office:value-type="float" office:value="2.22589417156E-2" table:style-name="ce4">
            <text:p>0,022258942</text:p>
          </table:table-cell>
          <table:table-cell office:value-type="float" office:value="32.7772076607" table:style-name="ce4">
            <text:p>32,77720766</text:p>
          </table:table-cell>
          <table:table-cell office:value-type="float" office:value="1176" table:style-name="ce4">
            <text:p>1176</text:p>
          </table:table-cell>
          <table:table-cell office:value-type="float" office:value="2623.0354256082296" table:style-name="ce4">
            <text:p>2623,035426</text:p>
          </table:table-cell>
          <table:table-cell office:value-type="float" office:value="102" table:style-name="ce3">
            <text:p>102</text:p>
          </table:table-cell>
          <table:table-cell table:number-columns-repeated="16375"/>
        </table:table-row>
        <table:table-row table:style-name="ro1">
          <table:table-cell office:value-type="float" office:value="651" table:style-name="ce3">
            <text:p>651</text:p>
          </table:table-cell>
          <table:table-cell office:value-type="string" table:style-name="ce4">
            <text:p>UG201600000666</text:p>
          </table:table-cell>
          <table:table-cell office:value-type="float" office:value="666" table:style-name="ce4">
            <text:p>666</text:p>
          </table:table-cell>
          <table:table-cell office:value-type="string" table:style-name="ce4">
            <text:p>R</text:p>
          </table:table-cell>
          <table:table-cell office:value-type="float" office:value="0.186204492099" table:style-name="ce4">
            <text:p>0,186204492</text:p>
          </table:table-cell>
          <table:table-cell office:value-type="float" office:value="32.755527248999996" table:style-name="ce4">
            <text:p>32,75552725</text:p>
          </table:table-cell>
          <table:table-cell office:value-type="float" office:value="1164" table:style-name="ce4">
            <text:p>1164</text:p>
          </table:table-cell>
          <table:table-cell office:value-type="float" office:value="7004.8155313257412" table:style-name="ce4">
            <text:p>7004,815531</text:p>
          </table:table-cell>
          <table:table-cell office:value-type="float" office:value="276" table:style-name="ce3">
            <text:p>276</text:p>
          </table:table-cell>
          <table:table-cell table:number-columns-repeated="16375"/>
        </table:table-row>
        <table:table-row table:style-name="ro1">
          <table:table-cell office:value-type="float" office:value="652" table:style-name="ce3">
            <text:p>652</text:p>
          </table:table-cell>
          <table:table-cell office:value-type="string" table:style-name="ce4">
            <text:p>UG201600000667</text:p>
          </table:table-cell>
          <table:table-cell office:value-type="float" office:value="667" table:style-name="ce4">
            <text:p>667</text:p>
          </table:table-cell>
          <table:table-cell office:value-type="string" table:style-name="ce4">
            <text:p>R</text:p>
          </table:table-cell>
          <table:table-cell office:value-type="float" office:value="4.8632615707600003E-2" table:style-name="ce4">
            <text:p>0,048632616</text:p>
          </table:table-cell>
          <table:table-cell office:value-type="float" office:value="33.276792587000003" table:style-name="ce4">
            <text:p>33,27679259</text:p>
          </table:table-cell>
          <table:table-cell office:value-type="float" office:value="1197" table:style-name="ce4">
            <text:p>1197</text:p>
          </table:table-cell>
          <table:table-cell office:value-type="float" office:value="1590.9868159758519" table:style-name="ce4">
            <text:p>1590,986816</text:p>
          </table:table-cell>
          <table:table-cell office:value-type="float" office:value="59" table:style-name="ce3">
            <text:p>59</text:p>
          </table:table-cell>
          <table:table-cell table:number-columns-repeated="16375"/>
        </table:table-row>
        <table:table-row table:style-name="ro1">
          <table:table-cell office:value-type="float" office:value="653" table:style-name="ce3">
            <text:p>653</text:p>
          </table:table-cell>
          <table:table-cell office:value-type="string" table:style-name="ce4">
            <text:p>UG201600000668</text:p>
          </table:table-cell>
          <table:table-cell office:value-type="float" office:value="668" table:style-name="ce4">
            <text:p>668</text:p>
          </table:table-cell>
          <table:table-cell office:value-type="string" table:style-name="ce4">
            <text:p>R</text:p>
          </table:table-cell>
          <table:table-cell office:value-type="float" office:value="0.24235599999999999" table:style-name="ce4">
            <text:p>0,242356</text:p>
          </table:table-cell>
          <table:table-cell office:value-type="float" office:value="33.254327000000004" table:style-name="ce4">
            <text:p>33,254327</text:p>
          </table:table-cell>
          <table:table-cell office:value-type="float" office:value="1187" table:style-name="ce4">
            <text:p>1187</text:p>
          </table:table-cell>
          <table:table-cell office:value-type="float" office:value="358.61478329012891" table:style-name="ce4">
            <text:p>358,6147833</text:p>
          </table:table-cell>
          <table:table-cell office:value-type="float" office:value="17" table:style-name="ce3">
            <text:p>17</text:p>
          </table:table-cell>
          <table:table-cell table:number-columns-repeated="16375"/>
        </table:table-row>
        <table:table-row table:style-name="ro1">
          <table:table-cell office:value-type="float" office:value="654" table:style-name="ce3">
            <text:p>654</text:p>
          </table:table-cell>
          <table:table-cell office:value-type="string" table:style-name="ce4">
            <text:p>UG201600000669</text:p>
          </table:table-cell>
          <table:table-cell office:value-type="float" office:value="669" table:style-name="ce4">
            <text:p>669</text:p>
          </table:table-cell>
          <table:table-cell office:value-type="string" table:style-name="ce4">
            <text:p>R</text:p>
          </table:table-cell>
          <table:table-cell office:value-type="float" office:value="0.30480586774399998" table:style-name="ce4">
            <text:p>0,304805868</text:p>
          </table:table-cell>
          <table:table-cell office:value-type="float" office:value="33.365579146400002" table:style-name="ce4">
            <text:p>33,36557915</text:p>
          </table:table-cell>
          <table:table-cell office:value-type="float" office:value="1139" table:style-name="ce4">
            <text:p>1139</text:p>
          </table:table-cell>
          <table:table-cell office:value-type="float" office:value="882.62476345772552" table:style-name="ce4">
            <text:p>882,6247635</text:p>
          </table:table-cell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string" table:style-name="ce4">
            <text:p>UG201600000674</text:p>
          </table:table-cell>
          <table:table-cell office:value-type="float" office:value="674" table:style-name="ce4">
            <text:p>674</text:p>
          </table:table-cell>
          <table:table-cell office:value-type="string" table:style-name="ce4">
            <text:p>R</text:p>
          </table:table-cell>
          <table:table-cell office:value-type="float" office:value="0.221584249155" table:style-name="ce4">
            <text:p>0,221584249</text:p>
          </table:table-cell>
          <table:table-cell office:value-type="float" office:value="33.3449229135" table:style-name="ce4">
            <text:p>33,34492291</text:p>
          </table:table-cell>
          <table:table-cell office:value-type="float" office:value="1158" table:style-name="ce4">
            <text:p>1158</text:p>
          </table:table-cell>
          <table:table-cell office:value-type="float" office:value="2883.8190989117097" table:style-name="ce4">
            <text:p>2883,819099</text:p>
          </table:table-cell>
          <table:table-cell office:value-type="float" office:value="111" table:style-name="ce3">
            <text:p>111</text:p>
          </table:table-cell>
          <table:table-cell table:number-columns-repeated="16375"/>
        </table:table-row>
        <table:table-row table:style-name="ro1">
          <table:table-cell office:value-type="float" office:value="656" table:style-name="ce3">
            <text:p>656</text:p>
          </table:table-cell>
          <table:table-cell office:value-type="string" table:style-name="ce4">
            <text:p>UG201600000675</text:p>
          </table:table-cell>
          <table:table-cell office:value-type="float" office:value="675" table:style-name="ce4">
            <text:p>675</text:p>
          </table:table-cell>
          <table:table-cell office:value-type="string" table:style-name="ce4">
            <text:p>U</text:p>
          </table:table-cell>
          <table:table-cell office:value-type="float" office:value="0.204962530782" table:style-name="ce4">
            <text:p>0,204962531</text:p>
          </table:table-cell>
          <table:table-cell office:value-type="float" office:value="33.268476096999997" table:style-name="ce4">
            <text:p>33,2684761</text:p>
          </table:table-cell>
          <table:table-cell office:value-type="float" office:value="1134" table:style-name="ce4">
            <text:p>1134</text:p>
          </table:table-cell>
          <table:table-cell office:value-type="float" office:value="3711.2486838730442" table:style-name="ce4">
            <text:p>3711,248684</text:p>
          </table:table-cell>
          <table:table-cell office:value-type="float" office:value="165" table:style-name="ce3">
            <text:p>165</text:p>
          </table:table-cell>
          <table:table-cell table:number-columns-repeated="16375"/>
        </table:table-row>
        <table:table-row table:style-name="ro1">
          <table:table-cell office:value-type="float" office:value="657" table:style-name="ce3">
            <text:p>657</text:p>
          </table:table-cell>
          <table:table-cell office:value-type="string" table:style-name="ce4">
            <text:p>UG201600000677</text:p>
          </table:table-cell>
          <table:table-cell office:value-type="float" office:value="677" table:style-name="ce4">
            <text:p>677</text:p>
          </table:table-cell>
          <table:table-cell office:value-type="string" table:style-name="ce4">
            <text:p>R</text:p>
          </table:table-cell>
          <table:table-cell office:value-type="float" office:value="0.201055885213" table:style-name="ce4">
            <text:p>0,201055885</text:p>
          </table:table-cell>
          <table:table-cell office:value-type="float" office:value="33.8118775461" table:style-name="ce4">
            <text:p>33,81187755</text:p>
          </table:table-cell>
          <table:table-cell office:value-type="float" office:value="1153" table:style-name="ce4">
            <text:p>1153</text:p>
          </table:table-cell>
          <table:table-cell office:value-type="float" office:value="1220.8923741489732" table:style-name="ce4">
            <text:p>1220,892374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1">
          <table:table-cell office:value-type="float" office:value="658" table:style-name="ce3">
            <text:p>658</text:p>
          </table:table-cell>
          <table:table-cell office:value-type="string" table:style-name="ce4">
            <text:p>UG201600000678</text:p>
          </table:table-cell>
          <table:table-cell office:value-type="float" office:value="678" table:style-name="ce4">
            <text:p>678</text:p>
          </table:table-cell>
          <table:table-cell office:value-type="string" table:style-name="ce4">
            <text:p>R</text:p>
          </table:table-cell>
          <table:table-cell office:value-type="float" office:value="-0.138174601796" table:style-name="ce4">
            <text:p>-0,138174602</text:p>
          </table:table-cell>
          <table:table-cell office:value-type="float" office:value="33.716538223100002" table:style-name="ce4">
            <text:p>33,71653822</text:p>
          </table:table-cell>
          <table:table-cell office:value-type="float" office:value="1151" table:style-name="ce4">
            <text:p>1151</text:p>
          </table:table-cell>
          <table:table-cell office:value-type="float" office:value="1045.575749237689" table:style-name="ce4">
            <text:p>1045,575749</text:p>
          </table:table-cell>
          <table:table-cell office:value-type="float" office:value="37" table:style-name="ce3">
            <text:p>37</text:p>
          </table:table-cell>
          <table:table-cell table:number-columns-repeated="16375"/>
        </table:table-row>
        <table:table-row table:style-name="ro1">
          <table:table-cell office:value-type="float" office:value="659" table:style-name="ce3">
            <text:p>659</text:p>
          </table:table-cell>
          <table:table-cell office:value-type="string" table:style-name="ce4">
            <text:p>UG201600000679</text:p>
          </table:table-cell>
          <table:table-cell office:value-type="float" office:value="679" table:style-name="ce4">
            <text:p>679</text:p>
          </table:table-cell>
          <table:table-cell office:value-type="string" table:style-name="ce4">
            <text:p>R</text:p>
          </table:table-cell>
          <table:table-cell office:value-type="float" office:value="-0.12739670925499999" table:style-name="ce4">
            <text:p>-0,127396709</text:p>
          </table:table-cell>
          <table:table-cell office:value-type="float" office:value="33.724808571799997" table:style-name="ce4">
            <text:p>33,72480857</text:p>
          </table:table-cell>
          <table:table-cell office:value-type="float" office:value="1145" table:style-name="ce4">
            <text:p>1145</text:p>
          </table:table-cell>
          <table:table-cell office:value-type="float" office:value="1054.7401954957825" table:style-name="ce4">
            <text:p>1054,740195</text:p>
          </table:table-cell>
          <table:table-cell office:value-type="float" office:value="39" table:style-name="ce3">
            <text:p>39</text:p>
          </table:table-cell>
          <table:table-cell table:number-columns-repeated="16375"/>
        </table:table-row>
        <table:table-row table:style-name="ro1">
          <table:table-cell office:value-type="float" office:value="660" table:style-name="ce3">
            <text:p>660</text:p>
          </table:table-cell>
          <table:table-cell office:value-type="string" table:style-name="ce4">
            <text:p>UG201600000680</text:p>
          </table:table-cell>
          <table:table-cell office:value-type="float" office:value="680" table:style-name="ce4">
            <text:p>680</text:p>
          </table:table-cell>
          <table:table-cell office:value-type="string" table:style-name="ce4">
            <text:p>R</text:p>
          </table:table-cell>
          <table:table-cell office:value-type="float" office:value="9.0340610970200005E-2" table:style-name="ce4">
            <text:p>0,090340611</text:p>
          </table:table-cell>
          <table:table-cell office:value-type="float" office:value="33.833437734900002" table:style-name="ce4">
            <text:p>33,83343773</text:p>
          </table:table-cell>
          <table:table-cell office:value-type="float" office:value="1175" table:style-name="ce4">
            <text:p>1175</text:p>
          </table:table-cell>
          <table:table-cell office:value-type="float" office:value="1233.064169233259" table:style-name="ce4">
            <text:p>1233,064169</text:p>
          </table:table-cell>
          <table:table-cell office:value-type="float" office:value="49" table:style-name="ce3">
            <text:p>49</text:p>
          </table:table-cell>
          <table:table-cell table:number-columns-repeated="16375"/>
        </table:table-row>
        <table:table-row table:style-name="ro1">
          <table:table-cell office:value-type="float" office:value="661" table:style-name="ce3">
            <text:p>661</text:p>
          </table:table-cell>
          <table:table-cell office:value-type="string" table:style-name="ce4">
            <text:p>UG201600000681</text:p>
          </table:table-cell>
          <table:table-cell office:value-type="float" office:value="681" table:style-name="ce4">
            <text:p>681</text:p>
          </table:table-cell>
          <table:table-cell office:value-type="string" table:style-name="ce4">
            <text:p>R</text:p>
          </table:table-cell>
          <table:table-cell office:value-type="float" office:value="0.49358855533500001" table:style-name="ce4">
            <text:p>0,493588555</text:p>
          </table:table-cell>
          <table:table-cell office:value-type="float" office:value="33.403238458200001" table:style-name="ce4">
            <text:p>33,40323846</text:p>
          </table:table-cell>
          <table:table-cell office:value-type="float" office:value="1144" table:style-name="ce4">
            <text:p>1144</text:p>
          </table:table-cell>
          <table:table-cell office:value-type="float" office:value="1200.450868540504" table:style-name="ce4">
            <text:p>1200,450869</text:p>
          </table:table-cell>
          <table:table-cell office:value-type="float" office:value="47" table:style-name="ce3">
            <text:p>47</text:p>
          </table:table-cell>
          <table:table-cell table:number-columns-repeated="16375"/>
        </table:table-row>
        <table:table-row table:style-name="ro1">
          <table:table-cell office:value-type="float" office:value="662" table:style-name="ce3">
            <text:p>662</text:p>
          </table:table-cell>
          <table:table-cell office:value-type="string" table:style-name="ce4">
            <text:p>UG201600000682</text:p>
          </table:table-cell>
          <table:table-cell office:value-type="float" office:value="682" table:style-name="ce4">
            <text:p>682</text:p>
          </table:table-cell>
          <table:table-cell office:value-type="string" table:style-name="ce4">
            <text:p>R</text:p>
          </table:table-cell>
          <table:table-cell office:value-type="float" office:value="0.322631775615" table:style-name="ce4">
            <text:p>0,322631776</text:p>
          </table:table-cell>
          <table:table-cell office:value-type="float" office:value="33.673301125599998" table:style-name="ce4">
            <text:p>33,67330113</text:p>
          </table:table-cell>
          <table:table-cell office:value-type="float" office:value="1151" table:style-name="ce4">
            <text:p>1151</text:p>
          </table:table-cell>
          <table:table-cell office:value-type="float" office:value="4354.6092356979834" table:style-name="ce4">
            <text:p>4354,609236</text:p>
          </table:table-cell>
          <table:table-cell office:value-type="float" office:value="167" table:style-name="ce3">
            <text:p>167</text:p>
          </table:table-cell>
          <table:table-cell table:number-columns-repeated="16375"/>
        </table:table-row>
        <table:table-row table:style-name="ro1">
          <table:table-cell office:value-type="float" office:value="663" table:style-name="ce3">
            <text:p>663</text:p>
          </table:table-cell>
          <table:table-cell office:value-type="string" table:style-name="ce4">
            <text:p>UG201600000683</text:p>
          </table:table-cell>
          <table:table-cell office:value-type="float" office:value="683" table:style-name="ce4">
            <text:p>683</text:p>
          </table:table-cell>
          <table:table-cell office:value-type="string" table:style-name="ce4">
            <text:p>R</text:p>
          </table:table-cell>
          <table:table-cell office:value-type="float" office:value="0.411448475624" table:style-name="ce4">
            <text:p>0,411448476</text:p>
          </table:table-cell>
          <table:table-cell office:value-type="float" office:value="33.352489631300003" table:style-name="ce4">
            <text:p>33,35248963</text:p>
          </table:table-cell>
          <table:table-cell office:value-type="float" office:value="1144" table:style-name="ce4">
            <text:p>1144</text:p>
          </table:table-cell>
          <table:table-cell office:value-type="float" office:value="4119.1203104655115" table:style-name="ce4">
            <text:p>4119,12031</text:p>
          </table:table-cell>
          <table:table-cell office:value-type="float" office:value="159" table:style-name="ce3">
            <text:p>159</text:p>
          </table:table-cell>
          <table:table-cell table:number-columns-repeated="16375"/>
        </table:table-row>
        <table:table-row table:style-name="ro1">
          <table:table-cell office:value-type="float" office:value="664" table:style-name="ce3">
            <text:p>664</text:p>
          </table:table-cell>
          <table:table-cell office:value-type="string" table:style-name="ce4">
            <text:p>UG201600000684</text:p>
          </table:table-cell>
          <table:table-cell office:value-type="float" office:value="684" table:style-name="ce4">
            <text:p>684</text:p>
          </table:table-cell>
          <table:table-cell office:value-type="string" table:style-name="ce4">
            <text:p>R</text:p>
          </table:table-cell>
          <table:table-cell office:value-type="float" office:value="0.48099658818199997" table:style-name="ce4">
            <text:p>0,480996588</text:p>
          </table:table-cell>
          <table:table-cell office:value-type="float" office:value="33.416133937600002" table:style-name="ce4">
            <text:p>33,41613394</text:p>
          </table:table-cell>
          <table:table-cell office:value-type="float" office:value="1169" table:style-name="ce4">
            <text:p>1169</text:p>
          </table:table-cell>
          <table:table-cell office:value-type="float" office:value="1824.6706113026971" table:style-name="ce4">
            <text:p>1824,670611</text:p>
          </table:table-cell>
          <table:table-cell office:value-type="float" office:value="66" table:style-name="ce3">
            <text:p>66</text:p>
          </table:table-cell>
          <table:table-cell table:number-columns-repeated="16375"/>
        </table:table-row>
        <table:table-row table:style-name="ro1">
          <table:table-cell office:value-type="float" office:value="665" table:style-name="ce3">
            <text:p>665</text:p>
          </table:table-cell>
          <table:table-cell office:value-type="string" table:style-name="ce4">
            <text:p>UG201600000685</text:p>
          </table:table-cell>
          <table:table-cell office:value-type="float" office:value="685" table:style-name="ce4">
            <text:p>685</text:p>
          </table:table-cell>
          <table:table-cell office:value-type="string" table:style-name="ce4">
            <text:p>R</text:p>
          </table:table-cell>
          <table:table-cell office:value-type="float" office:value="0.29877919725300001" table:style-name="ce4">
            <text:p>0,298779197</text:p>
          </table:table-cell>
          <table:table-cell office:value-type="float" office:value="33.501661125799998" table:style-name="ce4">
            <text:p>33,50166113</text:p>
          </table:table-cell>
          <table:table-cell office:value-type="float" office:value="1156" table:style-name="ce4">
            <text:p>1156</text:p>
          </table:table-cell>
          <table:table-cell office:value-type="float" office:value="3490.0951710861391" table:style-name="ce4">
            <text:p>3490,095171</text:p>
          </table:table-cell>
          <table:table-cell office:value-type="float" office:value="90" table:style-name="ce3">
            <text:p>90</text:p>
          </table:table-cell>
          <table:table-cell table:number-columns-repeated="16375"/>
        </table:table-row>
        <table:table-row table:style-name="ro1">
          <table:table-cell office:value-type="float" office:value="666" table:style-name="ce3">
            <text:p>666</text:p>
          </table:table-cell>
          <table:table-cell office:value-type="string" table:style-name="ce4">
            <text:p>UG201600000686</text:p>
          </table:table-cell>
          <table:table-cell office:value-type="float" office:value="686" table:style-name="ce4">
            <text:p>686</text:p>
          </table:table-cell>
          <table:table-cell office:value-type="string" table:style-name="ce4">
            <text:p>R</text:p>
          </table:table-cell>
          <table:table-cell office:value-type="float" office:value="0.32947906399999999" table:style-name="ce4">
            <text:p>0,329479064</text:p>
          </table:table-cell>
          <table:table-cell office:value-type="float" office:value="33.477086839400002" table:style-name="ce4">
            <text:p>33,47708684</text:p>
          </table:table-cell>
          <table:table-cell office:value-type="float" office:value="1156" table:style-name="ce4">
            <text:p>1156</text:p>
          </table:table-cell>
          <table:table-cell office:value-type="float" office:value="4025.5041608835377" table:style-name="ce4">
            <text:p>4025,504161</text:p>
          </table:table-cell>
          <table:table-cell office:value-type="float" office:value="152" table:style-name="ce3">
            <text:p>152</text:p>
          </table:table-cell>
          <table:table-cell table:number-columns-repeated="16375"/>
        </table:table-row>
        <table:table-row table:style-name="ro1">
          <table:table-cell office:value-type="float" office:value="667" table:style-name="ce3">
            <text:p>667</text:p>
          </table:table-cell>
          <table:table-cell office:value-type="string" table:style-name="ce4">
            <text:p>UG201600000687</text:p>
          </table:table-cell>
          <table:table-cell office:value-type="float" office:value="687" table:style-name="ce4">
            <text:p>687</text:p>
          </table:table-cell>
          <table:table-cell office:value-type="string" table:style-name="ce4">
            <text:p>R</text:p>
          </table:table-cell>
          <table:table-cell office:value-type="float" office:value="0.23579547695200001" table:style-name="ce4">
            <text:p>0,235795477</text:p>
          </table:table-cell>
          <table:table-cell office:value-type="float" office:value="33.457909804300002" table:style-name="ce4">
            <text:p>33,4579098</text:p>
          </table:table-cell>
          <table:table-cell office:value-type="float" office:value="1161" table:style-name="ce4">
            <text:p>1161</text:p>
          </table:table-cell>
          <table:table-cell office:value-type="float" office:value="1862.0063720675673" table:style-name="ce4">
            <text:p>1862,006372</text:p>
          </table:table-cell>
          <table:table-cell office:value-type="float" office:value="60" table:style-name="ce3">
            <text:p>60</text:p>
          </table:table-cell>
          <table:table-cell table:number-columns-repeated="16375"/>
        </table:table-row>
        <table:table-row table:style-name="ro1">
          <table:table-cell office:value-type="float" office:value="668" table:style-name="ce3">
            <text:p>668</text:p>
          </table:table-cell>
          <table:table-cell office:value-type="string" table:style-name="ce4">
            <text:p>UG201600000688</text:p>
          </table:table-cell>
          <table:table-cell office:value-type="float" office:value="688" table:style-name="ce4">
            <text:p>688</text:p>
          </table:table-cell>
          <table:table-cell office:value-type="string" table:style-name="ce4">
            <text:p>R</text:p>
          </table:table-cell>
          <table:table-cell office:value-type="float" office:value="0.25033292003500002" table:style-name="ce4">
            <text:p>0,25033292</text:p>
          </table:table-cell>
          <table:table-cell office:value-type="float" office:value="33.533519660000003" table:style-name="ce4">
            <text:p>33,53351966</text:p>
          </table:table-cell>
          <table:table-cell office:value-type="float" office:value="1150" table:style-name="ce4">
            <text:p>1150</text:p>
          </table:table-cell>
          <table:table-cell office:value-type="float" office:value="1884.2300237240997" table:style-name="ce4">
            <text:p>1884,230024</text:p>
          </table:table-cell>
          <table:table-cell office:value-type="float" office:value="64" table:style-name="ce3">
            <text:p>64</text:p>
          </table:table-cell>
          <table:table-cell table:number-columns-repeated="16375"/>
        </table:table-row>
        <table:table-row table:style-name="ro1">
          <table:table-cell office:value-type="float" office:value="669" table:style-name="ce3">
            <text:p>669</text:p>
          </table:table-cell>
          <table:table-cell office:value-type="string" table:style-name="ce4">
            <text:p>UG201600000689</text:p>
          </table:table-cell>
          <table:table-cell office:value-type="float" office:value="689" table:style-name="ce4">
            <text:p>689</text:p>
          </table:table-cell>
          <table:table-cell office:value-type="string" table:style-name="ce4">
            <text:p>R</text:p>
          </table:table-cell>
          <table:table-cell office:value-type="float" office:value="0.21337795039499999" table:style-name="ce4">
            <text:p>0,21337795</text:p>
          </table:table-cell>
          <table:table-cell office:value-type="float" office:value="33.558030590100003" table:style-name="ce4">
            <text:p>33,55803059</text:p>
          </table:table-cell>
          <table:table-cell office:value-type="float" office:value="1176" table:style-name="ce4">
            <text:p>1176</text:p>
          </table:table-cell>
          <table:table-cell office:value-type="float" office:value="2017.8965048849277" table:style-name="ce4">
            <text:p>2017,896505</text:p>
          </table:table-cell>
          <table:table-cell office:value-type="float" office:value="43" table:style-name="ce3">
            <text:p>43</text:p>
          </table:table-cell>
          <table:table-cell table:number-columns-repeated="16375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string" table:style-name="ce4">
            <text:p>UG201600000690</text:p>
          </table:table-cell>
          <table:table-cell office:value-type="float" office:value="690" table:style-name="ce4">
            <text:p>690</text:p>
          </table:table-cell>
          <table:table-cell office:value-type="string" table:style-name="ce4">
            <text:p>R</text:p>
          </table:table-cell>
          <table:table-cell office:value-type="float" office:value="0.235902527359" table:style-name="ce4">
            <text:p>0,235902527</text:p>
          </table:table-cell>
          <table:table-cell office:value-type="float" office:value="33.591455141099999" table:style-name="ce4">
            <text:p>33,59145514</text:p>
          </table:table-cell>
          <table:table-cell office:value-type="float" office:value="1212" table:style-name="ce4">
            <text:p>1212</text:p>
          </table:table-cell>
          <table:table-cell office:value-type="float" office:value="1783.6849598377255" table:style-name="ce4">
            <text:p>1783,68496</text:p>
          </table:table-cell>
          <table:table-cell office:value-type="float" office:value="69" table:style-name="ce3">
            <text:p>69</text:p>
          </table:table-cell>
          <table:table-cell table:number-columns-repeated="16375"/>
        </table:table-row>
        <table:table-row table:style-name="ro1">
          <table:table-cell office:value-type="float" office:value="671" table:style-name="ce3">
            <text:p>671</text:p>
          </table:table-cell>
          <table:table-cell office:value-type="string" table:style-name="ce4">
            <text:p>UG201600000691</text:p>
          </table:table-cell>
          <table:table-cell office:value-type="float" office:value="691" table:style-name="ce4">
            <text:p>691</text:p>
          </table:table-cell>
          <table:table-cell office:value-type="string" table:style-name="ce4">
            <text:p>R</text:p>
          </table:table-cell>
          <table:table-cell office:value-type="float" office:value="0.20476904900199999" table:style-name="ce4">
            <text:p>0,204769049</text:p>
          </table:table-cell>
          <table:table-cell office:value-type="float" office:value="33.569889060500003" table:style-name="ce4">
            <text:p>33,56988906</text:p>
          </table:table-cell>
          <table:table-cell office:value-type="float" office:value="1150" table:style-name="ce4">
            <text:p>1150</text:p>
          </table:table-cell>
          <table:table-cell office:value-type="float" office:value="1960.8737943010285" table:style-name="ce4">
            <text:p>1960,873794</text:p>
          </table:table-cell>
          <table:table-cell office:value-type="float" office:value="70" table:style-name="ce3">
            <text:p>70</text:p>
          </table:table-cell>
          <table:table-cell table:number-columns-repeated="16375"/>
        </table:table-row>
        <table:table-row table:style-name="ro1">
          <table:table-cell office:value-type="float" office:value="672" table:style-name="ce3">
            <text:p>672</text:p>
          </table:table-cell>
          <table:table-cell office:value-type="string" table:style-name="ce4">
            <text:p>UG201600000692</text:p>
          </table:table-cell>
          <table:table-cell office:value-type="float" office:value="692" table:style-name="ce4">
            <text:p>692</text:p>
          </table:table-cell>
          <table:table-cell office:value-type="string" table:style-name="ce4">
            <text:p>R</text:p>
          </table:table-cell>
          <table:table-cell office:value-type="float" office:value="0.17702354845599999" table:style-name="ce4">
            <text:p>0,177023548</text:p>
          </table:table-cell>
          <table:table-cell office:value-type="float" office:value="33.5494320866" table:style-name="ce4">
            <text:p>33,54943209</text:p>
          </table:table-cell>
          <table:table-cell office:value-type="float" office:value="1151" table:style-name="ce4">
            <text:p>1151</text:p>
          </table:table-cell>
          <table:table-cell office:value-type="float" office:value="2148.2333164130059" table:style-name="ce4">
            <text:p>2148,233316</text:p>
          </table:table-cell>
          <table:table-cell office:value-type="float" office:value="83" table:style-name="ce3">
            <text:p>83</text:p>
          </table:table-cell>
          <table:table-cell table:number-columns-repeated="16375"/>
        </table:table-row>
        <table:table-row table:style-name="ro1">
          <table:table-cell office:value-type="float" office:value="673" table:style-name="ce3">
            <text:p>673</text:p>
          </table:table-cell>
          <table:table-cell office:value-type="string" table:style-name="ce4">
            <text:p>UG201600000693</text:p>
          </table:table-cell>
          <table:table-cell office:value-type="float" office:value="693" table:style-name="ce4">
            <text:p>693</text:p>
          </table:table-cell>
          <table:table-cell office:value-type="string" table:style-name="ce4">
            <text:p>R</text:p>
          </table:table-cell>
          <table:table-cell office:value-type="float" office:value="0.24254730490199999" table:style-name="ce4">
            <text:p>0,242547305</text:p>
          </table:table-cell>
          <table:table-cell office:value-type="float" office:value="33.510958216200002" table:style-name="ce4">
            <text:p>33,51095822</text:p>
          </table:table-cell>
          <table:table-cell office:value-type="float" office:value="1174" table:style-name="ce4">
            <text:p>1174</text:p>
          </table:table-cell>
          <table:table-cell office:value-type="float" office:value="1049.2950906784092" table:style-name="ce4">
            <text:p>1049,295091</text:p>
          </table:table-cell>
          <table:table-cell office:value-type="float" office:value="34" table:style-name="ce3">
            <text:p>34</text:p>
          </table:table-cell>
          <table:table-cell table:number-columns-repeated="16375"/>
        </table:table-row>
        <table:table-row table:style-name="ro1">
          <table:table-cell office:value-type="float" office:value="674" table:style-name="ce3">
            <text:p>674</text:p>
          </table:table-cell>
          <table:table-cell office:value-type="string" table:style-name="ce4">
            <text:p>UG201600000694</text:p>
          </table:table-cell>
          <table:table-cell office:value-type="float" office:value="694" table:style-name="ce4">
            <text:p>694</text:p>
          </table:table-cell>
          <table:table-cell office:value-type="string" table:style-name="ce4">
            <text:p>R</text:p>
          </table:table-cell>
          <table:table-cell office:value-type="float" office:value="0.223461182546" table:style-name="ce4">
            <text:p>0,223461183</text:p>
          </table:table-cell>
          <table:table-cell office:value-type="float" office:value="33.494762965500001" table:style-name="ce4">
            <text:p>33,49476297</text:p>
          </table:table-cell>
          <table:table-cell office:value-type="float" office:value="1167" table:style-name="ce4">
            <text:p>1167</text:p>
          </table:table-cell>
          <table:table-cell office:value-type="float" office:value="2717.5382557477728" table:style-name="ce4">
            <text:p>2717,538256</text:p>
          </table:table-cell>
          <table:table-cell office:value-type="float" office:value="107" table:style-name="ce3">
            <text:p>107</text:p>
          </table:table-cell>
          <table:table-cell table:number-columns-repeated="16375"/>
        </table:table-row>
        <table:table-row table:style-name="ro1">
          <table:table-cell office:value-type="float" office:value="675" table:style-name="ce3">
            <text:p>675</text:p>
          </table:table-cell>
          <table:table-cell office:value-type="string" table:style-name="ce4">
            <text:p>UG201600000695</text:p>
          </table:table-cell>
          <table:table-cell office:value-type="float" office:value="695" table:style-name="ce4">
            <text:p>695</text:p>
          </table:table-cell>
          <table:table-cell office:value-type="string" table:style-name="ce4">
            <text:p>R</text:p>
          </table:table-cell>
          <table:table-cell office:value-type="float" office:value="0.26696337509899998" table:style-name="ce4">
            <text:p>0,266963375</text:p>
          </table:table-cell>
          <table:table-cell office:value-type="float" office:value="33.437439943000001" table:style-name="ce4">
            <text:p>33,43743994</text:p>
          </table:table-cell>
          <table:table-cell office:value-type="float" office:value="1134" table:style-name="ce4">
            <text:p>1134</text:p>
          </table:table-cell>
          <table:table-cell office:value-type="float" office:value="1590.5990186093561" table:style-name="ce4">
            <text:p>1590,599019</text:p>
          </table:table-cell>
          <table:table-cell office:value-type="float" office:value="72" table:style-name="ce3">
            <text:p>72</text:p>
          </table:table-cell>
          <table:table-cell table:number-columns-repeated="16375"/>
        </table:table-row>
        <table:table-row table:style-name="ro1">
          <table:table-cell office:value-type="float" office:value="676" table:style-name="ce3">
            <text:p>676</text:p>
          </table:table-cell>
          <table:table-cell office:value-type="string" table:style-name="ce4">
            <text:p>UG201600000696</text:p>
          </table:table-cell>
          <table:table-cell office:value-type="float" office:value="696" table:style-name="ce4">
            <text:p>696</text:p>
          </table:table-cell>
          <table:table-cell office:value-type="string" table:style-name="ce4">
            <text:p>R</text:p>
          </table:table-cell>
          <table:table-cell office:value-type="float" office:value="0.451593590509" table:style-name="ce4">
            <text:p>0,451593591</text:p>
          </table:table-cell>
          <table:table-cell office:value-type="float" office:value="33.2950999547" table:style-name="ce4">
            <text:p>33,29509995</text:p>
          </table:table-cell>
          <table:table-cell office:value-type="float" office:value="1170" table:style-name="ce4">
            <text:p>1170</text:p>
          </table:table-cell>
          <table:table-cell office:value-type="float" office:value="56.304267032310037" table:style-name="ce4">
            <text:p>56,30426703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677" table:style-name="ce3">
            <text:p>677</text:p>
          </table:table-cell>
          <table:table-cell office:value-type="string" table:style-name="ce4">
            <text:p>UG201600000697</text:p>
          </table:table-cell>
          <table:table-cell office:value-type="float" office:value="697" table:style-name="ce4">
            <text:p>697</text:p>
          </table:table-cell>
          <table:table-cell office:value-type="string" table:style-name="ce4">
            <text:p>R</text:p>
          </table:table-cell>
          <table:table-cell office:value-type="float" office:value="0.15068056900999999" table:style-name="ce4">
            <text:p>0,150680569</text:p>
          </table:table-cell>
          <table:table-cell office:value-type="float" office:value="33.566304172400002" table:style-name="ce4">
            <text:p>33,56630417</text:p>
          </table:table-cell>
          <table:table-cell office:value-type="float" office:value="1145" table:style-name="ce4">
            <text:p>1145</text:p>
          </table:table-cell>
          <table:table-cell office:value-type="float" office:value="2930.1414428505286" table:style-name="ce4">
            <text:p>2930,141443</text:p>
          </table:table-cell>
          <table:table-cell office:value-type="float" office:value="108" table:style-name="ce3">
            <text:p>108</text:p>
          </table:table-cell>
          <table:table-cell table:number-columns-repeated="16375"/>
        </table:table-row>
        <table:table-row table:number-rows-repeated="10478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in" fo:margin-bottom="0.1in" fo:margin-left="0.3in" fo:margin-right="0.3in" style:print-orientation="portrait" style:print-page-order="ltr" style:first-page-number="1" style:scale-to="100%" style:table-centering="horizontal" style:print="objects charts drawings"/>
      <style:header-style>
        <style:header-footer-properties fo:min-height="0.51in" fo:margin-left="0in" fo:margin-right="0in" fo:margin-bottom="0in"/>
      </style:header-style>
      <style:footer-style>
        <style:header-footer-properties fo:min-height="0.2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page-number>1</text:page-number></text:p>
      </style:header>
      <style:header-left style:display="false"/>
      <style:header-first/>
      <style:footer>
        <text:p><text:file-name text:display="name-and-extension">???</text:file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Rik Lubbers</meta:initial-creator>
    <dc:creator>Rik Lubbers</dc:creator>
    <meta:creation-date>2023-11-15T11:10:46Z</meta:creation-date>
    <dc:date>2023-11-15T11:10:46Z</dc:date>
  </office:meta>
</office:document-meta>
</file>